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22.8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ntities Report (2025-01-22-14-21-39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ck Name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Expiration Date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1d0481b8081080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Jan 31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doooqRhRS4oxQA2ilooASilooASilxRQAlFLRQAlFLijFABRRS0CEopaKBiUUtFAhKKWigBKWiigAoopaAEopaKAEopaKYCUUtFACUUtFACUtFFABRS0UAJRS0UAJS0YpaAExRiloxQAmKMU6jFIBMUYpcUuKAG4pcUtGKAExRinYpMigBMUuKUc0uKAG4oxQWAoDZNAC4oxTgKG4HAoATFGKaNxPQ1IoPemMTFJUhFRmNj3pAKKXFCoR3zT8UxEZ4oBFOaMGkWICgYoFB4p+KTaDQBEHBNSLyKUIo7CnAUANPAqMs2eFqekoAaoPenYpRS0ARlWPSlRD3NPpc0AAFIUBpc0ZpAAjApsygpg9KfmkPIpgQBQowBgU0ipWqM0ARsoqJl9DUxqM0gIWU+maheNe6/jVo00igCg1pE/UdagfTVOSDitNlB7UwoPzoAxpNOkRvl/Sots8bgc1uGMY4yPxqoV3zjnnNBhif4M/R/kalLSUhNBuPzRTFOTinbDQAUUbTSbTQAtJRtNG00AGaMijaaTYaAFzRmjYaTYaYC5ozSbDRsNAC5ozSbDRtNAhc0ZpNppNpoGPzRmm4NGDQIdmjNNwaMGgB2aM03BowaAHZozTeaOaAHUuabScigB+aM1GXpVOaAH5ozSYNRsWB6GgCXNFMXcT0qQL60AJmjNK0ZI4pBGR3oAWjNPC0FAaAI9wpV5o8gepp6oF6UAJimFwKlxSbF7igBisG6U8DilCgU4UARtx0poLE9DU2KKAGgcUrKccU7NGaAIQj1IqkdadmjNACYzTTFnvT80ZoAasYWn4pM0ZoACgPalCgdBRmjNIBaKTNGaAFpRTcijNMB1FNyKMikA4GjNN3D1o3j1pgOzRmmeYvrSeavrQBLRUJnQd6Q3UY/iFAE+aKqNfwr1dfzph1S3H/LRfzpXGX6KzTq9uP4xTDrUPYk/gaLgatGaxzrcY6Bj+FMOuDsjUXCxuZozXPnXG7Rn8TTTrcmOIx+dFwsdFuHrRuHrXMtrNwegWmnVro91H4UXCx0+8etBkXHWuUOo3J/5a4+gpjX1weszUrjsdSZAWpCawNNuXe52vIzZHc1udqYhDTTSmmmgBDTTSmkoAQ02lppoAinfauO5qG2G4mT16Uy4YyShF6nr7CrKKFUAdKDDE/wAGfo/yLVMY4FSEcVVuZNimg3ESbazN2FRf2zH6N+VNJxaufasjmk2OxtDWIe+fyp39rw+p/KsLn0o5ouFjd/taD1P5Gk/taH1P5ViUnPpRcDc/teH1P5Un9sQ+/wCVYnNJn2zRdhY3P7Xh9/ypf7Xh9T+VYfOOlAJHai7A3P7Xh9T+VH9rw+p/KsPPtQD7UXCxu/2vB3Y/kaX+1oP736Vg/hRk0XA3/wC1oP7/AOlH9qQf365/Jx0o3Z60XA6D+1bf++KX+1Lf++K57PtS0XCx0H9p2/8AfFKNSt/761zuaM+1FwsdF/aVv/fWl/tG3/56L+dc5mgHtRcVjo/7Qt/+ei/nS/b7c/xr+dc5Rn2ouFjo/t1v/fX86Pt1v/fX8653NGcUXCx0X2y2P8S/nSi9tx/Gv51zgNLn2ouFjo/t0H99fzpPt0H99fzrnAcGlyDRcLHR/boP76/nR9vg/wCei/nXOZxTc+1FwsdL9vg/56L+dH2+H/nov51zZNJmi4WOm+3wf89F/Oj7fD/z0X865mjNFwsdN9vh/wCei/nSi+h/56L+dctn2pe1FwsdR9th/vr+dL9si/vj865YntQDxRcLHVC7i/vil+1R/wB4VyoYY6UpYUXCx1X2qP8AvCj7Sn94VyuRSbuaLhY6v7Un94Un2uP+8K5XNBPtRcLHU/bIv74/Omm/hHWRfzrmfwo69qLhY6Q6lAB/rF/OmnVYB/y0Fc6TSZouFjoDq8A/jpp1mEdz+VYOT60cmi4WNz+2ov8Aa/KmnW07Kx/CsRiaB9aLgbR1tcfcamnW+eI2/Osfr3o7daLjNc603aP9ab/bMh6Rj86yvxpR9aANP+2Zf7g/Om/2vOeyis/Ge9GOKQF3+1Lg91H4Uh1C4P8AGPyqoMYo4oAsfbZyf9aab9plPWVvzqEYyeKVaAJPNY9XY/iabnPX9aTODQCSaADp2ooyaPwoAPwoycUhFIeaAFJNIec80GigAz70fjQaQ0ALScZpBRkUwFOKKQUoNAFizfZcxn3xXSI2VGK5VTg10VjJvhB9aEBYNNNONNNMQ002nGm0AIaZJ9w/Snmo5f8AVtQBTtwDNI3fOKtAVWtQcuT3Y1ZoMMT/AAZ+j/IuEYHWs28+aQCtJzwazZeZjQbkV1iOyIHessGtPUji3VR3NZdSxh1NFFHXrQAZozR2ooATPOKUUhFLQMORSfSlzSCgQoOaKQe1L9aADmkyaU5o5oATrRS80nNABRnjrRQc0AJml5pDS54oATNLmjrQBQAuaM0lFAC5zRQODS5oATNLg0gp3NADc4pQaOvWl7UAJnikz+lL2pvNACk0e1FGMc0AFID6045703nNABmjNGKFPrQAZpcnpSZ45pRnqaAEzzSqcUgODTh1oAQmkPtSmhaADmjmk5BNLyaAFPFJS47UgxQAtIOmKXue1IRQAhzS/TFABz0pcHPSgBmPWjGDTitJtoABxQcUY45oKGgBce9AApQpo2kGgApcjHWgA5pdp70AIPejA7ClC8U5VOOAaAGDg9KXvxT/ACyT3pRHgdKAGdqTJFSBMf8A16No7kUARrknNLUiqv8AeFBCD+L9KAIvrSAcVIduOpoyvuaAI6OlPyvoaCy9hQBHg4oxTy/+yKQSHoAPyoAaB60oFIXb2pd7etABt7c0BfrQGY85oyfWgBwU+lb2k82w9RxXPgmtbRZsb4yfcU0BrMKYaeTkU01QhhptPNNNIBtRzf6tqlNRTf6s0AV7YDYSO5NTGo4AfLGaloMMT/Bn6P8AIsyfdNZ45kP1q9McKapRDL0G5W1T+AZFUdgxkEVa1Q5nA9BVHFQUP249KURntUdApgSGM+lN2EdqQdaXBpAO8s4zg0hjPvSZI70hJPc0wF2H0o8snoKQZ9aUMexNACiM5xg0ojOelAJPc5pATzyaAFMZweDSeWQOhoDN6mjJ7k0CHeXxgCmmMjsaQk8daAW9TQAvlk9BQYj6Gk57UAtjqaAAIe4oEZI6Um4+poBI7mgYvlEdc0ojPvSZJ7mkBYHqaBClCDjFL5Z7Cm5Y9SaAx9aAF2H0pdhx0NJubv0pST70AL5ZxnFGwlelJuPfNLzjIJoAUocdKApxjFIS2MZNNJPGSaAHFCBkCl8otTOcUvPqaAHbMdqBH6U3JApOeuTQA8xkHOKQpkZxTCT2J96Q5PQ8UAPEZJxSmLnpUYpWJ6UAO8vmlCdBimAEgnNLk0AO8rnj+dAjNMJPSgDvQA8KOmRRtAPUUw+4ooAk2r3IzS4X+8KjHymjNADvlPccUYT+9TaTpQA8bCTkmkLISOuBSA54pp4agCUOmDwabuXPC0zjFLntQA7cM8LxRvGfujimg0negBxcf3RS+Zj+EUzPYUdDigCTzCOwpPMOeg/KmA0ZoAkEhzjA/KjexGc4pmTilGcYBoAeHbuaN5/vUn1xQRzQApY4zkmkB7k0nTg0u3igA75pSKTFL0XigAJ4xRx+VGPWlxigBOtIadgYpMe4oAbnHFFOHU0nbrQAwk5wKTmnHAHWgUANJxRTmIJpMimADmk6Um70pQaAFxVrTSRcgD+IYqruqW1fy7iNv9oUAdMgO2g1KgGyoyKoQw0008000ANqG6OITU9Vrs/Ko9TSASIAIABUnamqOKWgwxP8Gfo/yJLk4jNV4BzU12flqOAfKT7UG6MrUDm6b6VV6VPdHNw/1qHI6VJQnWjBxQPqKdkYoAQUoOKMj6UuR0pAIcmkwTTs8cUA+1ADRmjr9aUdelKeoyOKYAM4pQM8igH0zRwO9AhMYPFKaUEY5o4IpDG9qT1p360ZpgMwelGCOlOJ4pMjpQIQ9KTBxTuDyKM+tADRmjmnbhzTc4oAUZ7UuMUDHelHNACdKAOacKkSJm6CgCIdKAD0q0LJ+uMU77OFqXJIdioFJ6ilMTEcdKvKiqOAKZL6VPOOxSIIFH1xUjYNRM3JFWnckUgjGKbzkinBqQsODTATGBmjHy8HHtRnI44poYE9elAC44p2OPTFIHBI6Uu8cg0AIehxSjlRRuBGOKTzDQAYIHNKBSb8j2pQ2RkUABpMYo35+tG7JoAXHFKRkU3PagE880AOAyKAAT9KTpxSA4oAcF60be9JuOKOecmgBCPWl2j1po4IFKOaADv1o4zgmkzQevXmgB3Gcd6MAZ9aQD35pOBnNACnApeKZweaVT6igBxI25pQeeBgUxsE4AoGc9KAJBjHOM0bhjtTQDg0c+lAC7uaXdmmnOM8U4A4JoAMkGkJ4oOe+KQA9zQApY9KM+lIRnqaULzyaADOBQaMAA0gAoAUD0OaDwcfpQMAcClJGTgUAMJ/GkyMelOLc9KQt6UwEGM4pDindPrSY65oAb9BSjPpR24FAJoAUA9acAw5pBkHPanDP+TQB09pLvtY29RUhqlpD+ZZhe6kir5XimgIzTTTzTTTEMNVbogOmfWrZqjqIPlhh/Cc0ATA8UtRxHcoNSUjDE/wZ+j/ACG3Z6D3pI+ImNJdHMgFKx22rH2oN0YUjbpHPvTM0uaM81JQn4U7IpKOhoATNLx3pc5NLzjmgBBilO31pRxQT0pANJFAI/Klz2peemKAGggHNKSO1GcHJFP4xzQA0DgUhx607oMGg8cEfjQA0Y5poYGnnHejHHvQIYSBRxn1pT+FJ0pgLkDpTeDS7qQ8jIoAQkUcYoByKCSKADnNSRruOO9MDY7VLC37wGkNF21tVJy35Voxxoi/KoqnbnBxV1DkVKdxjZBkVVkGDVxyMVVlyxxUtDuRA5psgyOKeEOOhp/lnrTUGK5nSKUOfWocYNa4iDAhhzismT5ZGU8FTitErEjd3UYphY46Glc4ORTSSOcdaAFyR2pDkZOKUkmk3EcDmgAHJzinc46UnJ7Uu7mgBRuxnHNIc9cUo5OcfhScn+lAByODil5C4zRzgDvS84G7FADRnPWnKPfvSY7cUuBjBIoAdj8qQDvmjNB5Tg0ALgYyc5oI4zQMAcnrQfTPWgBOPwpQo544FAxjpRuOCPX3oAQYzyKCRjOKdnjFNzyc4xQA0ZJ9KUffoyec0YIzjrQApOVpPu8k5PpSZO6j5jjpimAmeafnj6UgoGSSaAAN3xxS544pNx/+tQN3qKQC84zSjpnnNA7igDPegAAKigHnPanADHJoAHTFACYJ704DjJpFXJpScH6UAN4yaXIxR744pR1xigBnHvSgUvGOBQAaAE6UgxTyDmkC5oAYevSjnsKeVJ6UeWxPtQBGCc807rTvJY44pfJbGMUwI9px7U01N5R74H40nlc/eUfjSAjApQKeEHUuKXand+ntQBqaA+JJE9cGtth8tc7pbrHeJhjzxXQMx6etUgI2FMp5pppiG1DcpvhYe1T00jIxQBnWbfu8HqpxVuqkQ8u5kX15FWRSMMT/AAZ+j/IjnOZqS8O2yb6UNzOaTU+LQj2oexujE5pBTgDQRUlDaXNABoAIoAO/Slzx605VzRjBoAQd+BSgj0pQDmlx+dIBo9qO1OCnNAB6GgAGPSk4HalwRRjGaAEo7YIp2M9eKCCMUAN6+lIQOwpxB6nNIQR3NADDjJ4pM5p2wk5NIUPUUwEx7Um4+lKVPXJowTQAgo5708KT1BpCpPY0AN5zT0PPNIFOOlLg54zSA0Lck4x1q9GGI6VU0s7mIYVqKMU1FCbIvJJ6mkESjtVg0xqoRCVppHpUhHNNIoGRYwc1malHsl3qOGH61qMpqveQebbnHUcihgYx6D3ppPGCc1IYpM8gfnSGJhgkUgGZ4pVIxx1p3lsOMD86PLI5BGPrQAw5JxmnHGevaneWepZaCuWILrQA0HI680A9QeaesYBwXX1oCLnlxSAZjH40ox9aftjwfnz+FOAjzgsfrigCPGelKFPJ61Kvl+rUZjyQAeKAI8YzkUh4XJqQtH2XP1pyunPyCgCMqPWkwc47DvUjOuchBn0oMxxjYuOlADBk5pdvPPPHpT/MwMYGTQZXBPA/KgBm3jPNHlnPIPNSNI23qPwprSOxHzGgBhjbGDk0ohc54NHmMONxOKBIxB+Y5+tACCNsfdpVjbHIpoZ9vU/nSBjxk0wJDCwySKPJYjGMGm7iAeTSMcnnOaAJFgbtg/jQYivGRnvzUanAozzmkBII8dxS+WM/fFR7vwpQeeKAJQsZHL9PalATP3jj6VGMYpvQ9aAJcpnq1G5Ceh5qNeOaXHH1NAD8xjjafc03eM8Lz9aQ49cmm/xdKAJQ4H8I/Gk83BHA/KkHv1pCcDmgB5mbsB+VJ5rYPP6VH1oIJFADt7Z64pNxH8RP40AYox6DigAycHJPtTSTkgUvIpp68YpgJ3HpRjvSj5uKMHJzQAvv2oHWgUoHPFAD4X8uZWHQMDXWAb41IrkQua6rS5PNs4yfTFCAey4qMirEg4qEiqERmkIpxpKQGfdjZdI/Y8GpgeKL+PdCSOopkTb0DetBhif4M/R/kIgzMfrUWsMREAO5qe2GZPxqprDfMg/GkzoRmhmHenCVvY0zvR/npSGPV2HT+VBlYjtx7UzPFGaAH+aTzgAU7zSR0H5VHnjFKtICRZSeML+VL5hJ6LUZHv0pRj8KAJA+ecDigSsOAF/KmAgDFJkk0ASiQ84VTn2pu4huAPypFOOgpCSScd6YEgk5zgflTd59vpikGSOmaQHvjmkA7zWPGF/Kk8wgk4H5UmQDgCmnmmA4zMR0H5UgmYntTAKa3U+lAEhkPtSeY/r0puMDNJ16ZoAcJW6ZpfMfn5qYCcc0o5GRzigByvIOh4pQ785bmmj2oBNAF/THJn5PWtkVhaexFwvvW8KpEgaaafTTQBGaaRmntTSKBkbdKj9jUxFREYNAjFu4jFMRzg8iqxLcZ6Vs3kHnxHH3l5FY5U5NIY09KTHJI6U5snGBSAHBHtQA4HC+vtQVB5z+FM6ZBqQDnAoAF+vFJjqMj2pRgqaMA9M0AIB35qT68UwKecA0oBz0z2oAdjPA4pSVXHqaRVIyfSlwT2yKAEJAOB370oFB6gHt1pwGTz6UANzjIFBOAaUjgZPWndRSAj5pxY596eByfakIBGSaAG/MRik57nAp4WnbQeOwoAi28cHikx8ufSpCMDgcA80Db3H4ZpgR54pdo+tPbaoJxTEYAk4BHpmgBVGQaT1z+FO3YJ6Y9aaz9CMGgA2EUc96USjvg59qXcPb8qAEVfXjNLt54/IUu/nnjt0pS200gBV9qcE4PGabuPUg0GQ9AKAFCe1GD2oJJIOfwzTdxxxjOKBjtuD2pAO+aQkkAcZpQD2oEGMEDP40uB3NMYH1xzSg54LUAOAWjFNI/wBv9aTgDqTQA73xmlyoHTimAgd6CF7E0AOzn8femsw5xigHI6fjScZHyk0ALkD60maM89KBn0oATdxS7uOaQBvSl5oAcHJ6Zrf8PzboWT+6ePpXPYbGCRWroTlLornhh/KmgN2QnNRmp5Ez0qJlxVCIjSU4ikpARyLuQj2qjB8oKn+E4rQNY2pM0E+5O9Bhif4M/R/kX7Qck1Q1Xm4HsK0rUYQmsjUyTdH2FJnQirjjNIfpQc4pATz6UhijtS49aaM0uTQAo9e1KBimAHAHpS5OKQDxjPNLjjimc5p2T6UAHANPAUDNR+uOtKCwJoAeec460AA9+1MUnPWnBj7CgBVyKQ49aTJyaDkdqAAAEnnkU08nmjJ/GkYk/wD6qAD8aDjoTTST+dJye9ADsADrScDp0pg9j1pQT3NADwARQFwT70wdODTgxAxmgBxIyOKQDJ74pufQ8UHAPWgC3YEfaVxXQDpXO2GPtS/WuhHSqQh1IacOlIaYiM9KaaeaYaBjT1pjfSpKacc0AQkYrK1CLy33qMKTzitZhUMqLIpRlJBoAwi4x6kUm7PpT542t3Ksp9jURJPakA/dhcEA0ofHX8KYd+MYpQH7rg9qAFV8cE5x04pRIc9P0ph3Y6ACgbiewzQBJu475oDEsepNMw3tgUqluxHHf1pAShjnjPHbNGctxzxzTQGPJI9wKXcSRg8fSgBRkZ4pVJB+oximjcc5YkU8gBMlj+NADnJDEEdPTtTSTgc/jQVUkAk5NDBcEY/GgBSWHPSkHOcnp1pqgdu46U4qACVGRigBwwMAkc0iHr+uKUKOp6e9IAeuBz3oAQ7fXNNyo6jinluM574pGOSKAEZl25wTSZU5yCPpTsg8DtTRz3NMBR0IwaaT6Kc0p+VeCaUZ7nmgBuCGB25pwJ64HNGT6mkB49/egA5J56U8ltvG3ikGMdCfpQc7TkcGkA7JIzkY9Kbg54OPwpVBHPWlCsFOcA0ALtI75PrSbCP4jRk4HTilxxyf05oAaqjOCWx707A7jntSKBng0p2kehFACHB47n1o2A9s0ucH6dqeQNvf86AGKg3DK/Shse1L255pAQARjr3oATIAOMUDHpQOvTinde1ADeMdqXjj0px4H+AqM7m4HT8qAEJBJo54P6YoJIpAO5JNAC9cgCjn0oUdzTj93FACLnFW9PfyruNs4G7+dVcHPWnr8pyM8c0AdovK1FIKW0fzLdGHcUjnkirEQkU2ntTTSAYaq3VqJ+oyPSrZpDQY4n+DP0f5EMAxCTWFenddyexxW8vEFc9cHdcSH3pM3RFj3pCv+0adz2xTee9IYYPZv0o5PVjQB6GlwemRQAbOPvGl24/ipR6YFLyfSkAgHHU0KOfvGgD8qX2yKADaOeaXbg8saVR7j6UEnvwaAECc9SQaXZ7nFAHNGDnqKAEK5UdaNnHU0ZPHSg8c5BPpQA0gdyaaUB7mlPI69KCOODQA0qMcHOPemlR3zSkccGm9O9ADgo74pNqjtSgcGk2+poAdhSv0pNg3dKXG0daCeKAAgAcAClAB7CkBGfSlUg+9MC3poBulGK3xWJpKZuM+grcHSqRIooNKKQ0AMNMannrSEGgYyk9qU0EUARkE1GRip8VGy5oApXcHnRFTx3U+9Yv3WIYcjjFdCxOcday9Rtyp81f4uv1oAp5wMU0kj8OKcM4yBn1BpDnBzzjpSAA3I9valGcbtpyfSkXgnPfpzQCwGM4we1ADlzuwR7U4nBAxxj1qMjJ680JwaAHrkqaFztGe9CEAH2NLuBOeg64pAKp5yOQDyMVIuCvXt6VGMZxzx2pzKQBgfXFADwB6nIPNNYtjPcjOKAPmwOOKGH1ODigBAF43E8CnY3L8vT0HakC87h+OaU5VSQQMUANYZbnr6dqei7yFXqT1oBBbORz0FSWy5mY5yMUnoholWxdhwVobT5lX5VB+lXrfIUVaGdtSpMdjnmhmj+8pH4VHyFPBxXQyDjmqk0aMeUH5Uc4WMg5Y9McdKXLDirzWiOeCQaiktJdoCDd9OtUpIViuWPQf/roGT1/nT/s8o6owI9aUQy5/1ZHvmmIi+bHPrTgMgZNTCFsfd/Wg27jB+UA+poAi2kEYbNO+8Mbs47kVILdl5LIPxpfKxwJEH0oGM2g+vHWmlPl/rUiqgz+9H5UYTvIfTgUARgAADnFOAAJH5mn4j4+dj+FBEOcfOfrQAzZgk9j+tKTgc1KnljOVJ+tG6L/nn+JNAEKknp070KDnqAe9Tb4wPljH0pvneka0AMI7Z5FMO7kAE1MZmI4C/lTftDrjhfyoAjIOOM0AMRgA/lT/ADnK/f8AyFNErkcsaAF8pscgmlWF93C8UxnYDljnr1o3HHBP50CH/Z35Ix+dO8kj7xUfU1FuOO9Az9frQMmEYA++tOEagf6wYquFJzTgCPXigDp9GkDWgUNnbxVqRfnz61keHpcM8Z9jW6RxVIkqMKYRU8gqEimAw0hpxpjEg57d6Rjif4M/R/kQt8tt+Fc6/LMTzzmuhuPltjnjisAxNjqPrUvc6CM9aTAA96f5bZwMfhSiFscY/A0gIiOetOA4p/kt3xS+S3TI/OgBgOOaWpBA3UMPpSeWc4yufrQAzpRj+91p/kMCfmGKd5bY+8p96AI+B1NHBx3qQRbhncop5iKj7y80AQ4/WgHI5qXy+MhlxTfL+XIYUAMxx1pv05NShP8AbUZo2DIy4+tAEPfIH1pO54qban/PT9KGWMDO/JoAgYAc03aCfep8J3YkfSmMsPOGbIoAjKnpigjHVfoak/cg/wAdH7rkDeaAGKOeaUj24qRWizgK350FoiRhGoAjCfjR+AqXfHtxs5+tN3pkZT9aANHRlHzN3rXFUdLUCDIXGavirRIopDS00mgBp60lL3pDQMaaTrTs0n48UANP6U0808/WkoAgcc5ANQTRB4XDDirTk4PrUO4nK5yBQIwvLkQsNjfL7cUhik6BGORVzUNySBlJ2sO3SqJck8MeO4pDHCGTujfjTmhlDAlPzIpiuxONxwRjmm5zkk80gJTBJ1KgduTSi3fOSUyPfiolzjBPanBjjGeBQBKIMZJdPzoS3AOTKmMd6iGQfYjNOQndweuaALAjiUZMvPc4pAIgOZW9Pu1CxxgAZp4bsMdMfSgB+IcMxZ+mMY4oHlZY4Y/jUfJGM8mlwANpz6H1oAkUxZyFLdeCeaDImD+5HPvTFXAbDcnFKR6HtxzQA8SqH5iXPTk1YtSNn3FGemKpYGTzweTmr2lxLNIytyqjoaTVxp2L0H3eTz3qcEdP60n2WMfdyPpQ0LgfKx/EUKFguNdiMnNVpGP14qVw69Vz9KrucDoQR6iocWVcOAcZ5FNkcqCe9CnnBwR602Rm65GPSkBXkkaQ9T1qHJJI5yPenOcn0phxzz9a0RIKSCSxP50nOOP1pq5wBn8adt2jlv8AGqEAx2NOwR0zz+lIoABA604RjBJY0ABGBnIOPalB+XaetNGc554pducf40gHbMDJOKCuD1ApNuBgjP0oPQcUDHDAOAfyoUdqAB04yKdjkkAn2oAaxAzSZ46cU7afTmk2E8cdO9ADCePl6U0cnBB/Cpdn6+9CqOxxQBFjgilGTzin7R/ezSkKBxzQIhxk4pe/PFPwDznmgqOCMkUDGY/Cjnj0p+0/hQQF4xn8aBC5O3g00cnk04Nx2Apo55OMUAXtHk8u+TJPzZFdWOVzXFwS7ZAwONpzXZW7B4lI6EU0BCxyajIqWRcMajYVQiMimmnkU00jDE/wZ+j/ACKWoNttW+lc+e+K29WP+jEViYyak6Q60Z+tGPxoGTSAADS9+/FIKOfb6UwHc80gB9KXn2oAPWgBR+ppxHrzTcGnAnHagAHtRlgKQEn6+lKQTSAQZIPpS4IFJ684p3OODxQA0ZPOKQ8HPSlGF7mgZP8A9egBPc8U1sCnYHc80hUYoARuBmmEYwe1KRjJpD6Hp70wBiV6dKM556UBQO/4UEADrSAAcGncHkY/GmgfLjrS9OozigBGPOMinDnAPXtSYDdcfWnAc9OaAN7Thi2WrgqvYjFun0qyKskDTTTjTSaBjaSlNIaAE6UmOORS4zSc0AJ+FNPQ+tOpCOOlADD0ziq7Agtnn0qy52j8M1XlGBjPU4oEVbyPzrY8fMvPFZJU9R19q3RtwQDwxwfasaePy5pQPlA6UMZFk4HNH8JxxS9c4Az3AoDYIYgnA/KkAgBxjI5px+vfpRj8fxzQMA8j5ifWgByqcDP4ilCjGDwPakRgONo+tKzYbGO3TFAAeMZ9Rj2pTxz36UiuAhHGfpQG564OfTpSAkHI4xnr9KUgmI54PBFRqdoHzHJGQcdBTgSejHgYyRzQA4Y9c460uzk5HGcYpgdeuW54qVWyQQSR/OgBGXcSB1+laujxlY3fbjcayFOQuBkZxzXR2cXlW6KRjA5FNATfnSH3pR3pPp9KoQ1hkVA8an0/Gpj3pjc+5oAqtAuTjGcVC8AJbLY7nAq2emahZSe9KwFGaHy2+bOD04qrgDJ5IPFXdTOI4unrVAn5Tkj1OKkZJ8hXgMDSbQTknoOpNRkjA+cH6U9SBjng8ZoAeh9hyPWn54AG3nrUOVyOc8dqAVLdW/KgZKrLnnAz+tOyExgiosDcOGI+lKoXZkDnnigCQSDHXH4dKA+MjnrUfIHypn15pcNzkD86AHg4NN3kjg5JoIYjgL7CjDrg5XGMdKADkE4FIGbuPxoJb+9x34pRnu2fbFACZbdlhxSlmYn5cfhSqGJPOKUD1NADMEjnt0puSepp+3J7n8cU3YucmgBM4PUAfWgnaMhhTtg7YI7UKMEDjj0FADDyOuMd6TgcZJqRQOeBSEgfWgQ3IJAwcUoIH8Jpd44zzQWGMf1oAXdz90+1dXosxlskz1HFcord+M1v+H5fmkj7dRTQG06jk4qs4q233c1WfB6VQiE0w1IRTDSMMT/Bn6P8jH1hsRge9ZJ54FaOssd6DtzWacjvgVJ0i8etITyKac5ow3+TSAkX3P4UELnjkVGARTgD3NADhjHencEE803bRyBxigB46cZozg45zTAT6jH1peBzkUAP6ikxg9Tmkzz1FNJUfxCgB+B36/WjPFRnacYPNLkDqRQA7gf/AF6QkHnA47UzcP73FBIHJJ570AOZsDsfqKQsO5Ao8xCcZzTWYbc4NAAX29hRvHAphPHQ/lQDx91uKAJN4xTSew4+opDjHCnPvQTkfcx75oAXdgdaFc5wc0hPHCg0DODhP1oAcG9aA2SPb3o3MB939aBu4yoBoA6OyP8Ao6fSrQqlpxJtUJAH0q4KsQGmmnEfSm/lQA2kPNL05puPTH40AH4UhP1pxXnqPrSbff8ASkAhGaac/wCNO2+pNN2c9T0oAaeV+tRyA9M9KkaMHqT71CwyMBj7c0CIcHeA3bnrVDUl/eK+SNwxj0+tXmVc7lJz0696hvI1e1YkYdcnBOc0AZBOT97j60rHAGWx2wDRtXnAHPagqPTj2oGL8o/i70mFOAGyPelC7e1KOenOfSgBdysRzjvSkjdzliPakBwcn8zzilJHGDj3oAAQvGDjPpS4BBJyB60mcsSOB7044Hy8YycmkAFvlJVcADqT3p+XOcr1HrTRtBGeAO1OjBBAJ5yB09aAEOQRgDHY+9KvmDAwKQbRgkEknjjGKXIOPlLZ6HpmgC1p8DS3agnhTuIxjpXRAYHUVnaNARG0pGN3ArTxVIBMcU0j3p596jNMQxh6k8UwgnoTT29D0/nTfp60gI2UA8n9agOCcYIqdhxioW4ckHr1xTAoakF3Rgjt1rP2qcseFHatDUzxHgkdapDG3nJ59etSMTaAuVXOPalG7qeO4NLvUDGM/jSqysDhRnHrQABuOg+op2cgFcZ9zTBg8kDp60u7HtSAUNz7+lKGBbIOTRjA6D+tC/MemMe1AxSyjuB9KcGx1Pb0oAYDPQYpWJ69SOpoAQNnjaQfWlIPfJB96QhiAR39aXYd3LUACr0yBn3NKR0yAfx4pRwc8ccdKR1wDhvwoAXtkEAZ6UjZ/vDPrSdF+tKQCelACegz1pG470vAH+NN6jv+NACdupAo49SaVsnIIoBOMEcdKAD5QBgfhmg4PIHWkJJIyMU9c46gZ5oERgDrg5pQxJxjj6U4liML60mWPGQB60DAAjlRj6itHRpDHfLk8NxWfk/lUsJKTI6g/KQaBHajlarONrEVPbuHiVh3FJJHk5qxFZhUZqZxURFBhif4M/R/kc1qvzXWCegqiRjqatag4a7c56cVWIz6VB0jSi9aNuPWlye2KBxQAmwe+frTwFHXikznv+lAGepyKAHBVPb9aCidSKUYA60Yzzu4oAbtHYU5QgFKevLYoPb1pAGFx060qqp6qPpignnvmjr3NABhQeg6/hQQuD/hQMHqT+NIQp7kUAITjnGKMgj5f0oI67RSYB5AB+lAB82KaWPoPzpcDdwMY96Q8E9DigA9OgpMnpkUp6ZIGfSm+vTPegBd2Rnd0pN24dc/QUm7A5FAYr2/SgABwOeaAc98D6UZOMgCnKSR05oATPPU/lmnD0AP5Uh3E5AYfSnAn8frQBuaUc2w+tXxWVoz5Rl9DWqKtCFNNp1NNADec0n40ppoYNkZ5HWgBT7mkAprPg7VAZvSm7GPLOfooxQA8DmkIppjYfddvx5pocg7ZMA9iOhoAVscY5B9KjK4Oc98ZqYnjr3qM88nAAoAryKOSDjvio2G4Mo4BB71LIMgjoMdc1HuXJ/vDGAKBGJMjJI6bskU0qCCOSM8c1c1KPbcZz1UVUK8ng+9IYuMnP65oxgg9unWjbwDtwOvIo4IBAHHWgBRwxIOG9aVmGQyDHbpTACOhzinkZJHXJ9aQBzwOQemcUu/IJHBPtTQeO3PvTuA2S305oAerk8tuwDzSqx+6CR6DFRqcEjsKeAc5JyoPXFAwJ+bPJOM9amtUaeVY1wC2OlM2EruVTjOBgVsaLahIzKcnd0yMcUIRpQxiOIKBjAxTgOadQPeqAaeppvGTj9KUng0hB60ARkDpTTx9KlZCR2/Oo8ZJyRigREeBUDAFjg4xVrZkHLKKhKDJDSfXigDO1RcwxnGTk9O1ZzZzjbn3rY1BEMGS5HPOBWaPJHUuQOtIZEAoAyvXr6YoUbcdqmYQbQV3n0GaD9n+UbW5H97vSAaM8gHoKQA8Z4p6NHk4iyO/wAxqXzYx/yyX2yKBkPzBuoAxzzS7h0BA9utP80A/wCqj/KnCYr91V/AdaAGbgON2R06Uo5B+Ut3BxUouX47fUUjXUu0ds9/SgBgVyMqGJHbFORJMY8tjSieTGN5BxTfOY4G7JoAf9ncDAj5x3NHkseNoAHcmm+Y5HLZ+ppuQMc5H1oAl+zuRyyAfWnCEgYLxj8agBbHAOP5UqA9zj1FAEnljnMqkegGaVYoRnMvPsKhwozjP0zSFOwFAExSFejtx7UwiD/b/OmBeueaT7vJGfpQBJvgUHCM31NAlj3HEQx6E1Hjg5GDnFImAePx5oAmM6g/6pT+tKLjGGVFx9Khcq2DgA0YHTpg0AS/aXIJwPoBR5z5681BnGRkflSjOcUAdbokxlsUz1Xg1fPSsHw7NtkeHnBG4VvnoapElZxULCpT94imMKZhif4M/R/kcdckG4lOe9RY9KlkjcsxwOuetMEbHoBWZ0jMEdDSd+9TCJsZwv40GFyeNpNAEPTjvT1/OniFwTnZ+fFAiY91oAZxnk9aeBk8U/yuM70/xoWI/wDPRR9aAGAZ7UAZPP8AOniI5/1i/hTliwceYo96LgRkDnGTTQOuelTmIH/lsCD7UnlRg5EoJ+lAEXH0oZSO4PtipVSMn53OPpSMsQ43mgCL7q8CheSeBUhjjxjLU0rEBk7s/lQA0EdhS/QUqrH6MfbNPzDj/Vkn60ARHI6nH0FRnry3P1qdmj7RgfjUZeLP+qH50AMA9wPak49TipfNUf8ALJc/WgSYH+rQD6UARgjjJB9O1GAemBUpm/2Fx9KFlI6Kp/pQAz5F43Z+tHGP61IZ3znA+mKBO/8AsigC/o5xK6+1bA6VhWFy32oAng8YrdXkVSELTafTTTAbjFV7iIsQ8R2yD9asGmD5pWz0AwKAIbWbeuGTy36lT3qbHPfmorq2WdMg7WHRhVWG8eKUQXQ54w3rQBfx7c1HgumGAyRinuwCFuwFQWbeZb7u5Ynn6mgB6hhkFhkdfcUpXOfmGfekbCyjsSCPyoOe/fse1ADXQnHzgZPAxUIRcZM3IP3cVJyRgDHGOtQSKcMBnsf8+9AFfUYYzGrLISB1wOfpWbtiyfnf8q1blTJFIAeWGeKx2AHWkA8eSCPv4/CjEOPlDHnuajAxn2pcY7fjSAkDRA7TEfXqaerxgjEIYj3qEe2TgelGMcAUAT+cgUgQJ6keooM3A/doSAe3aoBkY5OPWnLyfl4Pt70ATpNtVgFTGOD705bh+WIAPX7uOarjnOeh7U49D6k84oGXbQy3Uyxg8Ehjx2ro0UKgA6AVR0m18mHe4+d+TWh2PB6VSEJ/KlPSgDnODSE5oAbnimk/4048dRTD1oAaR35x9KaeSRTmPHakOf8AIoAjIOeKgOCx6ev1qwceoqFh05xmgRUvV32zk9BWYuFZeTkjrjOK2pV3RsM9jmsQoQecD39aQxNuWPekGAMjg/XrTgxB+UkUznkck9aAFRgrDOTj1qRcnkN160wAlR8uDSqmTnIA9qAJBnOB8p/GjbtAbP6UY5GeMUpAHBHX9aQxEIB4wT705pBgAjn6dKUDac7cHGcihQdxGcCgBFx2yaVSQeM46mlKnPJUEe9OKhR1BNACE0h4IwABjNPCBj8zDpwKTAAGDz2oAaMgknA9M0h3bj0P0xUhXCjA601h0zuz35oAQA4wMj3pNpz8ucVIzIOAScUhYBRjGPSgCMbh9B1pcAnJ/lT2dSM7frQHUjtjtjigBgyM5wfpRsDHJ9OaUPt6Ggyn1NADfL2njP5daNpIPBIqTJ27sn6ZpvLdOueRQAKDt4H+NOGOcHAphY5OB+VNBO7nr1oA0NKl8m+RieGOPzrrRyK4ePduDL2Oa7O0lE1sjjuAaaEJInzE1E4q2elV5FqjnxP8Gfo/yOFLFmOT+NIDkdeKcTzSZz2qDpAEg9TSYyM5P0owe1IM9OaQDuaAST1NJk4oXNMB/bqcUqjjknFIGxk8D60o60AHU8Uoz3//AFUvIGSRSdD1zSAMkZ5oXH/66Q5AxxijDexoAXBJ6g80u1cUhByDyaCMdzigBDnoOaNh55z7GnLwPT2pu055FACgccn9KQYHP86UgAe1NKk8dvegBCu4n+dNwPWnFMdKTr0496ADgDk9fekOAOCaXbtPJ59u1KQB1/OgBnAH6UpIGOeKOBnvn2oI46H6DvQAIB7UuMk9qAuf4T+VL16r1oAlt32TAgiukQ5ANczGMOTzgn0ro7ZiYUz6VSETDntSGlFByaYDMVHGPmfPXNS4981EPlmOf4hQA49ahuIVnjKsPoc9Knx2z0pvegDOlleKxMb8PnZ+FXLdPKt0X+6OfrUE6rLfRRgjK/M2R19KuDnIxzmgCB1LSxkdACaU9DkjGD+NCEM5ZScD5RzSucDIzyR+FIBjcL19Tk81BKeOpI54xn3qxgkbTnOOOetQMSABg9cYPf2pgMZBk9cnPOelY9xDslZecZrXOeSMZX3/AJVQv03MHGACOh4xikBS4Pf245oICgevoacmFwcDGaUNx2NIBO57ds+tIQD6Zz+NK3ft7Yobtz0oAD2PUDk8dKcAOvBz7UgdvU8cZzzRu+XaSevHegB4UleOhHHtVvTLc3Fypx8q4JyOwqmOMHqcVv6LAEg8w43P/LNNAaajApQOaB04o6ZpgLn3pvekJpD6df0oACc0wjJ4xkHHSnA596bnI9+tACA8980wkYAp2cepFM5PBHt1ouAZ4J5xUbgY6nPv9KfwM85FMcYJ2/jmgCMqAc/d9s1j3JCzuNvGeK1nGWAz+vSsvUNu9GDKdy4OOeaQFct1Cjv1PShWVR2z7CmFgeO+ewp2efkB56DvQABjjrjFSCT5QBu+oFRLwSxUk/560qk5JCseKQExJJyrMR6ZpA3yk9SR+VRqxCfLHzjk5pwOQeMH/aoGKGyQF9KXzOxphDMeijPpUgDqByuR1xQAivsPHelZ2zxyetNxIVOWz6jFSBGZgWbHHBHpQAuXA44HtSKWYYJ49hSGPrhjn2NORDtPP50ACxkHPt3HBpGUnsPzp8aDHzYxn3pCEwcYz796AGqOvzA+goBHOWwQfSnKI17Y59Ke2Fx1x9DQBXLZ4DClXB7E59qe5+bleO1LGVOdozjjnigBqg45FKBg8oG/GnA5b5T+GaTds7ggehoAaMgE7c47Gm/OW+ULge9PypA6ZprDjvx7UAJhyTzz+VKu7puOfpSc55Bx3pcE9vzoAUfNgFycHiuo0CbfaGPOShxzXLYycVseHpyt4yE8OKEI6SoHOelT1A4w596swxP8Cfo/yOFOTwAMU3p3pC1Jkg1B0C9O9O4IOTTN5PbpQWJ7UAPAHrmlzzTAWPril5J7/wCFICRSMEnrQCM45/KmKGHY/WnZPfJoAfkZyT+lKDj159aZyRnk+9ALZwDQA8kZ78UNj0OKYc4OKQDs3egCUY75pCR+FMxx1FGQF64oAVuvAx9KN2OnPuDTWG4csBRhQAMigBd+0Zz+lIXGDjb75FNwOfm5H6UhIyPmHPoKAF3DPbP0p287M4x+FRhlBxuP5UBl68nj0oAdvz1PHvQz+jY/lTAyFuAfajcueFJx2BoAcrdzu/OlMmQeSfSmjCk8EetLvOclCfSgBTnnnGOwo3EnsR700ZwcrnvwaUd8K2RQBIGyO3PbNbumuHtRg5xxXPgsDwo69xWvor/u3Q9etNAaw9qU00Zp2D7VQhhHvTHXcuB19fSpCOM8U3HbikBGr5yrcN3FKQMYxxQ8YcfN1HfuKbtKKcyM2B3xzQBVtVLXEkzA8sVHsBUzMzsVQEAjluw/+vTYYiiIgPAU5x71MsYUYGR9ABQAwKF+UHgDFIc554xTmTgHJJPPB61GQgJG7JHqc+3SgBCM89c5AP1pjqCg5HHA/pRMdgGFy7YAHr/nFII9qfvDlu+TQBCyjICkZJPNQXiCS3Zt2dvWrEiosmeDwPwo8sbSpHXg0AYo5459BSKRjAycdqe6FMjGfwprHrkbQKQBvABAycUitycqSfalPTkZ9aVcjjPPcUAN5J+6eecU7ccg7f196T2J5HSnjuBjcfagZJFH5kgQAfMcdeM11cKbI1UcADFc9pUW+8Qk5UDPtXScjimhDhn0pCcDNLnjmm9fT3pgJg47U0j3HTvSnJHX9KTknHNIBDkj+tIF46/SlHIHI+tNI5PJ60wE2Z6k5NM2kAkZBHqaeQR9O9NJHPIPbGKQDGQY5BPsT1pCActxz39akwGHPNMIxn6Y4pgQMqlslRx3qlqC7oQR2P5VdkGMgk8HIqGdFMTg5xg/nQBkBdpyAfpikGSScgY9eKbnA6HP1pVUM+TxnmkAqgKT/jShie+1T+tAA29iaRRnIA5/PNADsYYYHB9qcMgZB4PbFNGMcHpTkO4YbkjpSGOyAoJ5yM9MZpQwOTk49qRX6YLD/gNG/tjB9fWgBSATu2kjPU9aU43jC/jnNNVG5xyKMNwSvTrQA8LkkKoA6YoUsnfH4inDPXjP1zSKuOpyAaAH78cdAe5FNO3B+fIpAMLkEnPbjigBckDPuDQABTjn8KUAYPLevtSNnvyD1zSKmD6A9+aAD5ewOf1pqYGRg/jUhQHoOcelDR9xt/HigCMADGME05+SOAfXFDLjAxx3waMNtyM/nQAzCjJCgU7kYIHWkJyeTgY5HXIp2EC/I+c+3SgBGJOM8GlVhg9MjvSY+Xgk/QUKGf5RG/H+zQAoTnII47ip7SVoLlHHGGBPvUYgfHCNnsMVKkMgX7g5PrRcDsVO5QfWhlB5qvpshezTd95Rg1ZqjmxP8Gfo/wAjzslv/wBVJlsdvyo9cZJFAOOtSdADd1JH0ApSGx979KQ9OB+GKXBAzg/nQMUA4xuP1oIPHzU3njginKOvHWgByjI+9mkIOcZP50c46fTmlAI52j86QCiLjqSaXygMEsRSpuHU/jmhl/iJHHHJoATYM5Gc9aTauef1NOIyM5AH86TB9j+GTQAu1Mfd/WkUIvQDmlCkZ5I/ClGcEA47c0AMZEAOAMmlG3HA/KjAx97mg4xyTmgAfaBwCKYMDOAQfWjB9Sfc0Ebcg5/OgAH3s4I49KU9OmTQpB65x9aU8r6CgBnBGOePalUjHOAfrQEUHpx0yTSgKOgBOPrQAmSSRntyc0ZyCd3ApAwwcY9uxpwww6Ad+KAAtnHzA0m4eoJ+tKAAeeeOlIrYHIAz39KAFxkDnnr0q7pcgS6AJ5PHSqWQOmM/SprOUi5TPIB5oQHSr0p3amr0pwqxDTnNN5J64p59+1NpAN5oI45pc4qpZ3RuHkUqAVOKAJwuwEk5I7GoY7hGlMZyCPUYqKEsmoTIW+8AcGkuj5d/DJjhuDx/n1pgWipKkZ6cVnzILa7icALGwwcd/wDOa0iAevXFUtTQtGrLnCnkjsKQCxkTS+ZngDCnPfuakkwQBntnp0/ziqIintgTCd8Z9RxViG6jl4DbW926UAE2QQdxABPAqMYC4br0+lSzAMnAPIzx2GKiAwMYJ49aAM28QLcEjuM5qvwcjHHrV7UY8bH9sEZqkSue5Xp+FIBAflPy89OTSqcDt75pSOCDnHfjvTQCr89xQMcAvXt/SlDYwOBkUq8ZHb+VLjJBGFA4oA2tAiAheQgZJ2itgGqump5dpEvHTNWx0piA00cn19KU+h6UnbntTAacjpRnpj8KCOufX0pOOSf0pAJwaTrk8Y75pTwPSggjnnB/zmgBnTJ6YpDnPBPtxmpNrZ+6fwpvlN3H4GmBFk4GAcYpGwByOD61LsbBwAPQHimBDg/MBt9aAICFCjHp1AzUL/NG4yp+XFWZI+P9aud2Cc1EUyWG/jBAI/nQBhMB2xSDOcAg/hUzRxhziUk54wKESBR/rX/EcGkAzBVxj07cU0g+Z9D9M1MRbknBk57Uo8jaCVbH+9SGRMxU9QfrzTlBKEhvxqRWgyT5RIzwCeaeWh+U+Uq564NAEKgKchiR0z7047G6MPf6VIZshQsceQepWgTfvMlY89uKAIw23GCTx0x0p+MsAEfmnLcS4IGMDuBR9pcYG7POMUAL5TZOIjn3FHkSE8wnnuTSGaUsCHOO+TR5x5y5J+vWgCT7M+4cDd+VAgJ4Yxj8aYxJUHOcdKTkn5hz7CgCUwlV5lTHrSGEFeZxj1AqIgEEkYGfpSBSBkZ56kGgCZ4kAwZnx6baQeQvJZz+lR5CHnkHvnFNJLn5Wx9aAJv9GIyA/wCdMJiH3YycHuaaDtGGyR7fzpQg9fxzQA4vFnCwp060gmCliqr+ApNmOVOOe5pCMk52njgA5oAeLl3GA2PbFIJ5B0bj0pgxkYHPcUhYZOPyoAe0r5OW/DNKJOxOCepPNREZORnPrT1bIIxk0Ab/AIemJEkTHPcVs1yukTGG/jJGFb5TXVVSObFfwZ+j/I87yT1/lSNS4BHWjABOWqTpG8HgCnAYHGefWlwD/F+lHGPvigBPmPYUvIH/ANegHjv7Zp2QBk559qAEG7HB49ad+PSkHODg0/GBwDj1xSAOSMdqAOM5H4U7axx8jnHtSlHbgIx9hQAwcklu3tTuOgyPwoCuMZRvalEMhPKGgBhHvz9KTnPHHrxUohYnGzP40GGQEApQAwDDdT0pBgE/MP05qTyGB4C+/pR5D7Nw2cepouBHnP3SM+lN/hIJH0qbyWP3ZI/fml8h1UDzVzQBW2j0/nTuo+7j14qUQgnBkQml8teMTAD120AQEKDkL065FAY4C42++Kn2RAHMpx9OtM2xFz+8bHsMUARbTjkfmKUDqQBj2qTbDjhn+vpTwIFPLSHj2oAhIYcYPPvR1IG4Z6cmpT5IGcPn0OKAbcY+VsjI64pARAsDkHpzyacnHzZxjocmpFNuGzs3Z9TQnlZJ8sH6mmB0Fs++FG9qmFVNPfdbLgYxxj0q2PxqhCP0OOtZ1pdFZPLmYktyGNaTDiqbIZY3AADox59aAJZ22Quw6gVRhX7PfKhH315AHt1qWK6aSAZG2QMFIp14xjkikDYXdg0ARXK7L+FwG54Jx0pdRUtACEJKtn6U+/3+SGjzkEE47j/OKdua5tWBDIWGOeKAJFBMatgj5Rn+dRXETTWzqBlm/wA/0pFtn2hJJmIHGAcf/Xp6Kka7EGO//wCugCO1jkEADqFKjGCc4okso5DkqnB6jrUv8PH3SOD9P/10wZI9wcE0AK1uR90xr6VW2Fs7XVRjGen4VMzD5uuByPaoWVgvTHPcdulAEd1biSAoWXd1zWViPozDH0rWPBx0OMGsqeMRTlDxg49yKTAcEhUnDuW+nakIiYjBbOOR6e1Q5OAO2OeaUnqMA5/SgZOfJwOHPbrToQjzIihjlum7vUCH5QOPqKu6THvvowVwACaAOkjUKgAAAAxgdqfzg0g6UvbIqhCevek6GlGM0mOnNABnBpuccc+9DHBAPG6kPr+uKQC59eabk4zyf60AnGTmlzgetACEnHXGOfamFuPvdaXPUH6Uje9MBpIOBjjB5pmMHuAKkPPBFMbLdQfX60AQyg4JyRUO7KseuO1SSZGEC9DSfwk8ZweB2NAGK0eHbnI5z/8AXpAAcDbnih3bzG3YyTz6U5WAQlSee3rSAbtKrkDvn3oCH+7j6DingAcnj60pUbcqSfXjFIBEQN0GR16ZpxGVXblfbNMC5PJxjvTkVcYJG79KBgBjHPbpmlXHbjP8WM07Z0z26+1GznAz9KAGjnryffrTsdMDJ9RQOuMAZ6kdacBhe+PQdaACIjf/AI4pw4BOcYpVjVs8svsacI2QYxj8RQBEWLrnk07lQPlHHv1p3lnn7p9acAAMEqCMd+tAEbMCeOPWmbgM7sAnjipiFx8xz9KZhSRhs98Y6UANwxAAOfSgJ03ZDewNShRnjcD0zim4UnOGJ9QaAIjGCCQc+maAGA5zjttqUgDDHJ74NIoH8PcdPSgAXg455pTh+4zSk4fGVGPWowuc4I9aAE2YHHFJt55xn0qQg7upP40wkHkZyPWgBVjYYx1PY0AkHBIGfWjfjqSAefXNAbdnkcj86AJYiVYDIJXnIrrrWUT20cg/iUGuMXJI5HP45rptBnElq0fdD09qaOfFfwZ+j/I5HzE7oKPMAHCLz7VGM+uKTP8AnNSdBIsnJyi8U8TgcBFH4VCOOOtO46Z/WgCXzyWyFX8BSiZj6flUIC9M/wA6VuuM8UWAmMzn/EU4TNg5PT0FQqFx1z9KcCM5FADxOzfxHijzXzncTn3pmPUc/SgYDYxwfWgB5lY5Bbn0pDKx6kn2z0pAc5wOaQEkd6AHGQnuQfakJC8gk0KevHy9/WlJ6nnNADDycHI4oyfu4PT1pR/MdjTQSjdKAEOfrj2peowaM59B9aUevQe1ACZIXocd6Dk9aa4yRxmnAtj3HvQAnzAdiaTZgnLDPXinZJAoAY/NwcnABoAQjaRgg9s0rd8tx60bSMktg44pGBO3oPrQAYBbgA+9GCDggH8OlKePU/pSFeB1oAUDAx0z2C5pSM9OB600qRgjv055NBH40AbOjuDG6jsc1pg1i6Q22dlJJyK2h05qkIUjIqBRi4cf3gDVgcimEDO44zjrTApyWv8ApaSpjB+8M1NNEs8ZRxwf0qQsM+vpxUZckAjoSR70gERfKTDOSB3PanseGx1qLcSynBOMg1IGDDA7n/8AXQAhA6AcdeaYcEkY5z+X+f61ISSSMf1ppHJHI70AIuTwcEHp9Kb26EAD86djI+oJ4796GG4Mf0oAhfPXg+pPBqKQevHUZNWHAIJBA47d8/5NROdxbkKR0HrxQBCNoB2/MeOn41naig80Me/tWjwCGJ9efX/P9ar6hGDErd1JBAHvxmgDMCEHI6D3oGQRnqO4pxVRgg596CoHHIOOuMUhgo+QgE4rV0KPM0khB4HH41m8ZOd3TqD61u6CmLYv/eoA08Af/rpfwpF6/jS+maoQhx6de1ISD/8AWo7AUH35pDILtikYlB5RgT9OhpwlUj5SSf8AZGaTmdGzwhBAyOtVrCUqzWz/AHoz1z1FAE/noudwYdsstSZDAYOcjqOaUnHQ5z+FRGNQSycN9ePxFAh5IwTkfSkIGRwB6U1H3AhvvL1Gc0rMR046/nQAhGDjIzz3qPOSMZz6GnMyng4x355pjA9e5ODkUAQynJ5we+CP0pOPLY7s88U5iWQ7OB+eaaTmJm5PWmBi7VZ8sWAJOART1BQB8E5yMVFuZ5OQc+p7UqqQAP1pASIQWyFY8/WgkDovHTk0wg59PxpcLuJ44Hr1pDFDLzlQSPrTo2AJDLHwMfWkAjfguBjpSrt2EHbnvgYIoAcz4bdtGCegA4oLfNjb24xxTVdOm7jHpSjaFJ3Fv0oAcTnrkHGPwoLHAJySOvFN+XAzu+mOlORiB/qyfr3pASBlByEUZ44pRKWPTnt1qMnkAKM+uacu/J2xkep7UALknIAxSMD1zihDJn5sY6UuJMgg/uyM4NMACgr1z3oEeT0IPr60pU4AU4ye1J5bAHB7duKABsjnBz7+tMzkrg+/WpJIgUABycUzy1B5yBnAGaADcfUDnvSZAONynHpT3TPRRn+dJgbegznFADQVY/McY5wRSgLyQc/QUBiG4ByDTiQGyy556YoAjMgzwpPHpRk7cBO3elbO3cvA6UBiQOcn1oAZsc4+UAeppwDZOSAR2xSg84K59T6U8sNvBP5UANjVmzh+PQVq6DKY7woSdrjHPrWUMbcbSQetWLaQxSo+OhBoMMT/AAJ+j/IyiMf/AK6QAHgd6XIxn+tIMdRig3FGB3yBR0/hxS7h04pSRjtmkAgx1HJPv0p6rx3P9Kauf8inA9cfpQAAcjn8OtOUHOe3rSGQgcfiMUoyed1AC7gehAoPIJDfkKbv4IBI96UMc/e4+vWgB2Nwx0pcFQfT0FNJw3JP0oLEjHagB/TANC/eI59+1RA89cU4sB659j1oAdtJ3HsOlIEzjP5Z603LYJHSkyQT92gB4XbycdKQqpPBzTAxyOvuaVjuyAuR6mgA2nP8IFIQuc5HHcCl3EA5/wD1UnI6nigB2Rjgn6UgwRyTxz0oBwT1P400A42jkUAPYgnk4GeKCoYZBbJ9aYQ3TcR7Cl2EjIOfrQA/5c4wc+mKTABztx9SKVARz+lNIIIAOTSAcNv8X500ucEkD8KdsPdcN3FM2H+8KALlnII7pOMAH1rfHI4rlohhgcgYPauniO5Rz2qkBLnjrUcoLIdvWnjPvSONykHv1piK4AA2ZO70/lSRtuLKnG088d6d5XIJbp0pdqKM4HGSaAI1LvtJDAjnB709U2k/pQ0o5288Z9KYZAckEnHbFADsc8DHTgcUEnGe/Xg9cUwMRnGeoH/1qkB4I5+vrQA3PBxjjnpxTfm/hGOOg60/J9D34zTT1BZRhTkUAMJLDGM4NNJ69sD/AD/WnqGwAQFOOtI4Y4IOAcgHHWgCqdwQhcg4HbiklXzEZCM4X0qSQNywbAJPFNCkt97HrnpzQBisHC4JJx+lBDDrkFTU1ygSdxzknP1zUeAAQckmkMQrggnGK6fTECWcY6ZGetc1DHuKqozuPY9P85rrokCRqqjgYA9qAHA5yAOcdKX37CgD2ziggelMQ05A/wDrVHMQxCA4LnmpeNvbmoeDc9sKmR+f/wBagB4CjA4AHH0rPvm+y3MdwoODw49a0Tj/AD/OoriITwujdCKAFWQOqsDkEdKGAyM5xn3qppsxaJon3b0OMf5/GrM0ixoS2BxxzQBHKThZlX5hjPoR3p6nP8J5GTSop8pQw5ximW3MSk/wnH5UAIxIwDg5HIpGLBug565pxwrc8f40hGO3oc0AVnL7ucDnqfSmSsyxN8wAA7jrUjEErt/A1FLkRMDu46FTmgDI28nOfY0mBnnOPepMLlsfXr1pfvcqvPoaAI8DPrTl255Uk8ZwKT2IpwGfugZ96AEYoWwVBApUwDkjaSePQU5FOFJxg+opVUgkA4z78CkMkVAVJDDHoO1M25wQcgdKTpyxw3t3poyTgnpzigCVgVBbaQR1OetCuCBlsH1FB2g4J3EDt3owMYy2D+GKAHkZU8gZ9/ShfvEgA4GMEUp27FBAP1pBsUYHcUAI30x/WlywHX/vk0/aAhGB24PY0wEDIxkZoANysQckinqTtJ7HvmmMTg4PHYUDeQMjv2oAUZIwQOexocEKOOf5UhbDY7+ppzDI+99cHpQAwK2MkjjqKUqRlQ+3PTFKN4TnHuaAPmbrkfhQIjXocnB68UcnnJJ96cU5zk5HHNRncAc/lQMkJIGD+FMDYJyuRTowDncenrQAxUbfWgA3DGUAz3BpQd/bp1FMGRuOCAe+KcQG6Y6etADhgnA59qcMBc8j6mo9npxgd6cAM8EZoMMT/An6P8ih24x9QOaTbnqcUAemaUDAzikbAQP7wo4J6j3pML+negAHvQMkyhX739aTcuDz09qQBcHP86cB15GaAGhgD9489qfkYwSfyoUAdf5VIMdcDpQBHlMc5J9hSgqoPHNKDkYwdvWnclSe2e1ADRIrHv7cUhIA+6SKeCSpyOPTFJ/Fj8PpQA1SGOAu0UAnP3Tg0/dgAk470A4OT+ANADGZgdqpxTVLA/dGfSnD3P40EjjvQAYfuoI96UBmb5iMmm549880u7HIJz60AKfMbrtOOw7UwmTP3lFO3DHPIpoYcknr0HqaAEwzYXdx60u3a2d5oBz1JPsKXJxkZ5oAO2VJBpyphSd3SmjapwwNKCcAhSMmgAK9skdPrQqhjnBI9KXBP07ilCYYFQMd+aAFAGcRgjnPXGKYFHIB/Ogj5SfTmnBc84Az0oARUUPx0z2roNOcNaoeBjtWCAVO3K1saOf9HI+Xr2poDRBGRx1oOAeRR2pT14qhETHDYzwDUecZ6ZHXipZO+ODUezHJHX3pAMPyg+mMetIFJAODwfTpU3ljdk8nGKUgEcigCLbkjcSM8kUv3eFwAvP+Ipwxkn/JoBBH+eKAGuecnjP6UjMC5/zjigjg57f40oAOQV69RQAwnacMTnoQOaYS2MHIPqe1PU/dA79KQP23AZ6e1AEEg4YcgHngZ71GFGQAOc/dqVj8ykHB/wA/zoXIXdyAM9aAM/U4iCHZWweM+lUcEAbgMdcmtPUyXhwTnBBzWaF4PYdKQy1pcJa8i9Ac46104X6YrC0OMtcOxH3VreXsKaELwfqKCMD2zQe3r2pDyMigYnbPaoz8twDnqOB+NS9M/wA6inzgOOCpyfp3oEOI46ZoIz0PGaM5AIPNITgY7EUAU40WK9mY8KQGzmmRE3ly0hyY4zhBn9f0qOdje3RjiOI1ADOO9aCRiOIKv3VGBQAE59c+1QwcJ93jdnPtmpJSEU7cluwHrSoNqBR0HqOaAI2YA7iOOuDTG4Az64JqQDJ68kelNckjp3xzQBXdmLsM9OmKguWbyGPr7dqsOO5z/wDXqvqAAhwVBJPX0oAyufw7e1Of5cDAJxyRQMoex4IxSg7vmyPT6/8A16AEHzdRx69xShC3Uj2oUjaeR6U1R8+PY8UDHbjs642nI4zTkG/ByBj1pQmSAqsw65AoELEcRkHjrSARVLDqTz0/wp2DnggGnCGQn7h+XoBxUohnbIWPb2OaAIQiAA8bh71Iqjbnrn2zUi28rAghRjjg96esDBPmZRjuDQBCBjKhQcc04DHOOKlMCgcyqPpR5cfX7Qc+4pARYIYnBP49KBycE/nxVhEgI+Z3J/KmoluMjk49TTArMMDAIA6mnhQR24FTBbdflMZ/OmeZEhIEK+2aAIgACRkgjpmhSMEetWBMCPlRfpig3BUDgAelICExkYBzjFOWNyACrc8elD3L/gemBSiZyg+Yn8aYDWt3AGF/PFL9lkOSNpX0JoEj4GSSO3eoy53YJpAPW3YDO5F9s5p/kxfxSgeuBVY5Zjwen4UB1DDIyPyxTAn8uFWGHYnrmkMcAYsdx9eaiYADIzj0z0phUt0x0zQBZLRDOE47ZPWn+cm3PloBjsKrLkH5hn3xTjgjpz/KgwxP8Cfo/wAjOweRkEUAY9KPpQOPTmg2Ag5ODn6mgBsckD60Ek54/OlA6GgBR3JbrwDT1Ut/Efw71GTyeBS+4PtSGSY29Tx2pV2juaZsDckmlA6YzQA84Gdp4puOMZP1NLgkDBJ9qOT1Jx9aAFwoXAPNIOTn8KcTwdvrSKMrkjJ6delACYGeeh7GnBeMBQAffmjtnpn1NKDkcj8xQA3gEgKPxpTjHJGfSm5OSQM+tKOoAB9+KAGnGeAPT6U7gjnGBRghs44A64pPm3cCgAYj8vwxTFJAwVJJ9aec5980HOcdsUANxgYBGPajcW+9nI7GnA4zz0PrRyT7HkmgAPUsAT060h3cMVOPXFBBVtueSacw+YYbgjnIoAVXJA449T3poyMjHX+VOCgBfmH5U0cnqcdcegoAb3I5AH604kk8fL+HSjb7jHrmnjbg7QSPfuaAGYOTyp9609FbBdScn2rNC5HAJPqau6cdl0oAbJ68U0Buj9KUdPekHTindqYDSMnoKQjn1p3UZ7U3Gc8UxCcZ5pp4H1pxByR60bCD2zSAYRx/n0pp5YgAdP1qQrheTjHU03YVPLjIoAZkbvw7ev8AkUgO0kYyF5z+dK+QwXILEdulDxqwwz4Hc4oAYSVGG9fT/PrTUVnzsGAeM9P89aezW6kbpdxxnPpUc069FJ2kHIHXr/hQAOqRMNzkknPX2qvMxZhheD6nvUwe2WAFy289Tknnmq895aj5UjJAOcE80AVbp8x8kZPYVVXnjpg8DFTSTq7gsmTwAM+lBlQcpEgx2zSGamhIBHI/UsQOfzrVA/DpVXTOLJMKBkZx/Krg64pgBPcfmKae+e9O7CkPqKAGnv1pMEA8U7OD6g+1A6Y55oAiA8o7cfIen+z7VHcrLL+6TAyuWJ6VM7FVdgCcA8CoUQr1OWfljQA62t/IiCpgdM5qRxhMlwKjdZiTtdR9V/8Ar0eXksHJb2NAB5ZeXJcbV7Y704qBnD5J7etJjAwOvvSNnpjOB+dAAyRk8sTk8npimMsfOC3NKSScA9vzqCThTwcnoKBDyIhwuc+7dap3zQ+QA6MRkkc1YHygqfXI56iqGpMCUTnI5zQBWJgLELHyBkZPFOWaMDIhQDHIqFU54645xQRjOBzSGTJMApConHqtDXDElcYyeagJIJGODTwoyC36mgCf7RKqBQTjtxikF5KUXLH61CHHXt6dcUNt9M96AJRcNjBJ5/DFOSUkt8xzgnINRrtIIHX1FBBRgu7gHnA6igB6uSDuO4UpLycrzz0puWVsDOOvWnLlVYsODQA8ksAT178UBdxAwfoetCDgluT6+tKDlcsOM0AGMk5FM4zgDgd6erbgQeCabtyM0ABBIO/Ge/ehcOowRj6dKdyxAHXPXPSk8shzkc55x0oACuOc9KXdnA5NNx0znmgglvqKAAFQTgihiFXAFAUKuQM4/WmrjI7d6AHh121ER83OTUgU8gHP4UBMHJPFADGOMMBwKaGUk8YB7VKY89mwetRlAGwTtP6GgBwRVB7fSlAPO0gikjgeRiqMo9M04gLnLbT0OKAGkdicZ6Y7Ugj/ALxOT3FOCbWwQPrT16bepFBhif4M/R/kZRwOAaXuDzj6VIZj7Z+lAm46ZP0pG5GOnQtS4wuNrfWnmd+AOB9KUTHAzzjpQAzYeoRs/SnhH6mNufUU7z3IAz+VL5zA9Tke9AAkLjllI60ojYqfk/Km+axGGJ/On+Y+3GfyoAEjk3EbfpzS/Z5c/d/DNMLlTnJJ96Xec9SKAHeTKvVV47A04QSbeSoHvUZYsQM8emaCx3ADpQBK9vJtHzp9KaYCcKHWmbmycZzTSSBwM+9ICTysnBkAx7Uvkj/nqPyqMMcZPFAJz357GmBKIkxzMPwoMMatxI2ffiolzjpSlnOQMfWgCTyYhyztjtTGSA5yzjFI+7g9zx1prhSvPPOTigB+LXGMM344pyC3xnYR7ZqEKCp3dfrSgYJUHnFAE37jP+qLAe/SlR4TktECfXPWoRjeRkYJ69qUAFjjhaQyVpIyR+6HsKdvQsuxF2nPaoudwBIHPp1oUfMcjBPrRYCTzQcjYgX9KX7Tgj5VyARjHFRKF3d8Dj6e9C9Nx6n3oAl+0u3Tk/Snw3DrIvzZ9gKrqBluwFLH8uTwBxmmhHSqQQPen/5NVrR99upz2xU4qhAaaTg89c04kd+M0wnp60ABOeTTNwHX8acc4BJCgetQtKikKPm9SaYAXZhkDC55zSPjGXbB64FRSzlo25wMdqgMqsMA4PAOeaAJzc4YhFIOCckdBUEkxKqXk6DGePWoJrgbmCjBX86qyTKd21Qwx1P9PSkBYe6YghVPzDILcCoGuA2TkkkcgdKimdyME+/JphDfj7UXAeJXfIJwB1FIoUqehbtTUOMcdutOUMBnAGfSkMGHHU56cigD5sA89OaXvnOAals4/MuYkIyNw/SgDpbZPLhjQdgBUw4/lTVxgcGnVQBWZYSubtwxPzDcOeOtX7ltlvIyjopIqk48m9tzyMjbSAvkc45/CoWuIhMIiTvJ4x0p80gjiLkA46D1rOiTOpAkc43Nn1oA0mAH3j1puFG7AxnrVXUPmeFAxzu9KnuiyQM6HBUce9AEvr6/zpM5xnJpkD74Q7dSM8U9vlGTwO9ADT6+2etIw4JBwTSo25cg5HtzTfTJ6dqAGNz1+nH51C2CGHoRipnXngjJ71FIvDMDj6+tAEWWO3GOuM9xVC/OZlye1X1bcc5wPX1rPvm3XGPbAoEVySrA4A9MUhJwAST9KVsbQ2ecdKDtxkHOPU9KQxQnYg+vFIwKrkZFSLKDtwnzAc0P13BcA8YNAEQBJJI69gaeAS3QYNO3L64A5pp5LFByT0pgCfexgY7VKpYZBA49aQ43/MVzjsOlOEwKZbqOvFIBoJPUdT2qQE7ehHoPSmbiWOSTu5xmhn2ryGznvQBKq5T5+DnrQ6seMcg5qNZMnDAfnUm8KcZG4jvQAKhHy4z3PtRj5R8y4zyDTWZhzxkChG3gk8GgCQoFAIBIPcU3HXDE4H50EtgEn8aTdnvg9jSAXYABnP1HSkCrkkA46UBiT0ORSA5OMEnoQKAAMBgc4PWnEjJORxTXXapGc+1Rgr0BHHqaALA6ZzjFNO7dxk0mVHU4IpDOqkbSfcYoAV29jnvg1GW6k9e2aDL7c+9NDMf4T0zzTAeGwOuM98UE7z8x696YC7DG3ihVcEKzFT70ASjgD5SSBjIobtjP4UhRw33+Pam7GYj5jQYYn+BP0f5FA4J4BB+tIAB3zQQPoBSgZI45oNgA9DTgMdSMUhU4zxxQM9BjAoAUY4x9OlOXA6c+lICT16n1oxgDHBoGOHBB/i9aUDJyT36UijIFGRyQQMd8UgHHGQep+lA+YmgDOPT3FKu0D8cUAIT+WaVRgcgikHLE09cHjBb8KAE+UAE59qQ/Nnilwew7flQEbJJzwPu0AJ6jr+PSkAz0GOv404HfyRgH35oLfLwvXqc0AGQe3HfNN34HA4PSnEED5sdM4oC5GSeB14oAX7y8jJHp1NMG7BPQ/pUinCgHGW7elIehA5+lADd2Tg4wOTSlvVj/AI00rgcdqkO3gBiR396AGYJxn+L1oQZH6cU48gBmxgdutIvC+mP50DEBzjPrS7eCcZPY07AI3Dr+VKSOhByOKAGbSPl/MetKVJ9j0z/9alJA6AkUvyttO1s555oAR1wnpzSklcDGelObDEqFC+hznNEZwB656mgRoadP+7K5GRk9atiU8dyayrKRUJBIGM5NXPMLYzgdxjvVJiLvmAD5uTTJJWyQOPeq4mAHAOKgkvFGcsByDxz/AJ60AWnkO/BxwOCf8+9UnmLfcB25PJ44qA3hJZlI54Of6VXlldsgufTAPAFFxliS5+bqW5Ix2quzuybB07KOtIZCTnvUQOG6nPrSuA5dw3Yyc9fzpuOmcg4zilRj2HBo3ZBB9aAFwdu7jGfWkIHb070g5Y+npmlLEcgc/rQABc8ngeop5GR97Ixio8kf4U4/PkjA5yRQAu0EY3HNXtITdeJn+Fc4qguR04H+Fa+hx/M8mOgAFAGwOnTFOHAxxikxx70vQUwIbo/uwnPzMAcfXmodR/1SP/ccEn2q08as6k87T0qK6h8+Bo84z3zQBGrefNx9yPpz1NQ2yiTUbiTPAO3FXIYhEiouOB2qtYgCSUnrvOaAEmXzL6EFs7RnHvTtRcrbEDgnvUaEtqTcfdXGB+WaTUySIo9wG40AWYARboDydoyTT2YqCSM4pAyhMg5AGcUyaVUhZ89FxQBW007o3Pbccf4VJJKzyBIgPQsTx+FU7ZyI0ikyqSEkOO9aC7AFUKMfSgCMbs/MwLcnIGP0pjEnPGCetSeZkMdh471BMeMBMHjqeBQAhIIwAeD+tZt6czMT2PY1oDeWyq4GeD7VmXBZrh+goERMOmTRs424waUq4ztbPtihdx+85we+KQxUVh16fWnbRvA6cZyT1prLkc59OtCrg9cED+KgBCQG4yNv508gIwcEE4/h6U084IB47jtSxoC2cYX27UACshJ3Ng/SnIAcgHtmjaoI24Puadu24GAQDkZ9KAEj8ts569qemwAfKT9aFYbs4GfbvUv3MHqeufSgCPKhvu5PoaeCDH/q+aaQ+SSOPalVgIyDx+NACuQ6gbduBx70zDgHlR9KcJMnMnKng57U0+gYce3WgBzM7Ecj+hpgUnOWGT2pflA24IBP40q4JyOnYCgBFTJJDHk8igRgZzIQRznPFOJXBwDkdBQoBGDz64oAafm4b5mPUmkjVFbbtGcflUnDKOuetNAJJ4wPWgB3y4zjnrTWwF44zTyAE5GcU0nOdwGPTFACKPmVgAfrSBhuyemeRTgvIBOR1zTWTaAScigBm7g4GOe1P6ggkdcYpFXjJOeacxJHP3u2KADt6Y9KAxC8npTmzswDjimsxbJK4z6UGGJ/gz9H+RnnHoB+NJkD600gjrkUY/OkbkmeMkCkPHPY0nBzu5oHPTj3NMB6n/JpwPPOP8ajKkdGH0ozjByPSkBJuGcY470jNuHGMdqbgL1Iz6UoZT/EKAJUcAc4wPakL5AJ6dcUxiMZLHjoKUYPVuT2oAcr9j0NKWA+6KYSo6tn2oDDqMGgB+9lyPakL4XBzn0pHdNvf8BTN6k5Oc0APU8880obDAnp3FICuDwRTQB2ViffvQA8uWPzcn9KQkqcDnPQU5flA+T8OlMkIxwhz3NACq2TkgHFP5CnI/PuajDEDhefY9KXe/A2g80AKrHPbj2pyk7hnHPWkywI2qv4ClLMDgqPWgABKnDZ/CnAkLgcZ557U0GQknAz29qX593UeuPWgYAYbPJyeD6UENhjyfX1NIfM2gAjmj95jBYAZ5xQIOo4yPWl7bhxgcDvSeSQOX9/ehVYg/NjA7UAPKnYc5Bxkf40xUbow7jvUmxWQAsc9T2ApDHljg/rSAaoBJ+YYBzz3qRZXzt3cDqM1GsIAPuM80jIGPAJ7EntTAe8hIyX3AZNMYgDLEHJx9Kf5akhQOnbNDRqpClR6fjQBF8uwZZcHnHrTPlHcfnUhK5G0Y56/SgrgAH17UAR716jP5Um9SCBk46VKqc4yDk4+tMbgg8cdMUwE8wZ+Td05NMyN33TipcArgduhpeeNw4yMUgIgDsJ2YGe5pd7Bcqn50/jLA8Z6UFg5BPAJ9aAE3dcgH+77UpDEZwBxyPWkj2jAyD75pfXPOf50ALtJUE9Tit3Rlb7I2eAzHFYn8XP5V0enIUtY1Ixx/n+dNAWcHuRj6UoBHege/U0A9eORTAgncxvnOQMcfnS7yFOc4IzwabKwwS4DYIwfQf5zSgrjPI3dMnr7UAPDJ6n25NMWCPeXC/MevvQ6cvg5yBxnmnjO8ntgYFAEYtY1l81VAbHPvUNzbO80ciFfk52nvVsD+nFB69e1AFUXIXIliZTnqOQabcukli+CCAKtEdQRx3qN4VePYw+XvQBXaBpNNVeNwAI9qLSUvDtcHfGcHHWrRAxjOCKqyQskjSpySOR0oAldwQAR16npVeQkSc4x1OKmY7kwy/h3qBtoYdOenvQAmRj0zzWQTuJJIJz+NarkBDkcDgGsh8lsDqaBDtxLFhkGg9OcDBzikRgY9vGaJD8xIPFIYALu5PBoVDzn6+1LEwJ5+mKUEB2D59sUwHBc4ZeDjOKVDhS23k00qyIDkE9Cvt60AfNgnAzxSAVTjOfwxTWQHlT7805kKnt/jSx5dGBXBzxntQA4g+Wu5sMD1pdzYPKnHQCmYI+ViODzUihVPXnHQUAPTGCpbqO4phHzBWTAJ4poYjAbB7YqQEAgcjFADii8YHGOaZu3YB5A9acMk4Jz6GggYPAHtQAxsnJXA9c96ULjI4GefpSIxDEIuD7jrTg7N8oHsAaAD5ielO25GT+OKadwXqRxnHpSqCVyOvTrSAaAS/OMD1pSrKD2/HNKGOdrAdKMAjO4UwGLkkZAyKU5UZzz2xS59SPXmgj5uSfqKAGhlZifUcUBRj5SfoaVEJj4BOOOKckUm4nYwI9qAGkAD5v0NCDCdcnvxUgikIxtwCOnvTxaygc7QfTNAEJOVPagnccDr1qcWxAw7qPemmCJesvHqPWgwxP8Cfo/wAjFx6k4FLsBOQf1pD9DijtjHWg2BU3CnbAT/LmlAJznJpu04xQApRT0AHvnNGxQDxnFABwcDmnAYGCABQMTYuen4U8IpAyP/rUgG3oM570qqxzjFIBQoPzDgUqgY+7gU088Z6cUpBPAIoAcqgN2+o6UFQeF5HXJoCY/DilwwwMjHrQA04Vug/pSkjt1poBABB5zyaCOQOeePrQA4MDkqOPenBiBx+dMyF/iw3YdzSjhcY/+vQA5jyMknnimnHqemDzQAMn0HtQVAXJ5Oc0ALz/AMB+tM/ix696CmQT9PwpQp6AdutACknHy8GlUnGDSoAwHPU07gNjAwPzoARTuUkEU0nkc+wApzAB/lHH0pAQr9B16+lAxGLY4GCafnKfKCeKRTs+9yP84pN3OAPxFADg2f4unf1pEz07Hmj71OJwx7GgBDjJGT7U4hm+YHOeozUbZCg5PPUe1PP3e4980hCHO5sHvkUihw2cZGeeKdnd82T7+9KxyuVJAzke1AxMHj1yT9aMHOOpGcUoJ25zxTXO4YAPJ5z2pgMKkjIxg9KXa23IZcY6UrAlfmHzUKQdoPUdTnigQ0ZwxHQY5Bo8sDB3c56GnFSvyFgec0iqSTz1yfx60AIMcAH8cU3aBt+bqTSk4ABxgDofWlwCxwdo+lADTs7Z7YBoC7u3T9aVVLY55AzSYPQdBxkUAGF4Krg0qngcAfWjA5HIPSl+6OOg9qAHRrvdUI9BXUxKQigdhXO6enmXaeoOfyrol+6P1poB457ige1Cn9aCcKcdqYDcKwx1pjRZwVJyOmaM7V75z0pcnscn2FADGU+arEcdCKbkrCM7sg/zNShvXjPSlBUnafbANADU3bfn4PNOPpxkD86OSR9e9BAOeOO4oAQjnrwaB2GaceOCetNxgA/hQAhJB5OM1HyVyOh7GnZxkHn3pGznHT8KAImwTuyeBjFQkZK45AxzUzAjpk88Y70wxPkBQcZ5xQBBcKv2VscHqKyiNpyMZrXvIpTBkIT68YrMWCQnGACeOtAESoCue2etIVLE46VYa3cjClVxyQTTlh/iDKo+vSkBUC4G44yakR8Al+SKl+yqxbEynHagQRMCDNk+woAYv3icZPtRgkhyMip0SDoXbdTiLcLgliD29KAK6ruVgMZHT3pm5lxnj1q2rW44VSBjqaTdDu2iIH3NAFXJZR39R6VInzEEZqb7QvI8tQR0p/2wKo2qB7UAQlDgnac/SpljLAkqR6Zp32guuVxgim+e4G0/gcUgFjhbP3cA+1JJBK3AUdMdaXz2C7ckZ5BqIyuVIcnnvQBIkDkkuB6cmnNbOBkuuB3HWoRIfL5Y4x3pzPg/I/B7GgBfswByZiD7VJsjAI8w59u9QElgeOvShR1HoOlAExSA9Sx9OaRfIHReB2zVdQSQUyCPU0rFl+ZunXimBYLxHIMQGO9ONyMgIq4qt5nPAyD7UdWAJGf1oAla5K/cwvPIo+0uT82frUa4bJIPsaVRyQwyD+VACuzkk7iB9ab5jAAZye/NLsAQ4amhACSoz6j3oAflipJzjt70w8tjt6U5X7c8U5jkckGgwxP8Cfo/yMck5OenrSrSYy3J+lGOeOaDcUkjpSDIBPJpTgnjFKCeKBC7iR0ANA+b1OO1Lj5RyCaAuOnAHU0DAq55PHHFKoIGFxgfqacMsOTgUKfmzgcdKQCBSRjGSOpzQAwzz+dKr7c5xmkxxmgByj5uvFD5fIPHHHvRnj0wegobqc9T1AoAay4GAR7j1pwUqOWx+FNOCwLE4A7dqXIJHBJ7mgBOvfgDr3pyrx14HXjpSYAPQj605uEOFPPtQAo5zkZPQUhGTwxOf505QwUsVYenFIquzcoyigBrdBknjoKHPy/eP+FLsfr5bcUgikzyhyT0oAEJXoMt2oBXdu5/OnmGYAgIf05pywykZ2/nRcY0HIHYDrTccjNTiFwrADJ7DNItvMCeV9c5oAhHK5xz704oMnNTrbud3IGe/rSNbMDkOtICNSG4IIJ64p2SiKMknvT47cjO6QcjgU6O3UNuM3XrQBDld38RJPHvQvJ4z64qwlsnaUZpBBFz+8OBwTQBX27ePfrQwDL2GOtT+XBk/Ox7UNDb4yGfBHrQBWCtvbdj296cowSMZAHUdzVkLbjGct6ZPekxb4+71HXNAELAAMc8Y64/KotoVQSeTyKnDxA4Ef3fU9aeXiAUiMYx0oAqn+82AaQEZ3dieKtpMqjiJce/amm5jVtuxR3zzTArg+aQcYJNLjsqsQOKma5KkABcA5HHaj7Sy8jjB6HrQBFGkgXlGIx3FKIpNuFRj68VILl8KA2Pc96b9pfbn35oAZ5EvBKnBOOaXyHPbJ6Ck852JO6kDv8AKSegzQBp6TbMsrM2OBWwqkjHas3SF/cs2cktxmtHPGKaEP2nHUH0pAo7nH4UE0Z4pgRsq7Tljz0FJtUkktk+lSYBwD+NN2DdkcGgA2ocZJ5/SlxDnGCR3puzOeozRtIXPGaAFZlPK8DNOyCenGMdaiXKkDHA7+tSdRjrQApftgcdjSM2T90H09qTv9abgjBzigBxlAOQMY/KmyTswGetIw6+gPFNI5GPSgCKWVlAwR1xn0ppmfOctkccClcDAGSBn1qJQMjqT65oAivZ5BDjcQMVm72Y8nnrVvUCAgUg/XNUk2855PY0AOz1AwD3NI24ZC855pdy898inFCyg9RnFIBvzcN0JOKRE3N1INPBJjYHOfanJgH2oAYAEIOcnsadjIZmyT9abnnOMge/SjLMcrgfjQAroUVSMH3zTuCBjqPwpitzjbx3AqRMZyQAMUAG4EZ4PvjpRtBG7kn6Uh+UkKRz3zT1Bxhjj0oAWOMIO+D2oJAbBPSmqDkDGBnjFOGfmIHtzQAYBfGQR1zmhsAZyBTAMMT270r4J4z05xQBJjcuQwwetR+WozzyeeO1OUjOQP1pN2CecfhQA4M3ccUMCpLYz/Sl3grn8OKUkbhg5z7UARKWYkKvX9ac7FAM0rKWBIyD7DpTgO/DevvQBFuxyCck81JgBecZ9TSMhIOBjPaiMfIGcjGaACPh8j8jQchiBn1FOIDAEH5j2FOyp4brigCA7cejD0oCNtB7HvUgVAcgY9aVQPwPrQA1ctn5eBxSqPlGOcnmgnaxCtwPalDgDJ4NBhif4E/R/kZoWLaCc/nRti6ncB/OoM47c0qtnk9qRuTBYT0BpcwgcKfQmockjJpRyfagCwog28qTQfK4+Uj8ahGP8aUDsTyaAJsxbuEJwe5pwaIDJQEHpUJBwCcfhQeehBJ60ATb4sjEa4+lAeMDlBk+lRAYUjv7Um3J69elAExmGPuDcfSjzv8AZHvxUIyeB94n0pTjjniiwFgzKf4V9uKQXBJ4wTnkgVCAMEcnmjlRx0/lRYCfzsA89uKRZ2bvkVXPIwM5pynI4zgdBRYCT7Qy5HX6ikE7nlulR7Rjp+ZzSZGcelAEq3DnJJIPp6Uec3Uk/wCe9MRQetO44wAMdM0AKZXYdTQZHB5Y5pqrhckg496FIz03Y9aBjgzcckc0pdt3XNI+AcDB96dt4xjp39KADc20c+1NYtnAP50vy549f8mkUlR8w5oAUnopzu65p4wckAnA59zTFyfUnPNODDgKT160AKRhTnI/rS5JHzDI7UwsS2ecUrsQoUH/AOvSAAoYswYj3xRIWBGM880hYhGxwMcYoXPXAJ9aYDQCc8ADPrTs4ABGQe/rSheTkYxwBTSD8oUcjnkUCG5HzHGcUmMEFT14z70/LMTgcAdaUgnaMZA6570ADHPB5wccCo05dgfTjI60854I456ChywIGeeBQAh6fMT8pwvFDAfeOR3owWG0nnI5I6UGPjvjP5UAOwGGB+p96ZtDHHGc9jQFwBjr1yKVhlsjODQMaOCM/pRwMntShCV79e9AAzyCQO1AG/pqbbVPcZq571UtGVYlUHHA49KtKM/nVCHE/WkJzS/0pCSQeaAE5z04pc8kYo/izR34oAAT6UdKByTkUdRxQADkc9BQPpQcY59KP59KAGmk6D070vb0J4zTSSFPPPagBMdeeDxTcnGSPyFPOeeM9/pTM5OP5UAQTgbeBjJzmmBNpHXrmpHwcg8jHc1H9DkHvigChqTAsijtVTB5yMY71cvj8wUg1WB+Xjr3BNIBqhRuyBj+VKrPngcUuQSQFFN+YjOcD0oAlXA/ixn2zQMKrZB68YpqIwyGIGKcq7WPzY5yD60AIP8AV5A5HUU12IcMV69qm+UKQTkHrUO7JBLZx0oAcIzjdnkdaUAnDccUFsjI/EUq8p07+tACOgLZBwfTtUjAlQNw9qi3dsdOhJpdwcKOD70ASOwUY9DSqBuyT17YppZep47U4Bmf5WGfp2pADLyABj1zSkdtv60FjvBOaYCxyeduaAHA47ZNKxH3wAOOeOtIowMjvTOSSCOvSgB6uMLjB78UpOecBTUe35hjCnOD6U8DJO7BAHFADlYgc81EWKt0zk06VgqbgQcdqajJgHk+3vQA/cSCeh703eAp46Ck8xUONpbFND/PwnB65oAl3kLkn5jThw2D3qI5K/KoBFIgkJ5OCKYEj4ZdqqRTFDbSe2cUib+SeewpU5YAHp2oEKiktuI5p42k8kGmbRv+8elORE285+tBjif4E/R/kf/Z</text:p>
          </table:table-cell>
        </table:table-row>
        <table:table-row table:style-name="ro1">
          <table:table-cell office:value-type="string" calcext:value-type="string">
            <text:p>1d0581b8081080</text:p>
          </table:table-cell>
          <table:table-cell office:value-type="string" calcext:value-type="string">
            <text:p>Spinach</text:p>
          </table:table-cell>
          <table:table-cell/>
          <table:table-cell office:value-type="string" calcext:value-type="string">
            <text:p>Apr 1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daPeCAcU5U2KAO1OBxS9agsTpUL3EKHDOoP1qVzhSa5yZsysQe9JsRsNf2448wU3+0bf+8fyrCOT0qUAFRwfepuFzY/tG3z94/kaP7Rt/7x/I1j+W57daUQSY56elK7A1jqVuP4j+Rph1W2B+8fyNZwtmY/Maf9iUJu38DqKLsDRXUoHzhj/3yaU6hAOCx/Ksk7I+hHNN5I4PAPFLmYzY/tCDux/Km/2nbbsbz+RrFdiBg80gXad2fwp8zFc221W2U4LnP0NNbWbNesn6GsFvmck9KrXHGKadwudL/bVl/wA9f0NH9tWQH+t/Q1yoxzmgnmrC51X9t2f/AD0P/fJpp1yyH8Z/75NcxkZ7dKaSMe9AXOoGuWZ4DMf+Ampk1OBwSN35VyGeavafPhyrMMH1qZXWwXOiF/EzYAY59qjl1aGJipVyR6CqRIwTkcVkyPhmJOTmpTbBs3hrtuSAEkJ+lXhcLtDFSMjOK5/SLYSS+c/3V6fWtrOR65ocrDRMbpQcbTTGvERSxViPSo2AKe46e1QyNuXjoRycUuZgSf2pF/zzf9Ka2rxqM+W/6VnSsBwBUN1IPKwDwKFJsm5oN4giU48pz+Io/wCEih/54yfp/jXPFh+FJuz9a1GdF/wkUWOIZP0pP+EjiH/LF/zFc8GpN2TQB0I8RR4P7hvzFH/CRp/z7t+dc/u/OjdQK50S+IVJx5B/76qUa6CDiAnHvXNxkA+tW0bHbrUydgubv9sfLkxf+PVHJrhQ8Q5/4F/9asktnHyn5aY772GQRUKTC5tprLnrCB+P/wBany6q0Yz5Q545NZETKoGV/KmTS+Y52qTg+lHMwuaf9vNv2iEH/gVWhqLlARGM+maxbaEszPIOBjrV5Tx25GcU+ZgWJNWeMn90v/fVVn8QOvSFT/wKs26uC0hCjgdfeq5Py9PpTTYXNc+Ipf8Aniv50h8Ryj/lin5msY5IxikI9uaoDaHiKbODCn504eIZv+eKfmawskDgVICeOMUMLmz/AMJBOekKfmaT/hIbjtDH+ZrIGdvP40hJNILm7Brk0kiqYkGfQ1pPdOke47c1zFkcTr061r38pW296lvUZG2vTgnEafrU9pq807YZUH0zWDyc9MVa05yJueKG3YEdD9pl/wBmnC4kPXbUAzgc0uSeDU8zGWPPf/Z/Kjz5Af4cfSoskUAn1o5gJvPf2/KkFxIT2/Koj9360R5Bzk0+ZgWDM4Hb8qY1y49PyqN3J45qJjz34ocgLQnfbk4z9KaLmQnt+VQ+ZkevtSZJyT0NO4ib7VIHwQMfSiS7dEJAGQPSoSCcc1DdN5duxHTGBTuAz+2psDKpk9qRtcmUD92mfTNZAcg9RQpy24t+dTdiua41ufGfKT8zTB4hlzjyV/OqayIkLEnJPAFVGGDw3WmmM2l16QnAhX/vqpV1pj1hH/fVYK5DfeqZCVBy2BSbYXNVvEO1yvkf+PVYt9YE658oj8a5qUlmJB/KrNjIVUjOOe1Em0rgjf8A7XQNgxsKV9WijUFlaseYkvu9ahuj+6BBz/KpU3cZtjXrU9Q4/CnrrdmeDIR9Qa5Usfak3HHStLiudimqWb9J0/E1OlzC4+WRT9DXDDJ6CtGysTKN8mQvbHencaOsB4paZD/q1+lPpgLRSUtABRRRQAhGRionAxipHOFzUW7cKDDE/wACfo/yIJDhR9aehytNZdwp6jC4pm4yX/Vt9K594QGPXmugm/1bfSsidwMgfnUSEMjtY9u400BQSAO+KElPk4B571Bgl+D1qALYIW33YHtVXzixGWFT3BXyggPFUW6ZpAXo3BG0HJFLcMFjCjrnpUNsdoLenrTZXLucdaAIJG5PAoVzgAc80KuX6jPtUhiAIxRsAuA6ZYDPpUbRkntT2Bxj9aReuARzQBEYzyNoqrcqQQGHTrW1bwhRufnPY1QvkG8lcYJqosGjN70pUZ+tBxk07qv0rQRHnjpTePSn/Sm0wHKOM08HaQy8EU2M5GKkYYGQaTA1YH3x+xFZ067ZiuOpqzYOCNuenakul/0gH+VZLRjNS2VUt1CjAqbdxmooCGiBzxipOp5qSh6ICMnpVef92xQ9CMg1bU7fpVO9njUfM3zDpTtoIpzIDzzmqF3IN2xcbRVi7vFeMBe9Z5OSSTzVQiSNPTFL26UD7tH0zWoBSZNLkCkBGfemAc0v1oHvRQBLAu5sAda0I4cRjenFUIMbxnIHqK0Um3uqr0xzmspgNaJs8KaaI2JHvWgAG4C49DUnljbkDrUJBYz1hbB449qkWIISSc/1qwUO4ADgU5IQp5wfeizAjAb5QPrUkw2xsR6etSOoEq4B4FMvFAgcHuDVJAYRJ3NnAOaTGQRzmncDNJ36VYDWHPT9aQD3H1pzfzpo6fWmgDb7g1egsGki3/iOabZ25eRfStnAjj46AVDYWMCVGjYqwwfeotvpVm4bdK23seKhPBwaYiaxXNwCRVrUptxCLxgVDYj5y2OMVHcHdMT1qbalEaDtUls2ybPQCmIfm9Kcvytn+lDVxI3omDgY6U8ZBqtaPvQ8YJ9KsnkVFih4PNKDzmgdMUoAxTsAEcUq4UUduadj1osA0moZWwDjmpmIX6moT3NOwDIzhiKmHuajXhhjvUmOc4ppALjI/GqGsOVgVAeSa0ccisTWpf8ASAueMVSQmUOCOaMegwaB0OaQE+tAhSSRyc0Ac96M5pN3XnpSsA77p7j60bieM0mTjrSD15osAHpxzVizHzGq+cnA7VbsUYEswpS2GizLnZwPxqJSGhZCOfU1ai5ZgTz61DOgj75rKK0GZrLgkU2rEqEyFh0qOKJ5XwB+NbIVizplobiYEj5V5J9a3GGwYVe3FRWPl21uFPUVFPdNKSE4X1pjNuA5hT6CpKgsv+PSL/dFT1SAKWkpaACiiigCK4/1TVFH93n0qdxlSKjIwKDDE/wJ+j/IjXinVEzFSKkU5GaZuRXJxA30rn3cuTyfyrfuxmBsdcVz+znBqWIUMcUgzn+VOZcc/wAqZgluT1qRCliwIP50zax+bsaeM7eT070vPf8AKkxjWfj6U1Nx9frUrDg4PNRgjoO3rUgOC7eSKQMQTxkUvrnpikI3dDQAjcngdamih2je68dQKfHCEGXHFR3Nx8uFP5UDFluSBgDoKqSL5oz60m8kn3qxEuBjORRcRkyRlTg9RSIdp6cVcu4wj8LwaokYyK2TuIVucUm3j1p3UU3ocUwBQUOcVM/OCBUYb15qVfu479qTAWB/LmB6VbuxlA2Tz3qkRgnjFXG/eW3AzioYFuwmBgwf4fekm1JEPyDcaoQsUjkX1FV+fp60kh3Ls2oTScZ2+wqq7sw+Y5poJB4FGeP58VVhDD97HSmke9KT81NzzVIQgBJx60vAPrSjIBGPxpoHFMYZ4OaB1zR15o5pgKDRjJpfrSUASR/e4IJrSs1O4t6cVnQrmQL1NbMUW0KvpWVQC0kbCPOeT7VIq/uweMj2pY0DJgjpTgvB5pJDIpFGAcUJuzyB16U8r1747U5UwM0WAhLfvOccVWvHLIRkcilPLsc5GarTOM8foKBFDBx7jtS/w96cyEMR6/nSZ6d6oCM4xnnNLGCXUbu/pSMPmNOgUmZB70wNyyiCRD1/nUl1JstmOcU5RgAYqtqTfudoIrNDZlEkt160rxFT6+9OiQtMowQM1o3VqCVIODjnincRUjUx27HOM1VYEnqa0gpwUxgDvVGSMq5GKEBGvDCnNw3FJgjHFTm3dlBAz9KYiWwm2yBSSPxrV6jINYyW0iuCARj1Fats5ZQG4NQykWF55yaUECkHApD/AJxQMlX60uRUQbjrTiwAwe9NARykM3OePSkCccZx9KkA55NBHanYCLdzjGKmTGOetMaMHmlUkfSgB5PtXPag4e7c5/Ot+Rh5TEdcVzUoLOxPUnNUhMaowvNIc0+NTgnFJsbdmgQ3+nvSZxTihJz2pdpIGBQAikcU+OB5nAT8aWGB5pAqDk963LW1EEYAGT3NJsaRRh05UGZOTVpUQLwOnTipyoOQajdQBj0rN6jKo4kBxgfzqea28yEyAAAdKiKnfnOKtqrSQFAeKlbgZcRBbBqRSqk4FJLC0Upyc96RQGH1qmIk3s/y5OKkiGMAdaEQYBqQbR/F0ppgbNl/x6p9Knqtp7brVT9f51ZrVbDCloopgFFFFADW4FRtTpjiMmoU5FBhif4E/R/kRODkfWpE+6KBS0zchuTiFs1jkKRmta+/49X+lYKMSuBWchE52kYoCArkYJ9arSbhxzSrKw45qdQJunGw1GevC0+OXPBHWnFCTkUgGHmmE84KjP1qXaQuACfWmeWWOCKAFU7iDircEAHzOMe1NghCkuecdqWWbBwO/ApDIbyYdB0BqjuG/cR1560+5G4kmqxJ5GDT3JLBKZHy4BFSK6gZFUNxxjJ+tOEzKcnpTsBcl2yqeM/Xis+TaGPynircMw59KbMitll6dTTjdAUg655U804lDzsP500g7/pSkYGCeK0ATKl8hae7KMELUa43CnY7HoaGBMrB+Sgqxat94FfwqlG2DjOKsRsY5cgnr1FQ0A0sVkICgc4FRuTnGwfWp7tcMrgY3c/jUEynhuxHahAAkHdAaQv6KOlR45pfpVWAGbLAbRTSxLHhaVuOTTMZpoQ8NgHgUbs5OBzUfOPWlGSaYxxJ/uilLHAAUUhBzSd+9AEm7joPypN57gH61YsoRMzLjkDirdrpeDun4A7etTcCPT7ds+a447A1oxndk5pp67V4XoAKlVNuPpzWV7gT2zdVqQ4UZNUEm2Xir0DDAq65BGSeBVodxryqgJNNEhdTjAFI2Op/nilIPltS1Apl1wwGM5P51AWZeT93+VOIyM7sdqhkPvkHrmkSRvI2/qAD3qJmcN8zY444qUJuccUXahdoHXvVICFnJzyPyp9s7G4QFuM8VF2NOgH71T0INV0GjogOBWdqTnzAB29q0VIEY56Cse7YvOfb3rNDYWhLXCgtx6cVpXBycBsVQ05Qblc1cuAvm4/ShgIS3X09ahuYiy7lOP1qZ1VYsjr70qgGPr/+ukIyjkHknPoRWpAS1upBwcdap3MIU7gevNWLHBhK+lNgSFW7kn8KVco2ATT4wAuDUqBSORyeKkaHo+9etKxIpojCDI6UMARnNNoYo6d6QsWbFIDjgZ/ChRh880kgJkUr1NP4YUKeKQ9RitAE28HPSnKuVpAd3Bp4GPwpIClq0gjtCvQtxWATyeeK0tam3yiMHhetZdWiRVbBH86eenJPNRHOaepzx0NIA796UgEDGfekwe1S2sXmXCp2J5oBGrpVqEh8xgMt0FaB4FJEoUYHAUYxTyQ529hUlERXAqFxk5q+UBjqFkxwRScQKBQ5NTRSeWuO5pzoMk44qKdthUDFQ1YaK97GSd3rVVSQa05l8yA4XLEdazMYODVdCWTo2eMmkyckZI/Gmo3HQ4FOIzyKVgN3RzmyH1NXqoaMc2p9mNX62WwxaKKKYC0UUdqAI5RlCKhVCq81YbpUT0GGJ/gT9H+RBuwQPWn9RUEn31qZfuig3K9//wAer49KxLMb5tj9D3rcveLdqw4G2S5JH1qXuIs3VuFAwaosmG7irLuGJ3N1qIkM1QwITkDjtViCcjhunvUR25zkfWnRKu4ZIzSBFsDJGPrU6RDhm4pltF3p00qgEAgYpDGzuFBwcCqBYb/eppXUDJPNVgVMg5piuRzHD/zqPKjIbOKlmAJODg1CwB6ke9NCH4Rl+XP40woF9Tk9Ka2EPXBpC5IHTPrTENb92xC8U9W+ccnmmrgnDHn3qTy8AGmMjuEMZ3YPNQh89e1X5IvOt8g1ncAkE1SAeMZB5pTg9jTM46VICDyD1pgRNgHgc5qxuzgjPPrUPA9KkQjy+vNJgWypmthkH5ag6AqRn0xVm1ZRgE4B7025AV+MZBzioAz+RRkAc1NOgPzocj2qEcd6tAORS/GKcLZ88Y5qW2IwDgVa3LwePyqXKwGf9nl5+Q8ULbyE8IePUVpoyk8H9KsIEbOOlLnYGStlK+MLVuDSV4aR+PQVfRSBx29qXBx3wKXMwGxJFbcRr16mhpN3J5PpRkEdCMe1Rs3P8X5dajULgHHmA496mLgHPv096ro48wHnHXpSzTCOJmJ6Dp600gKN3ckXYIPCmtoSb41YdG5rmnfJ3Z5PNa+n3Xm24XnKjFaNaAXlb5tq9upNOkOIHbgZHeooCAejfUipLh8Qkc/lSvoBmFtxwAPrnpTTjoOtS7j7+nSo3IDZGffipENAwpPHTJ571BP0VsrzzU8rYg5BOe9QXDjy0GD0qkMgHI4Ap0ZAccjj2poODjrSrgPnPINWBv8AmDygR6VkyNukYgYyavxOEtc4PSs4n5u/NQkDLmlgmY9DgValJ8wk4yDUGj/fkYjtVmR8u3FJjIZCSoyMj6U6M4wCKa/A4X681GZAHA2n/GgRJIpZ9pGaS1jMMpUg7T609MKdxU5NPB3kEDkelIZMoI4xUmwgcDmkUZGRgkVKDntTWoAASOlNZBT1oxmnYCLaT2ppB9Dj6VMeD0ppY8cf/WpAKFbqOBT9pIoUnuKXvkUwGqMHHelkbZGzegzQD83vVHWLnyrcop+ZuKaGYlxKZpWYnOTUXSlz7UhzwcVRIdeSaXBpBn0/GlDEHp1oAcBnBBxWhpMRaYuecDjNZ6hieBW1YAW8K5xuPJqJDRonKihO2e5qFZQTyc1PGdzBh0pIZYx2prIG5pxbJ5oHNagV2iJzkcVnXGTcEfw9K1pm8uJm9BWOpLsz5znpWU0BZhO6M4xWdcx7HOD1NaFvuL7ScZpt+iKgCDnuamIMzTweD7U4E44P4VGM+lSrnbmmSbmif8ezD/arSrL0PPlSA/3v6VqVrHYoKWkpaYBRRS0ARyHCk1XV9/NTzDMbVXiGBQYYn+BP0f5DduafjApAaWg3K99zbuPWsBlAbIwRW/e/8e7c1iOi4yOtRIQ1Ru4P50m3ggjmpYx89OZVbHr6VIFfy88N9Kt20AbB28UsVuWYelWcKg2rSHYbK/ljCnj1qvJjGcgmpCMk7jxUci4OF60WYFaZuAOp96gVtvLDpUlwfm5zTIRkZbofXtTELL8yDA57VCEwMgA1a2ZiPHNVzkjluh60IRGQGPIJ/ClVFUE8VKAT357cUiqSx3emOlADGjDYJHbripkBaHp8w701dycEbhnkelTY+UsnQ8GgYtltwytxWVcoFuHGOhrUQ4k+vb0qnqCbZQ2etVFiKfGelOjbaeAMUp5FGO4NWA7dkH5QM0+EAgjHFIo3DJNTRgKTnJHtSAdC+Pb6U+6ObcOByetIgHPY1NGokiZfWoAowPjKt901C67WIIxzxxTgfLJVucVMEE6ZGSwFPYBkGduR0FXN4K8dMVnqxjfByDmrcRBXOeMc0pICUEqQalRjkY+tIibo8j8KkVcZ5x2qAJA/vTtxxg4z7VE3BBA4qVAp9fU0mmMQ4C5wSD+lQvgMe4FWHXOf8KhCZP8AjRqISIEruPQ1n3k3my7VB2L+ta0kf7sorHkdahi0yJR8xLnvVxsgMbBx0P5VasHKTbSPlbitgWkax7VXFZsieTJ1OQeKq99AL8Rw+cED0p87Bos9cc8VDbsrKCOtTKvHIJzxmos1oBW2ZTn9aiIAcZ5+vargTBIPbv61BIm1sjmiwFe5J2KOvPaoJySFI6ipblxnaR0quSC3tVpCGnJ5AIFKgbcOCc9KBSqckVQzUkXFqFwenWs5889quTP+6UAVXVM5IHbiswNDSkKwuWBBzUjdTzyadYrttyCPrmlZMZpDK+eRn1xTGBeXHp61Kyjdx+FR24BuDgfiTRZgTY2jGKVSEhZ+OlD54AHXpRegLbiMHGaVguVbK9YXPzn5XP5Vsg+nSubMbABgPcEVradd71CScH3q0guX8UnelzyaXGadhgATx0prLt49akxxS4HNFgGdsCkHSn9KYxxzRYQ0HBJ7VganKZbpsHIXjFbF3OIbZjnnHFc45LZb1oigEGQT0o/GlXOelWLe0knPTAJznFUwK3Jq5b2DTDc3yjtVlbOG3I80hj9KtK4cZU4qXLsA2O2jjXAQdOtRsH3ds1eDKegPI5proMYH51FmBWJIUDpWlbyLsAxxVLhiVbj3qWI4OG/Smkxl7p9KcKjVvlHpTiwVSfQVogKmpy7YwgPU1VgTavQZps8xmug3bpVhMEAd6zlqwGLhOTgZpLsZjO0H1pzDL89uBVl1DxdcAVCWo+hhqATjpUoUAcnmiZRHORk9aRW5we9OxJsaHnZJn1FalZminKyfUVp1tHYYtFFLTAKKKKAGOMjFQkAVM/AqAtmgwxP8Cfo/yIGYh8e1SjpUTLl81L2oNyC8GbdqxSP/AK1bd1/qTWS0YxlQQPepkBEDk8A5qRYtzcKT70sMJL5PSrLERZwetRcBGk8pcDqKgMpI+UHNMkYs/WmjepwSKEFyYHK85z1xSMRkeveomkcEkUzcTnc2QPWmIiuAGkCgnuacicAdTjvUC58/PUdqvRKSARQwGtCUibB796phGPBzya0pWjaJgp5x61miRi2c/nSQmSfxZpyDgdSaQbXO7d1q7aRbiSx6UbgV1h7n9aiD7DsAyDzWnOitGQprOdD5gboM/nRsA6NeuB05plxbeZH8vbOM1NsKEODweaCTt4zijYZisrKcMCKTnH0q/PblwSBhqoupQ7WGMetaJ3EOR8cf5FTISCuefSq2eKfGx9RxTAuRkjvxU8J24496qo24fSp0yOMcd6hgJqNqP9an4iqUL+W4PU9hW0g82IhucjpWNdQ+ROy++RQuzAmuFDgPjAIyTio4Dt+U9D70+zkWT9zJyD0qV7RUbOSMdBS8gJkyF4zwc1LFJj5WGfQ1FESUAxk96eAAfr6VIExCOnHBz0pUjIPHT60xUPAGcCnHI4BOe1IB4jLcE00ptbaPzp46Ac/iaFT5uR1pgGM4AHbmp1U4wO3rUZXHzHpT9+Mj2zQmMljgBG481BqFqHhLIMMvSpYpcHBNPkcFSRWkWrAYFtIYZsPgA9ea01GQeOPSsy6UeeSPyAqzay5xGxGf50muokXHHGVHSqdw5XJIBHSrYA2/dqjfOFwqjk9hUoCoxMjk8VGQBnpT+me30pp9zVgJ3pyHDDGDzjpSdPanRjLj39KYFiQkjP8A9apo49kLNn6GmbcyKhq1Kp8vA7VAE9mf9GzxzzTyCR2xRDFttlBxSsPl9qQytKNp9TUNpncckYzTrg446elEZxHx1oAnjG6Td2H6VXuJDI5xgjpmrSqUtGJ4Jqmqk9+tAmOgjJb5gMelWGsgW3xkBgfzp9umSACf8KuKoA4qkMbE5xhxg1Lj06VFKNq5GM0kcwJAPU0bATc5pR0pAQaUECmAE9KjduDTmPFZ97deX8gyWI7UmBS1KUysVByAelZx+lX1Uu4Jyc9eKhntXgkII69D60RYDrS3BXe5I54FXhIVxz+IFVrViV2Pn64q2sWTtzzUSeoDZiWXnk02FznBzVr7OSmOtMa2ZcfzFSA9Gw3Lcmpty4ALdaqlWAzik3kNhqpMCZsA5z7U5GU4GeahHznnvxUm3b3OR6UXAspKOhOKr6jd+XEUU/MRxin4/dlu4rJl3zz5xnBp3BkkQLkdc9cn1q5EQBncc1UgBDsOhq6qBUAHU9alghBz2OOtW0fEXygntVfHyY4GaswHanPTtQijMuodrlmPzGqyLnnFad1BvbOc4qgUIYjHT2pkmroeSJfqK1qydDGDL+Fa1ax2GFLRRVAFFLRSAhm/1Z+lV4vu1akGVquEKjFBhif4E/R/kIBRTN2GxUlBuQ3H+qOelZYJLYxkVqXAzEazJCI1461EwH+ZtXb+tQOCSaEy2QaUdePrzUpAR5IPIP19acz/ACnuelIwyOBjmlxhQSMnvTEQtIcHjJ6Ux3CpkLzT8HqBmq87liV/KhCBG5MmMVKshOSwwN3aq/f0GKm2AHgZzzQwJeBG3HGKqnGPu9e9WnUrAS69e1VuCQBnGetJAEeQwGzOPWtC2l2nEnFVogPvNzj9aeyOWLY7YpWBFy5yE3LzVMMHILDBHGKk8xmhxnBFQKeCx6dae4FpQHXacmoVYLnd0/lRG7AZA9+apajOGcCNvr9aaWoEj30YPyqTgd6glnjmUlk5qpnjrSA+1UogSBgvROnrSbsHJQYNNA5FB6VVgLUM4GPlzk9KtbvlHAJ7n0rJOccVds5NyFT1HSk0Bp28nzYAwCaj1GHfHuVQWHJ+lNjLKQetXPvoM8Z4/Gs3uM55XIcFVwR0IrTik+0RqVUbhwaz7qLyZ3QdjTrKfyJhnoapq6EXfmXouM+1SR5IUDg1NIgdeM88iq6KRn5cAVDAsKxPpyaXBBJx/hTY19QM/wBKlwWJVQB6/SpQAPlGOOlAY5/CobhNrRjvmpVXpx+FDGSqQeG/WnyICuVPaoozjuMCpl5XPApxArliOmBgcGkecopO7rVgx7sgVXkRVILc46CjVCKscLO7OFHPYiq0kjxllOPy6VfMvyfKKpTQNKu/+LvVJ3AuWlyJYc4wR1qnNITKWOP51BG7xk9Rng0N1yB1p2tqAu9j0AA+lBZuMhOT6UqRFgc5wBTWXA7fnTEODt1wv5U6IsZQMj/Gosd6fFw4OeaGMvwlpbgk4wvpU8jYBxUVmvVunvU8g3gY55qBloKVgGetRA4PJ571YPEC4xVK5lCA8gU2gK1zKTJgdumBT0ZpMKoBbPPvVXfuLEHNX9NiPzMcfWkJFmUEQELxxVJC74ycVeuF/cnBzVaFQFH+NOwFiBSOtWR7VCowKkdhGmTVLQYOQymqWCre+elWYSWU/NUTLl+vGah6gSIx2/KcmkE/JyCCPWlQBeQcAUyT96p2kA9jigBJ7gLGSvJxWUzO7ZZufSrciYODyehFVpE2EHrmmIVJSxHzn3470++BMKMM4B5qGPG8Dg+9XPLVoWiJzuHFLZjM1JCOSSat215/DIcn1qiUIJB7cUmSOQPercbgdBFMrLnOalJUx5NYMVw8ZBGcelaVvdLMmOh9Kzs0FyyTkZHWqlwm8bgTnsam3YUg0sYGPrSuBnxuY25JzVqN95LZPSobxAk575pElCIxPGBxVWEF9c8eUhPHX3NV4SRkjOaiclnJzyasQgAHPfvVNAWLFN785x1Jq8FBPHTtUFqFSMgDJarscaqi8/nU2uUiHYSR/WpZfkVRU8aADtVSdt8xx0HSm1ZASgK6c9cVmXK4fIJ5rUgY7fc9TVS6VQ3PPrSBk+hdZvw/rWxWVoygNKR04/rWrWsdgClpKWmAUUUUAMbpULVLIcIarIxYZJoMcT/An6P8iBgTKcDirFNC85p1BsQ3R2wk+lYLy725PH1ra1Dm0kGccVzSSbT83OaiS1EaETZXg8UrMAeuKqLKB91h9KHkD9wMdqQXLhYBMLTc8ADNV0cbTipd4Rew+tIAZtgJOcD1qpK6jmp55VYDaQKoSHexxzk1SEOPzNk56VPFKQ4A6VHGox8x5qxGgB6+4461LAfI5lh+Y8YzTAgA9vamznOEX9KWMlQPQ9M0gJIlXJ4yM1o+WrR4xgCq8CoOnI9fSp9x2cYpoZSlXa5HUGmswVSMA4FWZCrHORmqkvD5xx7ikIi835WHINZpznnk1f6s2TyelUDjc1aRATilGKkhgeY4Rfxq9Bpox+9f8qptIDOH3TxxSH2rfhsIIxjG76086VBISdgBPpUqQ7HOfWpIH2ODj/61aF/pflLuiywHUGsz7pqk7iNkDKZX2NWYBuh9WX0qjDOpUdx1NWoZ0QjkYbiosMpanEN4dQenNZ4/lW1foPLZVH3hkVj465OKcRGlp1zvXy5DyOn0q3Im7opHvWHFJ5cqt2Fb8UiSxb1IwRk+1RJWGV/tEUbFfvPnhRVuCMpF833j+lQJFEs4kbGQOmKtsf4hmpYFG8IUxseSDU6kYBK/iKqaswygHXNWLFw9srenFFtBEqAHqKnHygDFRBhyRmplIOODiiKGCnPeqF24aTaOg71enZYoi/Oe3vWYzfODk89eKb0E2CjCfKBn1p0QG4nb9aTIxwTnHAxzSxMFI6n2pIRWvUCTbR6VHbsoba6g1Nf48wOc5I71VLAnPQntWu6GaDAeWSMY5rO3ZY8VbinDptIO7vVViu4n15pJAAPtT4/vcYpisMdasQ/6wDBFDAvx/IoAAz1471OqfLz9aihAkboeO9WpGCL6VAxS2IhkdKyLqTfIcDv3q9dzhIQOeRWWSGIxmmIfEvmOFC81uxoIowAMVn6YuZCSMgdDWoT65pxQEMxxGcYqspGPmxzVi5bbH61WXJUDB5oYFuM7lBqvdyFpMA8DirCtsjJbsKoBmdstuOe1KT0As27clamZQCOOnrUEZ2nP9anZs461KGM7EYIHpTcFecZx6CpMgdRn6GjcCenFMCOZQ6HdkN2NZlw7KNp7cc9q0Z3wjFV+6OKx2csSSM55FNCHROcjnp0yM1aFxsUE4yO1UCT6UoY02rgF2+6YyL0PaodzYwalb51IwagyfTgVaGP3ZPWpY3KfdOKgzkdKdG+OxoaEaMF2zDY557VYRjkAnArLzzkDA61bjnJjzgZ+tZOIDr6QNLgdQMVBMxEWOfrTZHLuzY5PelkG6MdOB2pgQoSOTn61ZiAJH1qvGMHJGfxq3bg5UjGTTYGlbxZYD+7irSoWPtimW4OztmrCgjmhIoZIRHEzegrPjyzFs9am1C4IdYlx6mqyMQvH8qmbEXIWycdRUV7GSA3QCmwsQR61bdDNDkkYPbFCYxNFyPMU4wMdK1KztKXa0o+n9a0a1jsAtFFLTAKKKDQBFIPkNVY0KrzmrjVA3egxxP8AAn6P8iMEUtQhv3h+tTUGxV1DizkPtXNEA9AB3rptQBNnJj0rnAuccioluIhJYN7djTh1zkVJgEHJpoO3ikIcDgDbkH1pck/ePFNB4OfX0prNgdeDSASVgqjB5NMjUEjOM0Y3NntVmKDnJ5pgSwoGIAxz2qdodilgOgpixENuBwfarEu5IsZ5PrUjsZ8aF3JGfrVpYOvrToIMAc/WrA+U0WCxCn7tsHoamY+X170AJjBANKVDjDHjPFAynKw2nnPPFNGZIz2I71YMC7jHTRDsUgZ55pCKQTk7u1Zrj5yCBkGtuSPbuI6HNYrNlyeauAjT0s7LYgHGWq9HhuOmaqaWo+zZPc1fG3tUS3KHAYfB6Vb+6vv61AkR6/zqWQntzVxArynue9c9qUKRXW1B1ANdFIKwDi5v2Y5xn9KUb3ExlqCBjHX+VSszIwB6AVK0StJuQ9PakcZwCDn3+lVcRegYXEPuOPpWVe25hkJ7GrtjJsm2E8Ht6VNqcG63Lf3eaWzGYP3uK0NMmxIYmxtbpmqPG3rzT4iYyGU1UldCNxhhgPfj3qVGJXnFRwMJ4lcDP+NSxjacH8qxaKMrVMmfB7Cp9NfFqVxjBxUeqr/pCkZzjmnaWc+YPyq3sSWi3OOMVLE5Jx/Oo3Xnjk06FdrYAz71CuAmoP8AMEGelVAMYJ71bnTexc5/CqzAAcU3dgIy5AFCYz0pwACnJOepFKqkDcetKwEd4MxrxuI9KqKD2FaUiAwdOapZWIZKk5GMVpECNmIOQP0qMksc4/8A107qGPr29KanAIOeaoQi9zjmrUAywbFQADk4NT2zjKg561LGalqoCEn17027l2r+lSx5WID0qhcuJJMc4HvUDZXlZpHHHGKSJS7KoA5poGSdowa0bOEJ8/GfpQxIsW4Ee0Zq2elQELjf3WljYuDk8irjoMbONxApsan86fNwAcUqAKu4gDHpRYCK8Z1QJGO2TVOF2wOMduasSSbssOvUVEoDEmokriJSd2BirK4KD6VUySDgg1bhA8sA4NKw0DKD647008f41MRgZ6io+PpiqaApX8m1MAjkVmfMT1xV2+kDTbVGR0+tVQoP+etUkIiyckdRSjOP0604kDtn60g78UwFA7Z+tQumG4xU4wB702QDYCAKaGQEcdeaQDnk07gjPGaVRkdAKYEi59cZFOViEK0yNu2alVe+M1LQhv3D607Y3lk44pduXwBxmppeIMDtU9QKgHPWrtomH+h71Uj+8Mmr0DBCAvQ4xTY0a8C4XJqR5QiFuwFV4CTgN+VM1FzHa4BHJxQthme0hmnMh554FSbG9eajgI6Z96sKN8nAOBUNXEKiFccn8qvQk+XtI61EqbjyKljOHPXjihIonsE2SS++Ku1XtlwzH1xVito7CCloopgFFLRQBG5wDVYPuqzJ0P0qnHwPfFBjif4E/R/kNCZbNS0gpaDYq35xaSemK53cMfWujvgDayA+lc3gce9S9xCE5pCdx5FKQAOlMPPHv1qRAeFPXiotzE/0p7A9Bkinxx9+uKewEtsUPBH51cCYJPbNZ+znNWInkGADnFSNF+H0xmq13OTNtUEgdqkL+VEW3fMegqpH82WIyevJpAWYn3LgDFOeXauD06daI1PXPWmvBnBBJOaAJEkUcnLMKY7ljkZwOw6imxQNn0zU7JhRgnimwI3bYFYdT1qbfvTOKbMh8sZpsTnG3oAaWwFe+fy4mI78DFY3bGK0dVnVtsaHJByaz0UsQBjrWkdhGzpaEWoz/Ec1pRRArubpVe1iCxKuMcVdPEeKjdlByelDN8hOOe9MRyDg04DcCfXtQnoBXuHEds8nGcVh2aMVYjqx/SrOsSt5ghU8YyRUlnCIkG7Pqaa0QiaKIBcYOR04qveJtcEVoKBjpWTfzk3m3suBTQhuCjZHGPX2rUmYPYs/+znmqCjcoOMgjNWIiTZyox5A4oGYpHQe9AOG9cUHpQB09qok1NKlIBjOOuRWl+GKw7Vijo3bPNbY5AIrJqxaKeqpiNX98CqmntiZlOOlWtXf9wqtwSeKz7NtlwPeqtoSabNubHPuant+SMfSoUX/AD61JGSrAHt1qAJAdyMpHvVUqdzAc8ZFT7trHFR7MHvQwIxnGeM4qWNSVBxn1poGTjGM9asqgUZ4xSAY6YhbgZxWNMSXOfyrSmkLOABhR+tVbqI+ZuUdR0q4gQKDznGKjH3qlQHJHNM24PORVgOAyMjili+WUE460gJPGTk0o5f6UgNOW58uLIAJ+tUixbJwBn3pQjyEDGfarcdqow02ABUDILa3PLvwoq4r9gfpx1qCSTcQqjCe1SRjBJwSaLCLkIJQ5ApYgMcYFOjH7sn2pEHGSaoY2TIYcg1FdsUjC+tWgmTux0rM3NI0gP8AC3XND0EPjO9COM0xsKOMZoj++B/epzKQ+SM44qAEjJC4GM9qtWxz3BqqqNuIFTwNsYAjn6Uhot9sVSv5hEmF+8eDxVtiUPse9QXkAmiOPvdjWgGMSScsx5o6cZNKUZchgaQqQehFMQ08jnqf1oxyAadsYYyppuDjv16GgAUfNilIOwgcUmw5HGDT2RsEBDg0xlVRxmjHSnMjbiMGjaR2P5UwADnnmp4m3qRjvUIRuyk1Yt0dg/ynjnFJ7APjXdJnPApXO/KqScdqNjKrZB5p8MDbhhSSR296zEV0649KtWo+fJquInLldpHPNX7OIkDFNjNCAgkD2qjqrFpQg5AFXC4gX1b0FZsu+e5ZipyD0FFxsYg28c/lzV2FD1B4qKOErksOtXYYwI+uKncEIAFUnvSLn3zTpCMYHrRkZB6UwL9oSVJNWKq2L71b2q3WsdgClpKWmAUUUUDI36Gq5ULVl+hqBjmg58V/An6P8iBW+bFSVCq/OT71NQbla/8A+PSX/drm8jsOc10t9/x6yfSubC85qJCYA+ozQ6jsMcmpFjz/AEqZIRzkfnUgVFH7zp8verUSbgdg49Kcltycrx61PHEU59KAsRC335yuDUixLApc/lUkswiTtnrVF5pJS3XHYUgGSSGZySvfihZB0xgDvTec4x+OOlSLDv6Y460hEizlcnr6ipkbf071T8lxjOcHOas2oYkLwDigaLSghfXHFIwJOD+tS7cLz6VGoypJ61Qx0pygxzVK4l8iIuRyB+dWlP3tx46VhahcNLMVB+RTjFCVxMhLksdwBz61Pp4ElyqbBx1qoPbNamkR7izjPpVvRAjXU4wBUjHA5qIegxT0UkZNZK4xrN3pyybOc8d6ay4zmq9yxjt3bPGOPrU6gZ88i3GpkgDA7/StCEf7PTnBrLsoy7lvwrXiTaBuGPatGJD920ewrCuX8y5Y7By1bFxIBG+0ZwDWHHlpTnOc800JmlEwRFXAPb0qVATu6bWHaqSgk5545+tXYVIj3E9OeaGCMiTKll2jr3FNB25GB+VWb8DzPMT7rdx9arY74GBVIRPbN8hyBgfrWvZyb4v93isSL/WYNaWmyYZoz3Oc1MlcpD9Tj3wbtoOKyo5ismQijBroXXfGVPTGK5uZDHKyHsacOwG2GyoIGRjNAJ5PH0qhY3BKeUx4HSry44ORj1rNqzEPzkClC8+wphPzgHA4p6kk1IDlGT0GaiuZyvypyasIMAnPSs9vmc85707AxVZmIJxx6VZADrg46cGo41GRipFGSQOaYFEZWUggce1Qs7bjwoq/cRYO4DPFZz8SE/lWiAdvJ9PrT0f59xA59qiIx+NOUZWhoRZiujFxgEk8ZFJNdSM3bg9qrqDuJpz5ODjrSsMtROQpA4q3CSCAcVTiBAwatRDIBqQLpOIiPX0oTnioy27CipVZYgMnqcCqQyYDC1kzRmC9POFfoa2eoqhqkO+Hen3k5qXqgKW5t+ScY61Lu398djURbzYN/rgEVGSV5z71NhFleCQOuKWJm3DnNRj2brUirkrz05+tAy7g7M5pg3AkMc+lPBCqPfikYDoT9KoChewMcujFfX3rP3yBsbs4rd2hgVP51mX1sUkBz8ppoRV3uQMmkBbIOTQcEYyOv6UcnpxVAKXcqSWNIrnkbjQecYH40nY5wT6UDISSTyTnOc07LH+I0gHJyRQvJ7VQCgt3Yn05qS3Yh8bjz6VGQeppUbaw4xzSewFxzlSMnk0qSgNwT6VF1wT17U6JcsM5wetZ2AdCB5pLvw3qatC6RAUjHNU5tquVUe1NjUk85p2Av25Z3O5ixPX2qvJIBMxGR9au2UYVcnPIqm4HntwOPalYCZJSo7E1OHO0ZOPpVfau4cHnt1qwF4HapsMViTjANO6DHenYAGe4/SkRSzZOQf5U0gL2mrhH9zV2qtj/AB/hVuto7AFFFLTASloooAjk6Gqatuq5J0P0qoi4HNBjiv4E/R/kAUUtAbNLQbEF2Cbdx7Vz7KAx5PXpXQ3H+pb6VzrupYn1NRITHrtz1/8ArVMGULwcnrUEagnjH51MiKOAQD6VNgJY51yFaie5SLj7x9PSkbaFJ4HHrVHh2+Ygj3pbBcVm819350qkg5PAqVQjLgEZxT1jUcMQT9KLAhixgH/aPSrcMAVMDv1piIq8kD2zV0BVAAxQhjPJVR060xUWNgVHSpcb+4/GlJVQTmnYCKQ8bj0qsr8EmnvJmMZI/Gs++ufLj2Rd+ppb6CEu70BfLiYk9zWaexx0ppwAOetGQeeBWqVhBnnpxW3pS4tQRnkk1iAjBrf0rC2aZPrUz2Gi5H8oyaUSk4wOKcNu3B60bDtHB96y16DGuePrWbq0gVEQdDya0chn78e1YmoyB7wgc4+XH404q7EySxDBTwQGNaUSH7zZ/wAiq9qmFTjn0xVqS4igUAnLelUlqIjuykdsxwMkdKxrbacnHetAuJwzsTgg4AqnahRnOOPamgLUEe5hxVqZwFEa4/2vpUfmqV+QHJ9BSwr2wR+FIDLnBEjKc4zkCo+eMCrmpYjm5/iUfhVIkHODxWiAFOOQOT+lW4ZDHMHA+vNVAy4wKmDgrwevfFDQG8pB57EZrG1eMJOGUcMK1NPlElsOeV4qDVkD2xYD7vNZrSQzHtjidcgYzWsuAQMdaxkcLIDWyjpsVuecdqdRCCZsyAAc8dKlU+g6VCzhnyQc1MjDHAOKyYImLfumOMnHSs2I8kHr1q9O4ED9RVKMjdnBPNUtgLCnb6+tSJ15HPrQmGUjB570ocKPlB4pAPceYuFHzdKx50KSFfSty3c5GQcGs/VYvLuM7eG5rRAUevJxTlIA6UmfmIanKyk42mmwFQjf9aeR8hyBnPFR556EVMuDGeCRikA+2JPYE1aG4HFULViJOM4rQQgkYDGkwLECcjIzTdRDL5RH96p4ztXpyKber5to20cjkUW0GW0/1Y+lNlXdGw9qjs5xLbqR1xg1M3IyKBmDE3kzmF8bScU9lKPtwSOucUuqxlZBIBwRTopBNCsmOV6jNSSIoIUdeP1qTJjAyM+1IrfeG3pUUrnf8w79M0gL+4tCCRQWyCemKZandEQRg9hmmyBl6D8c9aBk6njJ60SJ5qYYAio1bnOM1Kjc9ulNMDGu4GhlIPQ9MCq+SF57Vt3kYmgPy8jpWO4eNtpXHGKtMBgLMMdselB9RSg4HC4/rSMWX+HFUBETTTnmnE8ng0hPPQimBKh3gZPOaTaQcmmK2McE1KGz2wKTAn2k456dKkU7FyD8w6God23HPNEeW3E42gd6gBSd3XqPepIhubHOBUSEE/dAqVSwTPGaGBoQuWDenaqLHErfN37VNbE5znA9qiKs0xAxyeM1IEkTZboTj0q3GO/IqvFGyjHH5VPzsIOMetAxQCTn1qxGoC1DFk9COnXFPkYrGO/4U0Bc007vNPvV2qGlZKOT61frWOwBS0UUwCilooGRvVd6svVPfuJoOfE/wJ+j/IiiJzzU1MRNtPoOgguji3c+xrmiAePWulvP+PWT/dNc6E3YrOe5JJFlWzVtexIzmoI4mC59u9TBgqEHrSGRXRITaB1602OAdSOop67i3zjr2q6ig9qLXCxVjiKk4xUyrzg845qRkJIUCpUjC/jRZgMCAjmnKCvXv3pcAduKY7Y+lMBzuFHrVZ5NxHOB/Oorm5VGIHLUtopkJkc/KOgFTuwElj3TCPr3NUtWURhFA962VG1yzD6Vla8/7yMDjjNWkIyCVx0FIBxnFOZcEikx8vt61QhBjjIFdBYDbaRCsAHcea6OFT5SL7dqiY0WFbA9TUhlymOlQDOTnrUnbpWSbRQmCOaw1XffPx0Ymt6VhFbs57CsC1lIlkc555xVxRLLs9wIRsTlyMcdqgUMz5ILEdz702KMu5YnJzWhbw44I+tADIoeOBis+JCJT6+lb2wbeelZToouiM8c8U0rASBAAvuO1WYQOo6DrUYTj1GOtSnCxHHeiwGdqLEyliO2KoAHqRV++B2qGz0qqQvbOKtCIxksQRTuQDkH8KFHzdcYHNPQdTmmBe0lyWdSO1W7uPNs69sVS0zi5x6jitSVcoQfSs2tSjlMc8ir9pNlNjfhVSRCkjD0NPtWCzYbkHirkrok0P4uDn2qdPu8GoihO3aec1Mi4A6VhYEFx/qGIqoo3GrdyuIgOuTVaEjZk/XFO2gE6sQAF6etPAxknmmRYAIHp1qZADnj86Vhiw5LAY4BzTdSXzHVcHgcVND97t1pbpMuD7VSTAxjBJ/d5qeK0IU561bRQzYPXFPCc807sRksCCQRyOasQD5GHvS3iBHPHB54qNJPLXIGR3pgLGGWfBHBrQRdoz2qqmJJFfHA7GpWnBYjH3aTGWEkO/kYFWlGVK+tUI33EYq+mVIzSimBSsm8i5ltz65FaAPFZmojybpJVHpV+GQSxqy9CKGncY24hWaNlbuPyrJtg0dw0LdDxitor81UdRgAxKn3lNKwhrLgMD1HaoHPzdO35VaLB0Ei/wAVV8DOOgxyaLCJrTpgDg+tTgEcHkGobfiXjGB0q3gNketCQyuylcsv1FOB34wfqKm45U/hUTAA4PSiwC5Gw+n86y7yVJXwuAB3q9I2yFznOKyWOSenXiqigHOAfun8Kjl/u8U4ttXgDP061Fu5571ogGkYX+lBWncjoOKUjgevfigCMjB6/lUkfcMaYT8x4FLnnrg0wJNuOT0p6qcElvwFJHlxjnPepVBTPTNZsBirs5yKlCEpkcjrQwLYJxUsY3Egjp3x0pMCSHAPHQ8ClnjxKD0BpyuqZ/vUMTIgyCT7VNgBGz8q81LnnBpYxgKOnHpQzAN0p2GSKQmfWmzNv2ntQq7jkj8qe68jA6e1OwFvSh+7f61eqnpv3H+tXa1jsAUUUtMAooooAY/SqEY5NX2qsygdBQYYn+BP0f5CCkpkbbqeaDcgvP8Aj2k/3TWNBFx81bV0CbdwPSs1FKjoRUvcB6p+7z2qPaSc9fWpSxddoBpVTZSAaseTkVPGABg9aFwOaQuAeTjNADsBeaaXxk5xUUtyMYB49aqyPIwbaT9aVwLUlwpyCT0qtdTfuwsbHkdSarqhzlsjPaiRTwewpXYiMAs4zk54zmtW1UbAuPrVCBCXyQeOa0rZcIT0yacQJ2xwMViayD5ykDjFazyhck9qxdSu45yqx84PXFWDKBBPQfSmZPJx74pWJ7cAU0YB7UCADDcV01ucwp7iuaHNbulOZbcDOSvGKiZSLuKaOc5p+CODTVGTgjvWLuMqarIUtgmPvHFZlqOpz1NXtakHyIOo5NVYRiIeucfWtVsSXIVyAO/rV9dqLxzVFMj645q5EgCZ/KgYp3Hk/lWYy5uWI/vVrHaF3HgVRkEYdnzgZz9aYiZV+XJ5zTWbPUYA4pQfM6cDHFJjBIPPekBS1DOU6EmqZ4XkjHpmrWoH94AOOKqZOMZ4rRCFUelOQnB6DimoacnQH9KALFiT9pjYHrgGtxl+XpmsC1bbKh/2q6A/zFQykYOo2pE29B97+dQpZzFDJt4HWt24j3dB3p8ScY6HHSk5NaCsZMLnGeMgYOasITxtxmkurcxTFkUlG6/WkVgMDtmpsAs5PkbiRxVWMnHNWZABE2eAOapoSXJzkZprYROJRENz9zVmN96ArjBHFZl1ngevIrUtIisKD2pNaXGTRZ38DNSXPzMtQ5PRemetTSgmAFeuaEBXIw2e/wDKplHmpgnDD9aYFJbaRy3elxsHuOlMCKeEmPnqtUMHGDgc9K1kPmHDDmq11aFX3KCRTAgQYIwcVKYx94H9KiijIf5hxVoAlcAUgHRLjkHNXIhuHWqwjIAJ6VPC2DSW4FXWF/dofSq+nXPluY2JAPT61e1FPMiwKxnjMbHqPTFN6gdAG6jNLsDDDc1S0+fzU2P99e/rV0cDrzSGUEj8mRoQflPK1FJwTn8avy23nDrgjoRUE0W4bl655oEyKBjkZJx0q6fmxziqiAghiOQc8VdTEiAnAPahARnnkemaDlwCG5HWn7cjBHTiox8vI5osBXuyRbvgj6VkrjPHSti+QyRtgYA/Wsjac9OvFXEC/aWUcsAd85ParEdlAh4UfjViC3MdqucjA7UxyQR/Wk7jM68giVjtGDVJ1K561duY2MnH5VXaJmAJX8qaYiBlIpoGee9StG3daTY3PynFUgFQ4PfrV2OLeu4ZOQe9UkjfPK1asmeOXawOD2qZASqjAHPPPT2qwECxE5yTVtYVJBPPpTLiLJAAzmpsMz0jYks2c9qtwRYX5jzU0cG0HNSbFVecCiwGdI7hyMnHtUkZwuOv1psyOJeCcetSRpng0hIlQ5GfSkLbvmyce1OYbF7U2Nf3fbmmM0NOOVf61dqnpowr/Wrlax2AKWiimAUUtJQMa/Sqznr9asv0qlk72B9TQc+J/gT9H+QyIEYzUhoFFBuMlH7tu9Z7ZzitCX/VniqeAOtSwGjjtQSaUtgZqMtuHTFS2MduBOM1nXMz/awuSBV4A9jWbdH/AE1BU3EyyI+M4xmpY9u0qBkDioirKvB560jTmHluaYiwbfeORVG6JVgignFON/M3CcAVEXdnORz60NiLVrE4Qs5+nvVmIvJ1OBVe3Eko2s3y5q+FCDGaaKKepSiG2bHLNxWCxBOduOw5rQ1aYPP5Y7dazSeuOnaqJHbx6DHakLDGNgpo6AHtSjGKYAr8H5RWroUp+0su3C4zWRweK29BiG15Mc5xSkNGnIcuf51HkjHWp9uTThGOhrFxbZRgau2LjGB0p8KAquF4GCTUWq/NqhUdBgVYjxx7Y4rToSWY1OM8ZParXCIC3AqJSI4i79Oapz3DzZAPy+g9KkCRpZJ3z0UHAFLOvCn0piyBY88U75XU7j83vQBNFyueKV8cccUyJ2KHAwRUihuc/rTAy7uZjM3ygY4FVix64Wn3BPnP6ZNQA5Jq0IlEhxuwB+FOErBQNqkdOlQ59elPGAoxnI96AJ45WDqCFH9K315RT6iubXk88V0cBzbIT1xUspCEd6fsGARTSAcg1Umv/JkKEcCoAtMA4IYcVlyq8L8HK9hipGvmlG2MHJ71KIS8RVzk+tIRXWTfG2SOnSqiMWfH8qsCPyZihyBiqjsUYnOD2ppCJI8zXYUEEZ6e1aM0hQBEOKq2KCKIyMfmbp7U4tgk9zTk+gyyjdPUVbB3QH1qimcgnj1q7DypGetSgIATng8UrE9PSgjHBxTcZJwaYDgxDDBqxG+Vw3Q1VU4A57809Dxwe9CAZPA6SBlJIHrSKxIJB69qvKdyEHkgVCsYfpwRVNARq7d/1qeNc/MKFgwTSsBEhPpSsBDeE7QufrVNxuTBP0qaQ+Z8znBNV25GMjHrUN6iKxMkEgIYjHpW1azCaJTkb+4rPCKykHnIqNS9tKrgnA6/SnuNG2hqOVMPuH3TwwpYZVljDocg08EHKnoaBmbNvVyvb1zU1tL0GSealuIN8XTpVVPkYr1JNAjQJ4JPaocjI/nR5mQBmmbwSNuaYD3XdGQDWRAh+2onIw3NaiyDJUjPOMUxYkM3m45Ip3A1eDFiqE4+bqeKuwNlKhuEyGxx3q3qhmFO+6UgNwKi3YHJOPanyrh2Gec9qjxjP5UJCBsnvwKjYn1NAY+Zg809wMj+go2Ab1xgn8acDgjGT/WmgHoO1KBjv0oYGvp12pHlufm7c1oHAGSeBXMqSDkZBHcVsWd4ssIVj84HINJDLhIXn9M1BI3mNyDinsPl4oKjnrRYCs6lwep561LDGFQ560ySTb8oHJNScpH1JP1qbagNYgnk/nTwcLxgU1UBGWHNShM8Ac0WAuadnY+fWrdVbAYVgfWrdax2GFLSUtMAooooAa9Uim12Oepq63Sq8tBz4n+BP0f5EKtmlqOE5qSg3IbqTyoHcjOBmuekvZJ3wCVX2roL1QbWQHpisKOJQ46HtUSYFxTiIBic+tKCNpOaQAE9unrS4UL1FZjEbpmsy7JS7Q8npWqMbcAisfUWAuBg9PenETNBc7RzjvikC+YwUjGOhqvFMOMkc461YimjVScjHrVCJGtlCHGBVJVy57AHj3qWS58wYzjBp0Ko5B4NJoCxbx/MM8AdBU8hAQsTjHc0sYUKCcCq+oXMaW7KrAtjoKpaIDCuWLTux/vVEuMdPpQWz19eaPxFNCEyMYNL1Bx1pcAA9ORSooJwPpimAmAR93FdLoybbFCerc1zpXBPY109hj7GgzjipbGizgU1mwKTeB1NRO6461PMUc/cEvfOxBPzVfsl+bJHBFUW/wCPx8+pq5FINjgMcdB+FDJC9n3sEXlew9ag3HYWwBj3qRUXdjv24qUIBkEcnnGKQiFGOw/L979KmhjY9s96nityWGc8DirQCRKSe1FhlVX8lcEZOab5rSNhjjnHFEkyO/zdqgJy4BJFAFK6/wBe3HJPrUQ6E8VYu49sgI6kZqvkD6VoIX73bA+tO3EZ4pgPPXilZhwKEA9T0HAx+tdFaHdbLiucBUYPrXRWX/HrHgcYpSGiU9Kwb1s3LY6A1uyuqIWNYdxEWlLJ82eazQMbb3RjwCAVPatGK6RxhevTFZRgkB+6c0bZEO5VYe9DQrmhIDPNjsBzWbcIY5ypXIHSrdpfBWxKDg+1XZDFdRnaBnHFC0YzJ+0yBACnAp6Xbsf9WM1LMNi7Sp4PemwOA2cc9qptdhF5ASMn8qsWxIfmq8UgPRTzVmJlDcCoQ0MmbEpHeohnJI71Jc8XGcdqQ8jIGfanYQ3qacp+bAH14pqt7ZzT1+8floGWYWO7nvSNlJCB3NER6cd6c5xIDiqQEoJJqveNiPr3qfdkdKp3r/OowOBn6USegEWGYd+npTVUgZIz9KkhIc8inlSo4AwKysAxlwvHHFMLhomUKTxjmppD8p4HFVz8hJIGPSmhEVrK1q5zkoeorWjbKhhyD0NZLMWyCOv6VPazm2Uqw3J14OcUxpmiQaq3EJVtw6H9KtBxtDAgqehpWAdCpxigZnI7Y9yKVC2eh/xqK5DwuOPlGRSpOSBx9SKGSSjcDxx3JzT48g8Z6U+NSY95UcdjSgFhkUIZbt+EOaJSCjD2pqMVXHemTviB8+laJ6DMCTIduehqM4Bzk05ySWz68nNMPQ8e1UIj7lgSRUjA4BqPkj0z1p6litDATkDgnilyT+FByewoG7aeBnvUiAfdPenRSNG+5e3rSZwMbaTkDpQM2rO6WVDg/XNWcjBrBglkgfKEYPY81pRXRlTK8HvRcBwBkmJ7CrTK2zgio4FweMYPIqyclSRSQyBMcZPSnnJ6VCg+Ygk5zU6qw/H9KaAt2Gdjbj3q3VayBCtn1qzVrYYUtJS0wCiiloAY/SqbNlyPerj/AHaokfvW+tBhif4E/R/kIi4p1KKSg2ILw4tn+lYqrl/xravBm2cH0rKjj79azluA9TwRQcnFDLt701mVQSScVmMdK/lxkkjpXPzOZZCx5Oau3Uz3HCcIKiSLAwMk1S0Jeo+IEquQKlzsUjpTokCLmQdOajkkDnH5UAKr5wMCrCTrAORnPIqpk8beBTgC565pAPmuZJeckU1Y/MDd8dc0oi+XuT1xU8MZAJJxkUagY0gC8AUDg9OuKkkXDnHam49/wrVCGgD0HNbGl2YK72XGTx7is6GPfIo5564rp7aIRooxnAxSl2GjJ1K3WC4U4AVutXbV/wDRkPtUmqR+ZEMDkVVsGL245zg4rOZSLTv0xTAvI5yKdtxzjpTTwM9+1Z6gZUwAvXz2PFSRenf3qWe2LSBxnGMmkRA0h7461otiSSNQF3Dt+tTQx5bJ6mo0OxRVmGdWPC80IZMxWNNxPA61nTyvM+QTt7A96fPL5j8nj0qIsSoAX60xCA4Y8HGO46VIrqwyxwBzmq25iSBkjvUscfy855BxzSsBFfOJVBjBAHfHWqRyMYGa0Z0Codo4rPXgH19KtCA5HA5pGJAyR35py455PNDYJNUgEAbdgA10tqCLaMH0rn7dQ8qfUV0aALCAOwqJFIr3KeaNuTxzgd6rJbqFPJq5t575qOSLJ+WstQKJ8xSVUAr2z1oFzgBZI8VYkTYox1FSLt24YA0CMt0RpMxgn/ZpIpZIHyFIz2NaDFUfcFHWpFEU0Z3ABqq4WKMspnjJAwe9RRbtoz0q41kFbdGfbBNRhfKmKv0bkH0qkroCxEMjIqeMc9elQAhuB0PYVYhTHpU2YDbz5WRsdeM00ZAB49xU12AYQahjAxzg1TQCMMHP8J9KcvAqRFUgqemaEA+Yce1KzAlh6CnN/rDikUgYx29ac2Sc1VhgMYqrMyS7jnlOKsO3loWPRRWdBLuuDz8rdTUyWgFi2jyBjnNXZoV8oDHNNtogCcdqkc5zz0NKMdAKTYzgDtVaXPcj3q/IgK5TqKoTqNoGcUmhEGSxCqOtWlQElR3GKiULk9+2asxKA47jrRYER2/nWrlHG6H+VXV5G4HK9sdKftG0gjINLCiopRRhfSq5bjKtzAJRnvUENm5Y54Xvg1olMcHke9OGMUuVhYj2YjCL0pEXGcVNnA4FRgY9qqwCrUN7kWz4OMipgwwBUN4T9mYe1NIDCK4780wrhcbqcScdhTXxtwO/erEMAAIyakQDOMjFRgDOfSn5OSTx70mA4jaeTTcbm4NTKu9ASeRTWUKepqRCIoJ5OPrSpHuI9c1J0XjHHtUloMycj8QKTGh4t9y7cc/Sm+Q9u+7qlaUSZXNWPKUrgjg9qlXKsVbdwxBHTFWSeOKqvC1u+VGU9MVZRgcYq4gM2FWyMnNToAAM5zSINx/wpT8oJqrWAtWuNrY9anqtZco3GOas1SAWiiimAtFFFADWqtIoyTjmrLdDVaRu1Bz4r+BP0f5FeNtwFPqOEYFSdKDcgvP+PZ/pVCPG0dav3nFu5HpWYz7UyaiW4CyyDGe1Z91OXby1zipJZdxI7e9QBQZOc8VFxACAuACKmgiIO5gc0gKs2Bz9KnQENx2pDGzEsu0DAIqmIyGx0xV9oyw6nj2qERs78+tCuJkS/Ke9W4owFy2Me9QlAidOTSIzNgMWPpigC2I0PORg84pzFRC5BycVDFAXwGz+dLcRCGDA7jFVcDFlz5h44z0oDE8gZPepJk2nOMniogcA8fpVpiL+kRGS5zjhRXRqNoyax9CiOJH/AArXc/LSZSIpfmBzyKo20RhlkGPlY8CrrHj1qAqQynPSsm7jHYznj6GkIBP6U7HGKAOfb1qQEXlOe9VfKMcpGB0zVvHy8CmmEuMnsKaYFUBiSO4HFTRDAOe9MMYBO7OelG/BI5P9KokqsWaQgDnNP3FQV25NSxRcEnjnrTWGCO5NMQ2CMj5iPc5q4iKMlhgAZ/SmQgHjHOOKbczjIRDnHWmMhlkVVAYcHpWb/Efarl0cvt6ADpVRuZDTQho6Y460cdsU7JGcd6Zxj+VUgLVgoa4QD1z9a6HBOPTFYWlAtdKe2K6DGBUMpEJXOaaYyR2FPYHPtTFfB9qzGRtau5++KZ5LAHvg1bDBulQqT5pHr1oEVfJkXsMDrQyMOmAetXx9MUjqpXnGaQGeJGRyGPAPBpbmJriAOhHymp2gWXH8xVi3i8sEHGOtXHcDPtjnjGCB3q5Hx3qKaPbMXxge1SI31+tNoRJLzAc1WTg5z3qw2WhIUCoUQg4pgSI3ORTiBu3Z5NIgPQYqTHy544oARRz1p554pFXilPA9hQMqahKVj2Dqx5qgp2tkEjNWLhWlkLqDwag8vCkkEelIRu2sm6INnk1DLLtLDNR6e/8Ao7H8qQoXc56Gpewx0LF+CcZqtcRYkJ3EVdjjx6ZqG7Td0HIpITKsSjGOQPWrCKN5GSagRG5PIx1q1GMMCe/agaLa4AFLxTHyQMU9AW6nmtEAuMDjJFNYDbwetTLwpBqpuKyADG0npTktAJV4HWo3cdOeeKew4yOnpTCAy+4qBkciEKGBPFRzjfCRnnFWAfkwT+NRMgGRVEmCRg47ikYfMBnqKnuYGjkwFOD0561E8bggsKpAMH3Tn86CfypdjenFJ5RzgcGgRPa4LEf1p7LhiSOPrUSROhBxnJzVsoxORUPcZBjccj+dXrO3CoCc5qCOIhgGAyTkVqQphBUsaHxIKmCgjNJGozUjkRRF+uOaqKKIpWSJcHG49BWasmy4Y9QaZJJJLKZW4IPGKsCAv0FDd9CSxEw5NOPJzz71VLGFgvHpirKSB1600+4y5Z4w2PWrNVbLO1s+tWq0WwBRRS0xBRRRQMa3eqL/AOuarzVVdPnJoMMT/An6P8iMDFLTVOadQbFe9O21kJ7CsCaYMe/51uaiSLOQ+1c0T81Zy3ExS4pyNtUgDrTACxIzx1qdE284NSA+BAvJ6nrVmIGToMfhSRRFjgdM5JqY4X5VpDFZgF2AfU4qEfI2O2KlVc4JPFR3O5BnFNCZHKyBTnrUsKq0eeg7VTMbcsw6n9Ka5+barHDe/SjqBalu0h+WPmoHnMmMqevr0qLy/mGDnFLwoI6nvSbENuSog6fMDVQFSD8nH1q2ybkyefaqWO3PFVEDodFYfZjhcc1dc5z6Vn6Ef9GfnPzVeIyeaTZZDK+OBUW7cQD6U+bJPHFVwGMgOOOhrMCaCUO5UjkZx71ZC1msfKuQyg8cGtNcEZ7VVgQAUhJPsKmAzSGOk07DK8se4ZXBI7VAflb7vNWipHTrUZiLg5ODihNiaKxkPAwNtKFJIbvjFIEw/INRylvUgdBVEhPd+R8q/fx6cCq0MrZ5wMHkUwRGSTc3OaklAjGVOeMc0xCFyzfMByQc1XkYmQk469qkXO1iRkGoHyCeufamgFMjBccUBzznn8KbnOM0qqc44496YGno4PmknGNv5VsMwAwazdOXyoWc9/WpVuMucnHbBNQ2UTkZamnOcDoKAfm5IpPXnNZjG+U+35WxzSIjRNuds+vFTjAXgimTDjJxigB+dwzTH5xzSK2AM4x2pMgtuz9KAJcYA6Zp6rx1qFmHUVJ5gjTrzjvThuIZOCcIpGfeojkH0o3ZYnI9aCpbk8DrWrETKcoee1QBiTwfzp8LfLg49qao3N2qQJI/rT0Oc56U1AMfpUgAx7UxiZPTOajuZNkJ9TxUjEKCT2qjcsZH4NKwEcbsVwSaRidwBJI9KGbB9RSphgwyd1OwiW3cbwgzhqtR5zjHSs+L93IpY8g+laJ+Vi3Y8ipaGiZGAyzVVZi0jMcgZ49qlyMdSKQKMZyQKQEGCpOSamXp16fnTZl4yOD34pIzkdeB3oAtgE4Oe1SAFcHNNtsMhHoeKmK5BrSKAax4HvVVsb/r2qz1XaagEeGJptAMEpRyP4TzSPL5TAkfIe9GASQfX8qE+UbWGVPr0NZ2Aga7VZNjYAzkGnqyuQQc+9Q3Gnbh5kBJHdTWehkjY9Vx2xRYC5qUeUDg1mkgjrVu4umlgVe+PSqpX68VaEIBxSBiSQetLjA5poyTn1qgHA9u/vVyFg0I68e9UgMirFo+1iDnHrUtATKdpz2Hc9a0bZ9yqOazZflXpz61YsZCvAOcGkxo2Izg1S1qfAWMcA8mrcbZrH1WUtdlR2GKa2BldXHIB69a2dJbfDk9uOaw09P1rS0yURh88c1K3BCXjBrwgjoantoGC5Xp6VWKl52bHBPrWpDIFjIqkk3qBPZqVDZ9atVXtX37j71YrRDClpKWmIKWiigY1qgfvU7VUd8SMvPagwxX8Cfo/wAiCA5GfapKai7RTqDYp6p/x5SfSuaJxzXS6mQLN8jNc0ylnwOmaiW4ixbR8ZPOasovIAzmlt0wmOtTBcfX61mxjlwikA8nvTQv92niMYz/AFpUHNMB6Lio7sBoc9x0qcD/ADmkKBjjGRQBjNL1BY5H50kaKzZLc9akvrfyZRyQG6VW+9wOAetIkmLryAxx600lcksOP503AwcHj096YxLcYGKAJEXznAAPWkvbfySrZ4IqS0cRvyMjvReSGcE5AUdBQnYC3oTfuZQPWtHjOay/D7/NKn41qcUTLRXkHJ9xUbrjA/WppQvqKhyGI6cdOKgRDcptcNzuxzVq0mx8jc47024RWiDNgio4gMZJHNWCNJW9Kk2h/pVWBwVxmrcRAzVRGJ5SgZPOKrScAsKsM+cgVA2BgZpTsBAAZMgj8RVaeE+uOlaO1AOO/tVO9lCx4DYJ4FShMokbBkcYHr1psoHJPPNXooQ1vukGTjtUUlshz8+KdxGe77RwOvvUX3jkH9asvDwSGJoS3Dn73Bqk0IrgcYIBqxbQeZKeOB+VSxwx78M2VHBAqzuRW2qccVLkMc8o27QMbf1pu4MMkA9qeUXbk0w+XnJGAPWsxiiV0xkEr6mpo5gxOMf1qrNMu3aM/j3pB8h3R5z3FOwXNDdkd8eoqOZjjtVUXm0kEGkebecKCSe9KwXL8R3JyMn6UFFDZANMjB8sDJyPekMjZzikBJvA7c/SmXEmMemKVfvDI59aGj8yTleBxVRWomQpuOBjj6VaKbUVRwW60sUIQFmzgetNjYyzE9q2tYCQIF5xjApmBgt0B74p08nVQOMfnTYdvk+WRknnFDAFdMD5gac0yqOOcVQf5ZCGGO1AYtghcVIEhlldueBTgA3DD8aj8wA8p7U5WDIcjGKYEc8RT5uopsaNnI5Pp6VNHJldp5FMncxH5R+PrQAyYfOcH3xitGD95aqepAwcVkqSynrWlpLgK6fjQwRIykkHB4pEDAE9atFFOMcGmvGQOgqbDIcEg7uTTEBDEY4qVgc8dulMOdxIHOO9JoCaDKtj1q0DkcVURuc1MjdQOlXEAPDUnSnEHPSo2bHXFN6CKrbhKxGcZqQNvBHegAliRjFOwewFQADKf7tNnt47gfOAD2YdaeSQOcflUfnbT0pjM2bTZkJ2/OPaqZQqQDwe+a6BLmI9JFzRMkEi/vdhoEc62T2PNNGW7EVfu3ghQpCNznv6VQ556VSAXbnv9akj6Hk+1RgHH64zUgyq+lDEWoj50WO4qe0iKuRj5ao2rmN9o6HtWpbq23JYH8KkpEs0pt7VnHX0rEZzIxc5yetampyAWmOpJrJQkjjAo6CY9Tjrxnuas2jlZwM4BGKqYOc5FSxttZTnpSsCNYRL1HB9KkXjg1DyMGn84BzTQzTtBhTViqensSH5zVytVsAtFFFMYtFFFACNVGRT5zHB61eNQOOc0GGJ/gT9H+RXFFNjbcKdQbFHVebJ6woFzL61u6sf9CYeuBWNGnkrlup6Cs5bgWuEAx1xT055zkiqyktz/OpYOU6//WqLgWAMmlB9KauSMcVIqYHtTAACfWplHAqEyJGOWFQSXuPuYwe9NATXyxNFh8e2awpBtcgjvVueRpDuJyKjUo338AgYBNS9RFdFzx71L5Py5HbrUwte3YDj3qzHGBHgjGPSkKxS2bEPGPxoaIAHvn07VM8Tb8VMIgMFsb/WiwytpUghvgvAD5FbZOGxWHNhLlZF6Kf61uN8wDL0xmnLYpFe5J3AY4NUxKFmCNnGOBV2QZ6n86qtCPNU988VkgsWGXfEQeAO1V4z0UDGKvbAefWoDHhv5VdmKwIcc5xzVqOT3qttxgnrgU/OFLE4C+lPUaLI4yTxUbHknH0ohljmUlGz2IpApJy3SpdxjN5UbjVIfv7k5GVTFXLhSV28jPU02BVHOP8A69LUQbhsx2z1qnNOOU5JPpVqfCJ34qjDEzybz1z3poBpViAuM5/WppcQwccsBj3qV3WJSWxx0NVAxuJe4HenYQlqP3gODzVlky/HeoUY+ccjAHSlkkYPxn+lJrUBxZ1zjntjFGdy8j26UiFiw4OO5qdIyQcgfSlYCqRngZ/GlBdc4Gce1WiqLyRnPFL5YwFU8GgLFbAc4cZzVhYQmCO3U0FEY7gOfrT0B+YE8DgUWAQvg4H50m8lscfSleIkcHg0yOI5zkH0zRYCZMlsjPWrcAznjpUUSkYyBmp4sDJ7VUFqBHdSdEB9yKbAv93FMbDOSR1PBqxbqAueMVpuxDJBhgT1zSLjzBzT3ALFjz6UkYwSTg0WGQanHhdw6Y61TWTC4xjHvWkUM8RzjOeKoPFtJDYHb3pNCGSEsFYfnTCzjvS7iUwvI6dKYTxxwaLASrkckjnmpJ/nRQAN3r6VHEcH1PoKaXzIxB57e1FgGklBjBFW9I4uX+mKqSOSeg96s6W2b1ccA54p2BGwRxxShj35FO9RSYGeaLFDWQMMrioinJyKmx1waUHcPmFKwFcLg8Dn+VOUkdRU2wYxmk2n8PaiwEbl25QgfWohC33nbPt2qzgelAXgkUctxEOCB0oHOc1Iy8VH1NHLYCGV8qOeR1qB/lRnJHAp0kg3Y61UvZiECAcnt7UrCKBO5yQeppcknG40mfXvSjhTV2AHGemeDTQpAPPWnBv8elBGOn1oAbjp/WpgD5ZGajXlhip2x2HHWkwK5HzcmtOzl3BcHk8HIrOYnOMcVNZT+W+GPBPcUNAi5qCboyf7vtWdGO1a1yhdXA6bayIjiQZPBNJLQCZFG0g9R+lIiEMQf5U9eG7cmnyrucYzzSAvplo1PbHepQMjgdaZZjMAB529asqmfpQkUT2AwXH0q5VW0XazfhVqtlsAtFFFMBaKKKAEPSq8jDcR3qwelUpf9eTQYYn+BP0f5EUQwKfQKKDYqX6Brcg+orEkbc+TitvUubY/UVlrHgkt19KiW4iOPJHIxUvCHOfypkkmzhcCqzOxbJOamwXLbXIXlRTTcs3GSM1WLZGMU0Mev60ATlt5OSenpUbDAA/M0sLHkfkabOdobNADWfauM8VXkfcSO2KHl3cZPtUWT+GapIRp2E/mp5bk7gMipi7CTK5545FZUUhikDg4P1rZj2zxh16fyNJoZGciZSQSAamZQ68Hj1psgGM9cjtTIpSqrkZXrwKQCXNuHhJAI2mrOmTCW025O5PWoS7TjH3V7VXsJDDe7R91+KOg0ahFV3ByCCeDVl8g8GoyPm5NZdRlgLwKikTGDz1qbf8AKMGo2Y7cnpWnQCPIZBmqV/c7AY14Le9XOqHkg1iXMm+ds9qFqSSWM7xXA6kN1Fb64259a5+xTdOM46VsmcB/LHXGaJblIWQsST/WmRscH5cEmieQJGStRQHMeWz61mAl0zFQu373FQyTiGPgZb+VR3UuZjtPC1XbO0gnvVpCHSSPK2GPT8qnVTHHhtueuKit42z0B9Ke+QfmGcGgAj3eYcYwOTip12vjcBz0+lQSDjKj73pTzGTHkenNJoCxtG0AAYxT1YgZwOO4rPKzBcjcOaUNNj5RwTjFKwXLpbJ4xg9qUfOAMAccVXiRgdzEg/nViOMk9TwKTAcVJ4A4+lOC8Docc0vl8EnJx2p4QlRzyP1pDI2j54P0p8Kk4JAzTmwMU9Bjt0oAdyoOetNY5jHI5NN3eYcjGF6HNOfmPAH1rRIQ0AnA/wAipuVXG6o1XGOtPY4HTNUIRuT149qa+cbR370qAnJPGPekAJyx455oAWE7DtyKqXnyzZPfpUjvtbA9aS/QhVkGaQFZgcY9DzTVQMxOeOvSmbvmAK496kJ2rtwBQA12Cj5Tg1FjLYzzn0pwQ7R1wab0Gc8imIV8HGOlT2DBL2M54PFVgvy85z61Nagi4jPOM0xo6HvQeDTVIJNONBQmPegCnKKKAG49zSj6mlFBoAKaSOeaUjimY4zQAHJ4zxTHG1CwzwKXkdD+dR3JJQKvXPapAobdxLdME5NZs7b5Sc8dq0rs+TbbVGWfjisoq3pxTiiRMdcdKVuBS+WwOCKV0bOQpwKYDP4uaeFBU4PA460ixOQDtNLtJUYWgB0aZY4p8gz7c0+GInkgD8aa6sXxipuBE2NvbjpTAOp/lT9jAkEZH1pBG4JwKYFwagDBtYfPjGaohtr04xNySMU3y2AycUKwXLSgbwBxU8oCFSOtQRKxUE4wPWrXLqCAM+lQMt2igBgOCe1TIcE1DZ/Kwz34qdwFNNDLlr95qs1TsmyW+lXK2WwBRRS0wCiiloAQ9KqyJl93HSrRqB8flQYYr+BP0f5FYHNFMi6U80GxV1Aj7Oc9M1lNIp/iGM1o6scWh+tYgPHPes5CHOQT160wlc9cn6Um4mgdT0FIQpwOCeQe1NyvAPHrTj/9amfeftikA9WjRT8x9qryyKxJyaWY4yM1EvOM1SQCDZjGTSYQdCaRzgep7UqKTVAKNnfNaGnzrGfLOcHkZqqkW09yM1ISE789jUNjNVFGc9OabJsbhQeKgguBMvB+Yds0jsQp29aVwHSSqr7Qcciq7FY5lkweDnihcuSTknpTZFyGBOKLgjc+8qkdDULECQCk0+XzrNcnJTiiXO705qHuUTBsgZpkrYHPeo0J7kZHakdyzcjpTuA+Q7YycdqxHdWZjs71pXk+yA464rJGWPAPPpVxEXtLAa437egp09wqXu7bn1Oe1JB+4s3kHfpVDeT1ySO9Ja3A1HnLEJs3Z9afv8tCcYBxgelQwKC4yTnrg0y7bc5Vew71FgISxYn5QR6VJEQ7jKAY61AvT3qxG21D2OOtN6AT/KBheD/Kod4znG7aep61C0pJAXgU6GNpWUAYH0osBKu6U7yoUAYFTRlhGOM+49KdKgSIp19qLZf3XpjrmpYD1Q5wBxjvRtY4qVnG7txS53cYpDGgfLnAAHcdacOew/DvUmz1/Ok8s59sdjSsxhuJ9c05R0wefalVcU9V47ZxRYBhHIocEI2OpFPfES7mYZqFGLEsTj9apLUTGQSEZUtkjipGbBCjHPtUUi+UMjjPQZpscjStnjHfmr1RJbU4GDjp1pMndgkUgO3qfzpN3DN+NMBzlshV+poLFRUKPuOc845xTZpNy8HFICMuXkz1we4qacmaMrnG0VFGQo3nAx196dbkszbjyw9aAM9WYEHdyKljfJy2DxTHAR245HtS4O0cceuKLCFeRxwHAFRkseSc1O8fyDgZNM2KgBfr0NNDGkkJndS2jN9pjz03dCaZJICuEwBnpUlpxcxj5etD2BG2SQ55qVX4OaiZckkGjJx9KSKJg1P7ZFV1NSrnFUgHijFMzijfQA480mMigNQXxwBQBG/yAk/lVMsWYuxOAeasS5OeaoXs3lQlV+8/FKwjPupnkkYhyBnAxVck4+8eKcTwfWmcjrVoQ7JwDkgUrMSvU1Hu7GnA0WAepxnk0AZxgn8aZ0HfHrU8IDuaOgEhyqck8+/SoyeTzk+tSS9+TnvTCpPXjHaoQETHB704MRjPNI/B9qTHGabAfkHngUcHNNXJBBpQcA0gJIV465qxEyk4NQoQFwM88GnKMnPXGKQy9A3zj1zV6TnGapRfdGAeKvbd0QYfzpxGS2H33FXqpWWRI2fSrtaR2AKWkpaoAoopaAENVJmIlxVs9DVOdT52fagwxP8AAn6P8iFFwKdS9qSg2KOq4NtgnHIrDz6Vs6yR9l/4EKw889smoluSPC8jih1Izj9KWMY5P50SOOxHWpAYQTxxS4Cggkd6azhR9ajlbcPakMilcM5IPFJuHB9Kjx19aBzz6VogHAbj1xViMbRxj61WDgZpfNNJpisXGYDvx7etQyzbulRKxPSm555oSGS2s5imD9jwfpV+RlbBU5HUVlqAB2Bz+VamkxCZZEJyBzSkgEVwgySAemBT1cOcZ60sluyth+CDyaasm0EAde9QBLpUgjnkhz15FXJ/lUk9BzWKjmK8V1OefzrbnXeoH97ilJaldCskoZg2eDxTlzvJz1604RLGAp602aRI1zkdPWiwjOvZA0mAT1qGJNzqFzye1Mc+ZMSPXNW7NRHGZnOAvareiBDtScRpHAvYZqmpzjGetMmkaaUsepqWFRhSSKdrIC6km2Nj1yKrs+592fpT2YcDPFRhQGy2MelQkIVeMknNKeFyc+9Ih5Y4GKlKjZgHjtzQMhVS7AdSa0o9tvGeeO1RRqi8jHHtVWWYu3B7/lU7gTy3AYhVyWzyakh3opUcjGc5otYo4QXkwT2zUqNm4BzwR6UMBoDs2WHHpU65C8qPrmptqEU7YDU2GNTHHepFUCnKvH/1qlCgrzmjlGRBB2HNKxCKSegqT5QMk4FZ95cl9ypyo6YqkhNjJ5fNcAHAz0qSLlcDkdgTVdOmcnOc1bhKsucEY9RTSJEuVJizgZXoKrw4HGAB14PWpZJRK7KM4FRA+UDnIPYHvTYE5fLYxn19qJjthXpycHmoUctlhnjpU00nAGCSOvFAEUTBTg9xSTMWJAIxSI5dyedv0p5AByM+tAFeaTywEXbjqealhcryMcVVeQSSsfyqeB0V+MnHvTYhLtT5udvvTFLAHkDPQVautptt55NUo5CCcelIZOQSd3cfrUcoyoY4Bp6v8u05BNQvIuMDnvTQDNu4k4BqayB+1Rk9N1RowPPIqWwz9pQY4zQ9gRs7iHIpRyD7UhXknFAOBSsMeGx2pwY5zUe4dKcBkE01qA7PJ5pNx/yKiZ8MQAKdGeCTzS6gPGT70vrTQec04nAJPSqQFW4lEIyTxjpmsOWV53LHpnp6VY1O582cheg4yPWqeWx3oENJ6896b9eaUD/ZODSHg9OlUgGkYOetKCRxRn5icdfWmgknABpgPBPerloPl3Y49aqKrO6qByeK0ghhjAPBx0qWwIGLFvXHT3prjGCCST1zUg4JIB9ajd85GM4pAQtzxk0g6e9Kxwc8cUJ0zj8c02AoB25py56DPWmcjJxTo2IJPTNSwJArEEjP0pUOODx+NC5IOe1Jkls8ce9JAWo2PTP61rwMfswrEtzk8gYrYhb9woBpp6lFmy/1jfSrtUbM/vT9KvVqgFooopgLRRRQAh6GoZBUxqvK4DYPpmgwxX8Cfo/yKqEsDmnU2PoacaDYzdbz9mGDj5hWIFwOevrW5rBH2cA+tYbEc54FRLclg8gxgE5pmR3zmkJA61A8meOlJADud2M09T8mM1XJ5qVSNpB7U2gGHOTzShC3ejZz0OatWyc5IocrDKTIynFG33Oa057QNGSO1UGABwB0oUrgM24I5pMdcUuCegpQpB5HFVcQ0c8EmtjQm23DD1FZWMduK1tEiwxfHHSkykbFzAkvUc1jXlu8PqR61vvytRyqrRkMM5FZtDsco6jOR1Fb8L/6Mrv1C5qtdWMZUlQFPtSSzbYFQHouCKTdxbDJpcvnP51Slkz8uKeoLHOCc0ot3lYhRx60LQRHbQea/TA6mn3squRFH9xR19ameVII9kY59apFM+h701rqxjFAJHFWFKCMcc0wKQpIxmjIIPqO1VcROgDIOhpgAyRgdOlTWoLIwwMDvTig3EKBUMdhkYyMDB/Cp0TJAwAAOaBCVUMODVpU4xwfQiouBHcBVhCg444qrbxBm3Mo4qzcDeduM45qeGABc8Y9KfQdiFV3N0+UDpUxQJGDjvVlYsHNKyZXvxUWYWI+4PqOlSDrSKBtGBTgue2KLMZLGM8k8U84UE0RgAVHIcnA/CtLaAQ3E3QZALdBVQL85LdR1qDUmYXHORgcYp9rcCX5ZD84HX1o1IJowGYgdDzxSySgfu17dTR9z2GfSmMu4lulGoDAcSEjt7VI7Lt3tnHcVCV3Hk8dMU91zbN1z7UJAMa4HRR1pqkk53fN3qNTwcip40I5J59DT1AliBOQTlh3pl02yPA4JFTxpjvn3qhPIZpS3bpQkBGBgFufap4gRjGfxFNSPKhckc9RVqCPeRkHFDAe0Za2c85x0NZ4bAI79MVrSsOIu3es+YeVIVXqfyosBGzYOAc8A/Sox15/lTxHk/N6VMkSZJf7vYUAVmzuC9Oatafu+2ID09agnG2Xg5q1pwBuweeB3703sNG0w4qFh8mamJGPekxmm0BUYcrnrU8Z+XHSo3T5vxpzDAyKhJpgNcfMfWnRj5Md6aCCT6+9Pxj6GmlqA4dfpVbUp/Lt2VepFWh0ycVQ1FcxljzVAzGcNtJPekXjPepSFIAAHWmt6Y60CI2HuOKaoyfpT8HbgGkznr1pgN6+lIM44FOGAfrSj7pPHFMC3pUQkueedozVi+P7wgcY/Sm6W4iR2IwTUM8nnMWwMe1QxkO8bcH6cd6jJz0NOYE9qY/SmhBkjgGlRcnGcYFIW55x9aVMk4GKdgFwRyCKcgJ9aB2HBNKOPmGetQBJjC45JPNJjgcg4pOvOOegNSRkLjnvRYaLEEICfXvWkg2xKvtVODHAxx6VolRgZ6AURQx1mP33/Aav1Qs3DTkDsKv1rHYBaKSlqgClpKWgBDVSf/W59qtmoJFBJNBhiv4E/R/kVhxRSA5ooNjM1o4hT/ern5JcHqPpWz4icrDHj1rnWOTmptqSyQyFup/Kms3pUf04o707ALx1zTlz+FIME8Yp6gAUMY9MlhVxMKAB1/nVe2QMwzVt48cdKzkwLEbBkwepqo9mC5PQUqnaenI/WpBLx6VN2A1bVcg8Ur2qiMkcVKnNTKu5falzMdjCK4fFb+mII4B6nrWZJBuvFUDgmtmEBUVfatHLQEXAcrTCQeM05fuYpmecVDZQx0DZBGc1Wls1fOO/NXsZ4qKSQQqS3ap1DQq/ZEiXcapz3QAKwgAAdaluL8yDCjA9TVBnB7VSExhPJyPxzQoIHtQPX3pccZ7n3qyQYgqeaao+tSxW7zy4A/M1JcWptlXnr70rjHWZPlnrj2q2skOctgfhVO3YRRkkHrxUckmd3XGaVrga5dJF+Rt30px4XHOfXFYsFw0ModeQex71sW15FNxnaw7Gk4saCOPL5Kk8d6sIuOOacB6U4LzU6jFA5xzijGBTsZpHyaAI1GSeKlXA5PGKEAXLNwPU1Rv7zqkY+XuRTSEySXUQZgkYyM4JqyeWHvXPkkHIK7gc4I61t2r+bAje2KpgirqkYYqcfNj86y1LK3BwR3rS1hXLRbAT9BWe6OSQqHLD0pEl+2l89Szflmnj7p4wDVOzhkR974VeetXCc8jkAdjQMjPJ4GR0p+3dGc/KM96TAVSxGM9aill3nH8JoQhsYZjgg+o71YCEL0x+NMiCq2Dye1SBhyMgnNMBZpNluxBGTwKoJnADcZ75qzcsWQDpzTFVSME/TJouA6IFenOeeKuw/JuJA4qCJecH7vrUsjHaABx1pDGqSZC5XJNR3cZ4mIGOmDUsak4BHWkuyJFMY/hpoCkkvJwOgwSamIJjD8dOlQx4AyuOT3qXc6gLgYNAEMq/vAQQAauaYh+0c/Wqs7fdx0q7pgHmFvQUnsCNPFKvShG3DmnDFWhleQYbNDnC8U6UDeKSRQBkY5FIRCM7+PrUx5GOlRAc052A+pqVoA7OcdKp6nzb4q0Pu9yaoak+FCnk0X1GzNJweeO9MP1p5U4GTyaaVboQRVkiYPrj+tJgnPT1owQOh4pSHPABoAaOeueKFXc3FAU/3TT4I2eQAA5+lAFqMYixyPqKYV65bqKneP5QuCaiWM56E1AEW3pmonTa3erJRj/Cc0x0O0nac+lMCsR1p8YycgmgoxGQp4pYkYsBjtVX0EOxgn605RgUBW3cr19KcyMMfL+vWoGOCfut3p1xSoobbnqOacYWFvjoevWowD1ANCGaFqu+Vc84q1dvsUe5qppqt52W9Km1AMSAOlOIMfpR/wBKODn5a2qw9JRlu+ePlPFbdaR2GhaWkoqgFooooAD0qFzyamPSqkxIlxQYYr+BP0f5FeM/LTqRRgUGg3MXxENyRAepNc/tJ9K3fEv3Yh71gd6CRxRvak2E+lP8o4o8pgwBpXQDo7dpOmOKmFqwIBIIq7bwKidOTUjKo6Cs3IdiCK22d+cVLsDAgt9aUj5fT61Go5PFRcBGiwDyADURUjocnvU7Jjk0BVJxilcVhY/lPLflVlGVYyeMe9QpCVPHUVP9leRMdAaXUorWiiS4ZzzjvV+PG/GelJBa+SmAKmhTBJxzVgkTqPl5qJnXcafO4iiJzWNNcMwPOKGO5pSXiJkbhnvWVc3BnY/P8vbFVpHLNzz70wkY+UDFNIkc2Nw+emjYWxmmkcnApOgpiJECcjJIq5Z2yS4JJwDVFOuB3ratkEcIxUyY0PLx268bRWTczrcS5LMR/Kn38xdygPANUwcN604oLl3dD5QALepqBjGSeWpnO0gHOKM9CKoABjzjLU+LazcA4FRnqePfNWLVC2TxjtQ3ZCLcMrRDILBR1FWE1IkDg/jVC4kIwgzzQgJUg8dqzsO5oHUT/dPt9aVNQ3A7hj0561RkBCE9SRj8aEUuR1znP40Bc0JpTKmOoPoaryBSQSh564p8IZVwSSAM81OI1dcEUXAzH25JKZB6c9K0NKkDRuoGNpoNovQdOtJbxGBi3tzmhgizPIOpGcVmTXwUttUEn9KW9uPm4Bx3rOLcA0LUVyWS4eU5PftVizuAoKHp6iqIIJ759akA+bnAptAaxf5eFBPfimADcTsxjnHrUNvKdmxj07k1PyM54pDEiILH5OB05oDjc3y5570RKx3VEeTjHfqKYEznfHnb78UkRwP9WCe1CDK45OeOaVF2DqDSAkMn8KqB3NPXOOx9OKrJn0/IVYiXgZB59e9MCYNtiL4wQKq7wcggLnk471LenbbhO5/WqC53gHoe1NgOJIbG0YHWpN7BcBRimyqCVfGQBzSKuUGBSAazZkHyjHfFX9PXEcjcfhVFlCp19xWnYr/ofu1J6IaJInKkE1aD8ZqkwKcnoKfHIWXilF2GTZ3HJqJjkYoL8deKrzXCoDzk1TYiVnx34qH7Rvm2jHHWqstwWyB19abZMfPY9Sah7AaZbAznFZl5OzyEKcAdKku5ySVB46dapu/y4/CqURMY0znHI44pDIxGS1MJGR1A96buAHHUVYhxY4wD3pSXCg7uevSmE5JJxmkD5BFOwCh2x1/WrFozg7ixxVUehxzV9V8m3BBGTSYCSynOA3amrKx43cmoW+Y59aaDtHJ59qSQE5kcMQXNMZ2J+8TTN2SMdu9KxyKdgEy2eCcU6IHeCpNNxjv+FKhKndmkwJT9cGgjnAJphYnGT3pw69O35Uhjy5aDBJzmmJgjk4+lPjAYAEnPpin7fk4zn1oAt6SP3jH0FLePvl47UtiDDA7Hqx4qGQHzCec01sDLGkfLdgZzkGt6sLShi7/A1u1pEaFoooqgFooooADVWZSZM+1Wj0qJ+9Bhiv4E/R/kU+1IaEORS0Gxz3ibOYsVhgHPGa3PEv8ArIh35rFQfMMUCL0CDyxnmneWNwJFPVdsYB/GnoM4/WsHuBLGCF708AHkjrT4VDDFOkXA/wAKQyIqARTWUAj1NTgZGfXvTXUdelICPaGXpzTVByMDrUiqff0p0aHeMjmgCzDGNgJHX1q1EBtFRY4AFTAYUVcUUI/FNT5aVjke9MlPlxE+goAo6lPn5Bz9Ky3YqegPHNSzPudj3JqE88MMA0yRG57U3pnIFGPwH1puSx9hTEIT3pMHBpcHvSgfLnv6UAPhbEqg9M1rPJti4PbtWMePSrEcu5drHoKhoZBIQzHP/wCukFOZcE0qxkrxj1qxDF55NOYYzkCpo7fIHYmm3MXlnnnikmMizx9TV63GyHjuM1SVQT7dqvKu1cjnjoaUgIEXzZCzE9eM+lWl5Q4bHemwJtU5OSaeUO0gYJPGahsCSH96pB6e9IXVX4HQ4pI0ZQuMgE4qysORux0PrQwFjG5MdPpU4ULxmhI9o6fkaUrnOaYEcsmxTjk1CZsxEdfQ06dRyCf1qDARCd351F7gUr1/nxnpVQkEfjUk5LSEg/4UzH0raK0EKpBPTNPUfNg0xMetSgDIyev5UmArDDZ5wO1W7ebzTtORgZ5701bcbc7h75pGhULuVuR71Iy1kJwo/wDr1EAMkbcnHNJFcJIMAY9Qe9PzsI4GD19qYCquEPBJzTuAwBJ5pilS3DAepFG4FzuxigBw6EnII/WpY2ZmBIPB4qEMu3t7VKrJAhJIJPQUxEOoSZmRVycDtUQ+8SB+NLKczA8fUmnAoASMN+NDAfGu6NwBz7+tR+cVTnkg9qkSSNB94de9VLiQbsDjFJDFZzLgAc+lbtspSCMEHpmsG2XfOqjqTxXSKAAB6UpbjRHNHvQj2qrATGNpH61edhjOaqlcMSDx9KgBly2IiQfyrLOXIyc/j0rYkwYyAecVlZXcSCRjgU0Jji4RSABk0ls/74k4BPvVdpd3Rjn3p8Tjf0J9qqwDLlyZm46/pUXmEZz8wqW6+/kY59qr7hnk1a2ELu69KM57UZAPGKTcO35UwDOQc0A8/wCNIzAeoo3+tAD05fHUVO5YqAegqKA9XKkjoKm6k4UkHrSYER56U3gD8alXr0bmopBhsYNCAAcYPUUu4nqKbk7elHbpTAeVJPrTgGxgVGp+bO0mplGWxtOD71LAZsK8npU0KlvWpzFiIkge2aiRmWMhVHPr3pDJIVG9s9ql2biMdf6VWi80yA4xmr8QJccDmkBKV2oi9KimjyCRwQMcVLLuL4XGKVgWTnFWgE0xSLhSTnjrW2KyLPEdzGpxk5rXFaIaFooopgLRRRQAGoJHw5HtU56VVn/1o47UGGJ/gT9H+RWj+7TjQBgcUGkbnPeJPvx4rLtULSVq+IsmWMe1VrRRGvPWpk7IklYkYGBxTkJzjrUZJZgRzUh4I+tZXAtRkjA44qXaSCetVQwBqVJxjk0XKFBIbB6VIBkZ4puQafuAWi4WI0GG5/8A11IAcjj8cVFv+bFW48MKSYDgOlSDpTV4oJ5rRAKTiqt7MRE3OOKs5xWbqbgLt9aTYGYzMX6jmmsDk8j6UgYj8KTPHWnckTnqcU0ZJI7/AEpxBI4NJzngmi4C4OcZ/Sg5AwGzQAfWkZcUXATHAwakiGf4qakZbpViG2kPOCFNJuw0RuhHG7NTxR7sc0SwNGRzwOtOiQ9uxyaV9AJ0UIeuaz7hmeViSR7GtRVGGLH8aypcO7N3PSlEGOto8ydfpWkqDaSfwFVLKInJKnHatFYz5ZGCcetKT1ArpEMDk/WnrCNucd6lWPGB0qRVLHkdOtQOwwRjbnBzU0YwoA6UAcdMCg9MDPNDYWBpMHkYppcKQOD+FJsJ4zmhk2oWJ6UtQIZmAbJrOuJwxZF4FLNK0nXsarks30rSMe5Ixhk0BBkYPNPZcc8VNaQGWUbhlRV3Ai8oAZNPUBccdfU1YuhztHQVFtwAMDip3BFjz1C455GPpTSCYiBgCmJEfvHGM8c1Mcv8oHGOuKQyC3j/AH44AGetX5ghG0nBHvSW8eCXYYH0qlfzBn+X71Cu2MtBBG2Sozmoz0YkD0z3qvDeOgAkG9B+lX4UiuAfKfPtiraaFYYqgIPl4HrTH5bB6dvappoWRev0qs6/L83elcQ+TL4bHTqaa2CBgDn2pQTsPJH1qMh+Pm6cYxQAqJv+bseoqB9pclRwO1WQpXCgZx1IqFQXkIUZz2A5pjLWmhI2aZgMIOta0EomiDg9ayLlhbweSvDOcsPSrmmufICk84zUPVXKTLu7saY/Ap45FI4wOKmzAp/aN5KgHg4qnOjLKccZq8FxIdo59c1FcKT8xGccGi1mIz9uGx6enGatWcQ3NJjBHFRyfMfqeKsr+7t855Pf3psRUugHbcATn9aqmM4yRz6VZI3k44z60GIDHYiqTEVlQ4zg5pdnt7VZCDg89MUbFCk8fhVICoykdqaBz9amkHXFMRSXGQPXnvVATAFYgOh6809OmSP1psnoBnPrQDnjNSAm3LZJwAaddREEMPTnNJgBgp5yeM1auFzGBnnHp1pO4GdjJI9KTnHFSMmO/FIg6g9e1MBY1YHPtVi2GXHoOopiD6AdamgUl+ODSY0TXTfJgHg8fSnCJVt92B0prxeZMoPTvU86Zi21NhlWMZHByPrVy3HBOBxVeKLCjmryqBEB3ppXYDAvFISqKWPanZAXntWZe3PmNtHQVrYRNYzGXVYznjJ4/CulHSuT0s/8TKH6/wBDXWDpVIBaKKWmMKUUlLQAHpUEignNT1E55oMMV/An6P8AI//Z</text:p>
          </table:table-cell>
        </table:table-row>
        <table:table-row table:style-name="ro1">
          <table:table-cell office:value-type="string" calcext:value-type="string">
            <text:p>1d0681b8081080</text:p>
          </table:table-cell>
          <table:table-cell office:value-type="string" calcext:value-type="string">
            <text:p>Cheese</text:p>
          </table:table-cell>
          <table:table-cell/>
          <table:table-cell office:value-type="string" calcext:value-type="string">
            <text:p>Jan 22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N8MjEs7eiGugsvuOT/erC8Ng+Xcn/AGcVvWY/dP8A75qGUWRS0gpaQCUUUUwEZQwwaacIvNPprKHXBoATFJS8IoBoNAhtFFFACUUtJQAlJTqSgBKSlooASilpKACkpaKAEoopCQOtAC0UUUAFFFFACUUtFACUUtFACUUtFACUUtFACUUtFACUtFFACUUtFABRRRQAUUUUAFFFFABRRS0AJRS0UAJRS0UAJS0UUAFFFLQAlLRRQAUUUUAFLRRQMKWkFLQAUtFFABS0UUAFLRRQAUUUUAFLSUooAOlRS/ORzwKdLhlwDxnmoz0oAKUU0Ujn5cDqxxQAsTCNJJ36AZ/wrjr+4NzdPIT1PFdH4guRb2SwocM/8q5Q00ISiiiqA39Avdym3c8r936VvKeK4e3maCZZE6qa7C0uFuIFkU8EVLAtA04VGDTwaQx1KKSlFBhif4M/R/kc54cGLO5P0Fbln/qm/wB81i+Hv+QfOO+RW3ZjFuPqf50M3JxS0gpaQCUUtJTAKSlpKQhGUMMGkJCKAadTWUOMGmAhFJSs20gUg5NABSU7aaTBoASkoINIQfSgAzRmm80lADs0ZpmTSZNAD80ZpmTRk0APpCcEcU3JoyaAH0nekzRmgB1FNzRmgB1FNzS5oAWikzRmgBaKTNLQAUUUZoAKKKKACiiloASloooAKKKKACiiigAopaKAEopaSgAooooAKKKKAClpKKAFoopKAFooooAKKKKAFopKKAFpaSloAWiiigYtLSUtABRRRQAUUUUAFISCCoPPfFG4Z255qPAQHHegBMYGB0FJS0lAAelLEu6U56KP/wBdITgUy5k+y6ZJIThmH86AOb1y6NzfMR91eBWZUsh3MSepqI1QhKKKKYCitnQLzZIYHPDcr9axqfE7RyK6nBU5FIDuVNPXrVSwuBc2ySL3HNWlqRj6WminUGGJ/gz9H+Rz/h4f6FN6bl/nW5af8ey/U/zrF0AY09j6yCtq0/49Y/pQzcmpaSikAtJS0lABSUtJQAUUVHNKsUZZjgCmASuijMh4poidp9xPydsCmW0Zlbz5h1+4p7D1q6AB0oANoqJ7ZHOct+Bp+4nvSZ+tAhFhCjAJP1pHh3DqR9KdmigCNLbafvk/U08xAjH60tFAEJtjniQ/lT1hwOefen0fnQBE8BJ+VsfhmkS3IPzMD+FTCl/GgZEYOODiofs8wP3lIq3+NHNAEHk8c0x4pAflCke9Wsn2ozQIqpG/VsfhTmibHy4/GrGfajIoApiKbPKr9M1L5P1qfijj1oApskgOAuffNOSJiPmGKtUYoAqvGy/dXdTUV2PKEVcxRigCv5ZAqMlgf9Uxq5ijHtQBWVNwzjHtTX+TqpP0q1jt0oxQBVX5jjaw+op5QgZPH1qxgelFAFMSKfX8qlCZGRmp8CjFAFYlQcE4+tC4bO0g1ZwKUD0oArMNgy3ApoZCcBxVsqCOaaIkzkKPyoAg20nHrVraKYbeInJQH8KAIcZHHNIRjrxVhYlUYUAUjxK4ww70AQAE9OaMH0qVbaMHIWnmIEYI/I0AV8GjBp/2RfVvzqQQgDHJ+poAr4oxUz2pbkOR9DQlsV6sTQBDijBqwYMjg4pgtX6+YaAI8GjBqwIe1Na2ck4fHtigZDg0Yqwluw+82fwoaBj90gUCIMUYqVYJd3zMuPpUnkmgCuBS7aeYZs8bMfjUixHHzYz7UDIdtAFSvG/8AB+tCRyfxgD6UAR4pcVKYz2GaZtkz9wfnQA3FGKlEZx701lcdFB/GgCOms4X6noKmWNj95cfjWa15/pZR0woOFNAFvABJ9aYTk0rHIpooAWkp1JQA0jcVX+8cVm+J7jaEtwegya1rcZmJ7KK5XWJzcX0jZ6HAoQFA89aYRinnNNYVQhlFFFMQUopKKBm14fu/LmMDH5W5X610gNcLFI0ciupwVORXZWNwtzbJKvcc1LAtilFNFOFIxxP8Gfo/wAjG0NcaYvvJWxbjFvGP9msnSht0mE/7RP6GteEYhQf7I/lQbj6KKKQC0lLRQAlJSmmk4FACMwVSSQAKpRhr2fewxCh4H940yV3v5TDEcRL95vWr8UaxRqidFFMBXbahNShv3efaoiu7invwgUeoFACDpRS0UCCiiigAopKKACloooGLRSUUALmikooAKKKSgQtFJRQAtFJRQAtFJRQAtLTaWgBc+9GaSigBc0UmaKAHcelHFJRQAvFFJRQAtFJRQAtLTaM0AOopuTRk0AOopM0bjQAopR0pNx9qNx9qAF5pQKbvPtS7j7UALSgU3efajefQUAOxQBSbz6CjefQUDHUYpu8+go3n0H50APopu8/3f1o3n0/WgB1LTN59P1pd59P1oAdRTd59P1pdx9KAFopN3tRu9qAFooHSigAoopKACqF1bK0LA9T396vnpVSZty5FAFC2kbc0Un31/UVYFQXUTECSP8A1ifqKfBKJUDCgCailHSkoAaX8mzuJT6YH8q42Ri7sc9TnFdZfk/2LLj15/M1yJBzTQMaT9RQR260ueMcUnOM44piIyOaSnt60ymIKKKKAFFbfh282StbseG5X61h1LBK0MqyJ1U5FIZ3S08VWs51uLdJV5DDNWBUmOJ/gz9H+RmWI26RB/usf6VrKMKB6Cs2BdunW6/9M/5kVpnrSNwpaSloAKSlpKAENZ9zI91J5FueP42Hap7h3lfyYepHzN2UVNBCkEYRB9T3JoASCFIIgiD6n1p5paQ0wG79pGaexzIo9s1EylsY9akXmRj6ACgB1FLRQISiiigYUUUUAFFFFABRRSUAFFHeigAooooAKKKSgQtFJRQAUtJRQAtFAooAKKKKAFopKWgAooooAKKKKACiiigAooooAKKKKACiiigBaKSgUALSim0UAOopKKBi0tJ7UUALRSUtAC0UlLQAUtN7UooAWlpBS0ALRSUtADh0ooHSigAooooAa33T9KqbT5XNXD0qB+aAKlViPs8+4fcc4PsatOMGmModSrdDxQBIvSlNRWzEoUb7yHBqU0AMePzbC5j7jJH8641xjPt1rt7c7bjaeki4/EVyeqWxt76VB0DZpoGUuh6D6UnIpSPX9KT6GmIQjjnvUR4qbHGQfqKjbrTAbRRRQIKUUlLQM3/Dd3y1sx/2l/rXQr0rhbSc29wkq/wnNdxDIJI1cHIYZqWYYn+DP0f5FdV/dW6/7MY/rV6qmP8ASIl9CP0X/wCvVupOgKWkpaACopWOQifeP5D3pZ5BFCzn+EZqKxYywmZj80hz9B6UASxRLEm1eSeST1Jp9FFACU1qfTG6UAEZ5pYud59WqFiQ64qaAfuh7kn9aYD6KWkoAKKKKAEopaSgAo7UUUAFJRRQAUUc0UAJRS0lABRRRQIKKKKACiiloAKKKKAEpaKKAClpKWgAoooAoAKKKKACiiloASil7UlABRS0lABQKKKADtRRS0AJS0ntS0AFFFFAwpaKKACloxRQACjtRRQAoopKWgBaKQU6gApRSUtADh0opR0ooASiiigBsnEbH2qspygzVphlSKrsAowOKAIZR3qKrBGRUBGDQAxvklV+zfK39KmpjKHQqe9OiYsgz1HB+tADZCVAdfvIdwrO8TW4dYrtOjDBNahpvlLc2E1qwyU5X6dqAOLPrTcZx2qaRGRih4wTwajJz94Y+lUIbnAIprjIzT+mRjNNPTpQBFRSkc0lMQUUUUAKK6jw7eCW38hj88fT6Vy4q3p9y1pdLKOg4PuKTMcT/Bn6P8jr0+a/+gY/yFWqq23zXLt6J/M5q1UHQLRSUtADJUWRCjDII5qvCrWa7CC0XYjqP8at0hH5UACsGUFSCD3FFV2/cXEZBwkh2ke/arFABUb1JUb0wDA25qSEYhT6VXd9oI9qtIMIv0FABRS0lABSUtJQAUUUUAJRS0lACUUtFACUUUUAFFFFABRRRQIKKKKAEpaKKADvRS0dqAEpaMUUAFFLiigBKKWigBKWiigAxRiiloASiiloASiiigAoooxQAUUUUAHailo70AFFGKKACl7UlL70DCiiloAKKKKACiilFABS0lLQAtFApaAHUUtJQAUUUtADJDhCfQVW3bhmrMgyjD1FVtu0AUAIajkHepDTTQBEKRfllI/vDI/rTiuDVaKVp7obB+7TPNAFo03eYZklHTO1vpT6a6B0KnoeKAMHxDaeReF0Hyv8w4rIbgAHFdbqUBvtJ3Y/ew8GuU+bdjGTTQmMxkdCR/KkHGSOnenEHBJB/OkIODg5xTAY4zyBio6mPI4A+lMZeeKYhlFGKKAFXrUo46GmIORUnPIPP9KDHE/wZ+j/ACO1sx80x9wv5CrNQWP+oLf3nY/rViszoEpaSloAKKKKAILyMvbtt6jkfUVLG4kiVx0YA0pGRiq1idqyQn/lk2B9DQBZqN6kpj0wIpY8qW9que1VnYFNvfI/nVk0AJSUtFACUlLRQAgooooAKSlooASj2oooASilooASil60UAJR2paKAEopaKBCUooooAKKKKACloooAKKWigAooooAKKWigBKKWigBMUtFFACUUuKMUAJRS0mKYBRR0paQCUtFISPWgBaKb5g9aTzPQUuZDsPpRUXmGnRsTwTSUkx2H0UUtUISlopaAEoope1AAKWgUUALRQKUUAOopaKAEopaKAGtwCaqsQeRVib/AFTfSqyjCigBKSlNJQBHMcRk9+1NjjWJAqjj+dLLyyL6nP5U/FACUUUUAEJEdzhvuSjBHvXM6vai1vnXGF6giuklUtGcfeHI+tZ+vxi4s4rpVGQMNQgOcIYexHemnDHPAPoKfjr/ABBqYAvTOKoQnTI/mKQgY460rA8HOe1KB83IGDTAjZcdOc00LzUhXB56Zx1pMYPPFAgA7EdKOM9T0o78ml47UGOJ/gz9H+R3Vqu21jHtmpqbGMRqPRQKdWZ0BRRRQAUUUUABqrgpqII6SJg89xzVqoW5uo/YMf6UAS0xutSVG3WmBCc+cB23CrtQEfNH/vCp6ACkpaSgApKWkoAKKKSgAooooAKKKKAEopaSgAopaKAEoo/GmmRR3/CldILDqPrUJmJ6DAphYnqc1DqIrlJjIBTTKcccVHz2pRUObZXKgLE9TTo3I69PSkAo6Uk3uDRYByKUVFE/Y1LW6d0ZgKWiimIKKKWgBBRijj/Jo3Ci4BR+FJvAHWmmQDtS5kOzH0VH5p7D9aTzG9MUudBysloqLeT/APWppP1NL2iHykxI9aTzFFQFqUEGp9oPlJfM9BTfMJ9qbgUUczHZClj6mkzS0VN2MSilxSYpAJgU9CARSYoxQtGDLFFJHyop2K6EZgKKWigBKWiigAApcUAUooABSjrQKUDmgBaKWigBKKWigBj/AHTVZhg9KsTnETH0FVgcrmgBtJTqaxCqSegGaAIl+adm7KNo+vf+lSUyFSIxnqeTT6AEopaKACoHi821uoD0HzAfWp6IlzcOPWP+tAHGSDllAOATgZ6VGWypBBJz1qxeDZdSAYOGPFVz0II/KqENAGPmxg9+4pDkDIIHPT0pxCk8HHpnikzjryMdqYCEgg8HPcmjGB8pOfTFKw4GfzpvHOBmgAz15HPtQR79aXjGMkke1IDyOcUGGJ/gz9H+R34PFLUcDboUb1UVJWZ0BRRRQAUUUUAFQjm8PtH/AF/+tU1Qx83Uh9FUfzpgTVG3WpKY3WgRGjFp1HoT/I1b7VXRMTqfqasUDEpKdSUAJSUtJQAUUUUAFFFFACUUtFACUUhOAagZ2PfiplKw0rkxcDqajab0qLJP4UdaydRstRsK0jEcmmgcUoFLj0qNWUIKUA0uBS4osITFLQBSgUwDt0opcUCmIPzp6Pgc/hTcUuKabQmkxfO9AaTzWPt+FMZe4o5ocmOyHb2Pel3E/wARpmKdgmkm2Fhcn/JpD0yaXFBHGKGAwn600kj1p+0HoaQqc1DTZSGFiOlPQ5PNKE9aVRjoc0RTQmxfxppB69afSc1QiMgn1p2CelO6UdaLDuABFHNKKOKoQn4UZpeKBSuAUYpRSn8fzpgN/DP4Ude1OFHagB0Z5x61KKgBqccitIO6IaCl7UUYqxBQKWigAopRS0AJTh1pKcOtAC0lLRQAlLRRQBHKu5CvrVYjHFWpTtQn0qqTkZFADTVe8OLZsd8CrFVr7/j2P1H86AJxRRRQAUlLRQAlPtv+Pg/7n9aYadbkC5P+7/WgDktQA+1zgrkgk1VfaR6N371d1IgX0vLAZINUWJI5P41SEBYFgJOO2e1NAY5UY45w1ODEbcZK5PfkU0gZBQnn9KYhAc4AODzzSZJ9M+1OJPUcc9u1IRu9iexNAxMA5/hYdKTtS8kfzNJ14z09aDDE/wAGfo/yO4smzb4/uMV/WrFVLQ7Z54/cNVuszoCiiloAKKKKAEqKHmec+6j9KlqK25Mx9ZP5AUwJaYetSVGetACxsGm47KamqvajErk+lWaAEpKdSUANopaSgAooooAKSiigAooooAimOF+tQjBHPepLjqKiA5rnm9TVLQXaBS496Uc0mKkYYpcUlKKLgQvIwJFIsxzzRJGSciodpzUNs0srFuN949KkxVaHO4VZzVxdzJqwvajpSDNKKsQtFKDxQKAAVFJ8pznipQaGwQQaTBEQYetSKwI4NVW+RiDSrIM1mp2ZbiWaKh8wUocetPnFyktGPaoWkCimi4o5kHKyz6cUflUSyBuhp4b3zTuKw8CkpM8cfpSbjTuFh+KT86bvo3+1K4WHYo6cUgfPagN7UXCwvXvSj1pu72pd1O4WHfjRikDexpQeKaYhQOKSlyKDTAQde1TRnIxUFPhPze1EHqKSJxRRSityAo7UUUAFLQKWgApR1oFKOtAC0lLRQAlLRRQBFOMxMB3FVsEKM1cf7pqq/WgCM1Xvv+PZvqP51ZNVr3/j2b6j+dAE9FFFACUUtJQAlJDzcE5/iA/IGlPHNNhyGQnrtZjQM5bUWxeysOct6VVIxkqTg9ueKnnkzPKc5+Y8GoAVyVzxjriqJGjjlCSD26GjgDI5UfwtQeASCfrmlb5t2QM+9MBmMccjjuaXv0B9jQcLxjK9vWjvyCCPTAoAapHJx0o3ccgHHXNKoXPQik3dQD370GGJ/gz9H+R2MjrbXokc4V1KmriOsi5Ugj2qG6t/OXHvmqDW81u2YmK/SszpNelrLi1J04njJ/2lq9DdQzD5HBPp3oETUlLSZoAiupvJiLYyx4UeppbaNooQrnLHlj7mq8I+1XbTH/VxHCj1PrV2mAGmfxU81H60APhwXc/QVLUFlkxsT3ap6ACkpaKAEpKUikoAKSlooASiiigAoo7UUAVrjlxTR+FLKQZTScVzSepsOFBoGKUUCG0oFLikoATFIY0PYUOcVHknGalspImVVHSnd6rgkVKj8c000JofilxSA0oqiRaMe1J7UtMAApcc0Zoo0AiljDofXtVTocGtDnH4VXuIzjeM+9ZTiaRl0IAcmnj3pqnk8UFwD0BrMsJVJANQ9frUwm9uKAUc8jmlYabW42I4bHPNTn60JGq4I59KU4qraE3uJk0gJp350lIQvJHX9aXJ9aAKMVVmAAnHWlBNJjilxx2/OjUQBj60oajFJjn/AOvRqAu4/Wl3EU2lxxTuwsODn2pd/wBKYAfel/Ci7FZC7jUsBywqEDrU0Aw1VBvmJnsWegoopa6zIKKOtFABS0CloAKUUgpwoAKKWigBKKWigCKbiJj7VVBJUE1ckGUINVWGOBQAw1XuxmA/UfzqwainTzIWXoSOKAH0VFbSeZECfvDgj3qWgApDS0hoAZL9zH94gUrHmVh0WM4o4L+uwZ/HtTJTttbkntGP5mgZyMnLk7sc5wTimucAFzzjNSOSc5Kgj9RUQORgAbmqiQIDuQpC/TgU0ksPm+maUdC4HQ/lSsu3tlTzimAwjAI6jrgjvSAEHpgevpTsDbtYD2I70hyM7xjI4NAhvHc9/SkPU80/kEqSM+9N3FcEemKDHE/wZ+j/ACPQKQoD1paKzOgryWiP2qlLpvOV6/lWrQelAzGEt3bdG3r6PUpvZblPIWIrI3Ge2O9WbBFaJywBzI386spCiMWVQD6igQQxLDEsa9FH50+iigBD0pg5zT26VHnapPpTAktV2w8f3jUtR2vNup9cn9aloAbRS0UAIaSloNIBtFLSUAFJS0UwEo7UU1zhSfSkxrcqnkk+tO/KmilFcxqOoopfxpiFHPakNFOPNMCJlzz3phFTd+1BGamw0yAjikUVL5ZB9RS7DjpU8o7jo+4NOpEGOtO4rRIgM+9FKKAOKYBS0UuBQAgo4I6UuKMUAVZY9hJA4P6VWPuea0nUMMGqM0XlsR27VjKNjaErkVApSvNBXNRY0JIW/hPepfyqKNSOoqUg5PFMgSjFGOOlAFIQp4BqPzsdjSzfdwOlVXJzgUyktC2kiue/0qSqAJUj+dXYyWTJpktDqKMGjJoEFLRntmigAHSgH3pRR1oAUdKnh6ioBU8PUcVcPiM57E9LRS11mQUUUUAApRRS0AFKKBSrQAUUtJQAUUUUAMlOI2PoKqFt3NW5RujYDuKqbdoAPWgBDTadTaAKwHk3X+zJ+hqxTJ4/MjIHUcg+9U3vnJ2Ip3egHNAF13Cj5iKqvclm2RjJNMWCaXmU7Ae3c1ZjhWMYQY9+9AwiGItp++xy1MvTiwuj7AVOBiq2oj/iWXHu4H6UCOW3EA4yDnNNO0j7wz7jin/w5BwQetMPzc8Z+nWqEDM3BYZXHUj2xQoJIQ9OQDjNIeDtYEc9qEPAAJHPrxTARQQxD84PToaQDBK888YNLnOcj160D51OQCf16UANI45PPUGk+8ByM0oDDHQgc03gtk8Bv0oMMT/Bn6P8j0CiiiszoChuFP0pabJxGx9qBkGnf8egPqxP61Zqvp4xZRfTNWKBBS0UUANbpUTjKMB6VMajJwrUwJbYYt4/92pKSIYiT/dFLQAlFLSUgEpDTqaaYCUUtJQAUUtJQAVHKcRk1JUU/wDqiKmWxUdyuDz2p2aaBTsetc2poLkUZpO1KKdwFFIzYFKOvamPQ3oCQwuOtOEmO9Rn6GgfjUXZdiwhBFOAFQrmpl5q4u5m0Lj3pQPek7UDrVXEOxmlxTaWi4CiikHrSincBaB7UlLzTAO2KZJGHHP4U/NKDSdmCdjPZCrFTmjb71clXcMjqKg+vasmkjZO4xRzTs/lRuApMgnpUDF5pQabkelKCKAsKckYqB4eenNTggU75T3poV7FVYDkZWrKLtXFOwtB5HWqYhMjmjv0pce9J+NSAvFJ2HrSgE1LGhxk9T7U0ribsRcYpeCcVI0Z6io9pB5FNoLigCpouGFQr+FTwjp/SqhuRPYsUUUtdRkFFFGKAFoopaAClFFKKACilpKACiiigBr8KTVR+vFWpv8AVP8AQ1TX7goAQ0lKaSgBKaI1XO0AZ6nHWn0lAEMA5l/66GpKZB/y1/66NT6ACqeqnGlS47yf0q5VHWDt0o+8poQHNkZwygjnkZppYEknDc5IIp7YJIwB3HNMZscldueDg9qoQ1Qp74/OgYViGyVYdc9KMYJHO0ntzSAcEg7se1MBwYk53DdnGSO1Mzhs8OMen86VgM5XC98UhAJyB9ee1IBOAehHvnrSfw8dKdjaGGCRnimkqDggdO1Bhif4M/R/kd/S0UVB0BUVycW8h/2TUtQXxxZy/wC6aBi2YxaRD/ZFT1HAMQIPRRUlAgooooAQ9KgmOImqc1E67kIpgWl4QfQUUtJQAUlLSUAFJQaKAEooooASg0tFACVDcfcA96mqGfqBUT2KjuRDr3pRmkFLXOaBil5o/Cjj0pgFNenUp6CgEQEdsClAFO209VFJIbYirxUidaMelKBgVdrEgaKKUdKQBilApBSgUxBijFGKWgA70dQaWimgF7UnfvSnpSUMAxxzVeZf4tp+tWaQ8jFS0mVF2KBo6mpJUZH6YB6UwZ9awsbXDmjB/wD1UoOaARnqOKLAFLz05pQe/FHFFhADxS0vHWlCk9jRYVxh6UU8oR2pp9807ACDJxVgNz7UyJQEJPelqldIh6knWkKcU1fzqQHNaLXcnYhKMpwDkVLDkYBPen4zQowQfeiMbO4pO6JhS0g9qcK6TMBRRzRQAClFApaAClFJTloAKKKKACiiigBrdDVWTrxVmThGPsaqbty5NADDSUppKACiiigCGDpJ/wBdG/nT6ZB91/8Afb+dPoGFZ+tHGlr2zI3860Kz9ZGdNjH+0386EI55irn5iOPTvSM25cZ3gnIJ6+lK+zgMe2MehpCSW5OeOCfpVCG7wp6Er9enbNJyPmAXg9PWlQdeqr0YetJjJO30HApgIMZ7Dt1pDkEEZ6c/SniMttOFJboOmR/kUwNh8qCAaAGsVKgjIPv3OaRgevcDmlOMHg57Y6U3HUk4YeooMMT/AAZ+j/I9ApaSiszoFqtqH/HnJ7jFWKraj/x6kepA/WgZZThFHsKdSL0H0paACiiloEIahkOMD1IFTGonXc6f7wpgWjSUtJQAUlLSUAJRS0lABSUtJQAUUYooAKr3B+YVYqvcD56znsXAaKKBmjFYlh3oNFJmgBR1604Dim5pynmhAJtpy0daUHFUhB3opCaAaVwFApRRQKEACilqOdysZI7CmNK5JmgVmidzzk1ZguN5CsPxqVIbi0WqWgUetUQFAo7YpT16UAJS0ClxQMY6K4wwzVWRNjEH8KugYqvcnJAH8qia0uXBlWZykeR1+tVVdgc5q3Ou+PjtVPbUI1WxchfeoPIPepVXd0zVe1Qqv1PFaC4HAwKdrmbdhixgdefwp9Ox7jmk21ViBCBjtRge1IQQKAO9IYcYoox9aKAAUoptKOaYDwxFPBqL2pQe1NSsS0TA46VKpzUCtzU0YwM1vF3M2OpaSirELS0CgUAKKUdKSnDpQAUlLRQAlFLRQAxxlGHqKqFdvFXG+6fpVR2DEkdKAIzTacaSgBKKKKAIYPuN/vt/On0y3/1Z/wB5v5mpKBiVQ1kgafBk4G5v5mr/AHqhrBAsbfOed3T8aEBzpxtZSTnPBGDTD8p56emehqXhQ3oecZ9DSFChAbqRnB7DHWqJGFMAOcbSRnnmmg/MxBxx0NKw8sMoOc/5/pSufMdmb5dwwTjPNADAOcEYIyR3pCDgE52/y5pzk7iTjcBg8U3kEK+AGHHNACYAO4AsAPqKbjqQTjuCetO3FAQvzDvnvQyhwzbjnAIHX60GGJ/gz9H+R2013HAcOTk+lRjUrc/xEfUVJDGGjBkUEtzz2pTawt1iT8qg6Rovbc/8tVqK9mjkhARg3zDp9ae2nWzf8s8fQ1GdKgPTePoaALqupHDA/jTxWadJA+5O4oSGWxkSRpjJHu2kHsDQBpUtJS0CCox99fqKk7VEM/aEHbn+VMCzSUtJQAUlLSUAFJS0lABRRRQAUlLSUAFVrjPmfhVmq8wzJWdTYuAwHjvRuzRigCsNTQM+9GfelCUoXtS1AbmjdQQQaQ8dqNRjg5B7Uu/jmmims22i7CxJmlBFVhKwbNTo25QQaEwaJAQRS9OKaDg4pw5qkybAPekdQykN3FKBSgAmncFoZcsDxtwMjsaIVYuMVpkCgIB0FTYtzurDl6de1Opopau5mL9aQUUUXAWlptLzRcBaQrkcilFA/CjQCBoMLwc4qt5aZzt71oZqnKNshGPespWRpF3EHBAxxUwPvUIJLDpipN1K42h+cd6UNTQwNLkelO5NhWfC9eKjWXHDfnTnI21VJGen6Um9SlG6Lucjik7VDEw4xUm5c4JqkybDuetKPpScDH86XAzTEFA+lAGehpyr6GnuIci56CrPQYqOLGT61JW8FZGTFoooqxC0opKUUAFOHSkFKOlABRS0lABRRRQAyX/Vt9DVJRhcGr7dDVSQcmgCI0lKaSgApKWk70AQ2/8Aqf8AgTfzNSVHbf6gfU/zNPJoGFZutn/Qrfkjk8j6mtIVma3/AMeNvzjr/WhAYQJLbBtOTgevWkUoPvYOPX6UrfMGyBleD+famgnLEDDBcMKokRQAQOAjckfnikjUMCSvAPrxmgMVjR88j07c0YAkwMYA7HhqYDWOW3glR3Gc0gYDnO4EY6dKUE/OOMY5BpFBClxj5TgjFABgfKFGQffvTF+827jPel4x9Oc9hSDkNg4z2I60GGJ/gz9H+R3w4paQUtZnQGKKKWgYUyeMSwsh7in0UARWcpltkY/eAw31FT1Ut/3V3LF2f51/rVugQU1APMB7806mxtmbHoCaYE1JS0lABSUtJQAUhpaa5wppDQE0hkUd6g60m32rNzK5SUzDsPzpnmt7CmfnRipc2VZClnbvTPzp2BSYFQ9ShwXjmjmgGlNAgpKKKQwIyD7UzORUgPNRvkGkxoTJzUcjHdxTwTUUn3jkVJSEGSamiJHB71CiknpU6LiqEybJ70qmminA/WmmQP7cUmBQpxSmne4hOtLRSUwFBGOaMj1qtcSFflBqv5jDvUOdtDRU7mlRiqcc5B+Y5FW1IYcHrTjK5DVhwFAooxVCFxRR270CgAxjtTXjVhyKd2xRn1osuoys0WxuhxSVaIyKqsCpwfzrKUbGidwFO70gNKGNLQBH+7VX8atSEhKrMeallx2FQnPGafu9qkgj3R5I608w/Smok8yIhKR16VIjhjxx7UhgzTfJYdMjFNJiduhMMjrTs4XNRxhxwwzTyM8dqtED4nIJqbzD7VCg71JwOPWtYNmbRPS0gorcgWlpKUUAKKcOlNFOHSgAooooAKKKKAGSnbGx9AapBtyZNXpBlCPUVTZdowKAGGm040lMBCcVDJOidWA+pqC4SS4kIjJCrwcHqaalgOrEfzpDGx3KxxhFBcj06U5J5GcbhhTxgVOtui9s0k6hYtwH3SDQA6JtyA1na5xZWx+v8zV+IbSy+h4qjrQ/0K36dD1PvQBhhN+NoG0ttBPXn2pNuGBHBPGQepzQB+7JUYIPAIzTWJUBgAyd8+vpVEjWHykEYYHOCOtEnAHXaQDgjpTsHr6HDc5/z0pnVWVVBOeMd6YAccDAz04HNIUAJONowcAHrT2AL/Lwp6ZPSo26ZyQQMUAC4G4MM8cEHpTVP8+e2RS9EU7sjOCB2pMjzd6gAA9OtBhif4M/R/kd7S0lLWZ0BS0lLQMKWkpaAK86f6RBIOCGx9Qas1XnP76Af7f9KsCgQdqbEuJWPt/Wn0R4y1MB9JS0lABSUtJQAUyT7pp9MlPympew1uQ0uabkelLxWNzQDgimM3pTmxVZmGepqJOxUVck39qdmoo9v41IMUkxtDqcOe1NFOT61SJDqaOKXHoaKLAHFNZQfrTuaMEiiw0QcU1lyc091wfr0oQ9iKgsSNQDk1LikApc4qiRQPQ0oGfSmjpTh+NIQ7n2pw5HWm0CmhDsUnanDkGkpiK9xGWXIHIqmeO1ahHUcVDJbq/PAPrUOJrGZSX9Kv2x+TnpUKWu0/eJq0g2gYojHUU3cd/WlFFHetDMKBR+FBoADQKXtRgCgAHFRyR7xxwak4ob7vHehoaepVHB5xQpB5FBU55zSooUYzWJqNl+6Krt1qxIKhK81LKWxbi4jXr0pwb60xB8g+lKBWhkOz2oBzSYNApiHZ49aXP0plLTuFh4P0p4HIqJeoqVfvCrgRIsUUUCugzDvS0UooABTh0pO1O7UAJRS0lABRRS0AMc4Uk+lVGYMMircozG30qkoIjANADTUcziONmPYVKarXHzyJF77j9KAFgQpEAfvHk/Wn0tJQAlNddyMvqKdSUDIofuI3cjB/CqGtkiztj6f/XrQgGDMpHAIYGqGt5+w25Hof60AzCXh1OBg9jx16Gk6SHkENjrxTiA4Xc33cfgPSmqTk4PO3HI7cVRI3dtcOpwwJz9aVgWcOF4bsB96kf7u4D5gcfL2pScgbDkKM4/nTAZs3Ehc5Pb3ppweFBznHJ5FODfNvIJBJyM03OF9QTnPrQA09wBzn17UhYsFAHI4GKc2d2RyP6Ug4jZht5OAO4oMMT/AAZ+j/I76iiiszpClpKWgApaKKAIJebyAf7x/SrFVm51CIeiMatUCCkh6v8AWnURgAH3NADqSlpKYBSUtFIBKZL9w08+tV5GLN7VMnZFRQ2kNLSVgaDSTg1VfINW+D6U0qDwQKiUblxlYqIxB+tTg0NCP4eKUAgDNSlYbHKc05TzTART1qiWPOSOOaM8Uq0Y5qiRBS0YNKB70ajGSKSPcVXDGrZwBzVTAycVMkXHYcHPrTw2ajAxxT1HNTqDsSBjTg1MA9qGJVelUmybEm8dMjNOBqiW781NbyE/Kx+mRRdg42LINLkUynA4+lUmybC5HPFJkD1oOO1IRx9KLgLxSggcmk57Uxjz9KXNYaVxWceuKb5g9aYaYalyZaiiwJPepFYHoapdKejEGhTE4lzHFHNRxvnNSVqmnsRYMUv9aT60ueKdxDWjUjkc+tROhB4HHtU3OaWpaTKTaKrKTxg80qw9yKsADsKXFNU0HMQ4/Skz1pzHk8UgNQ7DEFKDRnNGRTABS0d+aQgY6/8A16BCq3z461YX7wFRIBnNTRjLfStIIiRLRRRW5mLSikpaAF7U6m9jT6AEooooAKKKKAEbpVSUVak4Rj7VSBLJmgBpqrEC08rn12j8KtGq8HR/980ASUlLSUAJRRRQMb/BKO+FP61naxxZWpPocfXnFaPeQeqD+dZ2tZGn25zjihAYeRhxwQKa23DAk4DDGORjvTiVyTnLcYIOKYzMH2r1OeR3qiRCCG3EYUnkZpMESApghu1O+Z5FTdkg4UimxnaV4HXkE+lMA42qfmx0yDUeDgru69OOtOUA7gRyTgc0bcKysSGB4BoAYep4PvTeNwA5yBkClY5XJ57UBRs+nJoMMT/Bn6P8jvqKKKzOkKWkoNACilpBS0AVxzqX0j/rVoVUhO7UZT6IB+tWxQIXtRGcrn3o7UqDC0ALSUtFMBKKKKQDHOENVt3JzU0x4AqHFYVHqaxWguR3pcfWm4pRUXGIR9aMUtKRRYYzAxTSv+cVJg0oGOtK1wuQlQKVTxTJm4pI+tTfUuxOp561IajQce1KatbEDs+lJTc0qDcfUUbhsMkDYx0FQkEGrpAxg0xoQenWiVN9BqSKop49aUxlaBntUFDxTZj+7py9KRwWXFHQFuVeachKkH0pcH0pwHFIpltTwD7UvemoPlHHan9jWhiLnI5pKBwelO+tMBv5U1hT/rSdaTGiEj86bUzqB3/SmY59vpWbLTGBR70AAHrUpA7UzGaVh3HqeetTjkeoquBzx/Op0Hy1rAzkLijFGOaKoQuKDRRTABkU/GR0puKUEZqoslgYQfWmeQM8H9Kn7e1GKvkixczK5gPbFNMLDtmrWKXFT7JBzsqeWQelJg+n6VdxRtHt+VL2Q+cqIMHmrKDApwRfQUtXGHKS3cKXtR2oqyQpRRS0AFPptOoASilpKACloooAa4ypHrxVMoEGBVx+FJ9OaqMwYZFAyM1Wg6P/AL5qyarW5yJP980CJaSlpKBiUlLSUANxmUj/AGP61R1f/kGQHg8Ec/Wr6/68f7hqjqw/4lcHTkkc/WhbgznX5hGQcgDqOfb8KTcoy2NpB4JoPKYYkFePwpz487aoypPG7+tUSRE4CsqkHqMd6cWJzxwBxge1IzExquMFSee/40mT02gMRxx1pgKpVj+83DHdabnIKnhgOueKTJwV4+YCnIuSi5OfunFACAL5TE8NkDGetMYDB56AcU4L8hHbJ4x0pHUhBno3KjNBhif4M/R/kd3S0lLWZ0C0hpaQ0DDpTZpRDEzt0ApTySD2qtKPtFysI+4vzP8A4UASWEbLGZZPvynJz2HYVbFIKWgQopR0FJ2pR0FABRS0lABSUtIxwpNA0V5Tl/pTKVjzTc1zN6myCijPFGaQBSg0mfaigB45prtx1pw6VGxFN7AiFgTn0oTr/wDXqaNQQeOtNVArHjNTysq90Sg4FMJNOVMmniJfrV8rZF0iNQx7VMi7R705VxxTgK0jGxLdxoWlxTwMUuKuxNyPaM1G0IPQY/GrG2jbScUxqVioUK/SgAHNWdhPFNMfpWTp9i1IqNFjkZwaVEyasFSKb+AFZ8pXNcAOMUveigc+tUIXFKPSkozQICKMGlBzRj0oATbTfL64qQUAUWuO4zaabsOOlTdOaB+lLlC5EqEnpxU2ABxQCc0Dj8aaVhXCj9aWgU7AJilop2M00hXG0qj86eq5pwXHarUCWwUHFLinCkrUgTFLRRQAUUUUAFLQKKACloooABSikpwoAB1p9NHWnUDEooooAKKKWgQyQZQ/SqSghADV9ulVZPagZAarwfel/wB81ZNVYD882Rj5/wClAiWkp1JQMbSUppKAEH+vT6MP0qjrGP7Kiz/eP86vf8toj7n+VUdXXdpSj0dv50Ac8pIBJXCkYPbOP600L8pBOGznB4NSMzOCVGSTk4XGMUh4UspBw3XHPSqJI84mz8vJwd3pSHJClQcj19KRuY9y4OevtRMx37sAhvQYz+FACBd+SOMc4NCYOGGdwYAA0vOCAfu8gg8GkbkHI5+9g0wEcAKdpIYn1yMU1zkDJ5A4GaVgVfA5DdvSkPRlA5B/GgwxP8Gfo/yO8paSlFZnQFITzSSNsRm9Bms0XVzc5aCP5fc0DNCaURRs57CiyhMURZvvyHc3+FU7a1uJJQbnb5anOPWtSgQtKKQUooAXHFLSdqdQAlFFFACU11LLin0UDRUaJt3TP0pmCKuEU0pmsnTRamVaMVOYhTTEexqXTK5iLgDk0oGcU4xscZHSlwc1PKFxrcCmhN3PaphGWPPSpQnFUoX3E5EASnhPQVLso21ryoi5GEp+ynAYpcU7CuIFpcUtFMBAKXtRRQAClxSUtMQYpMZpaKBibaYY89DUtJipaTGnYrlGWm1a20wxg9qzcH0KUiDP0p2aVoiBxzTcYPP8qzaki9BQadkEVHke9KDzRdisLkA80uaCM+lIBRcYvFLxSUcmi4h3HrQAKMHmnKhPWmlcVxFHvSgZNSBQOKcBWigTcYE9aeEApQMUtaJWJuJiloopgFFFFAgpKWigBKWiigApaSloAKWkpaADFLikFOoGA6inUg6iloAKKKSgBaKKKAGv9w/SqSklMmrzcgiqjLsGKAIjVcrsnJ7OP1FWDUU/3MjqvNABRQDkZFFADTRSmkoAaeJIj/tiqergnSyAMkSNVqTjafRxUGpgHT5d3RZeaAOb3kSnBA3DGQetNEbqODw/A59aUjOBg8c8elMGWYB/QkgewOKokay7eCSQTxSfdjG7kEEjj3p27fnjOwdQPemkBenIUkeuaAFcDeVxuJwEYcU1yX+bHzA85pWHlv1BwByOcH2pON528Kc0wG9wV6e9DDLKzEDPPFKPlU/3W4yRR02qBk57d6DDE/wZ+j/I7qlooFZnQBGQQelVNPAieW3/ALp3D6VcqpdfuJ47gdB8rfSgC6KUUgORkU6gBRQKKUUAL6UtIOop1ACUUUUAFJS0UAJRRRQAmKMClooGJijaKWigAooooAKKWigBBS0UUAHeiiloASilopgAooooEFLRRQMKKKWgBB1o70tGKAE70hUHg06lxSC5AYfSmEMvUVZxRgEdKhwXQpSKwOO9Lj6VMUHpSCOp5GPmI9ue1PVM08IAKcBVKBLkNVAKfiiirsIMUUUUwFpKKKAFpKKKADNFHWigAzRRSUAOpKTNFADqBSUUAOpabmgUAOpRSClBoAcOtFIOtLQAUUlFAC0UUUAIxwDVRn3jIq2wyp+lUlUhcGgBDTGGQaeabQBBCflKnqpxT6hmgk3F4ZCpPUHpTIpZhOI5cHIyCBQBYNJSmkoAjm/1ZPoQaZqAzY3II/iz+lPm/wBU30ouxutrkHn5VNAHJ5G4bjxz0NNyVYscErjJ/HtT3G7jsDjPeozg7RjGRg471RInQHJI3EZFNccFsnjg0pYsnJztOcHvQSWdjwO/4UADBjCDkYz69cUwtuYE5P8AepwH8OeeuaSPkryBjrnvTAHDFSx+6etMPQHvT1HPzDK5ximEgoPYn8aDDE/wZ+j/ACO+oopazOgKZLGJY2RuhFPoxQBBYOWhKN96M7TVoVTb/R7xX6LJ8rfXtVygBRSigUooAB978KdSL940tABSUtFACUUUUAJRS0UAFFFFAxKWiigAooooAKKKWgBKWiigAoopaACigdKKYBRS0YoASloxS0AJRS0UAFFGKKACiloxQAlFLRQAlLRiigAxRilo70AJiilooATtR0opaAEopaKAEopaKAEoo7UUAFJS0UAJRS0lABS0UUAFKKKKAFpRSUCgB69aWkXrS0AFJS0UAFFFFAB2qtL1qyelUwSUBNADDTTTjTTQAhquBunJ/ujFTscKTUcYwuT1PJoAdTadTTQAyQZjYe1OK70kH96EGhh8p+lEfKJ7xEflQByUgCMw5BzwfX2qFlLAAg5+vap7gZmkQ4HJ5NREBmOT2xgetUSNYgZwRjqKT5tjEDIBwGpQMbg3c4+lIM52E4XqSB0pgKf9Wu0k7v4fSmlccnucEelCjnIzhc9x0pF6tzlcc0AA5LAZO3nApgGVOOvWnZABK9R2NINpIIzuJ+YUGGJ/gz9H+R31FFFZnQFLRQKAI54hLEVP4fWi0m82LDffT5W+tS1WlP2ecTfwN8r/ANDQBcFLSA55HSloAVO9OqI7sfKSPpUgHyjJOaACijHPWjB9aADFFHPrRz7UAFFHPtRz6D86ACijn0o/CgYUUnPoaM8UALRQDRkUAFFAI9aWgAoxS0UAIKWjFFABRS4oxQAlLRS0AJS0UUAJS4paKAEoHFLRTASlopaQCYopaKAEAoxS4oxTASloxRigBMUtAFFACYpaKMUAJRS4ooASilooAKSlooATFFLikoASjFLRQAUCiigAFLSUtAAKUUCloAVetOpF60tACUUUtACUtFFIAqo8YTIFW+1VZGD9KYERphp5phoAjkOSF9etLTY/nZn/AAFPoAbSGnGmmgBKbb/cj/4GtOpLcZIHpIf5UActeALdPuB2hyTg1XOcsepwDkdauaiMXUq9i34VSJxtxxt4JqkIN37wkZC7Tnv16U3hX2A8EYzijbvfgEHHTPek3EqSfvevrTEPyW3ABRhcHjpio+Dggcgc0oOfvDDU1R8w5wec0AA4BPGDwR60DAC5OBnikzxjFJx90/gaDDE/wZ+j/I9AooorM6AoooFAC02RA6FW5BFPooAq2TmNmt5Oq8qT3FXapXcJOJY+HTkGrFtMJ4Q4/EehoAnWnVDKcY+tSjoKADFFLSUAJRS0UAJRS0UAJRS0YoGJRS4ooATNLRiigAowPSjFFABgelGBRS0AJge/50oHufzoooAMe5pef7xpKKAF59f0o59R+VFFAC8+1HPtSUtABz6D86C2Oo/WigjPWgA3ZGcGlz7GkFLQAufr+VGR/kUZozQAZHrRkeopc0ZoAMj1oo/CjA9BTAKWkwPSjAoAWjFJj6/nS/iaAEpaPxNGPegBMUYpefWjn2oATFGKXn2o59KAEopefSk/CgApKX8KPwNACUYpaPxoASilxRQAlLRiloAMUUUtACr1NLQveloASiiigAoopaQCVSClQQavVXmHNMCA1DMxCYXqeBUxqtnfOfRP50APVQqgDtRS0lACUhpaSgBppIOGf2kBpTTEOJHHqy0Ac/qylL5uf4smqG0h8ED7uQK0dd4vnwM881mvjcCOMcYHNUiRoI2EYycjnHNGR8uRnA6jvSkYO1wMqecUw8hvXg0wFJK5zjptbnqKYw4wPzp5IycHqPzpvcbRlT0FABngbeo/WkA3DPA2jkGheGyB7YFHRDgYBOeKDDE/wZ+j/I7+iiiszoCloooAWiiloAQjIxVOI/ZLvb/yyl/Q1dqC6hE0RHfqD6GgC3tBxmnVm2uoqzrAwPmKMN9a0AwNADqKSjIoAWiijIoAKKMj1ooAKKMj1ooGFFFFABRRRQAUUtFACUUtFMAoopaAEoFLRQAlLRRSAKKWimAUUUtACYpaKKQBS0UUAFFLRQAlLRRQAUUUtACUUtFMAooopAFFLRQAlLRRQAYpKWigAoopaAEoopaYCYB7Ck2inUUAN2DsTRsPr+lOooAbtb2NHzD+E0+igBF70tFFABRRRQAUUUUgCqjMW6+tW6ryJtpgVZn2Rk9+1RxpsTB5Pc0rnfPt7JyfrTqAEpKWigBKSlpKAGmoekrfQGpjULf6xv8AdpAY2uKPtjHOWJ6Vl5HzYyQOntWnrwzd8Y6Z5rLLnYAedp4Hb3q0ITLbAuRhjn6GmABiQ2R1zinOcjeTu3HkDtQoG/rhvX3piG9ApY9D+VIOGI7GncsxbPI557mmE7sZzn1oAU5Q4Lc+opAMrnoQfzocYYh+KCfmJwdp6gUGGJ/gz9H+R39LSUtZnQFLQBRQAUtHTrTHkKsAFzQA/gdajd8HGM0MoZgc9KWgCsbSP7QZsfMferEWEHcn60UUwJDJkdxUW3nPmP8ASlopASCQAY5NMclv42X6U2igB8Z2dXLfWntJkcHFQ0UDF2NnJlP0qYMAMZqCkoAkkLP91wopYyVPzSBqiopgWDIuOMfjUJeTdncuKbRQBZWVcfMRmmSyk/cIqGigCWOVs/Ntx7VKZVxwaq0UASGV88bfzqZJRsG4jPtVWigCw8x/gx+JpEmbPz4x7GoKKALZlXHBFRec+7AA/wC+qhooAtpIMckZ+tNkl2/dGefWq9FICZJ2ZsFNv41PvGOtUwKWgCU3Dg48on8alSTcuSNp96qjilDH1oAsSSbegJ+lNWfLYKsPwqHc3qaXe3rQBbLYzUJuCCRsb64qMSN60CRvWmBZR9y5wR9RSPIE6gn6CoPMb1o8xqAJUuFY4+b8ql3ACqvmGlEjUASG5QEjNSJIHGRVbzCeoFKshA4FAFiSVYx8xpq3EbNhTmofMJ6gGjzOeAKALW6ozcoOrCo/NpC4PVQfwoAspIrjKkUNIF+9wPWq6ybegA+lDSbhhlBpATiVW+6w/On5qmCoOQgFSeefSmBN5qg4z+tKGB6VVPlkklDk+9PSQIMKCB9aALBOOtIHB6VA7rIuGB/OmKI1OQG/OgC5mk3AdahEwxioiEJySwoAuAgjijNV45FQYyfxod1boxH0oAsZFLVRQFOfMb86m81fWgCXIozVV8ueJdtSxtgYZ80AS0VG7Arw2DTE3qeZAR6YoAsUUzzBimMXJ+Vl/GkBLVa5kVULE8CpkZsfMRn2rEmEz6g0TkhA2eOhFAFiEHZub7zcmn0tJTASiiigBKSlooAaahI/fN/uGpjUDf60/wC4aQGJrZzdjHAxycdqzSQMADj0rW19MXA9SPzrGPOCM+pFWhAgAYqwLenPekxuBIGSv6e9KQW2rjHG4c01jzkfifWmIVj8gYHK449qb1YYHBFKeDxg4P50h+UHnrQA3jGCevf0oOUxzntkUuMMV9TzmjOc59eRQYYn+DP0f5HoFKKShWBPFZnQOFMaQK23HNIN3mHPSlIGc45oAR0ywOaXNFFACUUUUAFFFJQAUUlGaAFpKKTNAC0ZpM0lAxc0UmaM0ALRSZpM0AOopuaXNAC0ZpM0ZoAWikzRQAtLSUUALRSUtABS0lLQAUtFFABRRRQAtFJS0AFFFFABRRRQAtFJRQAtFJS0AFLSUUALRSUtAC0UlFAC0tNzRQA6im0uaYC0UlFADs0lJRQAuaKSigBaKKSgBaWkozQA6jNJmjNADs0ZpuaM0APzSZpuaM0AOzUTrkkrjd6mn0lAEecD5sA0hp5UN94ZprBt3A+WgBtLSHriigAooooAaagb/XHP92rHaoGGbjH+yaTAyPEPN0B7Vjc5OB+da/iH/j6HrWO5574BxVoTEJ4BGcjgik+9hR1PSnsfmbadoHIHvUbAYyPvA9KYgwShJHt9aQZAww70rcEgjGTj6UnI+Y+uDQA0/jk0oOSVAyD+YNG3AByOuKGOE6Y70GGJ/gz9H+R//9k=</text:p>
          </table:table-cell>
        </table:table-row>
        <table:table-row table:style-name="ro1">
          <table:table-cell office:value-type="string" calcext:value-type="string">
            <text:p>1d0781b808108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May 19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Z+6KapDDinYyMUxY9r5HSoGLSU/FIRQA2kpxFJQA2ilpCM0DEopaKAEpKWigBKSnUlACUUtJQAlFLRQAlFFFACUUtFACUUUUCCiiigBKKWigBKKWigBKKWigBKKWigBKWiigAooooAKKKKACiiigAopaKAEopaKAEopaKAEpaKKACiiloASilxRQAlFLRQAlLRS0AJS0UuKAEpaKKBhS0UUAFLQKWgQUUuKWgBKWilxQAYoxSgUuKAEApcUuKMUDExS0uKKAEqI7jJnoO1PkfZjHU03dmgANMNONNoASkpaSgAooooAUUtIKWgBk43QOPaoAu5E/24cflVlhlGHtVaE/uYT/dcqfx/wD10AcfcJsndcdCahxV3VE8u+lHvmqZqjnxP8Gfo/yPQ6WkpRUm5HIWVgw6U4cjNO60122LnHFAAaTFKpDDIooAbSU6koASilxSUAJRS0lAxKKWigBtFLRQAlJS0UCExRS0UDG0UtFAhKKWigBKKXFFACUUtJQAlFLRQAlFLiigBKXFFGKACilxRQAlFLiigBKKWigBMUYpcUuKAExRilxRigBMUYpcUYoATFFLijFACUUtFABQKXFFACUYpcUUAJRilxRigAxRS4ooAKKWjFACYpaXFGKAEpaXFGKAEFLilApQtACYpcUuKAKAEApQKUgDqaaJI843c0AOApcU4AEZpGO3opP0FAwxS4pELN/yzIHvUuKAGBaXbQVkzwQBTlUgfMc0AZ+oXMdqpJwXA4FQWF356ZbhzzinvpwuLtpZmyM8A9qfNaKFHlDa69D60AS0lRwy+YvPDDgj0NSUAJSUtJQAlFFFADhSiminCgBRVRQRbyj+5IGq2KiUApdR4560Ac34ii2X24fxCsg1v+I490ME3qozWBVI58T/AAZ+j/I9CpabS1JuLS4BGDSCloARVCDA6UcHpS9ajRCjnuDQA6kpxFNoAKSlooASkp1GKAG4pMU7FFAxuKMUuKKAG4oxS0UAJiilxRigQmKTFOxRigBuKMU7FJigBMUYp2KMUANxRilxS4oAZilxS4oxQAmKMUuKMUAJRilxRigBMUYpwFGKAG4pcUuKKAG4pcUvFJuAoAMUYo3ClzQAYoxTTIo6kUK4YfLzQA7FFISQM4J+gpoLnpG/5UAPpKcI3I6GkMMnYD8TTASjNKsEnfaPxp/2f3oAjyKM082zH+MD8Kctvgcvn8KAIs0ZqY24P8R/CmizTPLMfxoAZSFgOpAqwIVHrSG3ib7y5oAgDqTgNTvrU6wxr0QCnbF9KAKZmUHADE/Snq27+Ej61Z2r6UuBQBXOQOFz7UwNMf8AlmAPrVvijIpAQhT6UjxyfwkCp9w9aXIoArpFKD8zZ/CpNhIqTNFAEDWwY5Jb86kSMIMAfrUlJQAhUHgigRqOij8qcKKAFApcUlLQMWikpaAFopKKAI9gBJqJxzUzNhsVE/WgCjdRtG3nRjOPvD1FSRyCRAwNTEVQlH2SXcv+rY8j0oAt0hpFYMoI70tACUUUUALThTRSigB1QqP9NYf3kqaoidt7CfXIoAy9YTdpK/7DEfrXMHrXYX8e6zu4/wC62R+IrkDw1NHPif4M/R/kegUtJRSOgWlpKWgQtFFFAEY3LJz0NONOqFmYSY7GgB4paYGNODH0NAC0YpNx9DS5P90/lQAYpMUvzf3TRz/dP5UAJikxTsH0NGG/umgBuKMUu1vSja3oKAG4oxS7ZPQfnQqv/Ft/CgBMUYp5Q464pvksf4/0oATFGKeseBy2aDGD1J/CgBmKXFKIVB6t+dP2igCLigYPTmpDGhOSoNCoq9FA+goAjPHWmGVQe/5VZ49qOKYEI5HANI24dEY/QVPketG4etAFcGQn/VMPrT9j+n61JuFG4UgISk3YIPqackb4+cj8Kk3Cjd7UwGGEkYDY/Cmi29ZGqXcaMmgBBEo7k/WgwoeoJ/GlyfWjJ9aAEEMYPC/rT9q+gpufejNADtq/3R+VLxTM0ZoAfmjNMooAfkUm4U2jmgB+6jdTaMUAO3UbqbRSAduNG6kxRQAuTRupKMUALmk3YoxRigA3UZoxRigBM0ZpdtAFABzSUuKMUAA4pQ1JRQA9WBpai+lOVuxoAkooFFACilpBS0AFLSUUDFooooAidSZc+1MfrU5qGTrQBGailQSIVIyDUpppoAzonNrKYpD8h+6auZzTLmBZoyD17GoLWVgTFL99f1oAtUUUUALSikpRQAtRXHyvC3o4qUVFdjMBPoc0AFygMtwo/jjBriZl2yMvoa7mUbrqM9njI/SuM1BNl5IP9o00YYn+DP0f5Hb0UUUjcWlFJRQAtFFBOKAAnAqlc3flthF3t6CnTTM8nlQ8t3PpT4bdIhjqx6t60ANjDvGshO0kjIFaFV3XbGAPUVPQIKKKSgAooppOKAFopm7NISaAH0ZqPJozQA/IpN1NooAduo3UylFAC7jRuNJRQAuT60ZNJRigAyaUGjFGKAEpaMUuKYCYopaKAEopcCgYoASlpeKOKAEopcijIoATFLijcKN1ABilxSbqN1AC4oxSbqN1IB2KMU3dRuoAdijFN3Um40APxRim5NJmgCSjio91JmmBLkUZFRZozSAkyKNwqOgGgCTcKN1MzRmgB+6jdTO1FAx280b6Z3pNwGcmgCTcaN1MDZFLQA8GimA04GgQtJSiigByHtT6h6VKpyKAFpaSloAWiiigYUtJS0ARzEqoI9ajbkVM67lxUTjAwKAIzTTTjTTQA01Vuod2HTh16VZY4HNVbu4WJeep6CgB1vMJV9x1qaqOnRsC8h4VulXqAFpRSUooAUUy4GYH+lPFJJzG30oAiSQPFauOqttNcxrsfl6jJ710McRS0R88Fwf1rF8Sri/J9RTRhiv4M/R/kdRRRSUjcWlpKM4FAC5qpPM0knkwcsep9KZcXLSSeRBy5OD7VatoFgTA5Y/eb1oAIIFgTA5J6n1pxOOaeaYwyCPagBWbdGD7ip6r7dsYB9RU5oEFFFNJoACaYaM0UDEoFKBS5AoATFGKQsaQ0ALxRkUlFAC5ozSUYoAXdRupKMUAG40u40lGKAFzRmkooELmjNJRQAZozSE8VG0qjvQOxLmjNVmuVXvQt0h7ildDsWsmioklVhwakDU7iFooBoyKAFopu4DvSGVR1YUBYfS1GJk9aTz0Pc0XCxLRUfnL2NL5gxmi4WH4o71GZgOxpv2hc4wfyouFiaioRcKegNNa5VeoNFwsWM0maq/a0PQ0n2xcUrjsy1Rmqpu19aa1yOzZouFi3upN4qkbjjrmmG4PNFwsX/NFAkFZ4lJ70eeewpXHymj5g9aUOKzhK+Pu04Sse1FwsX947UbxVDzJABwaY928fai4KNzSLVC7YJqC1maTknrU7YIpXuCER6kWbkA/nVYNilzxmpTHYug8ZzS5qCF8gD0qWtE7kDwaUUylU0wHEU6M4OKaDQODQImFKKQUooAKWkpaBhS0lLQAHpUDMGGRU5GQRVZAQvNADTTTTjTTQBFMdqE+gzVCC1M7+bP90ngetW7tvlC/3iFqQUAAGBgUUUUALSikpaAFFI3KN9DSig/dP0oAr7s6Vj+6T/OsfxQP38bY4IrYUZ0x/qay/EoPk27f7I/lQjDE/wAGfo/yN6kpaSg3DNUbu6ZnEMHLn07U68uSpEUQzI3GB2qWztBbrubmRupoAWytRbqSxzI3U1ZoFFAAaaOtONRSfdNAEsnRfqKkqAf6tfqKnNAhDTCc9KcxplAxKWikY4oAC2KbmkNKKAClpKUUAFLRiigAoooxQAnaloFFAgopCwFMLmgY/OKQsB3qLk0hGetK47EhkFMMwFM2L703auOtK4WFeYY61WkcnODxUrImD0quTzipbLSClHHamZ5o3HNSUSo5XoaspIxAy1VI+Tz0qypAHGKaIZJuJ/ipAWP8ZpPXFHXpVCF4pQq56UzODSbxnrzQBL8o7CjcO1RF0z94fnTPtCDuMj0NAWLG7ApN9VvtUfYE0n2rnheaLjsWxIpx2NBcH8apGcnoDntTfOcHii4WNAnIqN8EHcOKqC6kGcD9aeL3+8nXjINFwsxskYDHH6VCQckd6neWOQZ3BT2qEtluDz7VJaEwcUYY+op4O4cnmlAzRcCPDUoRialVMfWpI0z04ouIiWJuh6etTRW3rxVqKNV5HWpABTRFyusSqODTgo5BHNT7aaV4pgRFD2HSqNymGOB9a0iOOtQyQbweaQ0yK0OFHFWGb5DVWNXiY5HFWApfB7UAR4O360wk5xnip5RtxjpVZmJY/WkykTQE7+tWgaoBypBq4hyoPtVRIaJM0DpSUoqiSRTS0wU80xEo6CnCmJytPFAC0UlLQMKWkpRQAVG4wKlqB2O8igCI00089aY3ANAFSQ77qNeeMt/Sp6rxDddSN2UBRVigBKKWkoAWiiigBwo7GkFLQBFEP+JZJ9WrL8RZNlbkf3RWtD/yDZPq1ZXiAZsLbjPyjvQjDE/wJ+j/ACNmq15drbrjq56CrVZWpxMtwk+C6L1FBuWdPtyiedIMyPz9BV2q9rdw3Kjy2GfQ9asUALRRRQAGm4ycGnGmM23JoAe4CqoHTIqQ1EzbkU+4qU0CI260lKetJQMQnApnWlY00fhQAtKKSlFACilFJ2ozQA6ikBpaBBiiiigAqN37U5icVGaTY0IcdaSgkDmq8twOic1LZSRNvUVGbhVOP0qsZGIxmmYJ9aVykiaS53DAFReae9NxQBU3HYRnY9/1poJHWn7T+dG2gY3Jx2pMnPWnFT0PajZk0AIrMM8nNL5kg6GjZnvShQaeoCGaQev503z5Kk2jgUoVSORxRqLQgMkhHU00GrOxSc4/GkMQ5oGQL9aX2qUQgj3pCpB6UANBOOKD9KXI5zilHBoATkUgOev50ucj2pD9KADr0o+tAHPGaPfvQAx1yabhl6VIaTGaYCLLt+9xThOo6mmFQc/yprRjtSsMtLdRgfe7enSp0u48YB/GszZRt9KBWNkXC7TtNSLMMcmsMBh0Jp4Zx1pi5TdSQPz2+tOJHrWOt1IB61Kl8w7ZNO5PKaW4evWjnFVfOZgMg5x2oN0cBQp+tFxWJCd64bg0wMYzjOR2qN8y42ckUjZAAbqPSlcqw92LEk9R71EozStwo569qbnaCaQ0IT6Grlu2UHtVHPzcVbtfuU1uKRZFOBzTKcKsgcvWpD04qNakHSmIfF92pBTI+9PFAhaKKKBi0UUooAKidPnLVLTXIHWgCs1Mf7pqR+tRv900AVbUfK7f3mJqamW/+pWpKAEpKWkoAWikpaAFpRSCgnCk+1ACwr/xLCfUn+dY+vjOmW/0FbSZXSwD3BNY2uj/AIlVv9BQjDE/wJ+j/I2KRlBGCMinUUG5lXWmMshltW2N6djUun30jyCC4Ta/Y+taFUL39zcwzAHAbBx0oA0aKKKAA1G65BqSkHWgBMEIuf7wqY0x/wCH/eFPNAiM9abTj1NNNAxhoFB60CgApRSZpRQAtJS9qBQAUtFFABSikzRmgBG6VGx4qRulRHmkxoqzuSSM/L0qDtip5IiM46VAc5NQWg6c0mT9aTPY8UA80DFHI6UoGD+vNN5+lLgcUgF7dKafWn7eOOaAMdaAGfypO9Px0xQB15oGIBz9aBxmncZ5/Kk45oAPfnIo/Ogdh6d6TJ9OaAHYz0HX3oI5zjFIG4pd3XHr+VAgAwKNtKD60pJycH8MUAMKcEd803aQT+VPOfekJxg5xQBHtJGce1KFzkjtxT9uTx0zSYyKBjSh7D0xTdp/+tUgA9KQLggfnQA0L9BjimgAHrUgB5OOM0BP5UAR4GOtGAPc08J3o2/TB4oAiI6jFGB3FSbR+NIR+NAXGEAdgBQPoKdgde9AHsfxoGN/Kl5zkUuMUcDpQIkSZh97n3NTo6PVX2o5GCOKBWNBML0HNI0G8Enr2qC3nxw5qyl0gbaSfrT0J1RTwRJtYYx2qRxiPPc1NcgNh4+SOtROC0ZNBS3IBwau2uNlUQav2w/diiO4pk9KOabThVkDlqVelRCpE6UxEkfU1JUafeqSgQtFFLQAUopKWgYVDc5+XHrU9NcAjmgCu3QVE4+U1PJURHFAFW2/1ZHoxH61LUUHDSD/AGqloASkpaSgApaSloAUVHcNsgc+2KkqGUeZcRQjucn6UAXLggWqqP7tYmt4OjwfStm5OQw9qxdYONGiHXn+tCMMT/An6P8AI2aKKKDcKr38XmWz4HI5GKs0jDKkHvQA23fzLeN/VRUtVNO+WOSE9Y2/Q9Kt0CCo5CQpIqSmldwwaADOVXP94VNUZXaFH+0KkNAER60005utNNAyM9aUUh60tABS0lKKAFozRilxxQA3NLS4FJQAUZooIoAaelRFiG56VNTHXIIpDQ1sEetRLGB70qknjPSnKTnoKkZXltSxJQ4qvJDJHyw4HcVqHjFGAwOeR3pWKUjLQbuByaeBg9KSRPLmZQenT3o9+tIYq8sBinlec4z9KauAfWpQcj5QRQBFsIPH4UpXn8akYY7c0xhznHWgBh6Z70hAHenAHHH6Gk5xQAh54zxmgY289fpRt4x0444pOcn9aBh0z9aTGPxpcdST+VGBjB7mkAuQRjnFKDg9OnFMDDPBHXFBIA557UxEqv0DLx/KlXB596iBHXPT0FKGA/H2ouBIRjtz9KbkY6nIpfMAHQ8jPIozv46fjQAntnmkJzwKVsj3BOePSmnOccUAByO3NGD6Dik3HocE+mKAeR3oAXvz9KNp6elBLZ64BpQMDk0AJg9sUYB4zTqQEdAKAGqnXP5UFMHrThjsKMDI7UAMwMZBHtTOAKlZTngg4PBpuD6d6BjcjoM0Af5xTiv5Gk2nHpQA3r2oj4fJHH1pcZOaAOM0gLryKlsxA+8KjjcOmOM47VCpI+U8rnpUwhKNuQ/Kf0piK+3a2C2av23MXeqsqfvMjjNXYFxEPpTW4pD8fU0oGB3pcUD9asgcKkQVGvWpUHNMQ8cNUlRjrUlAhRS0CigBaKKKBi0jnapPpSikcZUj1FAFdjuANRmpNpC80w0AVI+LiQfQ1LUeMXbe6/1qSgBKQUppKAClFJSigBRTLP57iaY4wo2iiZ9kTN6Cn2yGKzUH7z/MfxoAWTlWrK1lc6NCRwa1G+6fpWdqy50OM+hP86DDE/wJ+j/I1KKKKDcWiiigCqCItRHpKuPxFXKp6gSsaFeocYq4OlABSZ28mnVHKDsOKBEjchT7in1GM+WufUVJQBG3WmnpTm60xunSgZGevWlFBzSUAOopKB1oAd2pRSCge9ACk0Uhx60hNADqBTM0uRQAtNOMcmmsecU08UhkUnXIp0ZXtTZDkU5M7ic1LKJdw70ozt6UwfMeelSNkChCMyVmaYlhz2pVJwafcfNKQMH1pmP1FSWGT0wPzp+SCOMetNC804579KQDzkelI3pmgZ7inLnkGmIhIIOCCaawOSR/Op2TdkrimlcAnNFhkOPr+dJt9vpUhQY69OBS7B2z60rMCIDAyKQgewxUpQUYGOPX6UDGAD170fw+lKcYOeppRwOBimAzGR6mnc8/nzSjGMe1L1A574/ClYBgB5z7U7Bxx9aCQOh5HtShsZ707AAJ6cc0BQzZHHfBNBbBxzn19aUcH3HvRYQ0xnHOaNvqOakD54OKdtQgZ4o0AhAwPc54xQB8ucdanMGVJU5pnlHPf/GnYVxhHOc+3WkKfNz6U4qRjJ/WkTtkZoGLsGO+c0FcDp0pQPak6ZoAQjHHA9s0A4wAKUdee9KoUAYwaBDQAQaAvGcfSnYJH9aADg0wI8ZJ/L60m3rxmpTHkdDTShzz0pDuNx+dWI23IQfSoNvPQU5RhW+lACkb9uO1XEGFAqCIA4NTqRzTRLdx2acOKT9KWqJFFSL1qMGpFpiH5OQamFQ44qYdKAFFLSCloAKWkpaAFooFFAEMnSoTUjN87L6Go2oAqy/LcoT3BFPpl6jGMMv3lORRFIJEDCgBxpKU0lABQSAMk4qGW4WIHkE1TM0ty+2ME+9AFqSQXEiQqOC3P0q9Ictx0FUrO2+ztvZtzkYq1QAN90/SqGo86F9GP86vnpVC850WYf3XNBhif4E/R/kaNLRRQbhS0lLQBU1D7iD1cVdPU1SvufKHrIP61d70AFApaY52rmgB79F+op9MzuVT7in0ARuOaY1SNTD05oAiI5NAH4UppMUDCiikzSAcDRnmmZpCaAHkimlqaT3zTSaAH5z1pCTTSaheUAnaOfelcaRNn8aQuO5/WqplY55xTCTzk0uYrlLRZTnkfnSxOpPBB+lUTuOMt+tMVmjO5TSuPlNUMMjB4qTzB0NZqXXPz5x7VMLpCQS3T1ouKwyb5ZTwaRcketVri8EsxK5A6U+GXPHWgqxZGSPTmkP6D3oHT+VBGKBACeOPwpR3LYpF4/lT1IyTnpQIQZB5OaeQB0OD3pHwcYpwxuyfTrQAwjjrTcc5H61Iemcc+1IQeuBxQBFgYP8AjR07DGaefTHSkGd2cUhjMdz3pcfTPY04nI9+lJnByMDn04oAbt6+vrQATnnpSsxx1P401jjPJ9OKAFK8g+tGOSfSmg5H3v1pWYbfvH1oGJ756GnZz1HvioyTuzzn3pQcDpnvQBIMZ5wRSjHI3frmmZ6gd+lJnjj0oCxPHJt/i4wKkWVW4b8aq59OKXOM4P60XFYt7UYg8UGLngGq28gkg1LHcEHBHencVmL5fWmsnoB/jVhJFanbVIzgUxFQgg4GB+FIvA/TpVoovpTHh4/CgLlXcTnn8ulKWOeOlTmHC8/kab5fegLkIJ68nnoaUdOep/GpNmOwoWLPXg+tAXIcYbpjn86kRMinGPihOBgUh3JEXaKeM9KjDZOOppwPUVSJJAfzpQaaM46U78KYh4+tSLUI/CpUpiJgOKevSmAZFPXpQA4UtApaBBRRS0DCloooAhdPnLetQt1qzIQOtV260ARMMiqMR8i4aM/dflavmql5EXTK/eXkUASMwUZY4FUri8A+VKiLz3TbUHTqx6CpvIFrHvHzPkZYj+VAEcVo0p3znA7L3q+iKi4UAAdhQBThQAopaSloAWqE/wA2m3a+jZ/Sr9UyuYr1e2Af50GGJ/gT9H+ReooopG4UtJS0wKt5/rIP+ugq53qndf663H/TSrlAC0113LinUucCgBMYQD3FPpG6D6inUARt1pp6U5qaelAERHNJTiOaaaQxKRjQTUbGgALUZ9abSj0pDDPFMeVVGO9Ryy7TtHUVATnknrSbKUSZpSxNR7uOlNA5/lg04Dr1xUXKsDZ7Co8kU8AfWjPpQMjzzSM2e/SnEfhSBRzQAzr9fpUcgOMj6VNjjjFIQPUUDKZGxsnNPRiDx2qZ4w3v9ajaLaaAJo5eMHr6ip1kDe9UMkdRUiNjoeKYrF4AE8GnAHtmq8cpGeDn0qcNuPA/DFBJIOmDwadk7euKYvWnKSOlMQ8HIoOCOtABpR3yf0oEMIzk57UmOeenSn7S2AetBAxj8aBkRHU/nTTwP1qXZjNM2gHnv70hkZ6+3bmkPA7Zp/ykYGOnWkwpz+gxQMaMf55o9PpS4HYdKBjjCnNIBpOOvU0mc+v1p2e+MCgnjAwP8aAG9Pp/Ok6Dn+VKTnoBk9acefTj2oAT8P0oA7+v60HPrn04pQe+T0oAXp6e3FAyPoKbknvxTlA6ZOB70AP5HBNKCT3OKjyM8D8zRgDqOKLisWBKVbkjFPWUEc1U9c07dxx0p3CxaEikgZPvT8p1xk/SqefU/jSxyEd+BRzE8pc+U9B+dJgdgRVYSkHOSRTln9f5U+YLExBx0/CoTkZ4p/mA4/lRndnn9KLhYgQnJJ9aeGOOMc9MUjx7Dx3pOcDFNASox55/+vUoNQrgY/PipAPWmhDwOepqWOoh1qWPFMROvSnpTV6U9KYhwpaQU6gAoopaAClpBS0AQXA+7+VRNVpwCORVdxQBEaYwyKkNMNAEe0DgDAqC7H+jv7YP61YNRXAzbyD/AGTQA4dKUU2M5jU+oFOFADhRSCloAWq6rmS6X1jz+tWKhBxduP78RFBhif4E/R/kWKKQHI4paRuFFFDEKCT0oAr3HNzbj/bzVwVn2m65umnb7icIPetAUwFpshwlOoK7higAHKDPqKfTSMKPqKdQAxutNNObrTTQBE1MPpT260xiKQxjGoS34U6Rhz1qItkdD9aRSQ8H86jlm28L1qOSYjIUfrUIJ9KlspIXOTk8ml7cU0Uoz61BY7pRzjA4puSSOtLlhxk0CFCnOaCOvr9KaS2Oc/nSqN3OOKAD/GjaDzx1o2eoAFLyBQAm0E+p+tBC45P86eAeuKOn/wBagCLAPPXPrRtz0Umpsbjkg9KaU74zTAhaIEdMfWoWQoeMcVbIJGD/ADppTORjmgZBHKU6gEVbjIf059qrPCe3NOtyVPPA+tAmi6cqAAc/hSqT2J/KhMN071J5ZByMEHr60yBvOBjNPAAbqSfrSbuwI6daVVBIxzTAAMn2NLj0A5pVA70uV9aLAR4Gew/CkYDjnpUm3v6UmOB25/WiwEJHAyaQD25FS4BGOlIMZ/ClYZGFxwSaTaexqQqAD/OkZRu9eKLARY9Rn6UgTgjFTcnOOvvSDr7YpWHci2gZx0oKke9TY45UfnTSOCDjpTsFyPackHjFGD3FS4/XNRlSMc/SlYAQY/Gl2549aFwf4j9fWncsMg/hQAzbzg0rcn39aMc9TxSbj1FACjBHv3oJG3t7UgxnPfFHfAAoACcYI/A0u7vTCeMUq/dJ4GPQUwFVucY604ev86aOvP1pTmgBQcZwacrkZpgzuyc0DGOaBWJjKdpIAJ9DUYIOSv4c0D/PNJj24ppisPTjr1xxU6nFVlJ9qmjORjIqhEw681Kn41EuO1SIaZJZTpT160xKeODTEPpaQU7tQIKKKWgAoopRQMa5wpNVmO4ZFWnGUI9qqbSFGeKAGGmmnmmGgQw1HIMxsPUGpDTaBkVsc26fSpagtP8AUAemR+tT0AFLSUtAC1C/F3EfXI/MVNUFydpif+64/nQYYn+BP0f5GfHPcWbY5dPQ1oW19FcDAO1/7pqSSFZByKzJ7RTcNHHncBnNBubFU752k2W8Z+Z+vsKpx3dzana4Mi+/UVd0+JmLXMg+Z/u+woAtwxrDEsa9FFSCminCgBRSlto5opkw+SgCQnK8etLTQPkFPoAjamnpT2ppoAhao2NStUMh+WkykV5DmoHfjFSSNgHvUBOTz3qGaJDMUpBpSfoBSA5qCgANP2jHemjJ6dKePkIzTEAhOeKUJ6j9aUMD0H50uc5/pRYBFTPYUoUDpgCgEketKQc8t+VAhCvGaMd8fpS9SeT6UDpkA0AHfPekZR1I/wDrUozk8cH1pD06UAIMemTTsYU89eKbk9jSZOCOooGOBHcZzz9KYeSRjHHPFKOwPPpmnY9OMn9KYEY9SOvFN2dcZB608qduSD+NOCkE8YzzSAjVikoAPerUdwrEZ71AFBPbj1pHjxgg9O1O4rXLjjK5HXuMUgIHrgVHDKCMOeRmntjOeBj2p7kkgOB3PenbeeSTUSuCAOemDUqPkDNAgx6A+tJ2PsadnA5zSHgcUDGMOCOvbrSYO7nrzT/cdPrSYzxxjpQAxeCD9OlD9TjtnOKcxJ+lJknvjPpSAbtwR3pCvb0APNO7dTSc465/OgYEdzj2pCoA6EECl4PXJ/lTT1BPWgBCMYAx8tIDgcnoe3egc9qUKRk464pDEXG4Enp2pMjgDOR19qU55/p2puCRjqaAA4Jx1yKTIz/I0dO46Unrz9aAF/h6Cjd9MGkwOvpSYGcDp3NAw/maXcQw559cUHGOQfak+g/DNAgzkHJp3XqT6UwUv0xigBee/XFKOelJ0JxilGO2KAAcdOvSkI5xilLZ4z70dc4oAQYx71PG3IqvkDpT0bB465ppktFxSf0qVCM1Ah+XpUyH2rRElqLmpO9RRH6VKRTJJBSjpSDpTh0oEFFFLQAUCiloGIaglHFWD0qq5+dh6GgCI0w1IaYaBEZpKcaaaBle248xfRzU4qGLi4mHuDUwoAKWkpRQAtQ3YzAfapqZMN0TD2oMMT/Bn6P8iWqcfOpSf7gq5VSHnUJv90UG5YManqoNSKAAAOgpBTqQCilFIKcKYCinAU0UM20UAPI4oo6rmigBrUw9Ke1NPSgCJhVWZsA8VaeqVy+M0mXErOcmmY9KXryB+VHPasrmg05pBjvSHNHXvSGPU1JjPB6VAPUjNSDpxTEOKgdPWnpio1BHapB0460AKQv4Uhx68Gk5zz60vPf1oEKMYIx9KQY54/Kl6nINIQCDznj1oAOT2pGJIzx+BpwAAyMYpc5749DigZGMkEYFAGOBz70pwQSOT9KUgdcCgBFbpgnikxgdST0zinYBOcc/WgE4zgCgBg4HJyMUEjJJB/pTvbOD+tIRtHUUAHGcbec0H73TLUmMcnj604DgAdWB60AI0RYY4yOwpyyvGcPzilJ+X054Jpj43HjjrQBNvUruQjIp8bZHXOfwqpyvK4A/SgSsj8460XFYvqM/hQR9T3qON9wyKkzx7UyRdvJ9KbjjpTlGQKXacEUAMIzTcY+tPK/N1pMehHpQMaBxg/8A6qD16fhS/KOCaUgA5/pSAYMHnqfpSY9cninZGPajP1x9KAGD72M0Y9O9OJOcc/nSZzz+ZoGM29yM0Y9RTx7gGmnPA7emKAIznsBRtJJp/J68+woA4IBPvQAzBx2pApx9e1PIxx9KTGB39etFwExnOO36UbcdwBRt5oI4/UUAN2j8KVQBjkfSgjHPvR1HAFACcD1P4UmQc05hzwKTB7Z460DEXrxmnZ9jSUdeDSACeOn601yc5Hb3p2OMcUmKLgTW827g8GriE4HPSstDsk9q04cEAirizOSsWojkVN2qGPpU/atCB69BTlpqdKeOtAgopaKACiiigBarSphyfWrNRTdKBlU0w1IaYaBEZppp5ppoGV+l4w/vIDU1Qy8XUR9QRUhcDqaAHUVUmvFTheT6Co4bmXzAzj5O4oA0RSMMqR7Ue46GloMMT/Bn6P8AIdVS2Gb64PsBVqqtp/x9XJ9x/Kg3LlLSUopAKKUUgpwpgKKHUsBilFOFAB0WilPSkoAY3WkNObrTTQBDJxWdcv8ANgVoS9Ky5uXPNRI1iNVcjvTmwBnApVU4zzTX46moKGGgDvS8E0pAPA/SgYm3vinjj2+lICM9KXKr0H6UCH5AHzZoB7k0wEZOR+FOBPQg/nQApHoD+FAPt1PpR1zn9TQD7AUAKDn2oOdp27c+9Jz7UMTtwDgmgByj6UHJGR3NJkgnJ/GgDoSTQAAZByeaUHBNMxg+tOH0NIBTzxknj1po2g/KevoaXjtjmgL2A/DFFwEOMHHT2FISM89qdjjtnoaDwRzj6UAHykd6aCFBXB2inEYH0FBXg/jxRcBN2D/EcdielJuYknGadtwOmaQAHnBPFADckHGQPoKGBORml2kev9KXZx0oGRKSmeT+AzVuOUNgZIPtUOw56cUm0o3B4o1E1cufw4OaB7VFDKrDGcGp8DtjimSNwBRj6U/ggZ9fWk/3uaLAMI560o5zinnGQaCv/wBaiwDMY/8ArGkI5p+M8e1JwaLARsDnpijaT7ink5xj+VBweoHvRYYzHbvSFRjnripQTjODTeSePzosAwL34o24+lOwcUdBRYCPaT+IpNnWnn260nbPpQAwjOQOBQVwTTsc89KMDnFADAoI6fTigoM+tPHuc0AHIxQAzA6n9aaKlHAOfy9KTB9AKAGdSPf1oznr0FO7c/nQAc9KAEPJ/wDrUqrxlulKuTVgRnaO3rTFcoSKVardm2Vwe3rRPEpXI7UyAbHzxijZg9UaUdWF6VWiq0o4rVGTHJ0p460xO9PFAhaKWigBKWiigAqC542+lT0yZQyjNAyoaYaewxTTQIjNMYgU5zjpWbPNLI5RPlAOM+tAx13OoZDnlTnAquzyzn+6tTw2RJy35mraRLGOB+NAFWCy7txVtYlVcAU+igCBGMMnlt9w/dPpVio5YxIhU022kJJikPzL0PrQYYn+DP0f5E9VbHmW4P8At1aPSqun8+cfWQ0G5cpRSUooAUU4U2nCgBwpHOAPrSilZdwFAC/w0UuMDFFAEZ60h5HXFOIpDQBUuDhDWaclu9aV0uU9aosuWzxWcjWOwhxtAwPrUTdfrUjHjFNIyetSUAHFLgD/APVSjHbp9KcOe+KLAR9elA7044HTNG0dxz7GiwCHkUuCB7mlGB0xS5IxSsADJ9aCpBxxSjOBmndQewpgJg4xnpTSP0PenjJ6Uh4HT9aADbx1zmlwRRz2PFN6dMdKNAFK+tLgdzTVY9iOaUHOPmxxRoAvFHH1pCfcjJpSQRzzQADGeaMgA9aOp/pRg55/lQA4c+h+lNHv3zS/hSHjgUAGcnj8qAflxyaAW6fTH1pfm9z2560ANOAOnPSnAfNlSRSbT1Ipfw6dcUAH1ApCOBxSgY596XH06YzSAYFAHAwakhmPRz+OPrQAvHIwPekKqASD0NAbljqe4peADwariTYcZyO/H+fSrEbhgOaZLQmMjFLil7ZGaTp360wEPWj0oPXHFJk8f0oAO3/1qMfy7UpOce1GeB+VIA2npnn3poHOf604k9vSkz9fpQAm0de1IV/Gnnk85NJ2HFAxm0dzxmjvjP5UpH4f1oA4FADRgevNHHvS7eaMHnvQAmQT0NN/AmnYxk9MUh69qAAleOOewppPpgdaXA6fj9KB7n60AIc+gNC5A7UoHc9TSZweQaQC55zmpRJ8uKhGPy96UH6cigBd2Cc55ojGTSGpoVyckdKaEy3D0FWl6VBF92p1rZGQ5etPFMX71PoEO7UlKOlJQAUtFFABTX4Uk06myjMbD2oGVH61GacOR1pDQBBLwM+lRQxqEDY+YjPNOuziJvpinoMKB7UAJRS0UAJS0UUAAqC4jJxIn3l5qejFBhif4M/R/kKeAaracP3Tkd3P86st90/Sq2m/8exPqxP60G5bFKKSlFADhSikFKKAHCnjimimy8AfWkBKelJQPuiimA0immnHrTSKAIpU3ris6ZNrcD9K1KimiDDIFRJFxZm7c/WmlfyqwY8HgfhTSAOg5qDS5D0pAR6U/PoKQ8Z70AIAd2ad657U3OBQCR+NAC5A9KUZwT/OkHc8Ypc/Ue1ACjJx2pcHGR370ik4wTzTiTzmgACkjmkzz6Hp1pDnoD9BTd2e/wCtIB/PakznOOB6U0ZIO7GKQY474pjJE/P8KOAOvamZwe/1pNxOPbk0ASdO1CnIwQajOc/TtTuxJPX0pAO3EgHFLu54GfqaYCO9HAI/WgQ8Nk8gZ+tOyScfyFNAzyTmlHXpnHNACc96cOOvH6Ug6DPWnfUfhQA3A5z+tABI4zntSjgnjFHIOOOfUUAJgYx1BpRzkge1GMnrmgjr/OgBByf5Gl4x1H1pBjkjPPOKUYPH5UALt7MPwpmTG4Ofyp2QF3Y60uOTxgE96AJY5AQBxnpUgGcYIqoFZOVPPpmpo5SeG4PSmmTYlwc46ZpCvHQ5pwJ7Hv1pMFuePpTAQBTkjIPpSlOKVYyemQO9SOMJx2osBBjqMc0cDtRxjJIpehNIBOCBnj8KTIp2QR0puQPTt2oATPPFITzzxT8jBwOnqaTvjn+VAxgOc45pfWlycnjr7005HYUgDB64xikI4I7mlGR2pQDx8w+uKYDSPl6mk2nr6c9Kftz3OPpTcZ9aQCc9abtxTtvrxkUmKADGDRjk80AUuMelAxO+M1chwB9arxJlhiraLiqiRInTpUqnjpUa1IlaozHL1qQVGOtSUCFHSigUtACUUtFABSEZFLRQMpyKFOBURqWVgWI9KjNAFO7GdqjuwqXtTJuZ4x6EmpKAEpKWkoAKKKKAAUopKUUGGJ/gz9H+Qkhwh+lV9M/481PqTVYaojoVddpIqfTpUW2WMuu4e9BuXqWmg56U4UAKKUUgpwoAcKdtDU0U7O2kAp4FJS9qKYDD1pDSnrSGgCM9aMjHNI1MJpDIp/lb5e9Vzz1q2RnrUTQZ5XNQ0WmVyvfpiojgn6VLIpXjoaiwQfSpLD3yKPcflijjvRtPTigBRjuDSjr0pBS4J/wpAKD0x60Fv1pMAdSaOMnkfnQAdyKaTz1NKSvbn3ppIxxzQMdu9+lNJoBHPH5d6CQc4BoAT69ffilHTp0ppJB6cdqdk/3fpzQMUc84xSlueD+VMJPHQE0ZJ64FACtwe1OTJOKb83OP5Uck5GTigRJkjoetKQeSefwpqkg8k46cUZHPJxQIeB9acR6nnPemgjPQf0oyc9s0AO4OTxSgr25pMY7f/Xo+vIpABKg8kj3pDj+6cU716e5NJ7knmgBMg9jijcRkY6dOaU8g56Dp70Ec/N1+vegBd3PzADn60euAPypGXk4FKMjr9aADJPOcfhQoJGSTxTuQM4yDShc49aAJol3DhuR2pwR+T/XrVcblIOee1WYp88HGapMloeiYjxilZRs6dqkUAjg8U2Q7Rx1qrEorY460d6f/AFpdnalYoiJBzjFHf2NS7R3HHtSFCKLBciA54GM0m3NTbc9cUqr+FFguRFfSl2VMUCjBOKQAjPHH0osK5Ftxnjp7UbealA+v5UEeoNOwXIQueP50uyplQ9xQU9QMUWC5X2cU3yzzwKtBMnmm7MHk0rDuVimO9LgevFSMcnGaWNCxx29aLBclgjA5IqYLmhVwOakAq0QxAPSnr1pMcUq9aokcOtSCo8VIOlAhwooHWigAoopaBiUdqWigClKuJjxxUZq1OO9VjQBTkOLtM9wRU1RXYxJE3o1TdqAG0lLSUAJRRRQAUooooMMT/Bn6P8iKWzgl+/GDVSTSEzmGRkrSopG5kfZ763OUIcexrRspzPDl+HU4YVPiqcQ+z6gw4CzDj60wLwpwpopwpAOFNl/hx604U4DNACj7oopT0pKBDD1pCaU0hNMZE1RmpGqM0ig60opB9KcM0gI5Yt68YzVBgy9cDmtUA1Tu4tp3AcGpki4sp59zSfjSkf8A6qdtOPYdagsbtHct+dAUZAI5pcelKAOgFADcgdf8KdnPtihh1HenBfTnIosAzFAx+FPK8f4UgAHJzRYBuOOaTB7frTyB+NN6D6eppANOeMDmjGTwADTu3+NLwfoPbpTsMZg98jtkU4LjFOA5z2oHJJxQAgA796Taep5Hb0pcEcn8qDnI5/KiwDQMf1qRF7nr6UzPpjFPXpgkZoAeo454/GlCjH+FIme9OPTr/jQSKOeevpSYxyPXigDjNCjA6UABGRxnntRwRgYz9aXGM4pATnj9aAFAGcheaUnjPc+lA46459aAPTtxQAAZJFH8OOaU5xjnOaMfKO/vQAcnOc4oPUg8/Skx6gUoGe/40AAzxg9aByc5H86cB/8AqpABgd/woAel00Y9RUhuVk4U85qqVBzyPrmmdD14FO4cpeJNAOB3qvFKMfNU+/I/DrTuSSqwxk0u8EkbaiVuP0qZGUjBwDTENLZHC4pQrE1KE6YNG3n/AAp2EMwFpvJ+lS7RnNIRj60wGAY5HWl2c5pTx9aUHPagBoFIeTwKXGTQxGOTQAAY71XaTJIzSyvngVGATUtjSDv05q1CgCjNV4IWZyzdPSrqDHakhMcBSiilqyQoHWigdaYh9PX7tMp6dKYDh1paQU40AJRRRQAUtJS0gK1y23HvVc1ZulJQY7GqxpgVb4fuc+hBqUcim3Y3QsPY0kJ3QqfYUAONIacabQAlJS0UAFLSUtBhif4M/R/kLS0UUG4VU1FGMQdM7o2DYAq5SMoZSD0PFIAicSxLIOjDNSCqWntsMtuesbZA9quigBwpS22kFJIM4+tAEvUUlHRRRTENNNPSnN1pp6UDImplPYUwikMB9aUUgFOFAx69aZOhaM4605aU9MUAjJZcHtTeSO1WrpArZ7Gq54/CsmaoBxkf0pO+MmnDBoyM0gGrxnrTjxxigYzRkHoOKYBjJ9KCMDpk0oYD/GkyOOPypAJxjGMUnfn9KfuH+GKZuxxxgd6BiDk8dKMk/TOaM/5NKvTGfegAA645pdvYn60mOnNICR6k+1AC7eMijb6Y4pDzgZIpPcigBw7egpw4OMim+9KBk9KAJBj/ADzSjpxzimjI528+tKoJ70CHEhenT1FGeOn+OabyevAxSjOP60APzkdMe1IG49/rR24wDmkz3/pQA4ng4NALEcdPpRjtnNJgEYH4UALnJJzgUhOFwxOKUFck4NKe/AHakAwjv2p3frwaMjrxigdO3NACduefrQB1IoznIOOaNw7+vpQADg/j6UmM9u1OYDnPekBHXvQAxl4GAR3z/n6UscpU4bntnNOwNvPFROvHT9KB7lxGDAn86eBjPT6is5WZT8tWo5weP51SZLRcSUofUfSrCurL3qirZAx0p4ZuqsapMixbIFN7kVCJX7nIo3vkHv8ASquFiQr3UUm1gOlNErUnmN60gJQCFyTimOykGo95I5YE/WnKu7mgCMjnA6fShY/mGamCAHpTwB2pAIoAGBTxQOKRmzwBTEPFLTFJxT8nFMQClHWk60d6YD6enSm9acgxTEOpxpBS9qACiiigAooopAMccVTYc1clzsOOuKpZ3DPrTAilGUIqG0ObdfbirD/dNVrTgOvo5oAmpDSmkoASkpaSgAFLRRQYYn+DP0f5DqKKWg3ClpKWkBVKbNQjYH74IIFXRVNub+EeisauCgBwpwFNFDPtx3oAkPSm0vakoENbrTT0pzdaaelMZE3WmGntTDSGGadTKfQA5cUppB60jGgCORA4qnLGVY1cdsCq1xJtxgZqJI0iQ47dKQ/mPSpUKydOPY0phYdv/rVBVyEAjjmk756fWphAx7c0C39z+VAXIASvFA57irQt0HUc04QR9x+tOwrlQ9MACk64zV77MnPGacLaPHI4osHMZ3P504jHBzV5rVD0zTDaDORmiwcyKo4HIzScj8u1WGtD15BqIwED8aLFXGAEcCgDjP5GnbOOQBTgAMfpmkBGAM9j+FPXJNOGMDqaeCOo/PHegBjDBKk9DimnkZp6jPYn60OecHjigBvHHXJp/wDDwMU0EgZxilxjtSAMnrjtS4J6kCgBgcd/WnAccE+9AgAY8+nrQBz3/KnAFj/Ee9KVAGCx3emelMCPblevf0pQvTJo2Dtk0hUZHGOOtIBfXOB+lN7H6UoUYzj8qcw5HSgBoAx9aXIJJ5P4UEYU8+9JjBouAEg9jmlHH0+tAPTNLjpQAHOOKRhkHinYP40uO+aAK5GPTpTdvPX9KmK8mkZBnFAxEkdDgGrEcu4dcGq2Dj3pACOlCbBovjnpmlHAqpC7Z2nOauKhbJqkQ9AGcetAj3EdqsJGKkVAKqxNyGOIDtUgUDpT8YoPHanYQwim529KexwCTUSjzGJPTtRYB2c9KQcU0jaR6U760wFBp4pgp30oAcM9aUdeaQUq9aYh4p60ynoaYh1OHSkpR0oASilopAJS0UUANcZUiqG0rwa0D0qpL1oAhPSqZHkXX+zJ/Orpqtdx74/ccj60wH0lMt5fNhVu/epKAG0UUUAFLSUtBhif4M/R/kLS0gpRQbCiiiloGVeupL7RmrgqnHzqT+0f9auCkA4Ukik4wO9KKetAAPuiilNJQAxutNNObrTTTAjaozT269ajYUhh9aUcfWm9qQmgZKvvSMfemZFNLZFK4BIyqOTVQOJH5PHYUt2+IwPWoIiVIIqJM0S0LMkAIyuc44xVbe6HGW4qx9rYEKRSuqSKTxk/pU3H6kUdzIo7n1qUTsecD6VWxtOKkQ8UXBok3knOcUods9RTD7UoPPrTuIlErKDg8UCdhwc1Fk/Sj1ouFiz53HelEwqsCTnNKOv9aeoWLXmKelBZMcYqvknpQf0o1FYsgox5HFNManpUKnB604Oc89KAsOMHcGkKNtKjODQHYnk9KerZwOxpWGQiNh0HOKaQf4h19quAptycUYjA5I/CjlDmKYBHpnvT8EngcetSfKegxzSgjd35NHKFyNUO36CnY5yeacW9AcD86B6YosA0k42jCj0NIqYyB36kVKqjqADilCHHI6etFguRqgAyTil8vI4HBNTKMDIApcHgbsU7IVyJYhzkdu1IY+asYUDu1IV3E9qLBcrMuM9DzTSvIPWrJXOQMe5NJsBPcj3osO5AFHUjn60oX2GM1P5fHQU0oc5NFguQkDr+lA5Hb8qkaPgEUoiPYfpSC5D0FDDPNWDH0yetBi+U88gUWYXKjDjGM0mP1qQqOxoWFmPHT1pDuRD5TnvV+1mzw3BqAW3JyamEexaauS9S4DxThVRHYdalWQ46VdyLE1J2qPzD6UhZiKAFk6YHegDauKRfU0pOetMAPPbFIBxTqSgBOtL0FJ0NOHNMBR0p6imjmnjgUCFp6CmfrUidKYh1KKSlFABRRRSAKKKKBgaoyk+awq8aqTp+8LUCIaY4yKeaa3Q0wKMf7i5Kfwycj61aqpeqfLDjqhzxUY1Hj/VH86ALtFVIr3zJQpXGatikAUtFFBhif4M/R/kKKUUClpmwUtJS0DK0HN/N7IBVwVUth/pdwfoKtikA4UjMVIxSikdSxXFAD/4RRR/CKKAGt1php7U00wImFREVMwzUTDHQUhjSMcU2lNJ9TSGNNRSy7OF696mOapSg72qWXFEckjOcE5pw+Ve+aZjLVIRUGgkK+ZKM9qt7AR9arwECQE9BVsSK3TrTRD3IDbZ6YpDbunOMirqEE09qdhXM7BycikweavGHdzjNMa1AHHWkO5U5pAT6fhVhrdvTNRNCR7UDuM3UbjzSlD+HrSlaBjlJP1/lTscUkS5YZ4FSbevOc+tBI0DPr705Rk805V5pSuBx2pgIq+nen7cZJwD3pN2xenOcU9CpxjrQIQeuOtJg56fjU4HX0xTQB/EaYEWPX9KNpycfnUvGCR6U1STjJ/OkAbR7nHvTtv50KevSlzxQAYHagZ/+tSZHHB45pcge1ADgO1OHLUwPkcdaA46gg/SncRLxnANLxiog/fPWjzQOM9KLhYkwM8c0uOO1RrID3pd/pTAUrjntTOfQYp+fWjt160gI2ycHOcCgByeuKceg/SmhucDJNAxdpOd3NRySDGBTmR2HpmlS1J5JNICCOMyYxn6+lXVj2oBjpUkcYReOKUkD0ppE3IvL7mmuvHFSsw7VHgnk0WAYkfFSKMUoHrTvxppCuNxxS7c0tFMBAPail7dKPwoAM0Y7+tGKOaAEpwFGKVRTEOUYpwpBSigBwFPHFIvTNLTAWlHWkoFAhaKDRSGFFFFABUE/FWKrXeQFI9aBFc9aaacaQ0wIWjVgQehqBrSJRlU5q2aY/wB00gM9YgbxQBwozV2oIVzPI3pxVigAoopaDDE/wZ+j/IUUtFFM3Cg9KWq95P8AZ4CerHgDNABZndPckdNw/lVsVWsITDbKGOXb5mNWhSAUU8UwUjtgrigCQ0lL2FFMBrDimVJTCMGgBjDNRsKlNMYZoAhIpmMVMy1GVPpSKGkU0oDnvmnYoFIaK0kQU5FRkE1bkG4EVA0ZA4qGi0yLBJwoyatW8JUfNj3qKL92+Wqb7So6CkD1J+B90c09BkZxVb7UFIytSx3Eb8A4p3JaJshRzSBs9uKVAOop+KYhmPamtEDUoFAosFyq9sG6CoGhZeoBArTxTTGCOKLDUjNjIBwetTj5t2PSm3UO0Fv5VVhdy+1Cc96nYq19S2Dj65pck5I9QaiPnDPHTvik3noRj607hYnYZ5FM2kMcdv0pN5IO0cgetMO4jofrSAkEpBOcUokDHHP4VDg/jSgHn/GlcdiYOCOvWmlhgg0wK3pzSlDnkgZoEO8zGcdjS+bkY9KaEz1pwi5709QAyGkLE5zR5eOpNPCDnilqAwMwPHUUpY9iRTxGM5AH0oCEdBTswuR7m7mkGT2PSptjHt0oEbemDRYLjVUjFCZB9vWpNj45IpyxZPzDj607CuIjjoc/lTi49zUgQdNo9Kdt9MCnYVyHbI/TgetTIgX607GKUCmkK4mAAOKcCRnijHFGOaYhDuJ5pAo704ijFFgG4HSkH4U7bxS44oAaMZ57e1BxS47YxS7aBDe3SjPNPxRimAzNGM+lPwaNvtQA3BpQOKXFKBQAgFOFGPalCmgBuMVIi96ULThQAUUUUAFLSUvagBaKKKACiiloAKhuE3R4/GpqbJ900AUmGOKZUj9aYaYhhqOQgLzUpqteNiIgdTxQAy1H7rcf4iTU1CLhAB2FLSASloopmGJ/gz9H+Q6lpopRQbhVH/j81DaeY4eSPerF5N5UBII3Hhfc0tjB5FuAfvty1AFmlFIKWkAopGQsR7U4U4UAJjgUtB6iimAlIwyKWigCPHFJipCOKZigBhFMK1JQRikBAy/lTdtT4B7UBfagdyAqMc00oCKsbKXYPrRYdyjJCSuQKYqEOCRxmtDZ9KPLGe1Q4lcxFhf7oP4UqwIwztqXZTgtPlFcaqkdKeMjrRj3oxTsK4ClBpMcUuKLAKPSgjPejFLRYCNoi3B5phgRGyqj8BVjBoC45pWC5GYxUUkYK4xmrOOtG31osFyl5PYCnrDkGrWwUbadguVBB70vkAdKt7BmgCiwXKoh9zTvJqyFFAUUWC5XEIyc80CIegqyBxRtosFyARUvl1MF4o20WC5F5dKI6l2+1Lt6U7Bch8ul2CpdtG32osK5EE9aXZUoQ0BaLBcj2UoXFSbe9KFoAiApQKk2cUu2gCPFGOak20u0GgCLHegKAKlC8UbfagCLGe1G2pQKXGKYEQHrRtqUAUvSkBCFPoaNpqbFJimAzaaNlPApaAGBPWjYPrT6KAECgc0oFFApAFFFFABRRRQAUooooAUdKKB0ooAKWkpaACmuMqadQelAGepJHNIaeybCfrTTTEMNU5jvuI07Z3GrrcA1Si+e6kbsvyigCxjikp1JQAlFFLSMMT/Bn6P8ipc36W8mw5yPaoP7Yj7BjRqMOLiKYgFc4NXI7SHAbaDTNypbyHUbhSQRHHyQe9atNRFQYUAfSn0AKKUUgpRSAUU2RiCoHenUjJuI9qAHjkDNFB4AFFMBKKKKACmkU6igCPHrQR61JTcZoAbijFO20uKAGYoxT9tLigCPFGKeFpdtAxmKMU/FLigBmKMcU/bS4oEMxRipAKMUgI8dqMGpMUUAMxx0owafRQAm2lANLS0wGhaNtPooAaExS7RTqKAGhaXbS0tADdo9KXFFLQAmKMUtFABij+VL3ooAKB1oooGFFFAoAKUUUUAFLRRQAUUUUAFFFFAgoxRRQAUGlooASiiloGJRS0lABRRS0AFFFHHrQAUUcUUAJRS0fgaACijB9KMH0pAKOlFAooAWiiigAoPSiloAqTdahNSz8T49RUZpiIpmCISeg5qtZriHcerHNOv2PlbB1Y4qSNQqAD0oAWkNOpKAEooooMMT/Bn6P8iO6iE0DJ6jj61HpspeDY33kODVrHFZ5/0XUA3RJOvoKDc0qUUgpRQAtKKBSikAtKMCkFMkYgqKAJT2pKB0FFMBKKKKACiiigAooooAKKKKAFooooABR2opaAEpaKKAClooxQAUtFGKACiiigAooooABRRRQAopaSloAUUUY9qUZoASlowaMUAAopcH2ox7igAFJS496Me9ABRRj3NLge9AxDQKXA/yaMD0oAO1FLgegowPQUgEzRketOFGaAEzR+f5UuaXNACD6Gjn0NLRQAmD6UYPoKWigBMH2owfalooATHuKMe9LRQAmPejHuaWigBMD3owKWigAwPSjA9KKKADj0ooooAM0ZoooAKM0UUAFFFFAC0UUUAFFFFABS0lLQIrXCZYNUBq3MOKqOcA0wKUuZbxR2QZNWKgtRvaSX+8ePpVigBtJTqSgBKSlooMMT/An6P8har30Pm27Y+8vINWaCM0jchsZfOtlPccGrNZsJ+zagYzwkvT61pUwFFLSClFIBRTXQsR7U8UooAMYApKcRmkx70wEopcUmKACkpcCjApAJRS4ooATilopaAEo/ClooAKOaWigA5o59qKWgBMe9Lj3oooAMe5oxS0UAJilwKKWgBMUuKKKACloooAKWkpaACiiigApaKKACgUUtABRRRQMKKKWgAxRRRQAUtFFABRRRQAUUUtACUtFFABRRRQAUUUUAFFFLQAlFLSUAFLRRQAUdaKKAEopaKACkpaKACiiigAooooAKKWigBKKWigAooooEQXP+qJ9OazbyQ+SQvVuBWrMMxtn0rFX97cqvZOT9aYFiFPLiC+gp1OpppAJSUtJTAKSlooMMT/AAZ+j/I//9k=</text:p>
          </table:table-cell>
        </table:table-row>
        <table:table-row table:style-name="ro1">
          <table:table-cell office:value-type="string" calcext:value-type="string">
            <text:p>1d0881b8081080</text:p>
          </table:table-cell>
          <table:table-cell office:value-type="string" calcext:value-type="string">
            <text:p>Carrot</text:p>
          </table:table-cell>
          <table:table-cell/>
          <table:table-cell office:value-type="string" calcext:value-type="string">
            <text:p>Jul 12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SopaKxLEopaSgApKWigBKKWkoAKSlooASiiigAooooAKKKSgBaKKKACkpaKACiiigAooooAKMUUUAJRS0UAFFFFABRS0UAJRS0YpgFFLijFACUUuKMGgBKKWigBKKM04DNAhuKXFOxgU0H0BoAADS7TT1HHShh6UAM2ml2mj957U9cgfNQAzb60cCnsM9OKj8nJ5dqBjgM9KMYpUUL0pxANAiEyKD1FPUhulLsUfwinDA6UDGsMDNQ+Y5PyxmrNFADIwSPmGKftGOKKKAIzDk5LGpEUKKKKAHE5puxfQUUtAAOKXNJRQAtLmm0tADhQaQUtIBMU1xkEU6g0AYl4m2Q1U2DOa1dQj71nEVQhqKAelT2jeXKUPQ8ioScEVMQSgcdVoGjQHSimQuHQGpKkYlFFFAEUh2Or+hql4htxNbLMvOKvyLuQimInnWbxNzjimhM4yipLiMxTMh7Go60JAUtFFABRRS0AJS0lLQAUYoooMMT/Bn6P8AI7uilorI6RKKKKACkpaTNABRSbhSbxQAtFMMg9aaZQKAJaSoTMKTzSegosBPmkzUO9vSj5z2osBNmk3Co9jmjyXPemBJuFG4etR+Q/rSi3buaAHbx60bxR9mP96gW3+1QAbxR5gpfs69zThbqO9ADN9G+pfJWlESDtQBDvo3+1ThFo2D0oAg30oapto9KXaPQUAQ7vrSg57GpcD0FLQBFilAqSigQ0CjHtS0UDEx7UbaWigBCvvShcUtFABgUYFFFABtHpSjikpaACiiigAooooAKWkooAWikooAWikpaACiiigAooooAKUUlLQAUUUUAFFFFAC0UlFAC0tJS0AAp1Np3agApKWkpAQXSbozWM4wxFbzjKmse5TbIaaEVmGcVahHy4NQVNCaYx0TeRLsb7p6VbBzUEsXmx8cMOlFtKWGxvvDrSGT0UUUgEpkR8u59mp9RzZADDqKYGJ4itPKufMA4asauv1iD7Vp28DkDNciRg1cdiGFFFFMAooooAWkpaKACiiigwxP8Gfo/wAju80hcDvS+QO5JpRCg7VmdJGZRTfN9AasBFHRR+VLQBVzIeimlEch68VZopAV/IJ6tQLYdzU9FAEH2ZfU0ot096looAjEKDtTgijoBS0UAGB6UUUUwCkpaKACiiikAUtJS0AJS0UUAFFFFABS0lFMAooooAKKKKAFopKKAClpKKACiiloAKKKKACiiigApaSloAKKKKACiiigAooooAKKSjNAC0U3NGaAHUUmaKAFpaKKACiiigApaKKACiiigAoopaACigUtABTh0popw6UgCiiigAxWZfx4Oa06rXqbo6aAxj0p1u3PNDDBohXDUwL8fSobhdk6OvU9alj6UyX5rhR6UgJx0ooooGJSEZBFLRQA23fejwP+FcnqEHkXTpjvXUP+6nV+x4NZfiO3+ZZh3604iZhUYooqyQooozQAUtJRQAtFFFBhif4M/R/kd/RRRWZ0hRRSUgCiikoAWkoooAKKSigAooooAKKSigBaKSigBaKSloAKKKKAFopKWgAooooAKKKKACiiigAooopgFFFFABRRS0AJRRRQAoooooAKKKWgBKWiigAooooAKM0UlAC0maKTNABmkzRmkNAATijNNpN1IB4NOBqMGnCmBIDRTRTgaAFopM0ZoAWikpaAFooooAKKKKAFpaSlFAAKcKbThQAtFFFIApkq7kNPoI4oAwZl2uRTVODVm/j2yZqkeHFUBoRHihV/fljTYDkVKPvGkA6iikpDCiiigBky7ozUF1H9r05l6sBVqmW4xM8Z6NTEca67WI7im1pazZm2u2OPlbkVm4rQkKKWkoAOlL+NJQKAFwaKBxR1oMMT/Bn6P8jv6KSlrM6RKKKKQBSUUUAFJS0UAJRRSUAFFFFABRRRQAUUUUAFLSUUALRRS0AJRS4ooAKKKKACiiigAooooAKKKKYBRRS0AJRS0UAFFFFABRRS0AJS0UUAFFFFABRRSUAFJRRQAlFITSE0gFJpjNSM1Rs1Fx2HlqbnJpo5NSKtIBy08U0CnA0xDhS0wGlpgLS03NNaQDvSCxIDSio0cN0qQUAOFFFLTAKKKKAClpKWgBaUdaQUooAWiiikAUUUtAFHUY8rurKK5Nbt0m6I1iONrGmgLEHSpwOarW7ZqyD82KAHUlLRSGJRRRQAUsS5mB9KQ06A4lGaAKHiaHdAHA6VyxFdxqcQmgZPUcVxMyGORlI6GriSxlGaM0tUIKSiloAAOMijvRilzQYYn+DP0f5He0UUVmdIUUlFIAooooAKSlpKACkpaKAEopaSgAooooAKKKKACiiigBaKKWgAooooAKKKWgBKKKKACiiigAooopgFLQKKACiiigAooooAWkoooAKKM0UAFFJmigAzSUZpCaQCk0hOKYWIHamF+OKVx2HlsCmF6jZ6TkmlcqwpYmlC5pVX1p4oAAMU4cU3OKa0gFMViTNLmq4lLHpUqdKLhYkFLnimFwvWoZLgEEA0XsNRbFnuNnAqoZ2JpjtuY0DrWEptnSoJIuWsrbsGrwqpaR/xVbFa0721OWVr6DhS0lLWhIUUUtACUtFLQAUopBSigBaKWikAUUUtADXGVIrDu02yMK3qytSjw+aaAp2p5q6PvVThAVquL1FAD6KWkpDEooopgLTJDgAj1p9Ml+4aACWU5QnoeK53WoPLuSw6NzXRypvtQR1FZurQiezD45WmhM5vFFKRjkGkzVkhS/UUGjPsKADHoaMUUYoMMT/Bn6P8jvqKKKzOkKSlpKQBRRRQAUlLRQAlFFFABSUtJQAUmaWigAooooAKWkpaAClFJThQAUUUUAFJS0UAJRS0UAJRS0UwEopaKACiiigAooooABRRRQAUlLSUAFFGaaTSAWkJppemF+aLjsPLUwvUbNnvTD9am5SQ5nzxTeaQketCkZpFDsZpQMdqMikaQKOaBWuSCmtIFHNV3uD0WoWYt1NS5pFqm3uTvcZ6U0BnOSahHHQ0ZOetRzl+zLsahRk0klyqcCqwYkd6Rhkc0/aAqfcV7guetNBJpoXHanAVDdzSyQ5VzU0duznpgVNa2+5QzflVwDArSNO+rOeVTohsSBECipBSYpRWyVjEcKKBS0wCiiigAFLSCloAKUUlKKAHdqKB0opALRRRQAVT1GPMeau1FcJviIoAwkbD4q6h4FUJAVlq5HzGKoCekpRyM0lIYlLRRQAU2T7tOpH+4aAJ1ANsMelUNgdZIm71dt/+Peq0vyShvXg0COSuovJndD2NQ1r69BtmEgHDVkVoiQ496WkooAXFGKAKATQYYn+DP0f5HfUUUVmdIlFFFIAooooAKKKKAEooooAKKKKAEopaKAEoopaACiiigBRS0gpwoASloooASiiigAooopgFFFFABRRRQAlLRRigAooopAFFFITQAE0m6kLY71EzgE0rjSJGaojJ15qNpMmmk96m5aiOZyaZmms+Kiab05pXLUSYkUwtUeS3U0mT2qWylAlA9ad5qL1NVzk/xZpdnr1qeYrkXUkknJGFNQk5OTzTtnHNGAO1S22WklsNpcZFOABHSjGO1IdxMH0pNp9KlVSaeE45osLmIgp7UpjPpUoAUdqaznoDTsTdjQmzknFLChnkx2701VMj4ySTWlbwLCvHXuaqMbszqSsrEirtUAdBS0tFdJzhSikpaAFFLSCnUAFFFFABRRS0AApaQUtACilpFpaQBS0UUAFIwypFLS0AYV1HtnPFSQ8ripNTTa+6obZs1QFhOlLTV4YinGkMSiiigAob7poqG5l2IeeaALNuQYDg1HMu5DUenuTEc1P1FAGbqUXn2JIHzLzXMHg12GAC8bdDXL38Pk3Lr71USWVs5pe9GaSqELyKPwoBPfmj3BoMMT/Bn6P8jvqKKKyOkSiiigAooooAKKKKACkpaKAEooooAKKKKACiiigAopaSgBRThSCloAKSgmkoAWikpaYBRRRQAUUUUAFFFFABS9qSjNAC0maaWAFRmT0qbjSJCwqNnxUbP71E8yjqaTkWokrPmoi4HU1A0+R8oqIsx71DkjVQJ3mAHBFRNMTTMZpQKhzLUEgLMetJipAKNvtU8zKshoU4oxTwtO2jFIZHj3pwUdzQRg8U7G6kDGlRQV7YqQLxzSk44Apk3I0XPWn4xz0qNpNnOcn0qIuznk0IdiwZBjjk0wsznnpSIB3b8KcCM4UfjTAUjsetOEf50KnPHWrsEAHLDmnFXM5T5Rtrb7PmYc1apCQo5pVORmuiKS0OZtvVi0UUVQgpOBTWdU6nmmfNIfQUmx27kquGOBUlRpGF6VIKFfqIKKWimAlLRS0AFAopaAFHWlpBS0gCiiloAKKKWgCjqce6Ems20OGxW3cpviIrHQbJCKYFg8MKeaa33Qad1FAxKSlpKAEZtozVBibifaOlTXku1do6mn2MOyPe33jQBOiBFCinikpRQBBcLghqxdct/uyr9DW/Ku5CKoXcHn2bL3FCEzlqKV12sR6UmSBjtWhIdKPxoooMMT/Bn6P8jvqKKKzOkKSlopAJRRS0AJRRRQAUUUYoAKKKKACiiigBKWiigAooooAUUE0UlABRRRQAUUUUAFLSZozQAtFJmkzQOw7NITTC9Rl6VxpEpbFMaSomb1NQyXCrwOfpUuRcYNkzvgZJqBrlRnHNQO7SHnpSBeOlZuZsqaW44ys/0puM04LilxWdzTYaB2pQKcBRg+lIBuB6ClxzTlUdSKCKBCYNCinDnoKAuDzQFxO9AXcemKk+UDt+dNaUAcYpgrh5YAoBxULT++TUbSM1A7FhpAvU1A8hb2FNAJ6Zp8Y5wRQPYZtyKkh2j7wqZVUDHelERpkuRGRuOQDUsSZ6dacE4wBViCAL8zfrTjFtmc5joIccmpZJBEmTUMl4kfCfMarqXuJPmOa05lHRGaj1kTRl53yScVbAwMU2NBGuKVnC1cVbVmbd2O6VFJLt6U2SXC5PSo48ytnAxRKXRFKNtWPjjLtuarAAHApFUKKWnGNiG7jqUUgpRVCFopRRQAUUUtACUoooFACilpKdQAUUUtIAooooARhlSKxbgbLgitysnU48ShvWmAq/MlJG2Rj0ohPy1HNmKQOPunrQMnNRyNsUk08EFciqV5KWOxepoAjiU3FxuP3RWiOmBUdtEIogO561KKAClFFKKADtVVvkkZezVbqC4XgN6UAcvqkHlXLYHB5FUq6HWbffAJV6iuf9QatMhifSlAzSYpQPcUzDE/wZ+j/I76iiisjpEopaSgAooooAKKWigBKKKKACiikoAKKKKACiiigYUCigdaAFNJSk0lABRmkJpu6gLDs0m6mF6YXpXHYl3UheoS+OppjTKO9TzFKJPv8ASmlzVc3Kio2uM/dFLmKUGWS3qahe4VeByahLu3Xj6U3bUOZqodwd2k68ChVx2pwFKFqG7l6IAPpRTgMUoA68VIXG05eaGx7UKR0oARzg8Ude1DD0BNKMYzg0BcB6U7b3zTRIF7c1G859RQFmTDAHNRvKB0qAyk9zUfXqSadhpErSk9zTCxPekwKUDntRoVYAR60AFugz+FTRxKalAWPvQK5HDlOqnFBYF/lWpOZDz0pwjA5oJCNMc55qbPYdaieQIMtULXBI+QEe9NMnlbLZkjhGXYE+lVZbl5T94hfQVDgseSc1JHESfahyeyKUFHUI1BNalvEETOKrwwgHc3AFLPdAfKv6VUFbVmM7zdkTyzqvAOTUfmADc5/CqPmEnINSIhc5JJpuY/Zpbkm5p39vSr0Mexcd6ZbQhBk9an4q4R6synK4UUUVqZiilFIKUUAOFFAooAKWiloASlopaAAU7tTacOlABRRS0hhRS0UCEqrfRB48+lW6jmGYzTAy4fSpXQOhU96YqlXPHFS0AUPNMG5H/CorcbpDK447VdubcTr6H1pPKCwbAOlAx6ncM04VHAcpj0qQUALSikpRQAopHXcpFKKWgCk6ebA8Z+lcpcRmOZlIxg12BGyb2NYOvW/lzbwOGpxEzJx6HNGDigjjg0c4qzmxP8Gfo/yO+ooorI6QooooAKKKKACiiigBKKWkoGFJS0lABRRRQAUUUmaAFozTS1NL4pXHYcWppeoy5qN5NvepbKUbkpemFsdTVV5yeFqIkt1JNQ5o1VMtNcKO9RNcZ6VDtHpS4qHMtQQpkY9TTevXmnYoApcxVhuB6U4A+lLz3pRSuOwDOOKBnvS44oApXEJj604D3NLxik5x0oAGAx3pF+lLtJHFC8GgY7bmmj5T6UNJjoahaX1P60WCxO0gAxUEkoFV5JsnApoBPXmq5e4X7EhlJ6UnJ5NJilp2GKOlKFz0FCj1P608Mqng5FIYKhzUwiGPQ0wToO1IbgnpkCkLUeN2cDFSpDnk5qBJwD93P405rtuiqB9aBO5aAAGKgnnEZwmCahaeRuM4+lR/MTknJp3Eo9xWdpDljmlUetN57mnKzL0NIslRc9qsoAoyelU/Nf1oDuwwckULQiSuWJrot8qHH4VCFLHuTSIBnoKmj3dhihyuCVloKkRPXirluiryfyqNAzdc4qygC1UFdmNSVx2SenAp4puaXNboxY6ikzRmqEOFKKbmnCmIdS0lKKAFFFFFAC0UUUALSikpwoGGKKWikAUUtFABTXGVNOoxQBQZetMFW5UAzgYqqRzTEJTSKfTTQMrxfLIymp6gl+SYN61OKAFoFFLQAClpKcKAIZ1yuR1FUtUg+0WZI6gVpMMqRVdBkPGaAOMbIJB7Uh+lW9Sg8m5YY71UB9K0Ry4n+DP0f5Hf0UUVkdIUUUUAFFFFACUUtJQMKTNFJmgAooooAKKKaTSAUmmFqQt71GW9TSbLSFLUx3CjJNRSzAHC81CWLdazcjWMO49pyeFqI5Y80uKWs27mqVhuPSjFOo70gE20u2lxRtNACFKAMU/GO9BHGc0guJgU5QKQDijpTAdx7UwnB4p9Iy+lAIAcijp3pu8AcmonmHrQNImLhe9QSTc1A83XvUOS3rVKIXtsSSTEnAJpo55JpAhJqRYzVaIWrGYGaXk+tTCOnhOOalyKSIApIpdpqbZjtS7fYZqeYqxCEyOSaUJ7VNtNLjNFwsRbKNv4VJspQlK4WGbeKAlSBaXbSuBGFHWjbmpAKcE9qA0IcYo21KVoKUXAixTttSBMjqfypyJ7ZoFdESrz3q1DEWPSlih3N92ryRhRgCrjC+5hUqdEMVcDAFKB61Jto210JWMLjMUoBp+2lC07CI8GlC0/FLimIQLTgKAKdimIBSiiigBaKKKAFooooAWlFJS0DFopaKQAKWiigAoxS0UAQSnHFVnHNT3Aw4qJhxTAipKU0UAQXC5TPpTozuQGnOMqRUUB4K+lAE1KKQUooAWlFJS0AFQSDZKG9anpky7koAxfEFvlVlUfWufI5rsbmL7RZsvU4rkZEMchXHQ1UTmxX8Gfo/yO8oooqDoCiiloASiiigYlJmg0maACkoozSAKXNJmkJoGBNRs3vSMaikfbUtlxjcV3CjJNVnlLdKa7bjzQAMc1i5XN4xSACjFGQDS59qgoTFKBS0ooAAOKQDJpwpO/JoAdtoIpuaOfWgQuMd6U4pKMgdcUDAUuMVGZAOnNMaX3FA+UmMmPSmPNxVZ5wO9RGRm9aaTHoiSSXHeq5dpDxUgjJ6809Y/YVSshWbI1jPXrUgj9qmVOKcE9KlyKskRqg9BTwmO1Ox6kU4DNSMYFNLtqT86awxQFw2UoUUqcjtSjOeKCbiFaaBzUmO3Sm7ef60BcDjHShTS7RihVwaAuHSlxTgAfSnBQe/5CnYXMQ455/WnqpPapNuD3/KnfgaLCciIoc88fhTtnFSAcZOMVDJdpHwgDH2p2FzNjlT8qRWy22Ibj3NVJbuSXjIA9BUlpc+SMMMimkhO9jXhUhQD1qbGOtZTangYRMe5NV5LqWb7zcegrXnSMlSb3NWe7ihHJy3oKpSahI33cKKpj6UD6Vm6jZtGkkTfaZM58xs/WnpeyqfvMfrVf6Uo/Cp5mU6aZe/tFyOEANKuoOOqiqNKPpT9pIXsomnFfKxwwxVtSGGQeKw1GTWrYZ8vmtKdRt2Zz1YKOxaooxS1uYhRRS0AIKWjFFABSiilFAxaWkFKKQBS0UUAFLRRQBG6huoqtIKtvwKrPg0AQEU2nkU2mA01X+5P7GrNQTjBDUASilFNU5UGnCgBaUUgpaAClIyMUUUAV0+WRkPQ1zms25huiy8A10k42sGrP1u38223jqKa3OfFfwZ+j/I2aSiipNwoopCaBhSZoJppNAClqTNJmmk0gFzRmm0ZpDFzTWNFNY4FJjRHI20VWY5PNPdstUbH2FYydzpirABmikx70vPrUFhinbSByKQ8jrS5yKADHFA470nSjGfSkA4n3pOvPNAWlyBTEKAPencAVC0gFRPLxQOxM0oAxUDT4PWoJJuaiOWPPFWo9w5ktid5x61HvZunFIqDvUqKoPT8qeiDVjVjJ6nNSKmPSpFHPFO2n0qGykIq4pwFHPbFOXJ7ikFwCmlx60o9CxpWHpSDUGHHtSr060mMr0FKg4oEx3401iPQn607HtSgelAhik/3adk+goCfNmpQooQmMwSKQpU2PTH5UoU55pk3IggxyM04ICc4FOZo0HzN+FRG8hT1Jp2DUlC9hSMUjHzsB9apS3rucJ8o9utQFixyxJPvTsUo9y+17EvChmP5VBLeO4wvyiq/HpSEexoHyoCx9SaTaT7U4L604DHegdhgSn7aUDPSlAzRcdhAPenAUAU4CpuOwmKXFLil20hiD6UU7FLigVxAMinopYYAqe2tWk7YHrWjDbrGOBzWkYORhOqloipbWefmfI9qvqoUYAp1FdEYqJzSk5bhRS0VRIlLRRQAUtFFAwpRSUooAcKKBS0gClpMUtABS0UUAMkGUNVB0NXiOKrvHtzQBWNNNSMOaYaYDKZKuUNSUhFAEMBymPSpagj+WUr61PQAopaSmtIFHNAD6UVXS5R32girFADZV3KRUG0S27IeuMVZ61APkmI7GgwxP8Cfo/wAixRRRSNhKQ0ZptAwJpM0Gm0gAmkzQTimlqQxcijNNyTTgCaAAAmorg4GKsAcVTuWO7GambsjSmtSGmkc9BS54603H1rnOlDgtOOPWmgU8D3oEIDxQDg4xTgpFGOaQDT16GlJAHSlYgDrVaSQDvTGlce0hFQtKe7VE8lMILVSj3C/Ye0vo1RHcx+8akWOniOqukFmyIRj3P1qRY/apFjp/lipcmUopDVTjpT1X3/OnqAR1pduPWoKEC5pQKco9c0uBQTcZinIKcAKUcHjigLhjPTNKUOOlLupQC3Y0CuMUUoUg9qeIzmpPLwPeiwmxix+pFPA96UA460HagyxxVJIgNgJpGeKP7zAe2aqXF1vG2PI96q8nvmmUo9y5LfDpEox6mq/mySHlm/OkSJm5ochTgH8qNxpJDGPPqfrRzTaUL9aZQv60mM0u3604CkAgWlA5608CjFK47DadilxTscdKVx2Gge1Kq+nP0NOCk+lOQEHHFK4DMetKFHpTipzTgvsaBXGYqZELLxT4bVpG6cVpJboqgYq4wbMJ1UnoZq27HtVuCxA+Z+faraxqvQU6to0ktzCVRsRVCjAGKWlorUzAUUUUAFJS0UAFFFLQMKKKUUAFLSUtACilpBTqQgpaSloGFLSUtAAahkqaqtzwwNAETjmmGntTDTENNNpTSUDK83ySBqm3cVHcDKfSqkl3sTaPvUAWpZgg5NUJZ3lOE6U1UeZstV6C0CjLUAVEtnxuGc1etJ93yScEVOFAGAKrTwHO9OooAuEYqCdejDtRa3HmDa/3hU0i5U0HPif4E/R/kLTTTqSkdA2koY4FVGumDkYBFJuwFoimmolulPUEU8Sxno1K9xgaSl+90NPVKAGqntTwMUvAprSovVhRsAp6VQuD85q00u4cVSmb5jWVR3RvSI+tOGabmlU81ibjwMVIF4zmmgjHUUebinoTqxxAHemllA61G03uKiaXHU/rTHbuOkfPrVV2JPWldixp0cdPYe4xIyRk1II6lVKeEpcw7IiCU8LxT8UoAzzmlcY0L6CnbKcB7U7aMdRSFcYBS7f84py4p3agVyPAHWnHpwMUh9qcvTpmgGNpwGfSnbT6VIq4FAmxiqakVQO9OAx3pfqadiLhtH1NKFFQSXSRnA+Y+1VZbl36kgegpjUWy3PcpECAct7VnvI8h+Yk/jTC4PbNGT0AAplpJDwPU4pC+OBj6mo8c808CgYM7MME8emKaBT9v+TS7KVx2Gge9KBmngD0pce1K47DQvoaUA9xTwuacFwaVwGAUuKeQacBxSC5GBTgKcqgmpAnsaBORGAc04L81TR27O33cVdhtAv3quMGzGVRIppAWPGfyq1FZ4HzVbVAo4FLW8aaW5zyqNjEQIMAU+ilrSxmJRRS0wEopaKAEpaKBQAlFLRQACloooGFFFLQAUUUtAAKdTRTqQBSiiloAKKKWgAqGZN1TU1qAKbriozViQVAaYiI01mCjJNPbrVa8G6PFAyrc3RkOyP86Zb2pY5NWLe1AGW6VbVQowBQAyOJUHAqSlFFIAoIyKKWmBVmhKnenBqa3uBIu1utSEZqrNEUO9OtIwxP8Cfo/wAi3SUtJQbjSKieBG6rUpNMZgO9JgVntV/hOKha3kUcYIqyZfQVXkn/ANqs5WGRbmU9SKety44Dk1G0hNCoW7VnfsMl85m6nP40qsM9M00RIOuaTaD0OKLjJvN4+7UEiFjkCpEiLfdJNTraNjJfH4U7NjUuUomJxSFJPQ1amAhX/Wgn0quLkjqKhqxqqjIz5g7N+VMO89jVkTqeoIqZCrUB7RlHa2PummeU5521qiMHtTjCNvSmrhzmSkfPNTBcU91w5pBUtm62FFO6UgFOA9aQCck0oFKAPWjAoEGAKUfWjGaUD2oATpQPm7U/b6U5VOe1FhXGBCe1SLGRTgOOtO5FOxLYgWgA5pHkVBliB+NUpb8nIjGB6mqsJJstS3KRcZyfaqct48nAOBVYlmOSaULRYtKw7JNJjPWnAe3504Lmi5QwLShKeFFLj8KVx2ECjHT86UD2pRj1o4qR3QAe1LS59KBn0oC4n1NKB705QT/+ulCmkK4oQnpSgc06PIJBJp4j3HuaCXIaU46U9EyuKnS33dv0q1Dbqo5FaRg2YyqWKcVvnt+lWkth3GKshQBxTq2jTSMXNsYkYUcCn0UVoQJS0UUxBRRiigAoxS0UAJRilooASloooAKMUUYoGAoopaACiilpAFFFLTEFOptOFIYUtFAoAWiiloAKZJ901JTWHBoApBt2c0w1KUKsajNMCJxUE3arLdKrTHGKAJAOKWhegpaAEooooAKWkpaACggEc0UtBhif4E/R/kFNZgo5NQGWQn0phBbqc1DkbhJcj+EH61XaVj0BNTFQvJoDpWbbYyuVd+uQKBBVoFf7v60odfQfnU2Qyr5e3ohzRiTshq15i/7P50eYo7rRZAVRBIx+YYp628nov51ZEyj+ICk+0J/fFFkBGIpgOGA+gpptpX+9JU32mMdWFH2qMfxUaAQiwz1f9KUaendmP41MLlD0JP4U4Toe/wCZotENSJbCEfw5+pqRbVAPlGKkVwelOBqrILsYIio4FI3A5qbIHU1G7KR2otYaM6RsyHH8qYfxqWZR5namgcf/AFqxe51pqwwU7n2pQOe/5U4D/ZNKwNjQCacBTlH+yKdgjpTsK4wJ6inqntSgH1pQOepp2RN2OVaXA600sqjLHH1NVpLxRkRjJ9aegJNltmRRlmAH1qncXyrxEQfeqsjvKcsaaF+n5UFKA15HlOWJJoAPoakAxTsUXLURgUntmlCknpipAppwHtU3HyjAhHcU7YT3NOA9acOaVx2Qzy/c0BRUu2hEJNLULojC+1Lt/wA4p5jIPaniL6UWYnJEYX3p22pUjz/+qphECMVSiQ5leJeak8nJ4FTrCF6cVIoA6DNNQ7mbmQpbkHNW4rcdTToo88mpgK2jTSMJTbEVABxTqKWtSBKKWimIKKKMUAGKKKKACiiigAopaKAEopaKADFFFFABRS0lABRRS0gCilAooGFFFLQAlOHSkpw6UAFLRRQAUtFLQAUhpaDQBDIOKqsOannfa2KhbmgCNulU5vvAVcbpVKY/vQKYFhegpaB0ooAKKKKAEpaKKAClpKUUGGJ/gT9H+RC0IY8k05UVRwKexAGScVWluR0QZqHZG4+XZj5qpOFz8i4qQK0hy3P408hUHzsFqH7wymEkZsAE/Spls5WHJC1OLmBB9/NRvfbuEIA9aVorcBRZRqMyOT+lMZoU4jQE+pqNnDcu+fxqN5UXpUuS6DJGy33mGPSmM8a8Aj8s1A0rOcKMCpI4u7GpYDhlzwGx9KfuROoJNM3E/Ki8VNFBnr1pDGDdLwq4H1qxDbheTj8qmSLA54pJGwMDJqlHqxBuK/dprSsBlmwPpUJYg+9Q3DsVwaLlqxI12pP8TUwzk/dXFVUBY4xVhYjjpUM6YpCBjuyTU6uCKi2EGopH7CkrjaRdUg07Ax3rNVmXoTTxPJ0zVWFyl+lPAqgJ5fX9KCzt1Y0ByFwzInUioZLw9EX8TVfbS7aLlKCGO7yHLHNIEqQKPSnBaVyrEe2nACnhacFpXGMAHrShadt460oWi4DcD0pwGKcFpcc8UhXEApVGDT1Q+lKFOeg/KglsUjI//VTFU7ulWVU7aQxHOQaqxHMMKf5xUiRk09U4y3FG49F4FUkQ3ccFCjJIpN4zwD+VNxnqaljiLVS12JbS3GqC571aihC8mnRxBB05qStYwtuYylcBRR2pRWhAUUUCgAopaKBhSUtGKACiiigQUUuKKAEopaKAExS4oooAKKMUUAAooooAKUCiikMKWiigAoopcUAFKKKUUAFLRS0AAoopaACiiigCtcrkZFQsKuuMiqsq4oAgbpVGUETAmtCqlynINMCUdKKSM5QU6gBtFLSUAFFFFABSikpaDDE/wJ+j/Ir3IJqoZUjPIyavyugHJqiyKz5AzWMlqdAfanI+UAD3qGTdIck5qcwkr3FNMBxwahpgVjET6VG8bL14q0YiO9MZMdxSsBVGacqZPFSBcn/61TJEcfKOaW4yMIsYycUbt/09qka2djyaUW8ijg4osAzzGUYRQPrQtxKDw35CpDHNjlqYY5O/NIYv2uX6/UUhunI6CkMZHUfpTSuOo/Si7GhfOPpTGcsKUKewpyqT2pDGQsEOSKtpcIeNpFMVMdaZOp2k807lKQt1INuF71WAzTIwSTk5qdVPpQ9DeOwgT60u0elSBPX9aftHpUl3IccUu2pdox0pCPegLjMUYp2D2opDGbeaei+maXBpyCgTYBDmgpipVjPpS+Uc9qdieYiCginBRUyoBTtgp2J5iEJxSlcdqnCikZAaLC5hqgY5FO2k9BTlXjFBZVGOpppE3FAAHPFJvXtk0nzMOeB6UoWmIQlj1pVTceKljgLVZjiVKuMGyJTtsQx2+eWqyoCjAFLiitoxSMW7i0UUVQgooooAKWgUYoAKKUCigYlLRRQIKWkxS0DCkpaKACiiigQUUUUAFFFLQAlFLRQMKKKKQBS0UUAFLRS0AJSiigUwHUCilFIAopaKACiiloAY3ANVJG3VcYZBqieGIoAYahuBlDU5qOUZQ0xEMByn0qSobc8kVOaAG0UtJQMSilpKAClpKWgwxP8AAn6P8imkDvy1WEhVO2TUlFSopG43A9KQqPQU6oZrhYxjqaHZbgVrwMpypwKqhmPepJJWlPNNVfasJO70KAEL1NTJcRgYJNRiJm6Rk/hUi28vZMfU0kmIkFynZWNBnP8ADF+dIYnRctioxIWOMU22hkomkJ5C07zT3C1CRjkDmkwx6jFTzMCfzozwVpwWF+mM1V8kt92p4YfL5Y5NCbYx/wBmTsBTJEEY6VOGY8AYFI6lhzVNaaCRVUEnJFOmTMZqZIqc6DaQalRZVzIRfmxUyrj1pRHiQ54qXaPeoludMXoMxx3pce1P2jHSnKp7CgdxgxikIJ4FSBeakVKLC5rFfaacIs9RVnFAXFPlFzkHlcVLGgA5NP2ilVTTsJyuJtA6UuOKXHrxSZTuwqiRQPQUc+lAYY4FJvbPAGKAHBeKaZEU46mmyy4GB1qGNctk0mxpaak+4uOBgUioB15pyjjrUsa7zwKLXJcrDUQk4xVmOAAZNSRxhB0p9bxhbcxlJsQDA4paKKsgKKUUUwCiiigAxRRiigAxRS0UAFFFLQAUUUUDDFFLRQAUUUUAFFFFABRilooASjFLRQAUlKKXFACUUtGKQCUuKKWgBKWjFFABS0UCgB3ailHSigApaKKACiiloAaarSxjJNWjUMtAFMimuOKkbrTG6UxFOP5ZiKsVXf5Z/wAasCgBKSnGkoGJSYpaKAEpaKKRhif4E/R/kBpCQBknFDnapNZ8s0kz7QDj2qZSsboknu/4Y/zqBYHl+ZuB71YitlQbnpsspc7U6Vm9dZDIggU4AyfWp4o1HLED61CysOOlIIs9Tn8aSsBd8+FRjePwprXsQ+7k/hVcQf7Jo2LnHf0quZgNmmMp6ECmL8varPklVycAVGoLthRgetZyv1GNUFv/AK1TxQ46/rU0UBA7VOI1FVGD6iuQbcDgVG0scf3mGfSrbr8pCiqP2ImQs1NprYB4ulxnbgepqvNeM/EYwPWrX2ENy5/CmyR28A6An0qWpWGUN8p/ib86cnmSHGWP41MAZW4BA9AKuw24UAmoUWwuV47Y7eBzQ0TA4Iq9kKKjLbj04rR00XGbRV8vilVfarO3NI6Kik4pchSnfQh2ml+tQG4bJwAB9KYbiQ9OPwqLpGig2WwKMVS82Q/xH86Rix6nNHMh8jLhkRerfgKY1yeiDHvVZRz6VKi5pczDlSF+Z+TzT1XFORcdaeBTRLEpHcIvvQ8gj6YJquWZzk0N2Go9WC5dsnmp0TFJEmBzU0cZZvahJik0OjjLHgVcjjCCiNAi8U+umMbHNKVwpaKKskKKKKACiiloATFKKKKACilpKAFooooAKKWikMSloooAKKWimAlFLQKAEpaKKACilooATFLiiigAopaSkAUtFFABRSiigAFFFLigBBSiigUwHDpRQKWkACiiloAKKKKAA1Vueoq1UM6bloAqHpTTT2UgUygClcDEgNWFOVBqK6U4yO1OgcNGPamA+kpaKQCUlLRQAlFFFBhif4E/R/kIy7hg1GVSIE4p0smxc1U+eZuamTNwZnmb2qeKAKOafHEEFSYoUerAjMKsckU5Y0Xoop9FOyAq3Eu35EHJoiQQrvkPNTMqJ85qnI7XD7RwtZydhjmdrh8AfLVuGEIOQKSCERr71OKqMerEFFFLVgFGKRmCjJNVJbln+WPgetS5JBYW6utvyR8mq8MDSNluTU8Ntk7mqyqhRxWfK5O7GNjiEY6DNPJoqItuOBV6JAKSXOBTguKcq4FLQl1YCAU244iNSdBk1WuG3g46US0RcNzPPU0nfin5waBXIdlxoU55p+M0EbqlSPimkS2NSM1MqhaVRinYzVpGbYgANMklCcAEmiWQLwvWo1TdyaG+w0u41fmbJAqdR7UiJip0iLmhIUpCICx4q3FHtGTRFEEHapa3jHuc8pXCilFFaEhRRRQAoooooEFFFFACiiiigBKWiigApaKKBhRR1paAEFLRRSAKKMUUAFFLRQAlKBRRTAKBRS0gCiiloASiilFACUuKMUtACUtFFABRRRQAUtJS0wFWnU0dadSAKKKWgAoooFABimNUlRydDQBWk5qA1IWySKjNAEci7gRVNP3M2Oxq+aq3MeRkdaYEvWiobeTcuCeRU1IBKKWkoASilooMMT/An6P8iKSPfTo0CDpTsUtFjYSlpKWgApCcDNKaqTSl22IKTdhobIzTvtHSrMECxj3pIIQgyetTVKj1YNi0opKdVgFFFFAivcKW4GaIYdoyanNJU8utxhSUtRu38K9abdgEZiTtWpEjC/WkjTaPen1KXVjCgkKMmmPIFHWq7yM/U4FDlYLEjy7zgdKTbkVHGMt1zVpVAHSs17xSdjPkQhjx+lIqk1dljDdBUQUg1DjZm6ndEaoe9SqOKcEzTZZRCvqaEhNjlXuaa7jopqGKZp+vFTpASeOafkg0RCI+ealVe1WEtuOamSFV7VSgyHUIYoM9RirKoFHApcUuK2UUjJtsKWkpaoQUCiigBaKKKACiiigQUtJS0hhRRSigApKWigAoopRQAUUUtACUtFFABQKKKACloooAKKKKAAUoooFAABRiiigAoopaAEFLRiigApaSloAKKKKAClpKWmACn0ynUgFooooAKUUlFAC5pj8inUhoAosMOeKYasyKKrsMGgBhqKQVLTWGRTAzyxhmz2NXFbcARUFxHvU+tVFvmh+QryKANOkrNOoueigVZtbgy/eoAs0UUUjnxP8AAn6P8gooopm4UUVHK+xTjrSAZcSlRtXrSW0WPmbrUcKGSTc9XAMCoXvO4xRRQKWrEFLRRQAoooooASilpjttFAxrtgcdaSNO560iIWO5qdJMqDGcmo82MeSAOSKryT5OF/OoXlLnLHA9KFGRntUOTewwZwvLHJqIys5wo4pJCGPQ4qa2j5zistW7DJbeIjljVj6UgHYU8Ct4xsiQHSkO0cmkdwo5qAsZD7USaQ0Pds/dGBUJi3nk1OoAHQUsceW6VFrjuRQWQWTdmr6qFHFCJtFOrWMUiW7hS0UVQgpaSloAKKKKYBS0UUgCiigCgApaKKACiiloASloooAKKKWgAooFFABSiilxQAlFLiigBKWiigAoopaAEpaKKAClpKWgAoxRS0AJiiiloASilooAKKWkpgFLSUCgAoopaACndqbTh0pAFFFFAC0UlKKACg0tIaAK8xC9arNzVi6Hy5qt2oASmmnUhpiIygNV5rONzkg5q3TG6UDKBs4we9TwwrH0p+MmnKuKQDhRRRQYYn+BP0f5CUUUUzYKjkXIqSikMZEm0VJSUUbCHUUlLQAUtJRQAtLSUUABOBk8VXZ97ZJwopbl8DGaqqrStgdKzlLoUSyXORtj/OoGbHJ5NWGRIV561W++3es5X6gOjXdyw4p7EkegpyrhelQs5ZsDFLZDBU3PV6NNq1W3eSmTjNVzcTuflyPoKcbRA1NwXqRTGnQDg5NZu2Un5y351NFHntVe06ILEud5yx/WnB16LiopVKcZ59KntYSeTUq97ATQx5GTVhV20KMCnVulYQUtJS0xBRRS0AFFFGKAClpBS0AFFFFAAKWiigApaBRQAUUUUAFGKWigBKWijFAAKWiigAFLQKKACiilFACUtGKKACilooAKMUUUAFFFAoAWiiigAAooooAKKKKYBRRRQAUUUUAFANFFIBacOlNpRQAtFFFAC0UUUALRRRQBFKu4Yqoy7auv0qrIKAIaaacaQ0xDaY44p5pr9KAKU7sGABqzHkoM1Vf55sVcUYGKBhRS0UjnxP8AAn6P8htFFFM3CiiikAUUUtABS0lFAC0UUUALUFxMYxhetT00oCckZpMZUit2lO6Q1ZcrDHhRUg4qtO+47VqWuVAiu2XbJNTRQ+1Oih9afM4iTA61mo9WMhuH2jaKZbxFjmkRDI9X4owq0JczGMECn7wBpsrJEvAGamdgikmqWTPJ7Vo9NhIaqNK2T0qfiJeBUgVYk9Kqk+a+BUW5deox0MRlk3HpWjGgRcCmQpsWpauEbaiYtFFFWIKWkpaAClpKWgAooooAWiiigAooooAWiiigApaSloAKWkpaACikpaAClpKUUAFLRRQAUCiigApRRigUAFFFKKACiiigAooo7UALRSZooAKWkpaACkpaKACikpaYBRSUtABRRRSAKKKWgAFKKSlFAC0UuKSgBaKKKAFooooAa/3TVFnJYir7dKoyqRJ0oAYaaacabTEJUUpwpqWq9w2FoAghXdLmrYqC2Xgmp6QwopaKDnxP8Cfo/wAhlFFFBuFFFFABS0lLQAUUUUALRRRQAtHSiigCvK5J2jNLFF3NShBnNP6VNtdRicKtUZW8yTC1LcTZ+RaW2g/iIqZa6IZJBEEXJ61MSAMmlFQ3AYrhaq3KhFaWQzSbRnFWoYhGtNt4NgyetTSMFUmlFdWMp3L5baKmtIgBk1FGnmybiOKuqNopJXdwHUtFFaCClFFFABRRS0AFFFFAC0UUtABRRRQAUtFFABQKKWgAooooAKWkpRQAUtJRQAUooooAKWkpaAClpKKAFoFJSigApc0lFAC0UlLQAUUUooATFApcUlABS0lFAC0UUUAFFFFABRRRimAUtFFABRRRSABSikxSigB3akpaKACiiigBaKKKAA1XlAzVioJjigCq3Wm09uelMpiGmqdw2TirbcCqfLzUATwrhBT6AMCloASiig0jDE/wJ+j/ACG0UUUG4lFLSUAFFFLigAooooAWiiigApaSloAKhuJCq4HepqY0YbrSewyvbwljuaroGBgUiqFGBS0oxsAtFFLVAA6VVnfe2wVYfO04qKKLDFjUvsBJBGEWpaQUtUlYAFLSUtABS0lLQAUtJRQAtFFFACilpKKAFopKWgBaBSUUALS0lLQAUUUUAFFFFAC0UUUAFFFFAC0UUUALRRRmgAoopRQAUUUUALRRQKAClpKWgApKWigBBS9aKKACiigUAFLRRQAUUUUwCiiigBaSlooAKKKWgBR0ooFFIApaSloAKKKKACq9yPl4qxUcq7lIoAojpSGpCm3NMNMRBO2FNQW4JYmn3R4xToF2pQBJRRS0AJRRRSMMT/An6P8AI//Z</text:p>
          </table:table-cell>
        </table:table-row>
        <table:table-row table:style-name="ro1">
          <table:table-cell office:value-type="string" calcext:value-type="string">
            <text:p>1d0981b8081080</text:p>
          </table:table-cell>
          <table:table-cell office:value-type="string" calcext:value-type="string">
            <text:p>Mayonnaise</text:p>
          </table:table-cell>
          <table:table-cell/>
          <table:table-cell office:value-type="string" calcext:value-type="string">
            <text:p>Feb 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jqUUlKKANHRQDfLmumsR/pAPsa5zQub4fSuksOZz7LUPco0KKKKAEooooAKKKKACiikoAKZJIqKSxxikkkWNCzEACs0tJfy4UkRigCVZJLyXy4+E7mtGG0jhAKrlh3NJBEsEWEHSknuTHt2jOaBFqlqgLxyOgpwu3PZaBl2kqp9rf0FH2tvQUCLdFVPtbd1H50fbGz9wfnQBaoxzVb7Z/sfrR9s/2f1oAs0VW+1842H86X7WP7poAsUVXF2v91qPta/3WoAsUlQi6T0NAuk9D+VAE1LUP2mP3/KlFzH6n8qAJaKi+0R+v6UfaI/71MCWio/Pj/vCgTx/3xQBJRTPOj/vj86PNj/vj86AH0U0Sp/eH50B0/vD86QDqKTcvqKXI9aACijIpeKACkpaKBBRRRQAUUUtAxKWiigAooooAKKWigBKKWjFABRRRQAUUUtACUtFFABRRRQAUUtFABRRRQAUUtFIAooooGFLRRQAUUUtABRRS0AFFFFABS0UUAFFFFACN0NVzEApzzVk1ExzmgDMuY2t2MsfK/wAQqSKZZV3KeKsOAwIPINZc8Ulm5khyYyeR6UzDE/wZ+j/I4elFFKKs1NPQv+P38K6XTx+9b/drmdD/AOP0fSun0/8A1jfSoe5ReooooASiikoAWkpaSgAqKaZYkLMcAUssqxJuY4ArMaQ39wFAYRjuKAD95qE2ACIhWlBCsKhUFOjjWJAqDAFOHWgRJtzHiqt2Mbfxq6nSqt+OU/GgCsBxxS9PxoHSl44zTGAORRRSZoADkUuaTdRQAvagdKM496MikAUZ/OkGKOKADpQDmgDigDFMApc8UY5pMZGKBC/jQDSbe1AHFAC96PxoFL3oAO1ANGKQjtQAo60hPNJz60pGaAE60cY9qMUoHrQAY44o/Ck7c0o+tMAz6GlyfU/nRgUvY4oATc3XcfzpQ7YHzN+dGOtJigQvmPj77fnTvNf++ajApaBknmyf3zR50nHzmmdM/SkPXFICTzpP+eho8+X++fyFRjpk/hQKYEgml/v/AKUvnyg/f/So8fjS0gJPPlH8X6U7z5PUflUQ6UE4oAmFxJ6j8qUXD/7P5VX3c0uTQBYFy/otL9pbuo/Oq+TRQBZ+1H+7+tAuf9j9arjNFAFgXQ/uGlF0P7pqtR0osBa+1JjODR9qTHRvyqpRx6UWAufao/f8qPtUfqfyqmaCKLAXftMX979DS/aI/wC9+lURSE0WAv8A2iL+9S+fH/fFZ+acDRYC/wCfH/fX86BNGf41/Os4tkUA4osBpCVP76/nTt6/3h+dZmaQ+1KwzU3D1FKCKyKevSiwGrmisvJ7E0Bm7sfzp2A1aKzMnHU/nSgt6n86LAaVLWbvYfxN+dW7UlkYkk896VgJ6KKKQB2qshzn8as1GRgcUAQGmMAQQRwakamGmYYn+DP0f5HmtKKSlFWbGlon/H8PpXS2LYl+oNczonF+tdPYruuGz/COKh7jL9FA6UUAJRRRQAlNkdY1LMcAd6ceBWTdzvdzeRH90Hk0AI5e/n2pnyxWlBAkCbUAz3PrTbS3W3iCgc9zU9ACUDrRSr1oEPckAYPeoL37qH61aKBsVWvx8qfWgCsB70uaFPy80uRjpTGJ+VJ+VL+FJ0HINACdT2pSOKMj/wCvQDzzSACKQDFHuaXIoAQCjBFLgUDgdaAAZ5FGKO/BpaAEGcc9aOepzRkUDmgQc0hJ/Cl/Gl70wEB+WgE0DpwaByM5oAM0vOKDS9v0oAaKAc07OOtJ3oATJpeaMc80vPagBvPSkHAp3WjBweKAAdaOpxSgY69qXoeBTAUUhFHP40djmgBAOtKBR+FHI60CA/0o60mePwpRwM80DFxSev50HjNB64xQAq96WmetKPxoAd0pKB0pCetAC5/GlB9qZ75pwGeTQA7NGc0UCkADNJz3pRRQAdeaKWkFAAPel4IpMUtMApD0paOlACYoC5paOaAG7adjNFGCfpQAhXNIFxT9ppCtADScU0ntTthoKH0oAaaAcCnbPUUFKAEDUu6gLQFwaAHKx6U4c03GKctADl5q3a/6s/WqeMDirlp/qz9aTGT0UUVIBURf5ttS1AVPmk0AMaozUjVGaZhif4M/R/kea04UlKKs1NHRONQSupsuLmQe1cpo5xfx11lqf9Kb6VD3KLlFFFACUUUUAJWVt+wXpdgfKc/e/u1q1HNEs0ZRxkGgB6sGUFSCD3FLWPEZdPuBG5JiY/KfStigBKVfvUlOT71AiUNg4JqvqH3U+tSMP3gPtUeof6tfrQBU3cdDTsjrSAcClBIpjAHNJx3paDkdKAG8UZFOH40hPNIBMjFJgH3px+lLQA0cHFIetPH0pCfUUCE7Ypc/jRx6UcDtQAh4oBGaXjuKCBQAhPXmjPPqKX8KMLmgBB0oFOAFLgZpgN6/jSH8qdgc0pA/yaAGjpS0YA/GjaPX6UAIaD2xShaNv1oAFpQeKUDk9aQjHIoAAaXPNJt5HNG3rzQAZ4pe39abgjnNLjAPNACg89aTJ7mgAnv70mCD1oAcOtLk4pMH2owfUUAHOOfwpNxI560uCfSkK89BQAEntQScH+dGDigA8+lACq3sKAcnFGPbigA+mKAAg57Yp4+7TTk80KTjGKAHk+1Nz60nOaQn2NAC7uTRmlVHPRTTxC3pQAwEnPFO+vWneU1BjYDpQAwHnpS5HpSEEdQaQn1oAdx6UU0MD060bh60AOBFHBqMsKcCKAHdqXIxTc5pM460ALvHrS7xUYNITmgCUMPWgMOeeKi5FHNAEu4EdaQ49f1qPmimBMDnvQSPXNRAcUoGe9AEmfU8UoPvUW3Jp23rQBMD71btv9V+JrPUZOBV+0GIR9TSYyalpKKkBaa1OqGV8SBaAGP1qI1K/rURpmGJ/gz9H+R5tSim04VZqW9MOL2P6111oc3bfSuPsTi6j+tddZ/8ff1BqWUaNJS0lSAUlLSUwEooooArXyBrdieq81OjB0Vh0IBolXdGw9RUdp/x6x+wx+VAEtOj602np1oESgCq2of6pfrU6vlsVDqA/cj60AVV+6KM0J0FLjmmMTANA6UuPSkIpAGfekzzQBSYzQA4Gim4/GlOTQAtISPrSA/WgcmgQpOKTdR7dqTbQA4GgEZpp6Zox6UAO7UA00DNHbmgB+RR0puPejHGTQA4HA9KXPbFMxijmmA/IpCeKTBzSYIFAD857Ud/amD0HelAPFADulApMHpTttK4BxRxninAL2HSnKR6UARdO5xQPTmrO4/3FP4UZB6xCgCtnnqeKM1YKRt1QjtxTDDGSdr4+ooAi55pR65p5t37YP0NREFTtIINMB4Pof0pO1M3daM8c0APzzQDTMgn3pQfwoAeevWjOOtNDc96ARnnNADt3FLnFNzSA88CkMeCfxp6oFHPaiFOCxok4qiR3mHoKepYjniokwDk1IzhE3UgJB70hcD3qMudmT3pm1u/ANAyQuW4AqNkYj7tKSFPFKHYdqAIAGXtSbjnmrLMdvTNRBgWwVxQBGTjmjdUjQZGVNNClfvCiwXAMeaQE55pwxSE596Bibu1BIHOP0oY0dR1oAUNx05oBGelKowKB1oATKjqKaT7U49aUYx0oAQYxSqMU6gHmgBMUpGelKDRmgAVQO/NX7X/AFA/GqAY+lX7b/ULQwJaKKKkBajdNzA+lSCkagCBxURqaSoTTMMT/Bn6P8jzQU4U2lFWali0/wCPiPH94V2Fqm2eNvXiuOtjtnQ+jCuxhOxYmY9OTUMpGhRS9qKQCUlLSUwCkpaKAEPSoLU8yx91fP4Gp6gX5L0j++nH4UAT09BTKkSgQIv7zJqPUP8AUfiKsLVe/wD+Pf8AEUAVFJAAxS59aRfujjtS7R+NMYA0HpRjHSgZHegBM8c0A880Gk4pAOwKTvQKAexoADSfQUvWgYxQIMAUdu1Lmj+tADeuaMUuKQHmgBDwcYpeO9L196Qjjn+dAB70Z9aOo6UbaYBnFLkAU3bzjH0p2PrSAOD9KBn04pe+COvQetH8qAFAB+noKUce1JzzwR2pQvPJ5oAO3NHAo3DtQSf4f5U7AKOnel5x0NINx/8A109Y2PcfnRZgN5wetKCwHBNOEL46g/jSmBx0/Q0WAaHkHQ/pTlmHdQfpR5cg7Gk57igB3yMPkbafemlucNz9aTCmkAPYjFIB3lRt32n9KjeAp1GR607PTNSqxUdcj0oArFRnmgAYqw0Sy5MZw3oelQFSpwwpgGOtNZeeKfjmjHekBGOntTh0pcDHrTo0LvgdvegZPGMIPpTGG5qnxgCmBcs30pkkYXNI8YaWOM9OpqwAKYVP2hGA4HWgYwkCUL2HFPmPzNnoOBSEAXP41HLvL4QZ70AAb0Apwdsdaj8uc+34U5VmU8jP4UAP38dBSFlPVcGkMmB8yY96UbW6H8KAAD+6adwfvCmEAcjNKCe9ADXgBGUNQMpQ8irINOO1xhhQBTJ70oJxUzwY5Xmo8Y4oAQdacPajApeM0DDFJ0pQaTNAAOtOpuaeDQAoo6npRmnUAJgHr+tXrcYhX6VSzjpV6D/VL9KTAfRRRSAWop+1S0jDNAEDfdqI1O4GKgNMwxP8Gfo/yPNKcKSirNSa3/1yfUV2UmTEqjqyjFcZF/rF+tdmq7jb+61LKRct38yFWz2qWqlidpki/unIq3SASkpaSgAooooASqWoOYfLmU8o3T1Bq7VTUBujRfVgKALSsGUMOhGalTpUartUL6DFSoOKAEhfdTL/AP49z9RUscYUk1FfD/Rz9RQIqA4UUufSkCnAxQBQMQMT2pc/Skwc0YNAC54pCRnpRhj2ppDelAC5HpSgjHSmAHrg0oz3BoAf29qOppozzwaBnHQ0AO/Cjt0puTxwacDmgQEZPSgAY5pOfcUueKADjijikyAaTIHegB/AAzSD0puQevSlyMe386LgKen8+KT3zRju34U5sAEt+AoAQck+lBZFGT2ppcyZ2dPX0pFQZzjJ70AO83cQFGecZ9KUDJ5PPoTTgCadhRyTmi4DOB0NAzuIHXpTyyg8UB8jinqGgBXpQsnY/rQN7AmlVGNLUBQsm371PHmD+ImhYexbH40NEwHyt1oAXzXHXaacswb7y4qLc4OOaA+SMimBKRG3T6cUxock7TmjajHg49qUBlORyKAIyCOHFAU445FTLKrDDj86DEv3lYCgCADnjANSBlf5JRz607yjjOOe9RMCOucY60gIrkm3dRtLA9+1TCHOCCNhGS3pSKwI8uQbl96aQYCUYkxP3HamAyW6wxSIKABzxmqjuVAAkIJ7+lSGDyJGUZ55Bz1ocIr98kYzSbHYkt3cSp+8LDOMVoqAHOO4qlZrmcLxhRngVdIweKYhxHFV3kZUBTkjqParJ5WqeSsuOxpAOkP7xX9aeZSgwF5qKNjJG6/xKelS/wCsVSODTAaJnOOAKd55HJFHkNjrTWicDpmgB3nRv1GKDCjDKmoiOeRSDcDkGkMkKOvuKaKcs+MbhUuEkGRQIhx3oyRT2QqORxTenUUwHKwx1pHiDcr1phBzkCnI2eKAIipBppQnvVsqHHvULAqeRQMiCnuRS4o3c560pOc8UAJilA70A96VSD2oABz0FLgijPNKDQAmDWjCMRL9BVHjFX4/9Wv0pMBaWiikAUMcCimzAmM460AMc5U1A1Tfw81C3WmYYn+DP0f5HmlKKSlFWakkXDj612kP3rU+ori4/vD612kH3rT6VLKRJIRFeo3QNkGrlVr2PcgcdU5FTROJIlb1FSA6iiimAlFFFACVBPzNAP8AbqxUEn/HzD9T/KgCepF6VGKk/gNAD1Oahvh/ozfhTockc0l4P9GagRTHSl7daOAMCkAFAwoApRRkUANyc+1GcU7ikxnpQA3PGDR9KUZ5HpRj3oAMkdqXJx0pMce1GCPWgA69RSjJpB0oB4oAcSfSkDc8UHpSc4oAXvSZz60vU8UvT60ANyMdMil9+pIoHBzzxQzYOByxoARnCn39hTSMjLYz6UoUg88k1Js7kZ+tAhka57Ae2KeAoHQE+tLjJ5NPXAwKVxkZy2QBQIyeWIqyq5HYUNCpxtOKHe2gKxCAqngYqWMAcsvHvTTDg/e49qXfgcdfc1KbW47X2JSqHt705cAelVxIV7UplbnqKfOhcrJ9oPSgDHtUCSncMnip1YMOOtNSuJqwhUHocUhABG4Amh22LwKgDEvkE9aHK2g7aXJjGh9vpTDE6H5STUnYZ/SlU5+6aq4iHhh84wT6UBWQfKcg9qlKq3DLzimGMx8ryO9ADVZv+WbY/wBk9KiErBmV+h9qlwr9ODUUqZz13etDAaEKDaWyuOCe1Socr5b4I9aiTj5T0x+VPwefUdKQAY+kbHkfcb+lV4bdpJ9jHB7mrmBPEUJww6GmWS7XKsTvXIwe9MBYR5UzL2B457VcIqhIxE5YHoBmrsbB0pAL2qo6knFXOhqvKMNkd6YERDJh9vJ4PvUsY446HkUpbMYB5pkT7ZCp/CgCRJTnBqYODVWVTnK05Fk+g96AJnVSORUDQnPy81JlgccUu7HWgCsQR1FIu5DkVYIDn3qJo2B7YoAfHPk7XFOePPKdKgKkinRyOhw3SkAbsHBzQR3FSOiyrletQ/MhwR+lAEiN61IVDrgio87qerevFMCu8ZQ9D+VMz25q+QHXBqpLEyk8cUDI91OU0mD6UuCOv50AKCM9qXPvSDp3pc0ALkYrRj/1a/Ss4HArST7g+lJgLRRRSAKU9KKG4UmgCN+9V2qfduFQN1pmGJ/gz9H+R5nSikpRVmpJH98fWu1hwHtMf3a4qP74rtLf79p/u1LKRelUMnNQWZ2iSMjG1uPpVojIIrOu98UizRE5xhhSA0KSoLW6S4Xjhh1FT0AJRRRQAVA//H1F+P8AKp6hP/H0n+6aAJxUoGRioxUgOBQIUAIOoFR3fNu9S4DCorof6O+PSgCljgc0mMd6U0YIHamMQZpcUoHrSdKAEwelBHHIpeaTt14pAA6cGl/CkxnmkGf8mmA/HPWm49aTnPqO9GTzQA4rQBikGRx+tGee/FADgMU6mEt05p2ePwoEJ0I4zilxx7mkz05pQeSfzNIY0naM456CmhcH/aPU+lKCScnAHalJ2jtmgBRhaXdmoi+TTgGJ6YHrWLlcuxIBz1xmnAdgKj3gULKB/wDWpXQWZa2HHJp0ag5Oaqmc7SOx9aRZ8Dj07VXNFMXKyaRtzkZ4FNxjrTEfPYVMqlxmj4g2IxSHvz+tSNGR1FAQMDk4NLlY7kQ4PWp4WIaoSOfX2pynac4PFEdGJltgHWq2wxsM9qsKQeR0NI6bh/KtJRvqhJ9BSNyD6VDECGwccVJC3GPSmzjb83ah/wAwLsSlQR1pvK9uKhWU9qlWUHg4pqSYmrAUD8j5WqI5+63WpyPSkYBwQeDVCKrIM+h9aVDklD1BxTmXnaetOiQMCDgPQBHkowb86dOh4mQkEdcUMvbH1FPjIKlTQAxQHEkueSACPQ0QMV/A1GreTIc5OOo9RUkhXAdCSrCkMlN1GJSh6Act2pXKOuQ4z1rOuJVyXAIIH4UyNEnjLNIWIOMHtmi4WNBCHXtzTCpIwfvCmWvyx4GcDjmrDpuGR1FNCCJs9QcjrUdw8iN3x1FAf5ww/GpyFePHY9PagCorHOTmpDKV75FI6lDhhSAj0pgSCRGHBwaUHaOTkVF5eemKQEqMGgCbbnpUbDrmhW9KfkOKQEYYxHI6VYBWZfeoSvrSDKHK9KBilTE3J4pwIbmpVImXnrURQo2O1ICRG7d6kIEi4PWoRzzUkbfnTEQPHtODTce9W3XeuR1quRigZGPakPXrT8DNGKAGkHHFaafcH0rObpWkv3R9KTAKWiikAUHkGiloAgVSAM9jUT9atNVZ6DDE/wAGfo/yPMRSikpwrQ1JIvvr9a7S3/1tt/u/0rjIBmVR7iu1g4uoF9I/6VLKRfqKWIODUtJSAyJ7don8yIkMKs2d8s/yP8sg7etWpIwwrNurMht0fDD0oA1KSqNle7j5U/D9j61eoAKhBBugO4U8flUrEKpJ6CqliDLNJcHoflX6UAXhTnB2cUgqQDI5oAWMYWo7r/j3f6VNjiorn/UP9KAM/BzSmlwaAOOaYDeetJ7mnY470Yz3pAIc96AOKXH50Ac8mgApCCOlKFxS/jQA09enNHQ9OPrSg47mk6UAO4pMDP40ZNAPpkUABBHSjGBycZpSevvQDkEfkaGwDqeDQ4yuAeO9NXnnjvSkgnaDnd6UgDcAMnp1Apj7iMngE8Cnk5OT90VFLJuOF7VM5JIqKAFgMmn5YnJNQB8nn19alVvTpWF0W0TYyKliRSDkKfrUSnGKkVuM1pFpEu5FPblULKRVYMx9OlX94B56elUrr5JiR0PIxUzS3RUXfcljOBVyKQBADWfG3JAJ+tXI0cJu4x/SnCXYmSJ2YMvFQuMHINAb0prt2P0q3JMSQ3p+FKD7U0N68UBucms7lWLMbY4xUo9PxqsjZ7VMjZGMitYyuZtWGyDY4YU4NvTBp7KGU/zqCM7Wx3FD0Y/MUWuRw9O+zns2TUi+lDA9s5p8qFdjBlRhgfrQTjjt604OejDNNePC8dKYDJF3jjqKaMg5HUdfepFIbvyKHG4bh1HWmncQjYYBx0PB+tMHDe9SJ3BPBpmMN/WmA2eMNhh6VDETkxZ5PIqw3MBAJHbI61mQzby/DZX7tLqMszWpb5d0YU9TmmsIraJERgzDqaj8vKjcWyeTg0Qx75R2QHJoAvW8DLbbj95jkinxnnFWEO5ee1RSoVbI6UxDXj+YMnfrSYKHjoakRs09hkdaAI2AkXHfsarOCGINWGQqcr+VIQsi4OM+tAEAJzxxTlbcOetNZCpxigKc9KYCsuOR0pFPNLgjOenvRt70ASKcjFIQc+1IvJ9xTwwbjvSGNXcjZFWBtmT3qHFIrGNuM4pAGGRsU4cc1K6CRNw61Ap7UAWUP61HOhHIFLE204PSpmAYYpgZ4JFLk9qfINrY5pgznvQAZ4rTX7orNFaY6UmAUUUtIAoopaAId2Tj3qKTrUwTBP1qGTqaDDE/wZ+j/I8wFOFIKUVoak9oM3MY/wBoV2sP/H+vtHXG6eu68iH+1XZW/wDx/v7JUPcou0UUUAJTGQN1p9JQBm3dmGBI4bsabaXzRsIbn6B/8av3IH2d/oaofZTNaoW5JUc0DLN6/wC7Ea8tIcDFWIoxFGqL0UVS0+1kSQtKSQnCZ7VoCgQq0/dtxnvTVpXGSvFAEo5FR3P+of6VIo4qO4/1L/SgChzSEH8PpSnj6UnFMAGe38qMZ7/pSbu2KM9qQCbfU0/nHX9KaD+VGffjvQA7nFJ06kUhPr+dL1HXmgA7801gT3B/Glz75pR16/nQABSOmKbg+1PI/wD100Dn1+tAAPwpRnPpQAM9eppq5IOMA4NJgEe4RnA5xgULzk7evHHoKI87M++cU4cED074pDI5iwAVRzTAh24wc091JkBPPFOx14rF6s0RWIIOCPyqRM574+lJJnPQ/hSKST61AywDzyD+VSL71ChOe3Sp0bPXNUiWMY8YOahkG/5ev4VO/rmmiTYSe/0odhobDAwOdpNSqzfdbP0NCXOCPapWk81eOo5xTSj0Fr1ADHfIqOTgZNEchJ6596kfkEg09GgW5Xzx1FJu/OnE4JpAR+dZjHqwz16VMh9Kg3Y6gVIjf/W4qkxNFoHI+tQzqQ4cCpIyMYA4p5XcvIrZrmRCdiJWJX0PahJSAB1pFGwkY+lRjhscVCk0VYs7lPNRSMTKPT2pooJXsPxpuV0CVhTw2e3apVODnt3pgwV56ilXHf09acSWDLsYjselRk7txOAQTUzfMvuKi2gEtjr71qSHAPbkZqsbUoMKAB1zUytk9T+fWrAjEkA+nWptdlJlGFQZ1VumCKeq+WzLtxn2qNQPOX6+tWWj81SQRuH601sIWGQpgHp0Bq0MOtUo22n1PcE9RVhOgaMkr6dxTEIy7G9qepz1p3Egx3FR7ShxnigY9hVZwUOR0zzVoHI5pjxnHr7UCIAwcU3bjPPHelMbDlScelKCeh/lTAZ0PtTuRRs46/pSjkYJ/SkAjeq/WkHOGHB707G09eKQqfvAjFMB2786d/Wo0JI7A1Kq8dqkY6FtjbT0omQq28dDTSCeO4qYfvIiCOaAIQeM1ajGUzVWIHdtNW4hhcGgCGePIyBzVUg5q8xJFV5EOc4pgRY61pjpWbg56VpDpSAKKWikAlLRRQAhqtJ941KxPmEds1HL1NBhif4M/R/keX0opKcK0NS7pIzqEX+9XX2vN5MfYVymhrnUY/rXWWHMk59wKh7lluilpKQhKKKKYEN2cWsp/wBk0W4xbxj/AGRTL84s5PpipoxiNR6AUAOFAopRQA5alWo1p27DYoAfUdx/qW+lS1FP/qmpAUaTHelPJOKT6UwEx6Um09c04GgUANKn0pNrA+1P4B7flS9uKAIwpzz0oIan/rmjFADAp9qUjjgfhT9uKYc7s0AIcgd/pSLgD3xT+Dik47UAKueT1wOlMj5zxjipFBCvz2qOIAv1zn2qXuhiqcAD05pNx6HnvS/r60xcbs4FRJspIJJv3ijbyKkBDLmqkwPm5z+NTxE7R7Vldtl2sNkA69qYpHTqafKG4+tRjJHQdaQyZSOo7+pqVCAOv61AufSnqTn9aESyRyMd+lMADEkk0jngetPiBPXjiq3YDorZXbGWHHWnKjQMVJyB6CpIyVbPtT3Tdls81airabk37lZSAcZ7+lSZyvXtUTJh84FSLgjgn/CoQ2RMOeTQMdBinyLg1H0HHHfpUlDh0BBp6npz+VRKe3b+VPU/WmmBYQ46mrCtmqiHkVYjNawZnJCyLnnuKrN9/oPUVc68VVmXa/IoqK2o4u4m3jAI5o24HGOlKo45654peD14qBiIcH070/oc44qIjnsKkx8h+vFCYND1fD89COaY3Ab0603PA9aWTgexxWsZXRFiKPt1qe3kKkL/AAkfkagXjHTNPUYRfp1px3EyFwBccnBDdPxqwpZTkdarTZEhPryKmWRWA5wcZNUgY6ZN2JFGMdQOxpI3ZSCn5etPSVRkhh9MUkgVW3RkEHnHpTETxsJBuXhh1GaeMOMEc1XAOdycMOoFSK+8ZAww6igAZdh57mnK3GCKVWDcNSMhXp0oGNaIHkDmoXj59DVhW7GlKhhyKLiKobBIZTingBx8vJ9qcyY6gEetMKbSCv6UwGuhAyCcinQAMHVuwzSeYT97P1pwAIwDk0gGbSMc8GpUOD3phBGB/Oggk0DJJBjBFIjkSDng0qHcpU9aQYHUUgFYbZ8iplcj35pojDlWJ6UrtsG1aYD2AYcGmMuRzSREKpqRBlaAKuCGwP5VoDpVSVMcgVbHSkwCilopAJSiigUAMZPmJzUUo5qwagloMMT/AAZ+j/I8sFOFNpwrQ1Nbw6udQB9BXT6dzHI3q9c94bXE0j+i10mnDFqD6kmoe5ZZpKWkpAJRRRTEVtQ/49SPUgfrVgDgVWv+Y419ZF/nVqgBKUUUCgB6U4KS+aRKlWgAqK4/1LVNUNycQnNICievFBHaikx6HFMYm360Uo470uBQA369aX8RRjnrRtx0PNAg4FJkevFL9ePxoAJHPPtQAAgnGaTIBpcHnk0uPf8ASgA4xyeKQDIPP60o649qTHOAaYCAguy8fdzUKHa+AeA1Sx/8fmD3TFV3OHOQMdaifQa2J3+6QMHmoiCQAD+NPfBBz0IyDTFG5KynuXHYidfmO7jHrT4m+YjOQPekuYjHKMkHgHIpI8BvYVnsy2TOMgnioQMHk8VOSCuM4phUA+mfemIRcjp0+tSjOOn61Go+nHvUiDj/AOvQAjlscU6IkY602QcdffmkiGPr7GjqDLcZzUqn1FV07E1LnHarTsRYSReMgGo0J/Sp1wyc8HFQldp4oa6j6Djz2qEj24qbGB1ppBHTNJjREc5J9KcjDPalwc/yphB5wSBUjJVf3qZGyKrjPrUiEjr+lNNiaLStmiSNXHNRocenFTA5FbJ8y1M9mVT97BoyD7U+VSGyO9RjPbrWWzNBTzmlU9sUYNIM57fWgBDgZGOKc+Cq9fSkk6ZwOlNLHaBgcc1UWSxPbGO1Sfwrx2pi88ccn1qRhjA7gc1pAhjCocYNCwBjwQPqKfg/1pf51YEbW5UbWxn1ApArKDggj0qyjB1w9MljK9OlFgIlkweeD6ipfv8AzKcNUZX1z+FNyY+RnB5zQBYV9w9D/OpFb1qBXWT2anBivD5+tAiVkyMrTckdsUK2OnT60/5X9jQMQEGmsgP1pShX1pd3qaQETxcc1AyEDI5+lXMj1pjxjqpxTArhiR8wz9aQAfwsR7VLt/vD8aQxke9IAjMik8gipS7e1RBW7ZFPbeF4YZ9xTAerHIyfyFPds84wPequ9yeeMegp5dnGDwKAFBLtgcD+dW1GBioYYwOe9TCkAkgypqYdKj7GpB0oAKKWikAlLRRQBFJ/rF5pknSpmQNz6VFKMCgwxP8ABn6P8jysU4Ugpy1obG/4fXFtcP7Yro7MbbWMe1YWkr5ekse7tiuhjXbGo9ABUModSUtJSAKSlpKYird8y26+r/0q1VWbm+gHoGNWqAClFJSigB6U5Tl8UiU5EwxNAD6rXv8Aqx7mrNVL0/dFICmT2pATnGf0p+eelISOhFMYm4etLuzSYHQijAHb9KBC7sdf50m/8aTA9P0ox/nFAClsfSgN+dAC4pQB2oATOeuPrSg5oI49fzox7UAA60uSelJwelBxj6+9AEZbZeI3t+maZdLhzt5waSbG+Mg9cjNPJDL0PTnpUyXMhrQbC26I56qf0oQ4OB+tMiPky4J+U8GpWXHXORweaykrq5Uew+4Hm2oJ6qcVRHykD0rQhIJ2k/K3BqrPBsJ68HB4qJK+ppF6WHRn5fakPXHoaIxuVcZ/Knkdif0qQGjtg09W9aQLz1/SnBSRnNFgEc5U/SmREjp684qQrjPIFRRLlzyAaVg6FlW46n6U4vgVGSqnBODTS4zx17c0xE6vz9Ka7c5Pao9xzTwD+H1oAcG6j9AKCT1puDk5H60EHHSnqAhJAOBSZpccdPzpAOuBx60hjsnFPD8dajPNOGR2NCuBOjfgKnRuKqLnIqZG9quLZDRJIfkyelQDPTPSp+qmoACOtOV7jWwZoJPYjpSkf5xTTwam7Ae5yh/wqLf6n8adK+0HPWqzHLADHv71V2SyxCSVJOR7VKW/eNxwOPrTYwEA9qahOSfU1tHsQPLenel3Z4x0puaOAKsB2cdaej/LtPPaoqM/N2+uKLgSOmDkfypvXp170ivt4NPADjKnBoAi8vf90gH0p2/qrZP1pfXP60fK3EmcjoR1ouAoyvzIRjutSK4Y9cGoGVkOQcqe46UodWxnr6igRbD44alKhulQxlWwD1/vCnHMZ579COlAxxUik6cZp6yZ60uxTSAi60Y9hTzF6UzYRmmA4AelRsjEcMBT8Nikw3YUgGbGz96lRMH1p+zPWnquKBgOtPFN/GnA4FAh1SdqiFSjpQAUUtFIBKKWigBGOKhk5Bp83G360xvuUGOJ/gT9H+R5WKegyQKYKntl3TKB3NWao6iziKWltEerMCa26zokH2qBf7iZrQJwM1BQ2SRYxljQkqyDKmsy6Ml5cGOE8IMk1W3z27fOrD3FAG9SVmwalnAbmrsc6SdDz6UARddSH+zH/M1aqrB81/O3oFFWqYBSikpRQIkSpRUS9KdEc0APqldn979BV08is+bmVvrQBEB7UUv50Yz1oGNAPrRg9c040cEUAJSY5HFOoANAhvUYo75xTsYJowOmKAG8cGgDHHoKdj1/Wjb9KAE7+9B4BwKMAU18BevHek9ENFabkg853etPVsN3OeRTSpdlA65zTnxvKjOFGMiovohiTR5II528HinqcqCc5xg47+9KxJUEAEjiox8hDcle2e49KNELzHqu3I6/hT508yLzO68HikKkgMuCOoqSPAOG5U8fhWbjbQ0T6lKPBzjtwcVIB7+9MKmOZlzxntUgz6msi2KCTxmpB93rTADkU/kdxTJEOP8AIpiZST7x/PvUv48fSmEc9KBgVIOS3fGc0zg5GQaUgk9Op60qqAOQKQAD6dKcf09KByDwOeaGOFz2/nTAUnigdcAe1JnIP3TSbhzxQA7PSlAJ/Gm57UAjuv5UAOyfT2oB5yaQcA4FOyCO4oAcG4749qkRsHmoQcetPUjpz0oEy0D2qFyVcjNSIQRTJgN/ereqEhC/BpA3PpTPoaRyFB5pK7B6CPJnPt2pIVJO73/WmgEtjPv9KsKNo47DArSK6kDweQp4DHnH60qHjODluab1VmHcbB/Wn/T06VaYmKTx60nakHGOtL65rQQZBB/nik4NHcc0DkDmkAhA/wAijbwSMKfpTsUhBxigBY3D/K4w1K0e3tx64pmCCOefWlWR1OG5XvT3AF46Y49BRsRjwNv06VLtVhlcCmFccMKQERDRn/DOKkFwjIFfj86OVppjRhyMe4pgPwyDIORT45Nx46/WoBE6cxvmlErKcyR/8CXrQBdyR1FKGU96gW7PbDD34NO86MnDIwPtSAm2igAVC0iL90sfwoW5U9/0oAmwKMc1H5y+oo85fUUAPxQPrUTXCjPc+gqMyljxwKAJZZcAhTVqPlB9KzsVoRf6tfpQA+iilpAJRRS0ANYAio5BgVKTgZNRSEYoMMT/AAJ+j/I8qFaOiRCW+QHoOazhW74ai/eSSn+EVb2N0b1p815M/wDdGKXULkxqI4/vtwKjtJVitpJGONzUWURnlNxKOP4QagZYsrfyIQD948k1M0auPmANPpKAKFxpcch3R/I3tVGSC5tTkgsvqK3aTGaYGPbahsY5xk9c9a0obmObgHB9KZPYQz5LLhvUVTS1axuom8zMbNtxQBqinCkpRQIkQU9F201KeDmgAY4BNZrHPOOtX5m2wsfas/Ge35UIBM9c0ZoIPek28880DDJoye9GOM8/lRg0CAH3FKPekPPqaOxzn8qAFyMdKXPpTcfjTgD26e9ABnPTrQMYPPtR+Io2/hxQAuM96imI6U03KneI1yV7npUTuRwcFu/PNJrQaJGcQpuyC56U2MAY3d+SajHLkkgt9elPBz9PWsmy7Dk4ODwKJl44XqaX72Mjp6U+M7lIYZP86paqxJHA+F2sBtz+I96m288gAe3eoHiweOx4PpUkMhxtcEDrnHI9xRo9GJaENyMOD6c1IgHUHNLcxsy5HPp70lv9zBHIOMelYuLTszW99R2z3/GlxxxTsAdjxRwaLAJtx1pCMr1yDTs4A55oyOeelIBuz5qCOfpTo8bxzzTpEwc9u3FFtAGY4yMU3GPrTsgYJNIzHPB6iloMbt4Pp9aMYoYcHnilx15H50AIM0bTxmngKGOMVIrbeMChJAQ7TgdOmKUDrx+lP255H1pdh9qLAR4wOOlOXNLt6ZpMHGO/1pWAmQ1JMM4NQpu/yaWSTgDPXvVrVE3sMPyrnFMwxOcfQZoALcnJz0FSbCOmcnqTVWsTuEagDpz1z60rcnApW+UY/L2pN3loZMZY8KPU1a10ES/xBBwE9PWndulNiBUdye/1p/cZxTuA3oKMA5wfxp3FJgflWhIgzRjHrS47CigBCP0pMU7A57UYOcUDGn6Gj604DkHOaQjr396AGAMrZU4p6y9mxSg+vHtSEA88UXFYdtUnIOKaU554oVdvQ/l0p/mc4YdT1o3AjIx0OKNx9amVEYcE0hhPbmiwXICA1G3+6TmpShUdKbx3ApajEDuBjOfc01lJ6d6fkDsKC6j3zQA0Rtj72KaQfXNO3FuB0p23HbmhIBoUDp1pw6UHI4/nSjIqhABWjF/q1+lZw960If8AVL9KTAfS0UUgCiiigBkv3DUf8NTkZGKiYYFBjif4E/R/keUiuo0OLZprt3fiuZQZNdbaAxaaB0wKqRshQhnZIUzsB+atdECIFHQDFV9PhEdurEfM3JNWqkYCiiigBKSlpKACq1+ubct/cINWaiuV327r6g0ASqcgH1GacKhtW32sZ/2RUwpiH5whIqSP7tMAyMVIAFFAEV0cQ/UiqfOas3pPyAfWqmCPSgYvOaTJzzQSc0nPfFAC5Pek5paOf/rUAGfb9KPwpOc8cZpQTQAY45pOh5pc80hz6GgQZOOPzoZsISPQ0ds4pJMLG2c9MUAUDMY4iwGWJ4AoLtsGFwx+8M8n3pJlEjcDge1Sosa4dwWx0BpNjSIo0dPmbDD0x0q6FEi7lOSOuO4qkkwaTA4FWLaXyZfRW7Ht7VClzaMew5WPI4xTxwxI470TIFO9Pusc0xSCvUGo1TsNkpIKjGORgimHHt7Gm7jxz+tLw3I4PNNt7gtSSOQodp+YHqO1ShFOWTp+oquvT+lOQkNlGPrjvVKXcVrEoII57UmfX+dOEgcYkHP94UFc9+PbmpcXuhp9xuQDRn6/nSEY655o69qybaLELbSDU4k757VXdQRz+NCE4wegpKTTG0WtiOOgB+lMeFQOB8wpsbYwCfSp1YHk8mrTTJ1RTZR2H14pNuDzip5EAY1Ftwf0qGUGQBnihQG64pr8DBOO9IrHHyjPSlcLEwwDzilPXge9RBnz1wKcobs36U07i2HFevpQFA5NNI2/eIAFJkntjPPvVpdxXFb5SAME0BBuJJyeufSkztz79aVSS3sOwp3SFYcq/wB0fU5p20KopS2360zlj1POM807gKF3EnvTI/30u8g7FOE9/enSsB+6Thm6+wpyqFAA4A6VV1FWFvqWF+VRzTSOMZpA3PTmgkn29qXMFhRnPTpS8n8KRT8pFO71qnoQIM+uKQno2e3PtS5xjApATk46UxgPw4oHrkcUvQ0n1pAITS9P89KCaT+VACjr0GKD1xTRgZz+lL60AHP+TS/72KM+lHTpQA3b0xxTw7jvTf8AOKM0XAmWUH74xTXMTe9MJpM/n7U7iF2xjopNJwOiUnbNKe4BoGBHvik54607OBnNGaAE596AevNKD/nNCnjGaYCZyetaMH+qX6VRq9b8wr9KTAkpaKKQgooooGIeBUTHIqR/uH6VAo+U0GGJ/gT9H+R5naIHuEX1NdZMuy3SMfxMBXPaLCJbxc9ua6Rh5l3AnbqabN0aMa7UVfQU6j1opAFFFJQAUUUUAFNYcGnUhoAgsD/o+3+6xH61aFV7XhpgP7+fzFWBTESLxUg5FQt938amThaAKd0czY9BUOPenTsGnk56cU3tQMTPr0owfrRx9aWgBvPqKUE9+/tS0igUABNH86CAKB15oACOOM0dM0kjiMZY/wCJqAyFgWPA7Z6fjQIleXb0APNQM7ucDnPpT442fkcL6nqafKViQqmAf1FAyhsYSuegPQiop5WdQi5Bz+dWnVpCdoA+lIYcp1GR0qOZXsO1tRkSEH5hggd+9SBt2c9Omae7DcMg9ATxT5I0wrJwTwRWfK73KbQkUpaNkI5FOQM7AqrH8KMiP1J/lxQs+OAxPbgVo431ZNyQoxB3Rt+VRnC5pGnkQdXApYrwSDa+D7nrRy9hXFyOuOh9KBhkJIOOnFOxwGwKTgcjAz61DRVw2bcnAI9R3p6MAeBjtx2pob8Kd8rc4GOxFCbQWJVkUnDAemQMGnbIj0YDHZuKiAPqD7+tKM44P51d77oVrEhg74yPUGomiwcjI9ecU4MwORx9DiniVsYbnPrip5YsOZjAoB5zn609fc/hTvNH91cfSgyKMfKuM9s0ezQczEIBHBNMZOO+fwp+8HsB+dN3cdcD6UciHzMr/Z2dyzHA+tSrCFHLEHuKdvB7kZFNPTO0+nNJQig5mxSFHQZI/KkJJ5Bx7gUmcgAenpQFZs5wDRdLYLCEAZ5/E00LkEKeO55qQIPXmg8dTz6ZqdxjAhJ7Gn/dHGDRkYwOnek284OMfWhIBQhLdQR9aR3EZ2gAueg/qaa9wVPlxcse/QCiJCMnOWPU1ekRbhGhTJIyx5Le9SqDu5GPek52cUo6cfjxWd7lDwD3oOeuDRznHajn3piHJ06Uo47YBpFzigE98ewxW0diBcd8Un4EfhQcggj8MUh6DimA4n2NJ36HHajnA70Et6e1AAfxFJwfajk544pec9KAE46UmR607ccdO1G7AwBxQA3I9RkUoIIz1pee+fxppNACAr1zxS5/Kgf/AFqXcD2B/CgBByKXv2/KkH0/SlIGfu/pQAnvRxS4XOcD8qNoPUUAJ37UHkdqUKOuP1o+XHI/nTAAKAMUEKDjNINueKBDsDFX7b/Ur9KzwAe/61oWn+oX8aBk1IxwpOCcdhS0UhCA5HQj60tFFAw6io2UAcVJUZYNnFBhif4E/R/kcL4ei+/J+FbdoN9+7dkGKz9DTZY7vU1paWMrJIf4mpvc3L1FFFIAooooASiiigAoPQ0Uh6GgCK0/5at6uf0qwOtV7L/j3z/eYn9asDrTESAA4zUvRajU4pZW2wsfQGkBnH5iTnqTRhfWhQu0daXaKYxu3B4NJj3/AFp23HSgLQA3aeg5x3oww9TTtvfPFJg9iKBDcMOp/Omu+wZHJPQVI+UUk9Kq5YsWIyx6e1AAgZpBg7mNTxxAHLYLDp6UsUXlrgcnuafg+mKAEY7RuPbpVYozuV4LE5zSzNuZuvHTnH41NBGUBcj5m/SgYmzYm1c1Gw5+nvUz/d6VGeDg8dqxnuWhm0AjgcUkYBQtkhQOB/SldSwZcYyOPaqc+5AkXRV6jPX1qqZMtyw2XjYnocBeakUADHTPaolZXjyBgA8dqm3bW5yPrUzepS2HjOOhAH51FNbrINwGH9QO9SKc8g9cU4HPWpTsFiosksLYkBwe45zVtR5oJGeRxRgkEEcHqKgMMkXMLkjPQ1omnuTaxYKY6g9aQcYPbGeKbHc5/wBYMeox3qbcDxnI60coXEGen3u1KGX3BNLwB0xSj0wDmly9guG4YOOfxpN5H8P60eWO386Up2z9KVpD0BHBPPH1FOHTjHTuKZsYHOenvThleuD+NNcwaAeOPlx9KYX/ALoHXsKU5YZzSAEv1OOwqbyHoOG4juBQANwz/jQFx3yT2ox15o1Ad+ZxxRvwOOaaAAPX8KAvOc4HvRZhcUuc9aaAxxzSlo48bm49BUTXG5tsaH8OtUovqK5IzpEMuQOartK9x8sYKJ3NAtd5LyOeudpNThcDCgD9KTdthpDYo1RcLz796k6ds4o49B/jRgmobYxQAecClJyM7RxRg/Wjac8gUgHcc8UmRzge1HPpQB1pgPSl79x+NC0vfit47GYexpvHHNO9u+aTbkfSmAD09OlGcd6AOOfX1oAOenJoAPTPFIPzzxSkYOMdKRhgYYZxQAA+tL/SkHPX86Uj24oATvn19qQcDrzSn73A9KQjtyPrQAe9IevApcZ4x2pcdz09qAE+tGTg0D36UUAHHejIFBBzR26UAJuxnijrR9aP60wFz2IozjtSY/8A10dOTQA8Nk9KvWnMI/Gs8H1wav2ZzD+JoYieloopAFFFFAwqsOGIqzTGXAoMMT/An6P8jlbdPI05QP7taNgu21T35qhP8sKR+uBWrEu2NV9BQbjqKKKACiiigBKKKKACmucIx9qfUVwcQOf9k0AFmMWkf0qZetRwDEEY/wBkVIvWmIc3VaS8bFqR64FPVASD6VDfn/VoO5zSAgAA49qTPejafTP1o24HencYflR2xSbfTmjB75oACee1GfwpNp5qOUnJXoMcmgBssm75j91eg9afBGV+Zhhu3tUcSmZtxHyL0HqasbT3o3AXNMlfAwCc96G+QEn8qrklm2jlmOBQA+JPMcEn5V/U1YJ4IPYdKRE2AKoxjij5gO9ADZBk5yc+tR4yf5VI+Riozn1NYyauWhAPyprxByN3JHendFIGKQ5xj86lMbI2TZDKQOQ4x+NOyQ2B0PPFErEI2e/X8DTgBtB3qDVzV9hRdkIuTyalXI4HQVCDhsZ59ulSq2Bnk496yTGPIJB5HSjOBSb8jcKM9MjP9adwsIUVyN2PrSCN1BAwenQ80/d9OaUYXPJ96qMrEtEYlZWG/jPrT1cMOF59jT8/3h2pjIjHlR9R2q+dPcVmOWQAcnt3GKfuJ4AB/GohH0w7cZ460eW56FSPcU7x7hZkuTnhevfNAPopqPDA52/iDinAAjBVuP8Aa9qNO4fIcCeiqfbrSDceRkYOKABwCpOPVqCRnhFIPqc0WXcPkO+XnJ4pFK9QGOe4oBZTwEX3Ao+Y/LvIHtx/Ki8Q1AlgM7Qo9WqNuQAXZsn+Hp+dSYUcjr/Wlzz/AFpcy6DsReSuD0B7dz+dOVVXhT9KeBg8kn0pCRuOahtsaQ3HU5H5UpPJ5peuelKAOSfX0qRiAEnrSjpxSggjOaBgcjH5UWARN3O7BpwH0owD9PXFGBz0FFgFHJ9RSD+XvSgADP8AWgL+NAEgBx+FGPbrQMbeRnIpemfeuhGYnf8ACkxx0NLnnAz0oPHqKYBjt60f170o6deaOcH/AApAIR6HmkxkcnmnZ54Jz9KB9aAG49SfejjtwfrTuc8n8qTr1P50AHQe9Gff86Wk479aAE/E8UhO6nd88fl0o/KgBvI75peRkDNL9MUnfFACc5pOQeAKeB6ik4+lADDyelHJH1p5APajAwOKYDB0pOnapMZ7YpCDjpTAaMHjAq9Y/wCqOfWqYU46H6Vcsv8AVtkd6TEWaKKWkAlFLSUDCmM3UVJVdv8AWNQYYn+BP0f5HPMPMu4l981qVmWQ33rN2UVp0G4UUUUAFFFFABQKKKACoLw4tn+lT1Xvf9Tt9SB+tAFhRhQPQU5etJQvWmImUjIqneHdcgei1Z/5afhVOVgbqQ+mBQABQO9Lxjrim7qXP1/AUDDGaUjim5Bpc80AMlJReOWPA4qFo2eTy1bA6saf1Z3zwvFPhj2L/tHkmkA5F2KAuNopwBPYH8KQDvUczkLhTyfT0pgQzyFuhG0H86ltYigLsBubp7CoYk82TB5RTz6H2q5z+FIBMEen0pfqKBn/AD3oOR160wI5Ac8jHHrUTA9MYqZ+n4VEc8k/pWMlqWhu04Py9eKTaepBxkcmnhT1yMZ/AUb+0fBHBYj+VCglqxXvsVpWPOQQaa1xK5KxwqqqM9qfcjYnGc46/jToT5geQAbSuOR1xWlybEcTZO4KVDH1qwPxoCjPA4UdffvTs1jO1zRDG6DaCD9P6U5Wz1HP6UvPbOPypRnOTwagYYGe/FScfrSAmngnsKpIkb8vqOOOaCBnjH50/P8AkUBu/BPvVAMwPUUuMHk+tOU5xxj60EjPI6+1KyAaAc+p9qU5wc+mKXjjp+VLgAn5R6niiwDRn1HXtQFfnOOadhecAcUu1QOmQc9DTsAzZ70u0Z5J9adgA98D3oxweT9M0WAbwDx29O9KD2A5HHSjjvn86AoHc5PqaQDc54A+vFAAPvzTyik5yf8AGkwD3ak0MaBxnrS9qAoHc+5p2OAP6VNhjQc98D60vOMfhS4ycZx+FH4jntiiwDe1L0/KjHTB9ulLgY6iiwCZ5IyKUfeFGMdwMUoVuvH50JCZIvQetO+mKaAdvFGDnIFdK2MxwOMDtSDsTRzzxn2FBB9OKAFAoODzSc8nHNHTscZoAU9O9GSTx0o6djSDPXBoAUHjjNBwM8cfypORzg0EnA4IP0oAXcCOR2pARikB9u3pSMwyf85pgOz270buOPSmFh60FhnmgB2e2M0cnpTdy54NKMYznr6UAOAOfbNHGaKPrQAcc4HFBxzjr6UHnoaB6mgBMgd6Oh5o4z2o69OKYCg1bszlW+tUhn1q5ZDG/wDCgC1RRRSEFFFFAwpjKOTT6azAEj2oMMT/AAJ+j/I53S14kf1OK0Kq6em22Ge/NWqDcSiiigAooooAKKKWgBveq7HzrxYx92P5m/pU0jiNSxPAqOxQ+UZWHzSnd+HagCxSr1pKVOtAiYL3rMT5mkb1Y1oTSbIHPoKoQYEY9TTAdsoxjNLkUv8AKgY0KetBU4pdwz1pfwoAht8GWSNuM1KQQcHr3qGXCOJOfQ4qxIwMYkHI6GgCJzt56t2FVpd7EIOZGPOKnZlj5bJc9FFOhj8sFmJLt1JpAEcQjQKvbr7mnYGB2p4yKG6UwGgHr2+nSgDPbNG4YOcYB600sXOAQB3J9KAEkI+tRZCjJHP05NKe+wqcHr2FN2YJ7knrUSaQ0rgcvjcMKOAtKAMegFLjrxQARz3PestZMrYjniEqbcZweRSQlSixKPlHDUSb2cxx4yOrZ6Dualii8pQo/PuTVN2VgSFPTik/n/On4P0xTcD0zUDDHHGcmlwBnBoHPQd6AOQKQDl+vapKavH+e9L09elUhB3/ABpQCO/Tg0mOTjr7U769B70wExjvRjA6jFL+PPrQPXvigA656CkxxgY596djp0xSdz+lACj/ACaAuCBjijGBnIFLgc5oATacc9falPAx/kUYJ74PtSKu09c0AKAOmMUDp0/Kg80mCW5zigAwaacKcYJJ9BT+gOKaSaljE/D8KBjHFLk9c0Dk0hhx1ox2Bp2SO/WkJ/WgBO3FHToffFKepNAPTgUgAA88/hSqD60gPqBT0GSAccZqo7iZIAcAZ6/pSYPb86UA9v5+9GDXQZiY4GaAKXDZ6A5pMkdKYCgH8fWgdO34UZpeOtIA5PtmkyTS9vQYpMZOefpQAAkjGOKB6YpMgY/L6UnzGgB2KTHWky3egNQAEc+4pMc06jjNACYpdo70HpQPmHNAAMdMUce35UYx07UDpigAGO3NGB6Ug6e1LtNACHHbH5UuB6CjH+cUhpgOAXGasWmMtj2qtirFp94/SgRbooopDCiiigAqKT/WfhU1NZcnNBhif4E/R/kZEIxCg9qkpqjAAp1BsJRRRQMKKKKAEH8qWoJLmONiCy5781Gb+EDO9fzoALvM0sduvRuW+gq4AAMDoOlVLFS5e4cYMh+X2FW6AA0qdaQ05OtAiC9bbC3ucVEgwgHtUmogBYx6kmo9xwBnimMPr1oz3pN5oyc8n60AHPX+lLlj0bNJvPTjFAYj0+lAAy7lIzxiiykHMZIIPH4UyZ/kwMcnBxVdF8qRmHGG6UAXFjKyMzfM2cfSnkcHinMQ0fmD6NURdQBnilsA4dfamu43YHJppctyq8fkKZksDtGTnr2pgIWABLGlVGlwX4X0HenpEq8tlm9TT9wB57UAIQFjwAB6CoevTrUzZbgc/jTEQbsYLN6DpWcotlJ2Q0D5cnsM02Tl8AY6YH9TTy23GPmfuR0H0pFQBcc885zzR8KsgtfUI12g9TT+c8mkAzjt7UoBxx+dZlC+nvQTz70Yyep46cUpGT1OfpQA3OPXFAPPvTmyM/4UYOBzSAXIx7fSnA03J5GRSjjngY9qYCjtz1x1pcc9MdzmkI6jjJ9aX19TTEOGPbmkGDjH50AnPHSgDuFGaAFO3qOlHGegGKaG55GAOuKXcB+FO4WF79OKUYzjFJng5zS9+nWgAHQ0uAPpSfhQTnsc0AGOtBA5/pSHg55xSZGM5pXGLkGjH86QEc4zxS9O/epATBpcbR1pB60vfr/9agA2+9GPp/jR3o7E5HTrSGIBRyRwfwpee5pPxoAUA5pyDmmjrnpUiDParitSWPxx+tGKToPcdaXnvxWxAcjPHX9KXk0nQY60UAHpS45PagHIHAJpR/nNACetHbgUe3IzR2xmgAIGegpMUueeKT6UAJ/IfpSfWl6nmjj2oAQdMdqKWkHXsKADtSjvmjcBSZ4zQAtJj0o3cYwc0uQaAEzRRuA7frSBhQAp6UDGOTSMwA5pRg0AA4NWLU/vD9Kq4yScdKsWmPN69qYFylpKWkAUUUUALTWOCKdUc38P1oMMT/An6P8AIzRS0gpaDYSilooGJRS0lAGS2nLc30u5iFGM1aXSrVSDsJx6mnk+VfKe0ox+Iq1QAgAUAKMAcClpaKAENPj61GaelAipeyB7lFBztGabn2JqEMHuXY9KmHr0pjQzPz/MKUnHI6U3aSxxTicdf1qShAcn9aUsM9qQ8DOfwpiAnjt60XEOcbh/I1EAXA8wYx0PWpthxjIx60Ijex9qAHWsgQ7X6Hj60PA0cvGME8Meaa6M2NrAEdCKQSzE4ZQAPU8UxD9gz82WHYHpTgQB2IzUZJH8a56cDNJkHsWI554pajHs46DvRyQDgKBxlqbukCnaFUD0phBJy/zHHf1oAc0yqectyeOgpPOLrhcKCegHWq8n3sClT7wqJSfQpIsHrx09+1GTjH0zRyR905JpMc/d5rIodnHQU7JPTim/h0pfwP5UABOeenoBS5zx+lJ+mKX1x09DQAu7jI7UA9+vPFIOc54zQOPxpagODEH2pS2Opzz1puRg8/8A16X15B707sQ8Ed/XpS7vfjPemZ9xj2pc8+pouwHbh+NAbHbmmjjA/Sge9PmYD9/bigFRxgfWm+uPw4oHvxRzMBxwc470Zz600emeRS5+U9fWi4C5GKUnPrTDjsP1ozu46cUuYLDiwJx60oOT6+1MIyaO/wClHMMePTmlzTAMH2pfx5ouApxj8KMADOeelNHbjvQM546UXAfxn60nHtTSc9f1pfbNK4CgAnt1o6DIpuSM4ozRcBwAyalTGBxUQPpUwGBjmtYESF7cUg4zilIOe/fvSdPbPQYrUkX5uv60uMDoaTqaB0x2oAO+SaD9T9KASeo96XPfFABzijPqaMnPT8KMk9ue9ABzznFGSO9BOeKQ+9ACnP196b17CjnPTign0oGHXsKAPTFGRySKUN7UCGkeopCT6Zp5IHWgkY5FAESseBj8aHJ9MGnZBzQ2AOaBjVPHCmm/ePTFOQg8ZpM5OPWgBSoIwcj3oChehNKOV5pvXgUAOyAcHNT2mPNGPSq23H/66mtc+ep6imI0aKKKQBS0lLQAUjLuFLQxwKDDE/wJ+j/IyRS0UUGwUlLRQAUUUUDKmoKfJ8xeqENVmNxIiuOjDNJIodGU9CMVW01/keFvvRtj8KALtFFFAhpqROlM70SP5cDt6KaAM+BNzs3bNTeWv41Fb/6vPqamJoGMx8x5xTSM5HUVKAM80nBAxj8qBjCoI4NOCnHHBp3GM8UDAHpmgBNvHX2pcEjil7cGjnoDmgRGsRHViaUJweSfapOc9OlA45IxSGRrGVXHemBWzn86sdzScZPHSgCAq4XimbCAeTVgnAwBTSfkOfTODSGUnjJY9z2pFVkcA8VYJ3MQKa3IyRzUsq5JuOCTxxQCcDnn1FMVuMDinoSMismMcpwDgUcjv0oGBxkjvSj3NACg8fh0+tKCQMA9qTPYH2o+hoAcDwQOtAOf6UA+9KOvXmgBAc9ecdaUHnBHFBHBPrSg+vvmgBBjPQYoGBx29xR16+hp2D7E5+tACcDHAA+meaMLjoPrSgEDjoaCOBwQTQAgCg89KUADI/nQRg5AyPWlCkDoc+goEJhQD0/OggE8Z/A0o4JwOaTHI47UDALz3496MDnrx70uPagDjkdelACYUGlAyQcmlwC2eaMDFIBNo6ZOaXGe59OlHv8AWg5HGeKADb75/CkwfXFLj/OaMHHBoAMcdRQw44xRyOSc+9B780ANwSeq0uD3xRkjNLzj1NCAFU55xj0qcZ9OnWok/DipOMY71vFWRmxc84xRx6EUgKjGKQt+lUA48EcHNGOO9Jkkck0nsRnvTEKQA33j+VHfr+YpM+wpRyvfGaBhk45o57007+360pJ6Y4FIBTk88fSj0yR+dG5vTmk3nIGKYh2PQimgc9aC2MfzpVJPXH0pDA0cDrx9aBnPP8qMLj1FAARnjNJjHcUvyZ7flSY+lAANufeg4bPel256UnHvQAADtSFQxzg59aXaB1NGBjjNAABj/wDXRsUn/wCvS4GOKO+aYhAoPapYABMv1qPA96kiH71TnvQBeoopaACiiigApk3+r/GpKRl3LigwxP8AAn6P8jKooooNgooooGFFFFACVR/499SBPCyjH41fqlqURaISL95DmgC9RTIZBLErj+IZp9AhveodQbbZsPXAqYdar6jzGi+poAZbjEK0u4A5JoUEIoox7/8A1qYx+VAP0pDjHBNHOfpTcdqQxeM5znNLgnoePakweDS8jtmgBcHnFLt6nOKQk46UEZz6dKAEGT7D1NOyR3HrikHA7Zo6jFADh0PSlX2I60wdeKBjdtPAFIB7D5T0/A1C4Iz0FPJHIHAFNYjPPNJjRGQeabg5PGakJz0P/wBekPXqemakZEqnOMGnqMcY5BpCp655NLGeAM55yfeoaGmP5Apeox0703cQOc9KehOe2akYmOpP40Ae9OBHPHWlHfuTRYBvT/8AV0pwAOf84px+nXvQMHnj0NFgE/z9KMDjml7YI6mlz19aLANHr049KUcAjilwATilwOf50WAbj8e/1o244FP4z/P3pAAe9ADcevQ80uCc9aCAB79DR3PakAetAzj1p235Rmlx7inYBoz0I6UDPTJA+tOHI60BcelACHofWjPrS4PrRj3o1ATPJpM4p2DnrS9e+DRqA3PpRntilK88UnI6DNGoASO4HNAx1xRyOvSgqcfSkAnHYZFGMjGKUAelOVOeg4q4oTAEcU5uuf0o2H/PenFM4yOlbEDVI9Onal9M0o44/OlxnpQAnQYxTehqUDsP50zB3dyDTAT/ABo5wcd6cRkZA70DnjNADO/Hr3oOfzp2OelIQcnFAAgyOaMYNKFPYjPagBsc49aAEKg0KMUMTg45pFLHhqQDiO2aMc5/WkJOeDS896BCYGKOT1pOQexFLnvjNAxMe9A9aN1NyBQA4ke4pMjHekOMdRQGGMZpiHjGMUg6fWmB+vBp244yBQMcMZ9KfH/rF47ioQxPFSKSpHHGRQI0qKKKAClpKWgApT0pKR/uGgwxP8Cfo/yMqiiig2CiiigYUUUUAFNkXcpHqKdRQBT0xyqyQNwYzx9KuVRm/wBHv45Oiv8AKav0CEHWqd8czItXBVG4+a+A9MUwJSrdP0poBHbNPJzRnigYzB6kcCl5x0p2aMenQUAMJbjFOBPf+dLwPejjORQMTJ9PfNLn1oI96UDjgUrgIcYHXP8AOgcdaXnt1oxz60ANPOAO9MGcevapdufTNMK8HoPSkMZnB4NRljgbfT0qZk+U44P+RTAnP+ealsYzewbHpT0OVyf5UpAGOOAKdx3pAMK5NJ0bIIx1+tPGOeee1IT8uOO1IBR+dKM54Apiv831PSng4xnt1qGULkkc/lT+c4wOaZv9hS7sccUtAHA+3SlGeRjk0gYYxxnpTsjHrRoAmOBgc0v4cUo4Prig80AGOmARR0x/LNKpz9PrQOBwc+/agBDj3/Ol4z1peAcetGenNMBCBSbRzzTv8/Wgc96QBjPOeaM9O3pSnHajAJ5pgIB6EGil9aO9AB+Io74FGM+maXA56UANGfWjnt+dLxnPSkwPwpAABBoIOPel7kH8KTHB60WADk9RmkznNL6+n8qRzjPXOOKaTAaxbHH509dwHv3qPJ496kHyjjvWsVYhj0Jxg/Wn59KjVhu5/Cnl+BzVCHZ4pC3tQGJPWkznoaYh6tgDI70hJPfNICeOnPrS8g9vpQAEk+n0NGeDxmm7vTmlB6+maAF3evagke9J369KRj070AOBAz2oyCSc803O6k+XmgBxzignHf8ASjjFJ29aADgn60jDng0HHrSfTqaAEKndnPB7UYOeKUHmlGe1IZGIzg5OaQw981J3460ufUUWC5EYuR70LHtPrUoPH9abu55pgGxcE4IpQBk00k9qAxGKYh+PrSnPamF+vrShiRxjFAGoOlFInKA+1LSAWiiloAKRhlSKWloMMT/An6P8jHoopaDcKKKKACkpaKACiiigCrfxeZAcdV5FPtJfOtkbvjBqZhkVQtG8i7khPCtytAjQFUB810ze5q/0UmqNuMliaYE2D/k0mDz2p2fpxTWOBzQMQA+nFAJPOOPSjk5JH50pJHA9aQxoz7+lBODnBpcnP+FKCcYP4UAJn5sEHingjA603r/KnKcEk8470ALkDJJNG4c+1J3pSDtxSAQkY60m4dyM96X0+nWkwMcfnQAxyv400EHjPU1Icc98etNGMf4VDKGEjOAfoaCBzg54p2Bg5o2DrgE/SkA3AxwaQjv7U4qoHTmk2r3GOaAGYIJApVJU49adtUAgjOaNqg8D6YqWhir9c54FKD+tN6NkdPrTwAQcce5NS4juApxz+PtQq4xkk5560BRgHk/jSsA4dc5zk0Zx060gHXk5NO6dSeeKLAA56UEZ49aByMgnNOx78deaLABPf8aO/P8A+ql2nu36UYODyPyosA3gjI6UuTnOenSjac5BFLg54waLAJ2o5x17UbT7ckc0vOP/AK9FgD6UflxRghuB096CCe35npRYYE9eBQT2HBpOecjpS+uR9MUgEJ60oP4UgGAQQfbFLjrwc4oATtnrR7dqD6nPFMMh/hBp2YDmYj/9VNXqcnPqaaDn1yKFGOeapIRLkBRxT1OQeKiI55bjHpUqcAbj1rREseoUnGM0uF/+vTQQOvX1zTgy7RzkVRIoVcfpQcCk4zjPvQcE8npTAcAD64oDDOKaABgZ+lGDk9CKAEOB6gUZGOefWnMDjgGmLz24NACjBHNIQuOO9BA+lKQpGcUXGCgdqaxX2oobHUUXAUD5RSBcHilBb0pDuzwOKLiFK7qAuOvQe9LnK8Uzngkc0XAcV565NKBTDnHXmjPHXmi4DlHalPI+lMU9j1pWJ60XAXB9qaRnoKASPWk3HPNFwFwaTYc4pTyPWk6807gLtoVccgAUZwOaXd2p3EaUP+qX6Cn1HbHMCfSpKQBRRS0AFB+6fpRS9qDDE/wJ+j/IyBRRRQbhRS0UAJRS0UAFFFFACVQ1FCgWZeGQ1oVHMgdCD0oEN80SWnmDutQQDg1HZZzJaMcc/LV9LQquFOfrQMgxkelIQD9Kt/ZW/vCj7M3bFAFMA5zycUbSD3zVv7M49KabZ/QUAVsMTnoM07acCrHkOOoFJ5L9hQBCqZGeelOUfpUhifPQ0eUwP3TQMZjBpcZFKUfH3TS7WGflPPtSAiycc/hSHbxxTyhA4DcD0pCjbRkGkMjPBOeaTbzmn7DjkGk5xnHb0qRjMetKF4A6UdRwOaXBHXvQA047fgKOuf50u32pQMZ9BQA0L1IGD/KkKdKeVxkdjSgcmkBFt6DnGepNBVlJ9/SpMcn+VGM5GMUhiKR0Y807g/X6U0AHOT1HWkGQOKmwEm35jS9ePwpFbjBpw5wO1Kww689MUYwM5zTup4HWgdPTvQAAcdT6/hQuQeKUcdaARzgc+lACcjilwQT160px6UnGOlAAc9+RmjnH86XIxR/Cf6UAIf17cUDPfrmlPB6GgDpk9aAG5+XPtQSckjjNBA4x1ppcZpAOzSM4A55GKZndwMjNKFAOc+9OwAST6cUKBtwOvrTgOmcUFeD6etUAc9aXmnAYP4U4DA7U0IaB7f8A1qeuR2pcZ+tOH0FWiRnfkc9qcAMdOKeBz2zR25FMQ3I9qMDuB7DFLgUoGBTAaNvoPyoCrk4FPwPTmjGOaAGBVHTil2j0p230oxQAzAPGP1oVR1/rT8euaBjHWgCMx/5zSFM+o/GpM9/0pD+dAEYjx3NGz6mpOMUnXOaAI9hI6mjb6E1IRSHnvQA0KeOfxxRsPr+lOx+lA4oAj2HvRtbHBGKkpOcZFADNp9qQqTxxT+c9aCDjrigBoUj0pACD29qdz1pDk54GKYhp3dhS8ntg0u3nij8KdgNC0/491/H+dTVBZ8Q49CanpAFFFLQAUUUUGGJ/gT9H+RkUUUUG4tFApaAEopaKAEFLRRQAU006kNAihdoYnWdM5U8/StO2nWaNXUjn+dVpVDIwPcYNUbKWeB9gX9ypoGbwNJmoFnG35vl9jTWulHTmgCzmkzVE3Ln2+lILhhQIv5ozVMXJ70v2n0oGXKKrLOD1p/nqPf6UAT0VWN1j+E09JwR6fWgCbFLgVF5yjuKb9qQHv+VAE+B6UbR6VGk6tyKd5o9RQA7avoKNi/3RUf2hB1NOWVX6GgBfLT+6Pyo8mP8AuD8qXeB3ppnjBwWH50gF8iP+4PypPs8Wc7BSrKrdCKduHrRYBn2WL+7R9liP8P60/wAxR3pQ6noaLICH7FD/AHT+dH2GL0P51PuFG9fWiyHcr/YI/VqPsC9narAkX1p24UcqC7K32IZzvP5UfY/9v9Ksbx60ocGlyoLsrfYzz8w/Kj7Gw/iH5VZ3UufejlQXZU+xt6rSfY3zxtq4GHrS7hS5EO7KRtJNuBj060G1kzwq/nV3NLmjkQXZn/ZZtwO0Ej3pv2abIynHfkVpUUciDmZkm1uP+eZPHqKPskv/ADzb9K16KORBzMyfs0gH+rb8qXyJB/A3HtWrS0ciDmMnynAHyEfhSFSoPyHn2rXoo5A5jKC5Xp+lBHPI61q4FGBT5Q5jN4xml465FaG0ego2L/dH5UcormeODzSgdqv+Wn90flSeVH/cX8qdguUugoKmrnkx/wBwUvkx/wB0UWC5TXnt1pCOM1c8mP8Au0eQh7frRYLlOgdcVb+zR+h/Ok+yx+/50Bcq9xRn07Va+zJ6mj7KvqaAuVO315pT0NWfso/vGgWw/vfpQFyr6UnSrRtf9v8ASk+yn+/+lAFb8KPSrH2Q5zuH5UfZG/vD8qAKxGaTmrX2VvUUn2VvUUAV+maKsfZpOfu037NJ6CgCA0gHGKnNtIewo+zyf3f1oAgxnsaAvNT/AGd/7p/OjyZB/AaYEIQdqUKPapRC/wDcJpfJf+4aBEtoP3ZHvU9RWyFFO4YyaloAKKKKACilpKDDE/wJ+j/I/9k=</text:p>
          </table:table-cell>
        </table:table-row>
        <table:table-row table:style-name="ro1">
          <table:table-cell office:value-type="string" calcext:value-type="string">
            <text:p>1d0a81b8081080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Mar 18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BaWkpagoWiiloABS0lLQAoooFFIBaKKKAFooopgLRRRQAUUUtABRRRQAUtFFABS0UUCCloooAKKWigApRRRQAUtFFABRRRQAUUUUAFFJkUuRQAUUZooAKKKKACiiigAopaKAEopaKAEopaKAEopaKAEopaKAEopaKAEopaKBiUUtFABRRRQAUUUtACUUtFACUtFFABRRRQAUtFFABRRS0gCiiloAKKKWgAFKKKWgApaKKACmkU+kIoGQsKiIqdhUTUCGUUUUAFMYU+kYUARGkFOIpKDDE/wZ+j/IipaSlpm4UtJS0ALRRQKAFooooAWlpKWgAoopaACiiigApaKKAClpKWgApaKKACloooAKWkpaBBRRS0AFFFFAC0U0tTGkoGSFqaXqFpKjaX3pXCxYMlN8yqpmppl96LjsXPMo8yqXm+9KJfelcdi75lKJPeqPm+9OEtFwsXQ9ODVSEtSLLTuKxbBFLVdZKkV6YrElFIGpaBBRS0UAJRS0UAJRS0UAJRS0UAJRS0UAJRS0UDEpaKKACiiigAoopaAEopaKAEopaKACiiloASloooAKKKWgAoopaQBRRS0AFLRSigApaSloAKDS0hoGRsKiYVMwqJhQBFS0EUUCCgjilooAiIplSEUw0GGJ/gT9H+RDS0lLTNxaKKKAFooooAWiiigBaWkpaAClpKWgAoopaACiiloAKKKWgAoopaACiiloAKKKWgQUUU0tigBScUxnpjyVA8tIpIlaSoXl96geWomkqblJEzS1GZKhLUmaVy7Ehek3mmUtIdh240bjSUUBYcGNKHplGKLisSCSnrJUFLRcLFtZalSWqAapFemmS4mislSq9Z6S1OklUmQ0XQc0tQI9Sq2aoQ6iiloEJRS0UAJRS0UAJRS0UDEpaKKACiiigAooooAKKKWgBKKWigAooooAKKKWgBKWiigAoopaAEpaKKQC0UUtABSiiigBaWkpaACilooAYRUTCpjUTUDIjSUrUlAgoopaAGMKiap2HFRMKDDE/wJ+j/ACIKKKKZuLRRRQAtFFFAC0UUUALS0lLSAKWkpaYBS0lLQAUtJS0AFLSUtABS0lFAC0tJS0CCiimM2KBis2KgeTFJJJVWSSkNIdJL71XeTNNd81ETmpbNEhxbNJmkFLUlBSigUuKAAUoFAFOApAIBS4pQKXFADcUYp+KMUAMxRin4pMUDG4opcUYoEAbFSpJUOKUU7isXUlqwklZqPirEclUmQ0aCtmnjmqkclWEaqIsSUUA5paYhKKWigBKKWigBKWiigYUUUUAFFFFABRRS0AJRS0UAFFFFABRRS0AJS0UUAFFFLQAlLRRSAWiiloAKWkpaAFoopaACilooAaajYVKRTGFAyBhTKlYUzFAhKKKWgBKaVp9FBhif4M/R/kUKWkpaZuLRRRQAtFFFAC0UUUALS0lLSAKKKKYC0tJRQAtLSUtABS0lLQAUUUUALRRSE4oAGbFV5Hp0j1UlkpDSEkkqs75od81ETmpNEgJzRQKUCkUKKUCgClApAAFOAoApwFIBAKcBQBTgKBiYpQKUClAoATFGKdijFADcUmKfikxQA3FJinYoxQAzFJT8UmKAG05WxSYpKLisWY5KtRyVnK2Knjkq0yGjSRqkBzVOOSrCNVGbRLRQDS0xCUUtFAxKWiigAooooAKKKKACiiloASloooAKKKWgBKKWigAooooAKKKWkAlLRRQAUtFApgLS0lLSABS0UopgFFLRSASmtT6aaBkLCojUzComFACUUCloEFFFFBhif4M/R/kZ9LSUtM3ClpKWgApaSloAWikpaAFooFLSAKKKWmAUUUtABSikpaBBS0lLQMKKWigBKjkanOcVWlekNIZK9VJHp0r1XY5qWaJCE5ooopFCilFApwpAAFOAoFOFIYAUoFAFOApAAFKKAKUCgAFKBSgUoFAxMUuKXFGKQDcUYp2KMUAMxSYp+KMUAMxSYp+KTFADMU3FSYpMUwI8U5TigikxTFYsxyVaies5TirET1aZm0aSNUgqpG9WEaqMx9LRRTAKKWigBKKWigBKKWigBKKWigBKWiigAoopaQCUUtFMBKWiikAUUUtACUtFFABS0UUALRRS0wClFJSigBaKKWkMSkIp1IaAImFRMKnYVEwoAjxRS0UCCiiigwxP8Gfo/wAjOpaSimbi0tJRQAtLSUooAWiiigBRS0lLQAUtFFAC0UUtABS0lLQIKWiigYUh4FLTHOBQBFI2KqSvUsrdapStmpZaQx2qOgnJoFSaCilFIKcKQABTxSAU4CkMUU4CkApwFIBQKUCgCnAUDAClAoApwFIBAKUClApcUAJilxS4oxQAmKMU7FGKAG4pMU/FJigBuKTFPxSYoAZimkVJimkUAMIpuKkIppFMBlPRsU3FFNCaLcT1bjes2NqtxPVpmTRfU5p1QRtUynNWQLRS0UAJRS0UAJRS0UAJS0UUAFFFFABRRS0AJRS0UgEpaKKACiiigAoopaAClpKWmAUtFFAC0opKUUALRRS0hhSUtFAEbVEwqdhUTCgCE0UpFFAgooooMMT/AAJ+j/IzaKKKZuLRRSigApaSloAWlpBS0AFLQKKAFpaSloAKWiloAKWkpaBBRRS0DEPAqvK1SueKqStSGiCZ+tVXNSStUB5NQzRIKWkFKKRQopwFIKcKBjgKcBSCnCkAopwFIBTgKQCilFApwoGAFKBQBTgKQABS4oApcUAJilxS4oxQAmKXFLijFACYpMU/FJigBuKTFPxSYoAZikxT8UmKAIyKaRUpFNIpgREUmKkIpuKAGjg1PG+KhpVODTTJaNCJ6tI1Z0T1bjatEzJotClpiGn1RIUUUtACUUtFACUUtFACUUtFACUUtFACUUtFIBKWiigAooopgFFFLQAUUUtABS0lLQAUooooAUUtIKcKQBRRS0DGEVGwqYio2FAELCm09qZQAUUUUHPif4E/R/kZlFFLTNwpaSloAUUtIKUUAFLRS0AFLRRQAtAopaAClopaACiilFAgpDwKWmucCgZDK1UpmqxM1UpWqWXFELmmUp5oqTQBSigUoFIBQKeBSAU4CkMUCngUgpwFAABTgKAKUUhiinCkAp4FAABSigCnCgAFKKBS0gExS4paKADFGKWigBMUYpaKAExSYp1GKAGYpMU+koAYRTSKeaQ0ARkU0ipCKYRQMZSU4ikNMQ5GxVuF6ojg1PE1UmZyRpRtU69KpxNVpDWiMmPopaKYCUUtFABSUtFACUUtFACUtFFABSUtFABRRRQAUUUtIBKKWimAlLRS0AFFFLQAUtFFACilFIKUUhi0tIKWgBCKYwqSmsKAIGFRkc1MwqMigBtFLRQYYn+BP0f5GVS0lLTNhaKKWgQUooFLQACloooAUUtIKWgApaKWgYClopaBBS0lLQAVDIalbgVWlakUitM1U5DzViZqqMcmoZokJRRS0igFOFIKcKBjgKeKaKcKQDhThTRThSGOFKKQU4UAOFOFNFOFACinCkFLSABSiilFAwFLSUtIApaKKACilooASilooAbSGnUmKAGUhpxpCKAGEU0inkU0igBhFNxTyKaRTAZT0ODSYpBxTRLRdherkbVmxNV2Fq0TMpIuqaWo0NSirIEopaKAEopaKAEooooAKKKWgBKKWigBKKWikAlFLRQAlFLRTAKKKWgAoopaAClpKWgAFOFIKUUDFFKKQUopAFIRTqQ0ARMKiYVM1RNQBHRRS0GGJ/gz9H+RlUtJSimbC0CgUooAKWiloEFLRRQAopaQUooGLS0lLQAtFFLQAUUUtAEbniqkzdasyGqUzdallIqytUBPNSSHmoqk1QtKKQUopDFFOFNFOFIB4pwpopwpAOFOFIKUUDHCnCminCkA4U4U0U4UDHClFIKUUgFFKKQU4UAFLQKUUAJS0UtACUtFFABRS0UANxSYp1JQA3FNIp9IRQAwimkU8imkUAMIppFSEU0imBHikp5FNxQAqHBq3C1UxwaniarTM5I0ojU69KqQtVpDWiMmPooopiEopaKAEopaKAEopaKACiiigAooopAFFFFACUtFFABRS0UDCiilpgFFFLQAUopKWgBRSikFKKQDqQ0tFAEbCoWFWGFRMKAISKSnEUlBhif4M/R/kZVKKQUopmwopRSUtABSiiloAKWiloABSikFOoAKWkpaAFoopaACkPSlpr9KQEEpqjMetW5jVCY1LNIldzzSUp60lSWApwpBSikMUU4UgpwoAUU8U0U8UgFFOFIKcKBiinCkFOFIBRThTRTxQMBThSCnCgAFOFIKUUgFFLQKWgBKKWigAoopaAEopaKAEpMU6koAbikIp+KTFADMU0ipCKaRTAjIpCKkIppFAEZFNIqQimkUAMxTozg0hFC8GmhMvQtVyM1nQtV6I1qjBosjpS0i06qJEopaKAEooooAKKKWgBKKWigBKKWigYlFLSUgCiiigAopaKACiiloAKKKKAFooopgKKUUlKKQDhS0gpaAGkVGwqU1G1AEDU2pGFR0GGJ/gz9H+RliigUtM2FpaSlFABS0UtAAKUUUUAKKWgUtABS0CgUALS0gpaACo5DxUlRSGkCKkxqjKatzGqUh5qGaxIqUUlKKRYopRSCnCkAopwpBSigBwpwpBThSGOFOFNFOFACinCkFOFIBRThSClFAxwpRSClFADhSikFKKAFFLQKWgQUUUtIBKKWigYlLRRQAUlLRQAlJTqSgBtIRTqSmA0immnmmmkAw0w08000wGGkpxppoAliPNXoTWdGcGrsBrSLMpIvoakqGM1OOlWZBRS0UwG0UtFACUUtFABRRRQMKSlooASilpKQBRRRQAUUUUAFLRRQAUtFFABS0UUwCnCm04UgHClpBSigBDTGFSU1hQBAwqIip2FRGgwxP8Gfo/wAjIFKKQUopmwtKKQUtACilFIKUUAKKWkpaAFFKKSlFACilpBS0ALS0lLQAh6VBKanbpVaY8UmNFOY1SfrVqY1UbrUM1QlKKQUopFCinCkFKKQCinCkFOFACiniminCkMcKcKaKcKAFFOFIKUUAOFOFNFOFIYopwpopwoAUU4U0U4UALS0lLSAWiiigAoopaACiiigAooopAJRS0UANpKdSYoAaaaRTzTSKAGGmEVIRTSKYEZppp5FNNACL1q3Aaqd6sQnmriRI0YjVhelVYTVpK1Rix1FLRTEJRS0lABRRRQMKKKKAEopaSgAooopAFFFFABRRRQAUtFFABS0UUAFFFFAC0opKUUwHClFNFPFIAprU+mmgCF6harDCoGFBhif4E/R/kY4pRSUopmwtLSClFACilFApRQACloooAUUoopRQAU6kFKKAAUtFFADX6VVm6VafpVSY0mUilMaqnrViY1WPWszVC0optKKBjhSikFKKQDhThTBTxQMcKcKaKcKQDhThTRSikA8UopopwoGOFOFNFKKAHClFIKUUgHCnCminCgBaUUgpRSAWiiloAKKKWgBKKWigAopaKAExRS0UANopaKAGEUhFPppoAYRTSKeaaaYEZFMNSEUw0ANqWI81EafH1qkTI0YTVuOqMBq5HWqMGTUUCiqEFFFFABRRRQMKSlooASiiigBKKWikAUUUUAFFFLQAlLRS0AJRS0UAFFFFABS0UUAKKcKaKeKAFoNApaAImFQuKsMKhcUGGJ/gT9H+RhClFIKUUzYUU4UgpRQAtLSUtAC0tJSigBRSikFKKAFpRSCloAWlpKWgBj9Kpzd6uSdKpz0mVEoTVXNTzdagrM1QUopBSikMUU4U0U4UAKKcKaKcKQxwp4pgp4oAUU4U0U4UgHCnCminCgYopwpBThSAUU4UgpwoABThSClFACinCkFKKAFpaKKQBS0UUAFFLRQAUUUtACUUtJQAlFLSUwEpppxppoAaaaacaaaAGGmGnmmGmA00qdaQ0L1poTL0Bq7Gaz4DV6I1qjBlkdKWmr0p1USJRS0lABRRS0DEopaKAEopaKQCUUtFACUUtFABRRS0AJRS0UAFFFFABRS0UAJS0UtAAKcKbThQAopaBRQA1qhcVOaicUGGJ/gT9H+Rz4pRSClFM2FFOFNFOoAUUopBSigBRS0gpRQAopRSCnCgBRSikpRQAtFFFADJOlU56uv0qnNSZSM+brVfvVmbrVes2aoQU4UlKKQxRSikFOFACilFIKcKQxwpwpopwoAcKcKaKcKQxRThSCnCgBRThTRThQA4U4U0U4UgFFKKQU4UAKKcKaKcKAFFLSCloAKWiikAUtFFABRS0UwEopaSkAUlLTTTAQ0hpTTTQA00004000DGGmGnmmGmA00i9aU0g60ITLUJ5q/FWfDV+KtYmEi0nSnU1KdVkBRS0lABRS0UhiUtFFACUtFFABRRRQAUUtFACUUtFABRRRQAUUtFACUUtFABRRS0AFKKSloAcKWminCgAIqNhUlNYUGGJ/gT9H+RzQpRSClFM2FpwpopwoAUUopBSigBaUUgpRQA4UtIKUUAKKUUgpRQAtLSUtADH6VUmq4/Sqk1JlIzpqrnrVqYVWPWs2aoQU4UlKKQxRSigUooAUU4UgpwpDFFKKQU4UAKKcKQU4UhiinCkFOFAAKcKQU4UAKKcKQUooAcKUUgpRSAcKUUgpRQAopaQUtAC0tNpRSAWlpKKAFpKKKACiikoAKQ0UlAxDTTTjTTQA00004000ANNMNPNMNMBpoHWlNIOtAmWIavw1Rhq9DWsTCRaSn0xKkqyBKKWigYlFLRQAUUUtACUUtFACUUtFACUUtFABRRRQAUUUUAFFFLQAlLRRQAUUUtABRRS0AApwpopwoAWmtTqQ0GGJ/gT9H+RzFKKQUopmw4UopBSigBRSikFKKAFFOFIKUUAKKUUgpRQAop1JSigBaKKKAGt0qrMKtt0qtKKTGjOmFVj1q3MKqt1rNmyEpRSUopDFFOFNpwoAUU4U0U4UhiinCminCgBwpwpopwpDHClFNFOFADhSiminCkA4U4U0UooAcKcKaKUUDHClFIKWkIdRSCloGLRSUtAC0UlLSAKKKKYBRRRQAlJS0UANNNp1IaAGmmkU40hoAYaYaeaYaYDaB1paF60xMsQjmr0VU4RV6IVpEwkWE6U+moKfVkCUUtFAxKWiloASilooASilooASilooASilooAKKKKACiiigAooooAKKWigAooooAKWiigApwpKUUAKKDQKWgwxP8Cfo/yOWFKKQU4UzYUUopBSikAopwpopwpgKKUUgpRQAopwpopwoAUUopBSigBaWkFLQAh6VXlHWrPaoJRwaTGjOmHWqj1enWqUg5qGaoZSim0oqShwpRSClFIYopwpopwoAcKUUgpRSAcKcKaKcKBjhSikFKKQDhSikFKKBjhThTRThSEKKcKaKcKBiilFIKUUAKKWkFLQAtFFLQAUtJS0AFFFFABRRRQAUlLSUAJTadSGgBppppxpppgMNNNONNoAShRzRTkHNNEsswir0QqpCKuxitYmLJlFOoUcUtUQFFFFAwooooAKKKKACiiigAooooAKKKWgBKWiigAooooAKKKKACiiigApaSloAKKKKAFpRSUtACilpBS0GGJ/gT9H+Rywpwpop1M2FpRSClFIBRThTRThQAopRSClFACinCkFKKYCilFJSigBaWkFLQAVHIKlpjjikCKEy1RlHNacy1QmWoZrEq0ClI5pBUliilFFKKQxRThTRThQAopwpBSikMcKcKaKUUAOFOFNFOFADhSiminCkA4U4U0UooAcKUUlKKAHClFNFKKBjhSikFLSAWlpKWgApaKWgAooooAKKKKAEpKWkoAQ0hpTSGmA00w080w0ANNNpxpKYCVJGOajqeJaaIkWoRVuMVBEKtRitUYskHSloFFMkKKKKBhSUtFABRRRQAUUUUAFFFFABRRRQAUUUUAFFFLQAlFLRQAlFLRQAUUUUAFLSUtABS0lLQAopRTacKDDE/wJ+j/I5elFJSimbCilFJSikAopwpBSigBaUUgpRQA4UopBSigBRThTRS0AOFFApaACkI4paWgCrKvFUZlrSkFUplqWXEznHNNqWQVFUGqFpaSlFIYopwpopRQA4U4U0U4UhiinCminCgBRThTRThQA4U4U0U4UAOFKKaKcKQDhSiminCgBRTqaKUUDHClFIKUUCHClpBS0AFLRRQAUtJS0hhSUUUAJSUtNNAAaaaUmmE0ABppNBNNNMANJRSUAKvJq1CtV4xk1dhWriZyZYiWrSCoY1qworRGLFopaKYCUUtJQAUlLRQAUUUUAFFLRQAlFLRQAlFLRQAlFLRQAlFLRQAlFLRQAlFLRQAlFLRQAUUUUAFLSUtABSikpaDDE/wJ+j/ACOYpRSUopmwopRSUopAOFKKQUooAUU4U0UtADhSikFKKAFFLSCnCgBRS0lKKAFooooAY44qpMtXmGRVeVaTKRlzL1quRg1fmTrVN15qGaojFLSUopFCilFIKUUgHClFIKUUDHClFIKUUgHCnCminCgBwpwpgpwoAcKcKYKcKAHCnCmilFAxwpRTRThSAcKUU0UooAcKUU0U4UALS02lpCFopM0maBi5pKM0maADNIaM00mgAJppNBNNNAAaaaU02mAUDk0U5FyaBMmhWrsK1BClXYlrWKMZMljWpgKagp9WQJRS0UAJRS0lABRS0UAJRS0UAJRS0UAFFFFACUUtFACUUtFACUUtFACUUtFACUUUUAFFFFABRRS0AFFFFABS0UUGGJ/gT9H+RzApRSUopmwopRSCnCkAtKKQUooAUUopBSigBwpRSClFACinCmiloAcKWm0tADhRSU4UAFRutSUjDIoGijMlUpUrUkSqcydahotMz2GDSVLIuKiqTQWlFIKWkMUU4U2lFAxwpwpopRSAeKUU0UooAeDSg0wU4UAOFOBpgpwpAOBpwNMFKDQMeDSimilFIB4pRTaWgB2aUGmilzQA7NLmm5ozQA6kzSZozQAZpM0ZpKAAmm5ozSZoADSGikpgJSUtJQIUCp4UqONcmrkKVSREmSxJVuNaiiSrKLWqMmOA4paWimIKSlooASilooASilooAKKKKACiiigAooooASilooASilooASilooASiiigAooooASloooAKKKKACiiloAKKKKDDE/wJ+j/ACOYFKKQUopmwop1NFKKQDhSikFLQAopRSClFADhSiminUAKKWkFKKAFFKKSlFACilFJSigBRS0gpaAGOtVZU61dIzUMi0mUmZkqVVZcVpyx1TljxUNGiZVpaUrikqSxaUUgpRQMcKcKYKcKQDhThTRSigBwpRSClFIBwpabSigBwpRTRSigY8UopopRQA+lFNzSigB2aM03NLmkA7NGabmjNADs0ZpuaM0ALmkzSUUwAmkopKBBSUUUAFKoyaQDNTxJTSE2SQx1biSmRJVqNa0SMmx8a1MBSKKdVkBRS0UAJRS0UAJRS0UAJRS0UAFFFFABRRRQAUUUUAJRS0UAJRS0UAJRRRQAUUUUAFFFFACUUtFACUtFFABRRRQAUtFFBhif4E/R/kcuKUUlKKZsKKUUlKKQDqBSUtADhSiminCgBRThTRSigBwpRSCloAUUopKUUAKKUUgpRQAtLSCnUAFIwzS0tAytIlVJYq0WXNQyR1LRSZkyR1ARitKWKqkkeKlo0TK9KKUrikqShwpRTRThSGOFKKaKcKAHClFNFOoAcKUU0GlFADhS00U6kMUUopBSigBaWkooEOopM0ZoGOozSUUCFopKM0AFFJmkzQAuaSjNJmmAZopKkjTNAmx0aZNXIo6ZFHVuNKtIzbHRpVlFpqLUoFWQKBS0lLTEFFFFABRRRQAUUUUAFFFFABRRRQAUUUtABSUtFACUUUUAFFFFABRRRQAlFLRQAlFFFABRRRQAUtFFABRRRQAUUUtBhif4E/R/kcsKWkpRTNhaUUlLSAWlFIKWgBRThTacKAFFKKQUooAUU6minCgBaUUgpRQAtKKQUooAUU4U2nCgYUtFFABimsuafRigCrJHVWSKtJlqF46lopMyZI6gK4rUki9qqyRVLRomVKUU9kxTcYqSgFOFNpRSGOBp1MBpaAHg0oNMBpwoAcDThTBThQA4Uopopc0AOopM0ZoAdRmm5ozQA/NFNzRmgB1Jmm5ozQAuaTNNzRmgBc0U2nquaYrjkXJq1ElMiSrca1SRDY+NKsotMjFTrVkMeop1MzS5oEOopuaM0wHZozTc0ZoAdmim5ozQA6jNJmjNAhaWm0tAC0UUUALRRRQAUUUUAFJS0UAJRS0UAJRRRQAUUUUAFFFFABRRRQAUUUUAFFLRQAUUUUGGJ/gT9H+Ry1LSUopmwtKKSlFIBaWkFLQAopwptOFACilFIKUUAKKUUgpaAHUopopaAHClFJS0AKKUUgpRQMdRQKWgApaSloAMU0rT6KAK7x1BJFV4rUbJmpaKTMx4qrvFitV4qrvFUtFpmcVxSVaeL2qFo8UrFXI6XNIRiikMcKUGmZpc0ASA0oNMBpQaQx4NLmmZpc0APzRmmZpc0AOzRmm5ozQA7NGabmjNAh2aTNNzSZoAdmim08CmFxVFTxrTEFToKaIbJYxVlBUKVMpqkSTrUgaoA1G6qET7qN1Q7qN1AE26jdUW6lBoAl3UuaiBpwNAh+aXNMFOFADs0tNFLQA4UtIKUUwFooooAWiiigQUUUUAFFFFABRRRQAUlLRQAlFLRQAlFLRQAlFLRQAUUUUAFFFFABS0UUGGJ/gT9H+RytKKSnCmbAKUUUtIApaKKAFpRSUooAdSikFKKAFFKKQUooAUUopBS0ALSikpRQMcKUU0U4UAKKdTRSigBaWkpRQAtFFFAC0hFFLmgBhWomSrFMIpDKbx1XeKtBlqB0qbFJme8dRMmKvOlQOlKxSZVxRUrLTCtIq4maAaMUlIB2aXNMpaBjs0uaZRQA/NGabS0CFzRmkxSgUBcKBShacFosK4gFSKKVUqRUp2FcVBUyimqtSqtMQ9aeDTBTgKoQ/NKDTQKcBQIUGlFAWnBaAAUopQtOC0wEApwFKFpwWgBAKcBSgU4CgQgFKBSgUoFMAFLQBSgUAFFLRigBKKWigBKKWigBKKWigQlFLRQAlFLSUAFFFFABRRRQAUUUtACUtFFABRRRQAUUUtBhif4E/R/kcqKWkpRQbCilpBS0AKKWkpRQACnCkoFADhS0gpaAFFKKQUooAUUopBSigBaWkpaBiilFNpQaAHilpmaXNAD80U3NGaAHZpc0zdSbqBkmaM1HupN1ICTdRmot1JvoAkJqNhSF6aWpDGOKgZanY5phFIZWZaiK1aK1GUpWHcrEUmKnKUnl0WHcgxRirHlUvlUrBcrhaULVgRU4RU7BcrhKcEqyIqcIqLBcrCOnCOrQhpwiosK5WEVPEVWlipwip2C5XWKnrHVgR04R0WEQhKcEqYR04JTsIiCU4JUoSnBKYEQSnhKkCU4JQBEEpwWpQtKFoAjC04LTwtOAoEMC0oWn4oxQA0ClxTsUYoAQClxS4opgGKKWigAooooAKKKKACiiigApKWigBKKWigQlFLRQAlFLSUAFFFFABRRRQAUUUUAFFLRQAUUUuKDDE/wJ+j/I//2Q==</text:p>
          </table:table-cell>
        </table:table-row>
        <table:table-row table:style-name="ro1">
          <table:table-cell office:value-type="string" calcext:value-type="string">
            <text:p>1d0b81b8081080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Feb 25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CeD/WyCrFNSMKzHuadWZQUUUUAFFFFABRRRQAUUlFABRRRQAUUUUAFFJRQAUUUUAFLSCloAWikooAKKKKACiiigBaKKKBBRRRTAKKKKACiiigAooooAKKWigBKKWigAooooAKKKKACiiigAoopaAEpaKKACiiigAooooAKKKWgYUUUUAFFFFABRRRSAWiiigAooooAKWkpaYBRRRSAKKKWgApRSUooAUU5aaKcOtAC0UUUALSikpRQAoprjKkU6g0AUkUqTUlSMoFRmgBKKKKAEqnLzNirbHANU1+aYmgC0gwtOpBTqDDE/wAGfo/yG0lFFBuFFFJQAUUUUAFFFJQAtFFJQAtJRRQAUUUUAFFFJQAtFFFABS0lFAC0UUUAFFFFABS0gooAWikpaBBRRRTAKKWkoAKKWigAooooAKKKKACiiigAopaKAEopaKACiiigAooooAKKKKACiiloASilooGFFFFABRS0lABRRRQAUUtFIAooopgFFFLQAlLRS0AJRS0UgCiiloAKKKWmAopRTRThSAdSUtFAAKUUlKKAFooFLQBBM200wHIp1ymQD6UxRhaAFpKWkoAjmOIzVa2GTmp7o4iNMtR8tAE4paKKDDE/wZ+j/IZRQaKDcSiiigAopKKAFpKKKACiiigAooooAKKKKACiiigAooooAKWkooAWiiigAooooAKKKKAFooooAKWiimIKKKKACiiigAopaKACkpaKACiiigAooooAKKKWgBKWiigAooooAKKKKACiiigAoopaBiUUtFACUtFFABRRRQACiiigAooooAWikFLQAUUUUgFooooAWiiimAUtJS0AApwpKUUAO7UUCikAUtJS0AAp1JS0AIwyKhYYqdulVd+WxQAUUtJQBBdf6o1HaNlKmuBmM1VsW6j0oAu0UUUGGJ/gz9H+Q00lLSUG4lFFFACUUUUAFFFFABRRRQAUUUUAFFFFABRRRQAUUUUAFLSUtABRRRQAUUUUAFLRRQAUtFFABRS0UwEpaKKBBRRRQAUUUtACUUEgdTUbTovU0h2JKWqb36L0NM/tFfSi6Hysv0VQGoLT1v4z3oug5WXKKhW5jbuKkWRT0NAh1FA5paYgoopaAEooooAKKKKACiiigYUUUUAFFFLQAlFLRQAUUUUgCiiigAoopaACiiigAooooAWiilpgFFFLQAClpKWgBwooFLSAKKKKAFpRSUooADVNkIlNXajcUAQ0lONJQA1hlSKz4fkuGHvWjWfKNl39aALwopFOQKdQYYn+DP0f5DKSlpKDcKSlpKACkpaKAEooooAKKKKACiiigAooooAKKKWgBKKKWgAooooAKKKKACloooAKKKWgAoopaACiiimAUtJS0CEooJAHNU7m9WMYXk0rjSuWnkVByaqS6gq8LzWfLcPKeTx6VGKlyNFBFiS7kfvgVCSW6k0lLU3LSExS4oopDDFFLRii4CA4qRZnToxpmKMUXFYtxX7L96rsV4knesajJHSmpMlwR0AYHpTqxoLx4+G5FaMN0sg61adzNxaLFFAOaKoQUUUtACUUUUAFFFFABRRS0AJRS0UAJRS0UgCiiigAooooAKWiigAooopgFFLRSAKWkpaAAUoooFMBwpaQUtIApaSlFACilpBS0ALUMzbRmpqinXMZoAhB3Cimx5xT6AG1QvRtkVvetCql+uY80wJYTlBUlQWrZjqekYYn+DP0f5DKSlNJQbhSUtFACUUUUAFFFFACUUtFABRRRQAUUUUAFFFFABRRRTAKWiikAUUUUAFLRRQAUUUtAAKKUUUwCiiigApruEGSaJJBGpJNZF1dtKxCnipbsVGNx93fFiVQ8etUicnmjFAFQzVKwClFLilApAJilAp1KBSGNxS4p2KXFADAKXFKBTgKBjMUYp+KTFAhuKTFPxSYoAYeKVWZTlTilxRimFi/a3uflfrV9WDDisDp0q5aXZUhXP41akZSjbY1aKajhxkU6rICiiigAoopaAEopaKAEopaKAEopaKACkpaKACiiikAUUUUAFLRRQAUtJS0AFLSUtABS0UUwFFOptOHSkAUCiloABSigUtAAKRhkU4UUAQMoFR0+RsEim0AJUF0m6Iip6QjIoAyrafy32NWirhhwaq3dnuyydarwTtE+16DDE/wZ+j/ACNGkpaKDcSiiigBKKKKACiiigAooooAKKKKACiiigAoopaAEopaKYBRRRSAKWiigAooooAWlpBS0AFLRRTASkZgq5NL0rO1C6/gU0m7DirkF7dGRiq9KqUUCszZCilApBThSAMUuKMU6kMAKcBQopwFAxMUuKdilxSAYBS4pwWlxQAzFGKkxSbaAGYpCKk20hFMCLFJipcU0igCPFJinmkxTEWbS5ZGCseK1EcOMisGrdpclDtY8VUWZSj1NaikRgy5FLWhAUtFFACUUtFABiiiigBKKWgUAJS0UUgCiiigAooooAKKKWgAooopgFKKSlFAC0CiigBRThTRTlpAFKKKKAFpaSloAKWgUtAFS5BEgo7VPKm7rUTDFADKKWigBpFU7u0D/MvWrtIRmgwxP8Gfo/yIqKKKZuJRRRSAKSlooASilpKACilooASilooAKKKKACiiimAUUtFIAoopaAEopaKACiilpgApaBS0AJRS012CKSaQFe9n8qM+tYzEsxJ6mprucyyHngVXqG7myVgxSgUClFIYoFOApBThSGKBTgKTFOApAKBSigCnAUDAClxSgUoFACClxS4pcUgG4oxTsUYoAYRSYp+KSgCMikIqQimkUwIyKTFSGmUANxSU40hoEXrK5/gY1oqcjIrnwSpyOtaljc71wTzWkZGUo2L1FAoqyAopaKAEoopaAEooooAKSlooASloopAJS0UUAFFLRQAlLRRTAKWkpaAClpKWgBacKaKcKACloopAKKUUlKKAFpaQUooAa/3TVctmrLDIIqmOGIoGOpKWkoEFJS0lBhif4E/R/kQ0UtJQbiUUtJQAUUUUAFJS0UAFFFFABRRS0AJS0UUAFFFFABRS0UwEpaKWkAUUUUAFKBSU4UAGKKWimAlZ+o3G1dq9TV2VxGhJrCuJTLKT2qZMuC6kdFJmlFZmoopwFNFOFACgU5abThSGPFOFNFOFK4DhSigClAouMWlFIBTgKLgFFKBRikAUmKdigCgBuKTFSYpMUAR4pCKkxSEUAR4phFS4pCKYiHFIRUhFNIoAjIp0LmNwRSkUmKaE1c2raUSIDU9Y1nOY3wTwa2Ebcua1TuYNWFoxS0VQhKWiigBKKWigBKKWikAlFLRQAlFLSUAFFLRQAUUUUAFFFLTABRRSigApRRSigBaKWikAUooFLQAUopKcKBhUDxgEmp6jlOKAIMUlOpDQISkpaSgwxP8AAn6P8iGkpaSg3CkpaKAEopaKAEooooAKWiigAooooAKKKWgBKWiigAoopaACiilpgFFFKBQAAUtFFABRRSO21SaAM/VJtqbQetZIqxdy+bMT2FQismbpWEpRS0opDEFOAoFOFIAAp4FItPFAwAp4FAFOApDFApwFIBTgKQABS0AU4CgBMUuKUClxQA3FGKdiigBuKMU6igBmKQinkUmKAGYpCKeRTcUwIyKaRUpFMIoERkU0ipCKbimAzoc1q2E+5QD1rMIqS3kMcgPaqi7ETV0blLTIX3oDT61MQooooAKSlooASilooASilopAJRS0UAFJS0UAJS0UUAFFFLQAlLRS0wAUtJS0AOFLSClpAFLSUtAxaUUgpwoAKguR8oI9anpsi7kIoAqIcilNO2baSgQ2ilpKDDE/wJ+j/IhpKWig3EpKWigBKKWigBKKKWgBKKWigBKWiloASilooASloooAKKKWgApRSUooAMUtFLTAKKKKACqeozeXEQOtXKxtSl3ybfSpk9C4LUpUCilFZmoClAopRQACnCkApwFIY9acKaop4FADhThSCnAUgHClFIBTwKBgKWgClpAApaBS0CExRSiloAbijFOpKAExSYp1JQA3FJinEUhpgMIppFPpMUARkU0ipCKYRTAYabTyKaRQBoafNkbSelaI5rBgk8uUGtuFtyCtYvQwkrMfRS0VRIlFLRQAlJS0UAFFFFABRQKKQBRS0UAJRRRQAUUUtABRRRQAtFFLTAUUtIKdSAKWkpRQMUUopKUUALQelFFAED45qKllO2Qj3o7UCG0UtJQYYn+BP0f5ENIaWkoNxKKWkoAKKKKACiiigAopRRQAlLRRQAUUtFABRRRQAUUUtABS0lKKAFoopaYCUUtJQAyZtkZNYErb5GY1r6jJshNYtZy3NoLQMUoFApakoBSigUUAOApy00U8UhjhThTRT1FADlp4pop1IBwpaQUooGKKWgUooAUUUUopAFFLSZoAMUYoooATFFFBoAQ0lLSGi4DTSU7FGKLgRmmmnmmEUAMNMNPYU0imIbWpp025dp6isurFnJsl+tVF6kTWht0UiHcoNOrUxEopaKYCUUtJQAYopaKQCUUtFACUUtFACUUtFAxKKWigQUUUtAwoopaYgpwptOXpSGLSikpRQAtKKSlFAhaKKKBleePL5qPGKtOOKgcUARmkp1JQc+J/gz9H+RBRRRQbiUUUUAFJS0UAFFFFABRRS0AJS0UUAFFFLQAlLRRQAUUUtACU4UlKKACloooAKKKQ8A0wMvVX5C1nip75905HpVesWzoQtLTaWgBwpaaKUUhjxThTBThQA8U8UwU4UhjwacKaKcBSAcDThTQKcKAFFOFIKcKQAKWgUooASiloxQAlLigUtACYpCKdSUANxSEU+koAbimkU+kIpgR4ppFSEU0igCMimGpSKYRTAjoU4YEdqdikxQJmzaSb4xVjFZ2nPxj0rSFbLY52JRS0VQhKKWigBKXFFFIAooooGFFFFABRRRQAlLRRQAUUtFABRRS0CClWkpV60DHUopKWgApRRSigApaKKBDX4Un0qpu3Zq4wypFUgpDGgYtJS0UHPif4M/R/kV6KKKDcSiiigAopaKAEopaSgBaKKKACiiloAKKKKAClpKWgAooooAWiiigBRS0gpaAEpspxGafUF422E0McdzCnO6Vj703FBOTQKyNwxS4opRSGAFOApMUooAUCngU0U8UgFFOApAKcBQMcKeKaKcKQCinUlKKAFFOFJTloAUCiilFACUuKKKQBRS0UAJRS0YoASilxSYoAaaSnYoxQAzFNNSYppFMCI0xhUpFMNAEdNp5pDTET2LbZcetbC8isGJtsgNbkJygrWGxjNaklJS0VRAlFLRQAUUUtACUlOpKBiUUtFACUUtGKAEpaKKACgUYpaACiiloEFA+9RR3oGPpaQdKWgApaKKAFpaSloEFQyL3qaopTigZARzTaceabQc+J/gz9H+RXooooNwooooAKKKKACiiigAoopaAEpaKKACloooAKKKKAClpKWgApRSUtABS0UUAFVNSbEJq3VDVD+6pS2KhuZGKXFFArM2FFKKAKUCkMKUUlOAoAUU4UgFOApAKKeKaBTwKAFFPFNApwoGLSigU4UgACnCilFACgUuKSloAMUuKBTqAG4oxS0UAJilopaAG0UtJQAlIadSYoAaaaafimmgCM0wipDTDQAw0w0800mmA0cGtmzbdGKxq09NbKCrizKoi/S0UVoZBRRRQAUUUUDCilpKACiiigAooooAKKMUUAFLRRQAUUUtABSEUtFADhSikFOoAKUUlLQAtFAooEFQXQOzIqxTJF3KRSGU1PFKaeU2imGmc+J/gz9H+RWooooNwooooAKBRRQAUUUUAFLRRQAUtAooABRRRQAUUUtABRRS0AFLSUtABS0lLQAVnar9ytGs7Vfu0pbFw3MqlFJS1mbDqKQUopALThTaUUAOFPFMFOFADxThTRThSAcKcKaKcKBjhThTBTxSAdThTM04GgB1KBTQacDQAtLTRS0rgFFFFFwDNLmkoouAUlLikxQAUlLSUXAQmmGnU00ARmmmnkVGRQA0000/FMIpgNNX9MbkiqGKuaccSGrjuZz2NgUtIOlLWpiFFFFAwopaKAEooooAKKWkoAKKKKACiiigAoopaACiiloASloooAVadTRTqAFoopRSAKWkpaYBQaWkNAFeQ1EaWYkSke9JQc+J/gz9H+RWpKKKDcKKKKACiiigAoopaACigUtABRRRQAUUtFABRRQKAClopaACiiloAKKKWgBKztVHyVpVn6qP3VKWxcNzJopKUVkbCilFJS0AOzRmmiloAcDTgaYKcKQx4NOBpgpwoAkFOFMFOApAPFKKaKcBSAcKdSYpcUDFFOFIBSigQ4UtIKWkAUUUtACYoxTs0lMBMUYpaSgBMUhp1IaAGmmGnkU00ARmmGpDTDTAjNNNPNNNADKs2PE1QYqez/ANcKqO5E9jbX7opaRPuinVsYCUUtFAxKKWigBKKWigBKKKKACiiigAooooAKKKKACloApaACiiigBRTqaKdQAUooopAFKKKWmAUUUUgK1xHl8+tR4xVpxkVXYc0zDE/wZ+j/ACKVFFFBsFFFFABRRRQAtFFFABS0UUAFLSUtABRRRTAKWiikAUtJS0wCloooAWiiigAqlqYzCavVWvlzAal7FQ3MAUtHegVkbhThSUooAUClpBTgKQABTgKQU4UDFApy0gpwoAcKcKaKeKQC08U0U4UAKKWkFOFIBRThTaUUAPFLTRS0ALRSUtABRRRQAUlLSYoAM0lLikoASmmn0hoAiIphFStTDTAjxTSKeTTTQAyp7P8A1wqE1NZ8zCqjuRPY20+6KdTU+6KdWxiJRS0UAJRS0UAJRS0UAJRS0UAJRRRQAUUUUAFFLRQAUUUUAFFFLQAU4dKSlFAC0UUtAAKWkpaQBS0lLQA1+FJqnuyxq6wypFUMYamYYn+BP0f5Faiiig2CiiigBaBRRQAUUUtABRQKWgBKWiigApaKKACiiloAKKKWgAFLSCloAKWiigAqK5GYjUtNkGUNDGtznHGHYe9JUlyu2dhUYrE6BaBQKUCgBRThTcU4UALilFAFKKQxRThSAU4UAOFOFIop4pAAp1IKUUAOFOFNpwNACgUoFIDS0gFxS0lFACilpBS0AFLSUCgBaSlpKACkNLSUAJTacaSmAw1GakNMagCM00040wmmAhq1YD97VUmrunLlyaqO5E9jWXoKWgdKWtTEKSlooAKSlooASiiigAoopaAEooooAKKKWgBKKWigBKWiigAoFFFAC0opKUdaAHUUUUgClFFAoAWiiimAVXkjGSas1FLwKDDE/wACfo/yMukpaKDYSiiloAKKKKBhS0UUCCloooAKKWigAooooAKWiigApaKWgAoopaACiiloAKQjg0tLQBh6gm2XPrVStTVI8ru9Ky6yZ0LVAKeOlMpwpDFFKKQUtADhSikFKKQxwpwpgp4oAeKcKaDTxQAopwpoNLmkA4UopoNKDQA8UopuaUGgB1ApM0opAOzSZoooAXNFJS0AGaM0UlABSUtIaAEzTTSmmmgYhNRk08imEUAMNMNPNNxTEJWlpi/Lms3FbOnpiMVcFqZVGXBRRRWpmFFLSUAFFFFABRRRQAUUtJQAUUUUAFFFFABRS0UAJRS0UAFFFFABSiiigB1FApaQBS0gpaYBS0UUAFQ3I+TIqamyruQigwxP8Cfo/wAjIooooNgooooAKKKWgAoopaAClpKWgAooooAKWkpaAClpKWgApaSlFABS0UtABQKKWgAopaKAK15HviNYLDaxHpXSuNykVg30flzn3qJG0HoV6cKaKUVBY7NApKWkMdQKQUooAcDTgaZThSAeDTwajFPFADs04UwCngUgFzThTQKcKAHUCgUtACinCminCgBRRiiloAMUYopaAExRS0lACUUtIaAGmmk0pNNNADTTCaeajNMBpptKaKAFjXdIBW7bJtjFZVjHulz6VtIMLitYIwm9RaKKWrJEooooASloxRQAUUUUAFFFFABSUtFACUtFFABRRS0AJRS4ooAKSlFFABRRRQA4UtIKWgApaSloAWiiloAKD0oooMMT/An6P8jGpKWig2EoopaACiiigApaKKBhSiiigQtJS0UDCiiloAKKKWgApaSloEFLSUtAC0CiloAKKKWgBKzdUgyu4dq06iuI/MjIpNaFRdmc4KMVJNGY5StMrI3AUtIKUUgFxSikFLQMcKUUgpwoAUU8U0U4UgFFPFNFLmgBwpwpopc0AOFOpgpwpAOFOpoNLQAtLSCloAWjNJRQAZooooATNGaKSgBppppzCmUAIaYacaaaYDaMUVJCm+QCmJuxoadFhQTWgBUVvHtQVNWyOcSilopgJRS0lABRRRQAUUUtACUUtFACUUUUAFFFFABRS0UAJS0UUAFFFFABRRS0AApaQU6gAooopALRRS0wCiiloMMT/Bn6P8jFopaKDYSilooASloooAKWiigYUtFFABRS0UAFFFLQAUUUtAgFFFLQAClpBThQAUUUUDClopaACkxS0UAZepW/G8DpWXXSzRh0INYFzCYpSMcVnJWNou6IacKTFKBUlCilpAKdikMQU4UmKcKAHClFIKcKAFFKKSlBpAOFKKaKcKAFFPFMFOBoAfilFNzS0AOFLTRRmgB2aM02ikA7NJmkozQAE00mgmmmmApNRmlNIaAEpppTTSaYBmr+nw5O41ShQySACty2j2IKuKMpvoTAYFLRRWhmFFLRQAlFLSUAFFFFIAopaKAEopaKAEopaSmAUUUUAFFFFABRRRQAUUUtACUtFFAAKdTacOlABS0UUgClpKWgApaKKZhif4E/R/kY1FLRQbCUUtFACUUtFABRRS0DAUtJS0AFFFFAC0UUtABQKKUUCCiiloABS0UUDCloooAWiiloASloooAKpX1sJEJA5q9SEZGDSauNOxzTAqSDSVo39oQS6is+sjZagDS02nUDClFJQKAHinA00UtAx2aM0goNIB4pwpgNOBoAdmlFNzQDSAeKcKj3Uu6gCQGlzUW6l3UXAkzRmot1BNAEm6kLVHmkzQA4tSZppNIDQA4mm5pCaTNACk03rRVmztzI4JHAppXE3Yt6db4G4960wMDFMhjCLUlapWMG7hSUtGKYgooooAKKKKACiiigAooopgFFFFABRRRQAUUUUAFJS0UAFFFFABRRRQAUUUUALSim0ooAdRRRSABS0gpRQAtFFFBhif4E/R/kZFJinUlM2EopaKAEopaKACiiloAKKKWgYUUUUAFKKBS0CDFFLRQMKBS0UALRRRQAClopRQAUUUUALRRRQAUUtFADHQOuDWNe2piYso4rcpksQkUgipauVGVjmqWrV5aGFiVHy1VrM2DNGaSkpAPBpwaowaXNAyQGjNMBpwpAPFKDTKXNADwacDUYp1ADs0oNMzTs0WAWjNJmjNABRSbqTdQIdSUmaQmmAtJRmkzQAtJRTo42kfaKAbsOgiMr4HSty2gEaDiorO1EajirgFaRVjGTuKKWkpaokKKKKACiiigAooooAKSlopgFFFFABiiiikAUUUUwEpaSigBaSlpKACiiigAooooAKKKWgBKUUUUAOooopAFLRRQAtLSUtBhif4E/R/kZFFLSVRsJRS0UgEpaKKAAUtJS0AFFFLQMSloooAKWiigQtLSCigBRRRS0DClpKWgApRRQKAFooooAWigUUAFFFLQAUUUUARyxCRSCKx7yyMRLIOK3KY6Bxg0mrlRlY5jvS1pXmn9WQVnMpU4Iwayasap3EFLSUtIYopc0lJQA8GlzTBS0APBpc0wGlzQA7NLmmZozQA/NGabmkzQA7NGaSkzQAuaM0lFABmlzTafHGZDhaYriopkbCiteytQigkc02ztRGvPWrykAcVaRnJ3HgYFLTN1G6qIH0tM3UbqAH0U3NGaAHUlJmjNADqKTNAoAWiiigAooopgFFFFIAooooASloooAKKKKACiiimAUUUUAFFFFABRRRQA4dKWkFLQAUtJS0gClFFFBhif4E/R/kZNJRmimbBRRRQAUUUUAFLSUUDFooooAWikooAdRSUUAOopBRQA6ikpRQAtFJS0ALSim0tAC0tJRQAtLSUUALRRRQAtFFFABRSUUAKQCOapXVisoJA5q7mkzSauNOxzs9s8LHIyPWohXRSxLIORWbc2HJKVm0aKVzPzRT2iZD8wptIoSlBoozigBaKN1GaLDFFLikzRmgQtGKTNJmiwXHcUU3JpM0WC4/NGaRVJqeKEdTTSE2NjhMh9q0beFYx0qNNq08SVSViG7lsOAOKPMqr5lLvpisWfMpfMqsGp4NMCwHpd1VwaeDQBMGpd1RinCgQ8GlzTRThQAtKKQCloELmgUUooAKKWigBKKWigAxSUtFACUtJRQAUUtJQAUUUUwCiiloASiiigAoopaAFFLSCloAKWiigBaKKKDDE/wJ+j/ACMeiiig2CiiigYUUUUAFFFFAC0UCigBaKSloAKUUlFAC0tJS0AFKKSlFAC0UUUALS0gooAWlpKKAFopM0ZpALmlzTM0m6gCTNJuqPdSFqBku6kLVCXppegCffSGQVXL0wvQBZMlNMgPWqxemmSkMfKquKpyWw7VM0hpjSGlYdyo0TCm4IqwzZqNhmlYdyKlzTthNAjNFh3EzRmniI0ohJosFyPNJU4tzThb+1FguV6VVq2Lb2p4t6LCuV0BqRSanWCnrDTEQgE09VNTCKniOgCELTwtSiOnCOmBGFpwWpRHT1joERBaeFqUJTtlMCICngU4LTttAhgFOApwFLigBMUYp2KMUAJigUuKXFAhKKWkpgFFLSUAFFFFABRRS0AJRRRSAKKKSmAUUtJQAtFFFABRRRQAtKKSnCgAooooAWlpKWgwxP8AAn6P8jGooooNwooooAKKKKACiiigBaKKKAClpKWgAoopaAClpKWgApaKKAAUoooFAC0UUUAFGaKSgAzRmikpDDNNJp2KbigBpNITTsU0rQAw0wmpStIUoGRGmmptlHl0gICpNIEqwI6cI6AKuygxZq35XtSiKkBS8mgQD0q95VHlUBcpi39qUQe1XRFSiKiwXKgh9qcIRVsRU4RU7BcqCIelOEVWxFSiOiwXKoi9qcIqtCOlCUWC5WEVKIqs7KNtMVyARe1OEdTbaULQFyIR0oSpcUuKAIwlOC07FLQA0LRinUooAbilxS4oxQAmKKWigBKKWkoEFFLRTASiiigAooooAKKKKACkpaKAEooopAFJS0UwCiiigAooooAKWkpaAClFJThQAUtFLQAlLRRQYYn+BP0f5GNRS0lBuFFLRQAlFLSUAFLSUtABRRRQAUtJS0ALRRRQAUtIKWgBRRSUooAWiiigApaKBQAUYpRS0ANxRinUYpANxRtp2KXFADNtJtqTFLigCLbRsqXFGKBkWylEdS4oxQIjEdO2U8CnYoAj2UoSpMUYoAYEo2U/FLigBgUUu2nUtADdtLilooAMUYpaKADFGKWigYlGKWigQUUUtAwoopaAEopaKACiilxQAUUUUAJRS4ooASiiigApaKKBCUUtFMBKKKKAEopaKAEopaKAEoopaAEpKdSUAJiilooAKKKXFACUUuKAKAClFAFLQAtFKKKACiiloMMT/An6P8j/2Q==</text:p>
          </table:table-cell>
        </table:table-row>
        <table:table-row table:style-name="ro1">
          <table:table-cell office:value-type="string" calcext:value-type="string">
            <text:p>1d0c81b8081080</text:p>
          </table:table-cell>
          <table:table-cell office:value-type="string" calcext:value-type="string">
            <text:p>Tilapia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Jan 31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bpHRX60tFZFjNoQUnX3p7KGBBqFIjGTzkUxD6KTPNGeaAHUUgNLQAUYpDSZpAOoxSZpM0wFxSUZpM0AFGKM0mRQAuKTFGR60ZFACYoxRkUZHrQAYpMUuR60mRQAYpMUuRRkUAJS4oyPWlyKAExRilyKOKAExRS5FGR60xCYoxS5HrRkUDDFJS8UcUAFFGRS8etACYoxSjFLxQAmKTFP4oxQAzFLinbaUL70AMxRin7PejbQIZilxTttLikAzFGKeAKUKKAIsUYqbaKNgoGRYoxUvl+9JtA6kUwGYoxT8DpkUoSkBHilxT9uKOKAGYoxUgApcAelAEeKMU/Keo/OnAK3T+dAEWKMVLsUU0tGP4h+dADcUYqRdjfdOaXZQBHijFKzIpwTSp83SgBuKXFSiOmuAvYn6CgBmKXFCnccBSPqKmERxQBFijFSNHjpzTAGJxsP50AGKMVMsXHPWlMeOgoAhxRinGOTPAGKlWI/xfpSGQ7aULU3l+lMMcmfl20ANApdtPWJu5H4U/y6AIsUYp5icngilSF88sD+FADMUuKl8ugxHsf0oAixQRTxE/dv0qK93RWzsh+YDigCGZmJ2rx6mg9Kz7fUCTtm4arwbIzQAhppp5phoMMT/An6P8haWkozQbgTVaS6CkjBqwTwazbxgkjEnHemIa904k9s1aEnH3qwnu3eTbCM+9a0bnYCe45oY0TiX60olbNQ5/lSg+tIdiXzD3NIZO3emZ7ig0AP8AM9/xpN3r+HNM/i4peOlAC7/WjcR9KafT8qQA9c0APMnPSkzkU3HrRj059KAHEnvwelJuJ4yAaDznim9sY60AKXOD6e1NJxntxS9BmmnBHWgAyQf/AK9LuwcCm9cccUY5/wAaAHFuDilDN/FTfrTscfjQAoPXB7UEnINJj5R6UHj3z+lABuzjPr1oDH16UoHJpABnigQgYhh83anMx9etNK/MDR79/egB28k/SlDkgcZx/KmcFh+lA46fSgCTcQTjoeM0dc5NN6Cl/keBQAuf0pT0OaZ0OQadweDQApPoelAOR1pv0xSnNAx2717UbuD2pBxxnI70Ak//AKqQg3Z9eKUE47+lJ1PXtRnnnGKYDgeSefwpS+Tg9KZgfgKXAJ9PSgBd2FzS7+OppuADSdfX60ASZ296AxBGOfxpgIIyOtO4A60AAbAzmlzjHP8A9em8Y6fSg4znvQA4scH1HvmgsScfhTcZA60YGf60AKOB8uAfWl3sB94/SkHJAB5pFIwSMetAx5Y5Jb8qbkDG0Z96QYI7dKd7+xpCHKxBAHWjdkkEk9uTTOPx6U7IH+FAwwvUAd+tKGIyB34xTGHA56dTTuxB/wD10ALvLcHP0oIBbkCgfWkA44+uaAHBioOOKXzD03H86Zj1/CjGDQA/ccZBJzR5rAcMfxNNz1zmjHP1oAf5rdmP50eawXqx/Gm+vWkB5zQA/wA1s9TSiR+u4/nUfHuacMZ4oAeZW/vN+dHmuQcMeKZjHFA460AP86Tux9M5oM7j+M/Sm8dTSY9yBQBIZpP75pfOkxneRioxjjj8qB/nNAEvnOf4zS+e4/jJqLrSdO/0oAm+0Sep/Kl+0ydmP5VATRmgCx9plxndQLuTH3ufpVft64oH+RQBZF3IO4/KlF5J7flVcc5oNAFn7Y/tTZLhpEKsBg+lVyfl5609Bl1HvQA26sFljyAA49KowXL27iKXgetbrVQvbNZ1PZqYhyuHXIORSE1lxTSWcpjlzsz1rSVww4oMMT/An6P8hwpaaTUU86woST07etBuOmlWNCWPSsK6kkvZiI8he5qyqzajKe0YNW5bVIEUIPxpiMj7G8X+qx7k1o2+fKTceaXAzS4wPahjQ9QpbAzSjaPpTR680dSO9IY7evvx6UbhnnnNIece9JwVNACnb6dO9LnPYf40zocincY45oAUN7g0E+3Sk4IpMAfSgA3HnpmjJI6ign147Ug5Pt2oAd5hIxx0ppJzkGjIPB70hwTQAA9efpSZ49qTOeBQMfnQA4HA46ZpcnHNID/+ujrkCgBc5BzyD2oViO/503jrk0Ad/wD9VAD9x96Nx4NJnI4PpQuOKBDgcfU0FmOTnikHDUfmKAFJzx2qNm+YFRTz3H+TTRyKABWbHJGfanbjz270zjHX9Kfj14zQAhc5HQDPNODY4HFROyqrE9hVGSWR2J6AdOaANQElRk8/0qOWbYhYnOD+dQ2bvtPmHgdCTUM8m+YgfdAxQALfSlugI+lX45Cyq2OSPxrPSPJUYxuNXZZFjXJIHpQAklysAAY847UsF0szlRk1mNmVizc5q5ZIFJcLjtQBcJJ5/lR3PHJqGeYRL13N1wKrQ3rh8SLkGgDQBIPUc0pJ6Z6U1fUd+1J50YJXcAfc9KAJAxCkHmkJJ2j8eKaDnGDntTgVGPpx7UAGT+Qpwc5H14pvXBpOgz+tADi3HXt1pu8lic0dRyR9aOAD7d6AH7j/AI0jMSDn86BjGMn/ABpAeMnpQA7cc9MetAbjg9qb656UuQAPbqaAFBz6e9GSR9T0poIA5OeetHUYz+FAx4b3BFCscfjTD1GO1OXt02545pAOVs9fzNLuI/Km4xwKD+fbNADlbvx7UmWwvekHGe2KM8DPGfWgB2c8ngnjNGeB147U3jOOtAPHpQA7cRmgux64wOTScdj0ox70AKeevNLuOR0/GmjGO1HGM9hQA4sTycUoJ+lMBHel3bRnrzxQA/cT3oLdPWmZwadkZyKAAs2cE9aUsMY6j1ppJHQ80Y5NAChh0pwfnPGaZ1btQP60AO3H2oJ6cUmRnFJ1PBP4UAPDHOcCkLZJ4FNz+VA+770AOzg9B+VKDzzimgADnNKOOM0AO3AHO0elJkZ6A+1IOoo6E88UDHEg9R+VSRYMgwAMDNRD61Ys03FvYYoES9qa1SFdopjUxFO7tUnQgjmsqOSSzl8uT7pPBrcaql3bLOhBHNBhif4E/R/kRXV2lumT17D1qjDBLqEu+TKxii0tZL2XzZ87R2rZjRUUKoAA7UzcSKJYkCoMAU26XMR9uamFI67lIpCMvFIG+faadjBI9KZgiTOOMUxofSkegpDShicVIxc80oHFNJz3FGeBnn0NMAx7UYoPqe3pSHH4UAOxzRxjPek3HHFITkeo70ALwRngCjHPXPtSY/CkOc9aADt1pRx+NJSD0P6UAKcgZ70eufxoJI/wzTRkdRmgBTx1xxThyBkZPam4P6UcD3oAXGRnNAGB/Ok3e9LnHX9KAFGD9M0Ljv19qB0oJ7CgB3Tr6Z/Cm5Ofag9FHUH3o/lQA4cg8nOOlN9fpQODn05qtJMzTiNegPOKQE0rhFYnnjiqqvK55cjnrmpLs/dTB65piYBAIzjtTQh15JlVRepbn6UzaQBnJI5/CllIeU/7K+vc0mdxz+GKaAkEgjhY557Z71EI9qHOfU04IZsJ0xySaGBZMYHTnFCAfbAh8enXP6Uy5BllI5wvSnI0gbCg/WldBG+0H9aAIggPI9cVZZ/JtxgcnoDUO4Bd2DmnnJ+eTJ/uihgR7Dt3HknJJqS3iBfJ6CogeKkEm0ER8k/pQBJcTlP3aAdPyqisTFgTknvU5XnnOSOeeelSRYOCcd+tFgJbNCkRbPB9aWS6RGx19aryzbjsj4Uce1RGPPBGW70gNGOZZen41JgAY/p+NVIIVjG+Tr0zmkl1EIxAG78KALfXIBx+FL15HOMiq1vdLN6g4+lTg8EZH50rjHDngd+aUDd703kZPr0FHpjJHtRcBwAP0Hagn24703oDnk9c/jTh1POecUAAAz/SnAfifpTAeD2z+lKDjk+lMB3bJ/lQBz/Wm7iMfzoznv1pAO6cdvpQM44poyD1x6U8ZBPfNACEYHTp2pQcjn09Kbk4/rS/h+dAC9RgfnQDg+1NGc5BNBAHJoAceOegpePrTc8579KUcAYPX1oAX0xS46/ypvQcdutJnPU0AOGN1L2x6U0dfTmlB6jP6UAKvSgZo3Y4NJ39iKAF6jqfagfpSZPrxS9SRmgAP+eKAvzcGjJBpATn2oAXHWj6+vQ9qO/sKAcnuaYC4oHTJ60Z9T09BSZPqKQDun4UYyeaZ0PHSnbu+OtAxeAMZpeopAeaMkD0oAXtxV6xXERb1NUBwMY49BWnbjFuvuM0CEkqJqdnPWmtTERNUbVI1RtQYYn+BP0f5DUUIoVRgDpThSUooNxwpaQUtAGdcLtmb86apxU98uCrfhVISMHxmmIfnB60vr1+tLxk44oU5HpSKEz6A/hRyOxpc4pR25oAb26YNIA3daflvypPTFACZx26UHPX+dBJxmjoPrQAYbkY4pAG/H+dLwaP85oAbhjSncB0FHOcfjSkEf4UCG/jS4NNII4HSnAUDDnHXgU0htvFOJOKTBz7UAIqnt2707DdsCgDJBP4UpznPQ9+KADBA5I+oobJyMj060o9SeaQ5wc/pQAuCRz+VNIbbyRmnAk496D3z+FADecjFUE3eaXOMbuavSOI0yexAqgM479eaBE9wW88Z6Y/nUchYYHr0pyAyBmzk4xmhgWPBOelMBFiIgMh5ZjTRuUlvQ+tWZMpCuR05+tVz83A+ntQtgJo1fyS3QscCm7Xx9DVmXCKiDsM1EDhCOxpLa4DrdGzuPIHFI/JY7RnPINO37IVzxnqMVBvGeMGmAojeSXb2AyTTpevT5V4FSKnkwdsnnmo8EDnpQgI/LYgjHfj3qfyvKjJCc06JTkkjio3lZnIGOD70bgRsHIOB9aSNGduBhAfzqaPdK20dO5p8mF+RR8oHJFICs2VA2qMdqQZHJHFTbS5JAx17dKk8kKpyBzxzTAqzPJJjIwD2pnlE8gfrU7rjgkH0pEySQgz747UAPgiMRLv17D0pst6yYCpz9KRlZjhjn/OaURKewx0pAS29yJjtK4NWFODnaQAO9U/3cDEqN7dc46VGbmcknI57dqLAX/mxjBzTvmxkLxnpVWznkkBEgyOlWS4JwWFAwG7HQ89aUZOQQeKAeDwM8UvOAOev5UgDPT5eSPyo5wMDilXknBo7HIOaAG854GD7U4Z2njFAJPTGaUnnjgigBuDngHpSnI6A80uSO/QUZ9qAEIIHTk+najkHBXAIpwJ59aTJNAB8wHC0EnsD7UvIyKM5Pf8DQA3JHbtS9unajJPAoB/nigABPOFoOcDIPFKM4x7cUuM98UAABI6Uc9eeaMhelGfzoAQZJwBSg+ooB446e1A9h1oAMnnjmg8dB1pfX+lB4zgUAGDjgHFGcEcY96M07OPp9aAGj05z9KO/wB2lByPcdqMjNADR16c0fh0pwOeopTg9qAG5GBwaX2CkUoIxnrSnPagBM5GADnpWuq4QCsyJd0qDHORWr2oArlMVG1TvUDUxEbVEalaojQYYn+BP0f5BQKKKDccKUU0U6gCC8TdCT6Vm7Dvz2rYkXdGw9RWWvBwaaEKw5zR26jFKaVeMY6UihpPFH0perccUd+lIBc8daTPP+FAGelB69KYCHHY0hPBzTsE8gUEccjigBv+cUYx0/nQB7frS7T2FADcnseaBuzg8U7axHIOaOcDINADSKAcH2707ac4A5o20ANA79jzzSjGDnr70uMdaaQ2OF5oAUDHft0pen6UBT/dPsaXbhRx09qAG8buP0pT0A/Gj3x9Pal2nILD9KBCDp9eM0H7vI70u0sAQOKTOSOKAKt5/CmMn2PFM8sbAQOuM+9LdqzSbcNwKcQVVdw2gD0oAIuIiR13d6OQ65P1oCMLUZVsluKAG3KCrcnmjoAtz0XaeAOlMtl8y4RccA5xTrlcODgn3xUmnqVSWVh0pNgKx3yswPGePpSRJvfb0H61EudjkAjA9Ks2vywmRgd3+f8ACntoCK90537R91RSWcRlkz0Uc1HcZLng9eTjrVqMmG1AAILZxxSfYaCSXfJgchTxSriR9o5H1qMgAdPmxxx+tTIvlwg/3u5p3AbcSbRtU84xwKrRIZWwM5J5olG5ycnGcYFXYk+z2+48OwFDdtECXUCVt49g6Y5PpUan92eMnrioySzEnJ/qKnhCgBjwOlGwCoNo3MTk84+lQTuSfUH86J5suRn6+/8AnFEETN88n3RyaV7Ba4QQmQ5bcFqfI27U/Gh37L8oqMLnOOvqKa7iFEeCepOMGmLG2DljkDpU/wB3OSSfSmtIqnH4Yp3AiZSoJPJ4pufVeKmEZfBOQvqaaUVmwoOO59aVwIvMkP3Rt5+lQES7twLHOe9XNhGehwajK4GSfb3pgPt5yinzDn2HWj7epbaFP1xSFFHpwDx61AyKZCRkj2pDNJMFc5JJFO4IxkcVRVmQEK5wMCo3EuCdxGB60WA0iB3P4igDjg5zVO3dkJ8xwc9hTnnc/cUjPqKALRAz6/hS9B7/AEqh9sdT2+oXrVmK5QryetICYDBPFHcVF9oXp0FCTq7YHHHegCXk/jRyKYZl5/kKaZ1zxzz0oAl9KXrjnH0FMWQEE9vU0eavqM+1AD854zRnPamh19etOHJ60AAHGAaAc0ZHalB4yMUAHTg0ZGKUYPek4H1oAcOnFA70Z4pB19u1AACe3X+dKfQ0Z5zRzkHNAAB2pwbikHPpmgDmgBQQeB/KjNHtnNGfTFABwMe1A/SgnOKXn9KBk1oN0474rR7VRsR87ewq9QIrM2WI96a1PZcMTTGpiImqM1I1RmgwxP8AAn6P8htLRRQbjhSiminCgBe1ZM+Uu2XtmtcVnX0OJ1f14oAYenTNJnnPANKfumm5yOPyoY0OJPcUA89aT+dAOeBmkAucDg/lQGPr+tJj8aO3TrTAXdj2ppNL1pp57UAKD26UoPPWkPpj8qQe1ACgnmjOKMZz0zRznJFAChjnGaQ89zSc9f50deBQAvbNITx1/KlzxyM0g9cUAOBPPORijJGc9cdRSZGT9KMnH40AKMEgZ/Sl3dcZ4qPgYx1HFPXtigBwJweeP5Uxuo59ulHQnHP0qCa4RVIBBPt1oEV5pmaRmB9vSpLh/wB194ncOhNUwzdT1NO3MRjHAzz+FK4y5LLiKIBsE8596iE2JuXz/U1CxYLtwcjNPRVC5frmlfQB1xMd3yOeueD0qaG4AtHEh+c9vxqoqZPHJzwKey4+9n3xSuOw9rgqpCEjseeoqZLgJEqE/NnmqqbSSDQMZ6cCjmCw4ymR1YnjPc1clmV2Pl8BeBz1qnIi/wAGPapLdRjf6cmjm6iFhctOqlgFA5qxdSghtv0FUnO6fAH5VK8YihYkksehAppgxbIl5sk/KnJ471PLKxO5SVGeM9hVO3jkfIQYHJPvSu7IzAryT0oQPsWbdXZcnlV6cUs9xsHyj6DpUcDuIRGi5HNQu2+Ybh0OCBTv1DyLdsrMXlkPB6/rTpbncMIMYPUimzSAgRpwg75xUKjfIETOc+mBSXcZPGzuTk5OcgmpGk2DtvPekZ1iUBRjnn0qFENzJgA4zndincQ5ZZJHIQZwfwqYARf6xssf1pHdIFwo+YelQDM8h4zz0oAl3mQA7eM4p6KdvJAB9PrS4WM9e3AzULSbskZ+X2piJS/JJOAKQOWyGAJzSLGSoLfJ6804Mi5IHXqaAGFG3Kx4zzzT9oxg9AMUK/mKGJx7U5fUevegBuTgAYznoaVVcbeQcdvU04lQDtycn1pcgjFAxOvQKMH0pAzHgKvvxRu4z+RoLcnB65oAYVy+Sq8Dpig/cA2rn0ApOSMDkHjpS5A69SaAFAKkEr+lLkDdjAJ9BUW84GSfWgfNyMfSgCQuBkhevtT1HO7aoJPWoldUHviguWOO2aQEhIJPQmkGAckAfSgAA5796UbQc9TQA5SAMAAn1xQXIX0+lMXk9R7cUD8/egB+SCCORSmRRjJGPSoyGPf/AOvTSm7GcgUAT+avQAUeZz05qHKoDgc9qdGrE5bgHsaAJt3OaUkMBxikAwetKOPamAvHp+FOJHoMU3setJ2680gHg+gxn0pM8cUn1xS/WgAXjIwPrTgw6baZilB568n0oAcSM9KBjOcDFJ7elKpAoAu2QGGIGOas1BZLiHPqTU9AiN6gapJG+Yio2pgRNUZqRqYaDDE/wJ+j/IbS0gpaDcBThTacKAHCortN0J9RzUvam53ZU/SgDNHTmkI4PODTmXaxB7Gm55PFDBB1HNLx25FNHFL/APqoGL1PpSdPb2oxR1/GgAzjqfxo7g0Z9QOaaR2oAXPXJpT9aQ9KT+VAC5B4JxSAc9eKOopcZBH9aAD+VA680Dpik6f4UAKCOOf0pM4PPrR9R0NHcmgBcgc+tKNvfGKCeMUx5BGCW6UAOwM4JBHfntUM10iHCkHsKqzXDSZVDgdO1VT9e4pXAsNdNJnLYBHXHSomBJBxnNJnLcmlZtxIz36ClcBQNxzjH4U8EhcDHfmkJyD65pIzgHuKlsqwqZLlcjmpDyDnHNRb8PnHGalcAxn9KV2OxJbortt/lUzW64YjHA5qlBIY33HrViS6LRMAOTximhdSGJAck44pqntx25oDfwk55oUNyc89hilcoe20Jg4B6VJAhYDOD+dQOzMcU5N6AHnAo1ESFAlyeflPcmpJSWjKj161BhpWzjoKNxaPaR1I5ouK1y1ZPj5CBke/ai/TbMHXGTxVVUZV3kcCnPIZnHH1p3FY1IAFibgHv0rNhRmuOg4PI/GniR4gUfvTIXYTF1Ab1HpRcVizfokSKyjDHjrUdrCzyblBA9T3ou5t0a9z61Pp8q+TtYZ2g9KdxldnIJXqBx19qmhuFSHbEAGJqBMSXbAnCn1p13b/AGeLcOOMUXEKN7PtzyTknOTVoBLdNq/erPtyzTALwfWnGQ7iu3k9eKd2PQmkdnZRjJPXB6c1PEiwrmQ89yTyarwMsaF3GWz0/OkklJO5iCTyAf4aE2FiZ5i/so9aaitKAwGAR1pIIv45TxgHBpZJQV2oQFz+Jp3ETMUjHPX3pjSM+QB0Iz/Oo4oyWDnCpnOT3p3mKikRjO096YEu0ISWPA4A9OadnbwOMVCMyHOCw4yTT+EXBOWxgYoAUAtg9eae3B9T/Oolkz2wKUgnDAD154oAUnI9MGkK5XB7d/elyoGKbvJBJHXt1zQAEKD0GfbtSFjk4BHNCqFIzj+v+etBZVxjr6UAIkeWJb1qUnb1/CmZLcAdT+VOVePm5oAAOemOOtO25Xgc0m4Z649hSqTkY6exoAULz1pRhRzxTc8+9Ncnr2oAefl4HQ96RULZJzSxqSAT9KkXpzigBAgUjNOHQmk69Rk9sUvXrxSAXqKAOTSZ96Ufjx3pgBApelNBzS9CaAFo2+1JntQM5pALweo4pQD9PwpAeaAT09aBjiMUKO9FHJoA0rZdsKj2qWmoMKBTqCSvIP3h+lMap3qB6YyJqjNSNTDQc+J/gT9H+QwUtR28glhRx3FSig3ClFJSigBwoRcMc0op4oAzrxNs2exFVyBnqRV+/T93u9DVAgEc0Ag680mABx/OgAc4oGcZ/lQMAATx/Ol4+lAGOKXHFACEDp/WkYDv/OlHWjGetACADHNG3rzSjg+tGMmgBuOvv707H40nf3p3sc0ANwO1JjJ7/nS9885oxzjofSgBBtzn1460EDJ7H60bQDnB4qvc3GPlTG719KAFuLhY8heT6VSlk3AksT7elMY5xzknmgoGAHYe1SBGME/jUm3HXp60BOg5z61JJFjHPP0pDGGLCZNPggL5OOh9aeygxBcEDHerVkE+z8ck0ICnPEI5MgHBoMS+XznNTzKpnCsR04pZIgEyOq9cUAVAu7pQBxtPFWYrf5C3HPAB7UJbgzID6ZNAXIlhBTJyD9OlIseScHr1HSrrQkycDgk/yptvGH3AHk9sUILlZ4duDzyfpU0UZXcOT9alaMRtGrdM8kCp/K/ellIx9KdhXKKW5MjbM4U9akmhCW5yTgH2qaykXdMrAglvSkv1C2uOpPINFtAuJbw4RcMTnHAqvKv+ksvIPUVdsgphAbrgc1WnAF2CpyuQD60mlYE2TGAtByT0/h+lVbRSZhxwD6dK1V2eVnHUdRVWyZFJVhzn7w6U2rAnoJfIQgPfPXFJbBXiwSFJFTakQIQA3fPWnw24dVZSMYxkdcUmtR30M1k2TlcnAzgnNW5oDbRBlY9OajkiL3jDPyjg/lVu4VzanqSoziiwXM+OJnkLDjnilnZ5F8tm56YPUe9PtiwbjPX/AApZV/0jjv0Of1pAFs3kDLry3c9qSJwtyX42kZwB7VYvYA8AZc5A7VBbW/mIfmG7HAqrkjr3ZlXhOF/nTFgbAdzletJglhGR939atAGA/Ocrjk5xSsO5C7OwJyAOML609INo3StuJ4CDoKgVCznaeAc561MxdG+fvxu4pXsMHZ2yOMdAnYUqwhADKfmOeBUiARrnrJ6+lRFDJJtUkseuapMLCs7ZwpAye1OSKRgCflAA5pyKIFAPzPUMjs+3JOT71QiUbUbAIb0pu+SQ4z36ULA55c4UdM0/zFUbUXFACmJuhYAU1mCghcHH503DNkgZNPVNv3sfSgBAXYe4HNAQqckjrzTmfJOBtwOtMAd+D2oAUMQcLjpTgJGBDYGOhoRQoz1Pril3fL659KABQQO2Kd2xxnsaYDjIBpwVgeQB6igAHA4HJ/SlG4t0GaCcHHengHA/PpSARdwGKXB64pRkk/rRk5GDQAc4Ax1obd6DnvS547ZNBP5mgBBnjpThnGeM0n05pRnOWA96AE5POOtHJ7AYpc+n5UdM4HFAAM/3aOf7v/16XsQBRj9O1ACc5GRS8gnigdKUHPpQAgYgninxgmRRjv0pvuenepbf5pkHFAGkOlLQKKYiKVsHFRNT5wdwxUZ6UDI2qM1I1MNBz4n+BP0f5GTpjmKaS3JYgH5c1qCsyy51KY1pig3FFLSCloAUUsbZz9aQCiJNp/GgBZl3xsPUVldM1sHkVlzLsmYe+aAIselDfnSkA9KTIHBGfxoGAzjofypQOKAR6EfjSjbnnNADcc0uPrTjt7A0mB2zQAYGKQ4HHOKcAM8g0YGTkHFADB1wRml/nSgAdM0o29zzQAwE9xx2o9SaX5R9786qXFwnKIT9aAG3Nzn5Yz9TVYZJ55NKfKKYBffn9KVhECNrPg9alsZGVLZPSjO0dMkGpY1Gc5IxTWjX+Etk9jSYEYySMcd6kJJYEDnvToYw3Q9BVhYQFJJ9+aQyuzlhtI/+vUseV6Zz0Jo8tGk4ZiRzgd6e8YLHGRjqaaERSMWfOM+maXcQrh+pqUKjBdxO7jNNeNd/EjDsc00JkgYFI0GD0/8Ar024fFwhU9BzSKqrJ/rM46Z4o8kOzfPx6igCdW/dls5I6YqvCWSYA5AbpUnymJArnqAafMgCja20r7UAQud8xByQD1qbz8WuDwQO5zSRLtLkk5xycc0iRLLJlZOD2xQmBHENn7zPPXH406YrdSqnYHJxUjoEgwGHI2jIIzSW9s65kEmOfSgCONxbuVByMcA/nRHG0oaT06c0TxF58BuUPNXoYWiXaWyuPTAoQFcyjyzGSN/QH0pywqIuNpI59zUCxtLcE5ABPGO4q3JGY4yc5PQULUPIqyN57IFJKqR161aRvJwC5weCTUVtARkkrx7Ul2NyKMqMdvWhdwImYu7yA857VYe43W23PJHpSQRbFySpySPY1GE/f7Q68fjz+VMRLbAIwVwOeM4p0iqL0EZKjn6Usy4yw25xxRAhkBckYPHAosFx8oxbM6gBdtM0+E7AT/EKJmYwMisuTk4Hpz/hS2LNEqh2HPI/GjqBDcx+Xd8DGRmrUw3Wm5uCB1pkyPLK0gZRg4walzmArxz+lAFfT1Do42nNMuWLyiJuCozn3q5Zx7FwRgiq93EzXgYKuMetHQA8sCHqSy880yKUFNqYTPJINSyq4BK4HHPNQRxMU344Y4wD3zUtFJjkBkwE4XuakG2LPlAse5NR5ZRk52jsDmnrGXQFxsHpnmhMGiJ3ZztHJzz2qRIdoJkbj0p7hgNsQwTwPWoAksr/AHM8461YiQzDjZxTAHZ/ftUiQiPlsk98dKkxIWwqYx15oAYsapnccmlLjoDg01kkOAFOSMZzSrbtwGGAOaAEBZjgH9afHFgfP24xmnou1Txj3FKQw4280AI2MZUDmmjJJP408RkkHB56e1OI2+5oAYq7R8/U8807uKUqSMAHHpSgH056UgGlc80vBJHegqBkHgetLsxg470AIcNmgZPrSgHuD9KTB9yMdcUABxkc0g6HHTFOx3ApAOufyoAB70vfilIIHQ0mN3rQAHk80nvS5x1/lRuHrigBw6DJox36Ui4bGDxTscY6UANOasWYJlH09KgwPTirdiPnY0AXKKKWmAxxUD9amkYKKhY5oAiaozUjVGaDDE/wJ+j/ACMrT+b+c+5rUFZmmjN1Mfc1p0GwopaQUooAUU8dKZRG+6gCTtWffLiUH1FaFU79fkB9DQBRNNI55qTaKQj3FAxBx0o/i68UoFGB1FACnvg0YyOtGAOlLjNAAOnJ/Okxk9s0uKOnWgAH5etIWAHWlx7VWuJc/KpIoAjuZ/4UPscVRb/Z6CpWBAIyTio+M98ikALzjmpxFuOGYVABhwemKsrgr6++KlghEA3Yz3xz3pJEORjOMfSkHDgD8u1TOF+UEjjvQgG2Z2yYPQ9M1Ng9iNv86rZ4yCCKlSUbGHfpz1osO5JCD5zN90dgT1qWWPOZAeCORiqZbZwD+ZqwHLRADBB7U0IjcfMB6DtTS+5j0wvTNSTr0zwT1x3p624K85Hv6UAV5G8x1C9SOP8ACnyo0ceCOc8c1LFbGKfcTnB7VauVWSJtxAH1xTtoBXtrQt82/A9P8/Wh4CtwCealjiMZULkqQMflU0gWWRUBOP4uaLAOZUaHHqOtVbSPZJsxwKnysSOGP3TgUR5MSvg7u+aLCGXqAxnAyc5AHen2hBj2kcjr3pGffcogOR1NPlKwZk6Ain5gV5If9J3ov1AHar6ENHyMnpVS03Ss7ORg9BmnSuYFaMck8igBqwYlZx0U4x2qxcKHtWzx8v5UlqgMRB5yec0yZi/7k+vOKVgEs4vJ4k5J71FqEeJkcA44FXJkxFuUjcvNQK32lx6Djp0NMB0USGDgZHoapW8PmTEf3WOf5Y/SrWfJ8xT2+7xSWymNjKCfmOCKGgGXqtHFtwMseMCpLRGWMA+n5U68Bk8tQehz0qxABtbjGDRYDLVfPuCQMKOnuanu/wB2gwvPbtz/AJxRbIY52GBjcegqTUExGpB75xSGLYpmMsTy3U1FJkSsvUA8CrduuYQQR0qlGXe7Zm7N0x7U2Itf6raR+lUpJM3pcgkA4q5esBbk9DnANVreEvGZG4J6UDLFyqvbngdj+NFmqGEZXk+tQ72kKxKvCH61ZiCxKVzj0FAjPkzHcMpJAX9fepVYsxHB9qTyvMkLseM9KZODFMMHJPP0FQ0NE5Vc/MS3NRtNwAOF/KljZpMlcADuaYyrGPlG49jTQCjc+OuDjrUqKAvzEk96i3kfePbnmnKSeOT6ds1QEgkGDtP1pplwp9P5UeTIxAYDipViUDrTAbHuYdzxUuGCnJpdxAIHTHGKa7c4B/CkApO1RyfSmgEkHJx6U0EswA/GpTwOaAAnH4Uds89KXOOwpG/CkAvXk4wO1HPXNIDjJA796XsR/OmAFiW68UZz9aRjjk8Y/SmGcDkCkBJyR1PIpu8LyWwDVcySyDjgetNZSQpI+b3oAna5A4U5qP7TK3A49MUipjovNKE4yBn6UwGhmLZ3Ee1KGfd973oweTjJ96dg5/pSAUyPu65wKmjuCfrVdQc8A496UnB5yffGKALinj2q1ZDhj+FUYjx92tGzH7rOOpoAsUUUUART/dH1qHtVlxkVAwAoAiaozUjUw0zDE/wJ+j/IytK/1s59z/OtOs3SFP70nu39a0hQbCilFIKUUABHFJCpXrTxThjFABUF4MwN7c1PUc43RMPagDM6ikGc9KBnjmk2kdxQMXpnNJnJ9BQdx6kY+lAz6j8aAF6+1HSjBJ7UHIHQUAGTkfzFLuGKT5sZwM1BczGNexJoAbPcgHaOnfFVDJjPX/PrTGZixPGSfSkG4jnGPekAM2TwOtMU4bkH8afvVeCQfSpBHvXKYJ7ikBEG55z+dTwyAsA2ajMbL1UfQd6ekEx5AGOowaTAeXQHk9OOvWomlySBwO4oeKQNhgM5pgVh0AGfWiwEkZL8epzSvEyvu3U6FCBux3x1qRlLHBXGKQxkmACwB6Y+lIs+wYx+mKeiFkxtHoKj8soSCuT35pDJizNgnBOdwq5vGFZuD3NZxYF/u5GParDSHyeAeemapCZP5uWLDkHgZpDMJGWMjpzz3qPJ2hSn5UsURA34wfcU7isWJHCKgXp2psH32Ynk9eKJWOFQjj1qRUBIZQeOaAKkzs9ww44OOnWrSMVibGDj8ahTmdyQc7jz+A/z+FTMq+SwXgkcHFAENopMoc8Edjmp74j7KCccHv6dKLSIrHhlGcCo9QyYCgyOetHQCSyGYwVGAf1pl3/x9IMjP8qdZOVhAKkEVFMTNP8AIDkEdsUdAL8ClUXAxmqsjg3bAn24PerkZ+QHPQelZ4fN0TgkZ5602JGg4Hktk9BVSxOScAbfXrT7pz5DY4zx70tigWHrR1Ar6gMyqp6EfifpVoAfZCW7jPWq2oYlnjXnOasySBLc7v7vrQMhtcyzbnxlcgAGp53aFj0+YYANVdOyzFwfpmpNQZSoUkH/ADmgRJ5R+zh8fMDniovNE86R5GAM/wD1quxkGDr2rP0/b9qc9+fwoGXYiIgUOeOlVYUPneYBw3QU7VCNyjoT1+lWIkH2VcelG4EOogeWo7Z5FOjTbDk5AA5aod32mUZ5UcEVYR1jhZWI+maAKdu3+ks2CQG4OePSp78ngg4J6c0lkg3Ddxnp/jSanw0YzjtR0AkRQ1rtBwQOtU5kaUHaDkdx1rQVNtoWAAyvYVRsyu9iTndkUxCQErhSTz2H+fapCiMxywz2AqvL+7l6gBT6e9KR5hB3Dms9UyiygRQNoJz296Uy+gzxmoUiRVBZx9M4qUCIDk5PTPrWghd5PO7OfalAbng4zx9aVjGCeB9aQyD+HHH60wHKmM5PXmlxkYBpikEEdCakxgfWkAKoVad0PTrTSe/HpxSM+0ZJ6UgHjpz69KQnjjB9DVZ7pVGFOcUgmldcKv40rjLTsoOScAeveo2nAO1QSxHpVdl7uxY56dKUh2HPT60XAezFsjIz/d7UIMr0HFNzjoMgVKgJ9QfrQgFAAPGc46UpXqSOlHRTzioXkbd8vPfNMRJ2PIzTiyheo64qFQ2OTgHHSnOMcUXAToM5AGaXJzxjOOKRAxz/AFFPVCAMkcD0pgIM+uCadGiyMQTyKY2cdOTT7bGDxigCyMCtG2GIVrOHtWnCMRL9KQDqKWigBjHAqFqlm4Q1ACTQAxqjNSNTGpmGJ/gT9H+RmaR/qnPvWgKoaTC8cG5+N3OKvig3HUopBSigQdBSo24UjDg0QrgUDH0jj5TTqQ9KBGR0JFIRz/hT34dx700dSRQMTGOeaMZ70eo5/Gjv2oAPmPelwcc0fSg9OOlADJWVFyT0rOlcucn8galuZNzYHaoB3yM0gGFSTwKZIzfdGKnxnoMVDLGytikFiAhucYrU0gvyrAMp75rO8wIcbc468VeikFsqyp8wahtjSJr2Iq/C9eadBIPKwRyO1SzMLi3DnuPyqK3RVVsjnpwaQiu7Ehvl5PtTxGPLzgc9aZKOxwKcZTsG0dOmKYEe4xt8vPvTvPydpBOfSmDOSDyR1pPlxgDBPoaQyzEytyM8elF1GRhlHX2qshaNwQ+ccVa8/wAxMN1HakMq8huQTj1FTofNC8YIHAqNjvclhn1wadHjzMjkE80AWEbcvHBHHNWMEAHHBzkCqq/Ixx9TjvVvBIwc4NCAauGfjbz3NT8KpHQCo0hYNgnPvTZM79ueAMk07isPA6uuOTmmyurBVzy1PjOEDZOD2piQ75C4b2FCYWLKNgYGelVpH8yfA528kVNMcRnBwTTLdAoODkgcn1NO/QVhnEZOTwRkZptjlmLEdelNuyylQfujB+tWoP8AVZIxzwMdKFqAkknlo64J9Oev6UsY/cA4GSM1E7gzsjdOtWSCE4xwOlO9xFWaTzJEjGeevP8AnvVrBXH93GPpVe1w77h3+nAqa7JEQ25znoKAK5PmSmQHhTUs7hrVhyPfjmn26ARn1PaoAfMlA42r7UDHWBKxncp3dzxmluTvukXtT2fyvmPAPvTYR5u9+/UUCLMjbIWOOxqlpw3yFzwTUk82+NIxgsfvAdxT4YkgbAGM9DR1GRahlpEHUiruAtuQSeBVWRTJcbh0U1JcyYg2qfmYdqLgQ6ewMjgdM0XfzXKJj3Poak09NrNuUBjTZMPfgcZHf0oWwFiVVhRSAAB2qvsF2TI44H3eKk1FgIFB5BIFPhUraAY/hoAbLKqwYTBYjBqCyiBVgVwffin2EW5yzYbHT/GiSYxSMi8ZpoRRumXznQAEdKSJV2HeACelWlijiYtcjLEZBPrVZmAfO3930HFS+5SJxEuMqR78U8QDqcH04qNNsgO3gjvinkAnIPsBmqQhfLj9jxQI1/hA596FT8DjvUsa4XnvTEIEwMkc0ADAwABTZZ0jXLYz6Y5FUZbh5fp61Iy1JcxqcLz64NQnfMe+z69ahRQRljwO3rVpV+QFuFHQD0qRjY4kRtoG409l4+c7R3AOKFPBCDk9PelEWBmRjx2FMBAqE/KAcdyaUxZGXY4HanB1UARj6e9N2ySDkkUwFPlxg7eDjJ5oDZPyg496cIBuwctTth6Z6e1CAiKZJ3HJxzQIg2Tg/nxUxRVOCRjjGaBsHG4/TpTENEC56mnmNQABnPtSK/ykqpP1pfnIz07UgAr8uScYqNjngH86eUJJJNBjwuCaYEDAgctU9smEy3B+lRRwqZue1XAB2oAUIc9Tz7VqKMLWbEPmXpya0x0pAFFFFADZBlSKgK4FWG6VC9AELVGalaozQYYn+BP0f5ESjAwKcKaKcKDcUUopBThQAopwGBwKYTgE05W3DNMQtIelLSdqAMycYmfp1pmOnI/Cpbkfv2qI55oGG3HcUD6imnJ6UnbP9aBjwP8AaFQzuEXAYAn1p7PtQsfSs6aUuxOOKQhpQ5+8D3pwhZgCGQZ96iDZPvSgEnoKQFgQkY+ZB+NPuoidzDqFqHOCM/jipQ5RiHHynpQ11GjNaF93JX881OEf7HjjhuDmkktssSpG3ufSnYBVY1OEHJI9abdwWhatlc2uOM5/vYqeKFwDuGD25qnBwpQdzV0nAOAfWpYEUkLBx8uQPeomRsHjvjg1NnI5NQlQW65PvSGN8lyR8vzH3oWCQPt8s5PpTjlQCScg/wANPiznK5WmS2NaEgFcEN9c01opFIyp5Hc1OqbRuJOMYOe9IrtkJkkYyadrkp2K5Vs5wRk4NLGx342HgY4pz/Llgfvfj3qI7gdwP/16ixrdFoMxl+ZT6fhU0sxC8dzjFVS5Mvy4wOvPWpDIAPmbg9xxSGW1l+UAfePXiqyOXusHO3r60/cQSFPHtTYSSzdCfWgRcZlIwMYA69KgtJMs/X1GelDPtQnOdo/pTYmPyknr6fWgOhLcyERHGRUcDybAAMH2FOnkwMYGWPGRimRsdxB6+1DDoSSR+Yq5OasRf6sDuOtVix89FHTqeelWlI2HPHfNUiSvIdtznOMexqw5xGxUjp/SquWLl8YxVmRx5Wc/lTQENmRHGT0J5ovZMtGAPpSQbiRuOR2HtT7oncpUjOM0kBIhCxHpgjdxVWzfdNu9ecVbALRZIHFVrIlpHYkH3FNgS3hHlLuOFz+fepLc/u/rUd3kFAPXNShSEGccc8U76hYqxnN22cdfyHFWrshIg3HHAqvBITMQAB3Bx1qa8IMPHTPFHQQ6yyELMcs3JqMKZLphnhcEVYtxiHtj2qJfluHIHOOOKAJJnFuwfsffvUUC5czHkknnNPvJAuzIDDPcUvCWhZR0GRQAl0POkRByAcmpZji0bHpUdqN4aQgA+1IrNOdhUFRQA/Tk2QnPWqzDzdQK5+7V1HWKNt3QcUy1QGQyFArHt/WmBDqOPkBHPrTJIwLLG3OOen4VPOqXFzsYAgc5p91hIVVVGD2ouBlw2zyKzKcY/WlQNuVFOTnkZq/GqxQM23p7dajso1eYyhMD0HNKwERYojlhk0yWV4kyRgmrREb3hUrwDmkuo4pZuUJ/E0wMvaWbe3zE96kVAyqCNq+tStsUOvlnJ4BJpCU+VWQhAemetAxoXaeRyegIqRegLkY9zSkoHOMkdsmlVIwPn3fTNIBd/GEXn1NLsLffz9M04TJjCqeBxgU3LMeQ3/16AJFVVPAxx+dHmAduaaId3JZxzT1gjDZyWpgReb0wG5PFO2yODjA9M1MAijC5HPFI3l7uXOD9OaBEYi5JJyKcqoD0zmhvKGfmz36UoMI4BP40wHAD6D0pG5PJ70FlZSc4waMqerY/CgBCep5obg9eaXCDo3tQQn9+gCOEDzT83PpVodKhijXeW8zJPoKn2jH3qQyS3G6ZK0apWq/vevQelXaBBRRRQA1/umq27Jq033TVXaV6igBrVGakaozQc+J/gT9H+RGKUUgpRQdAopwpBSigBsn3DToRhacBSgADimAUGlpKBGddj99+FQEjof51ZvR+8H0qtmgYYBOMUhHHIpc8c1HNJtXNIZVuZCflU8VVJNSMwyT3pgOT14pAIqlj1p6jrimjGacCBxxSEO2lgcHmlYkxc4yKFkwKYxBbIIHsKdwEhRWY7mIHtUe35vl559KeFDHjgVYihI7DB5AzRcZJbRE85wasT/6sgjnpSWyFckcU+4fEZ3DB9TU3AqxnZk5PQdaav3ielIp2oQTxn1p0JUHGcfjRcbRKVV4GyOcZqBFdmwjcjpirKoFBbPP4VVVjG+7BwO3rQmTYsRtuUK38PfrTli+bJx6YqInzSWA6enNTRq0eMkkHv3qkyWhk0Y8vgDcOaqMrbic5zgZPtVyTJJzxzgVVJ47gDODSdi4iAHdnkYGM1NnO1e46c96rxyhX659qnDGNiWHT1qGy7Ev3RlueOPelgU8sVGKj8zcjnkelSxyHyhgZGKE0A6Vs7VX+LqQKAMIwPP19aaZ8Pjb1wenShn3dMDAouFhTueTkAqOPSlYgOCw4XknHWoEmZcZ2nPU+9KX8xCWyADngdaLhYsWxMju2CAf0p8sm0jAJJ7j0qrG5wfTPBPpUjMAqpwOv5U1IXKWlTEQIU8cVExLDYAducmiMsVxkFRimq379sge2DRzILEzDbGuAQRzRGTLIW24HQflRMCUbcOQPSmwScjd16AZ6U0ybD2fyo2+8SD6U2BdmHwMk4I/lTbkjf85znirCcIAfSncLDLgB5UXGSP06VMPuEtxgc81HAVZt2QSevt1ounIIRMfOMdP0p+YEcACuDjBP5f55qW6wyquCc88UgjKpxj5Tmm7/ADZl2/d6A/lR0EWovlTp0FQQlTKXz16UrMY1YDr2p6gRxfL/AA0AQ3eGuUTkcc/5/CpLo7LU5z/OmL++aRsYJ5Bp8w8xY4zzmgZNbD/R1znpzUdkoIYgdyDUqviFtxII4+lOtQBEM+lMRTYk3hTdwecU+5maJhtPJ4p0Kbr13x93jrS3Cb7lBjpSATHlRhmznqaFHnp5jEj0qW9H7kKOp96S3XFv0x7UARAmaMRLkZ6kcVPbRLErDOcVBYD53YjjtTpJSt15Y79aaAcIB9pD4+8MmmSJm5B7Djip5ZQkYI7dMUwspiLevNMDPljyHIOPmNRy/vUAxnH6VcMakZPfpxSeUEJVeQfUUhlZBhMDr1pwVR9489M0uzEjYAz0+lKYwTlm2kdulIBVKIAopTMFwF9PzoWNAOQPyqUbRkADimBXLyknHGKdskPB/MVMJV4wFGab5mSfm6DtQA0RNyM57GlEIHJOfY00Ox5BPTH40CVh9fftQIeFUccnNLndj5T/AI0wO5PJ79aA8meSBz0pgSZUHAH/ANajPHG3FICfy9Kae/agBWGBximueQOfwpw5IA6mpBCoOW/nQAy3U/MxAyan/CjaMAUo9DmkMnszmU/SrtVLP7zH6VboEFFLRQAhqF+9THpVZmyxFAEZphqQ1G1Bz4n+BP0f5EQpRSClFB0DhSikFKKAFJxTgciopPu1JH92mA6kpaSgRQvh+8WquctwDVu+B3rgZ4qpk+nFAxrMACTkVnXMxZ+M4FW7ttqetUJDweM0gE3bhkCgnHGKbE45B4p/frSYxRjvn8KM88ZozxyaARjtSAN3PQ/lTCeckcU7OewpuRxjOaBDkbbjr+dXI5shR09apHj2781IJsLj+lIZqxyxjJ4we9RXsgfbtHSqBkcrjJxUsRbjJ680MaQ2Y/KAO1Ir4U9iPanStl1XNRk9cdM0hllZ9+OaruULkbsnPpQX4HP5Ubw5AxnnrVJEFmwZcFWAz0FT5zHg5z3PSq8A2yqegNWrkqq9Rjr0pAyux3DOe2Ki8vs2Rx97FIrkyBexq04UDAAwO/pQ0UkUIk+YjrirBjJkJ446mpVREyAOTyaeAuCrAZHOfWptcq5EVAUqTncacsZA55/rSMMke547inkqPlAwf8iiwXIGQlxjByPyqdECqcn5T0JNMIBBzQrYg4yD3NKwXCSJS6lW49Qc0roFTAPLGlVQi444zRlS4GMc596dguESBRycnmnygMyH2+bnHFMBCuSD78npTYyHmJAxn06Ciwi3CEGCuMDjNRx/M5OTjPGKZbEBDk9O+asQoFXPOTgn3p2uK46Q/uGbqev9ajtYvkIPUnr61LMAqqvUHOcmltE42k/T6UW1C5WvIXM4CDHy+lWvK2RsSMHbjIobBuGY5yMD/wCtVg48g9sjtT5QuZ1vuWUljx/OpLrKSKM8cDip7WLaAzDrTbmONrhQTjHpU8rsFx6qDD24HUVVs3yOPf8ACrk7D7I2zg44NRafAAAW6/SnfVB0I5HAnBPXHPPSpGk/c44Ax371JLEjXAJ9MU+eMCDCgjmqs7gQWe1YiG/Oi2Ba5Y9eeP8ACporcJGe5xUNsjI3B45P0oEPkk3y+WvGCCe1SNJ5alf4iKqxbmmdgMZ4FEkhFztzx05ouBag/dtk9COvNNifdcbzjaeAaiu5MhADjPH/ANepJH8u3+QjNAEl0xMqIMbQcmppW22zN6DtVeDmLcx+c880eb5uI8/KOue9HUCWwAMO7HJ5qFgHv/cHrTzOIE2jG89BRGNjhjjnqfejohC3seY1x60gT9wT7VJI4klx/Cv86FUJAQOTk1VtR3KUjbdqgk45pruSuMt9aHGXbkZBwMU1mYRnGB796lAKjjaWJIOfWm/MzdR7j8aYpZj8xG3pzSuzDhBxngUDJERjksTk07yvVzk9ag3SEZxj39qXMvHHSgRYEK4HOQKf5aYA4NV/32Bx1GKP33OF/D0pgWNqgEBcc56U1hwcLz04qH96R0HtSkz8cce1MCUhtvfmmNjrnv1p26QL0H6VGXfuuM9KAHgrxz2prAAcHH60gYjHy8dxSF8LkqcfWmBZhAVM+/pTwfpioov9WMjJFPzgHikA/dngGjOf/rCm0ueKALdmclvwq3VOx6vwfxq7QIKKKKAA1UYESNxVvtUTigCuaYakbrUZoMMT/An6P8iEU4U0U4UG4opRSClFADsA9acOKbnFOByKYBRRSUAUb7h1qpnvVq/++vFVdpAzikMrXbjyyO/aqQO4YNXp4vM6daqNE8ZyV4pMCtjDnipV6dKR42DZwfyp6gkfcP5UrgNBpGINPKNjoR9RTQp6dDQA0E9AKdt475+lGzHVT9aP89KYCZyOf5UJlnpyJntT1+XkYzSGPSPjt+NSELuwQPypqAd+M05QOTngnipYxmAXJ9BwajcAE5Ofapv9oHioj3wenrQhkeecZ4706LDPg4/KnbT5eSw9qWFMkfNkZqyCYsFbBA6/l/hSyP8Au/UkdM9Ka4yQB1zx3psh459ODUghIR+/7GrTnaxJ6etQ2nG5zwcYNTMm8Yz1oKGYwAVHJp6sCccEnGaUQMYhtXOOgNEUe2U5I5pDGxsAxPOM44pj/LzyBnipDFuUYGVJ7UkseADyD2IpMBTgxoF6t3FMC4IDZ5p8aF+Gxg9AajZcTHkd+c9KVwJJCQcgEgdvzoUoH3HtTW4gYnHFQGbnKgnpTAllfD7u/p7UREepGfTtTHLvgEY/WiKP5gc/hQwJEkXfhsmrcch+9nGRzkdKo7gp4AGT3+lSFjtIGAT7dKLisWVl3uWLEHpxU8UqoC2cZHbnms1c4Ocn19qkkLNgAn8ulCfULFwv1xz7YolnZ4lUcDg/hVeHOBnnP44NODsTzkjPr/n2o5gsTpJsfaBjI5OKidDMzux5HQUrt+76e2RVi2+7jb1GKN9AHBQLZQTuLYp8EQR+OlRCRVk2k9OvtUs0pCBkHPpVK25IrZLlsn5elK7dF4psL54x+NNDKGOD0PNVcQ+NvLjbnOOKZAzLJhvuknFMmfbIDnC460uQiggYwaQx6KiztjPNRSW4+2bs4U4P406MjqxOetOYlnB4welFgIL2Ha0bqRgnBPp71JLb5hU7uB1HtQ5ViBxx1FOZiE29+3vRbULiLGXhJXpjjNMt4ie4LYqfdtBwcA8AUiOE+Yfp2o5QK4VxMcg5HQdKlnEqxjnr9KcjeYwcj5u1TO5ZQpBGRnNHKBDExJ6Ypkkh3bQKswIN53CmSxK0hwOp60NOwIqLgzZLDPWh1wQAAOccVLLHtmYoOMYIz0qGYkqoxzn1pK9xgsRXcMD2qIEqxD/jUkkjA574qB5Az4PrVMRKkmFPHsakWUkE4Bz7U1YVfOCQO9L5GMrnnrxTAUzEAjH44pUmO3pg9yRTTD8ow3vzS+Q470AOM2eCv4YppdfVgfWgwsc4Ix3pRCe54pgOGDyG/Sg49fpSmPp8wApfKAGd35UgGc5JPvQdojORQVK8j165pG4Xgc0wH25/dipc47VFBhosg49alH5ikAoPp0oBoAzx6UuPTFAFqy/iq4KqWWPm9at0CCloooAO1QSNyRU9Vp+JD9KAGN1NRGpXqI0HPif4E/R/kQinCminCg6BRThTRThQA2XOOPWpE+6KaVzTwMCmAUUUGgDOvs+YMelVifUnFT3xzN9BUHakMhnlCYJz9Kj86OYYOQfrTrpN6ZHUVWhiJOOlMQ6WLAyCfzqNGK4DGp3RhweKicD2qbDBtw/jJpN5B4PNSKpaoyjbjxQ0MaWYjBJwe1GCCB6U/adp4pFHUnihICRZGGOcCkWd8nkdc9KZI2cAdPTFCjkYGB7UPRAibeQc989xT3k2xHkA96hHLcA8U64I2AAEnFQlcdwQlhyQOOuKGkIBHFKqlAMqc0jjcp7Ee3SmgYeZIwwqqQPSpLdgR8wAPeo4WEYOe9SRYyT1HXNUyRWnySAin6Co5ZFwcxoCe2OtKFAbc3c5xnioX5fnOKGgRYjK+ScKBn9anhb5+elRxACIA8HGOKRCQcZOakovkiM7QODzTeASePfmoVJAz1xj3pRJhto6HjgUxWJcjHpk9qa4U/Lgnp2phcKmSelRmcbRt6/SkOxYTZHjgZqlLIhcleST1zTXLSMST7cVG5HRcnB4PtSGSkKw+fJHpk8+9NUopwoz35pApYfeFBVVIye2M4oEO3CQkfMw9jTkUAZXdgds801CWYhQPyzQNoU7m4z0FFguDBA3AP1qTYCBk8GkGAMqOhzmpUGW5ZenSkO4+NUUjby3SkZA8v3icZyPSnKVUkhuccZpVUupI+Xvk0WFckjVFjyOg6c0QwiRvm4zng04DbGB1PUe9OT769fT/P5VXKhXFlhUEJ2HI4qWOMqvXPGKjdgWI9O9OjJVD6dM5p2VxEccYeQ5J9aluFxGqj1oQAqMDg9elOmJYgHBHU80cugXEiU7M+1NVC27HIzxxU8Z2xnPIHeogW3jHGM8U7WAhuD+8Gc9MEYpX+5jIHrup0gDSs2D05pjAGAZXGDyPSgBYxx1602MkE5IPpinx4AIBxkZpEQKqj7tMCFSzMxJX6dxUkjhXxlfm700xlXY46+tK8ZMgJ6dqkBXGQoBGc/WlO5kJ4yT+VNnVnUDr2oQAIQecj1p9QHQE7scYBxnNSlnJwcD6moYk+c+55p7KBJ3544oAnWXaCe/pmjdg844pPLBQdqbNGREdpNMRE/mNI+ARk8c9RUbozDaQTn36GpRlWPqxGKTJmJbJwtLUYxFCI3mIWJPOeah8oK5Makjr1qQIu5gW681Fny3IySBQBIm9jwrdO3FSBnddwBODTBKrdMDmnKingZwR2oAQyOTgL82c/QU5WfIPl/epGjyByQTxmgrz98jrxnpTAeCrDgEA9wKURnOAW/EVEIzwA+VzxmnbXII39qAJSrDk8j6UmHPYkGkAlwAT09KXzGUDqDQIY2enNMdiVwc5PWnu5Ht+NNErLyOmcGmBLGoCgYp/wCAoRtw69qdnnH60hjc80v40EkjHWgHmgC1Y4y2PartU7I5LfhVwUCCiiigAqOVMnNS0x6AKr9TUZqV+pqI0HPif4E/R/kQCnCminCg6BRThSClFACg06onOCPrUq/doAKD0opCeKYGXdHM789Ki4xzSyuGlfB5ye9MGB1IpDAjd16VAYiHDAcZ6VYyKTqetMQyQowAPGaa0AI+U1KLcO28E5p7QEL8tAFPhOnT1oUKenGKZcQuhPXAqGKQ55OaVxliTIOBgVE2OPQU9gzc4qIKee1S5DsMdiD0pUc9eKRkbinQxMWzzgUtwJgcDt1pc7pFz29DSMm0df1pbdWaUZ6CqQFxlGzgc1X8srkGryp8pBqIRlm+neiwrlRY2LAHuamC+UD06VMoAzxjvmo3JwCQPxFMREF3HA6A+tR4DNgdA2efSrfSI44LdsVEiZYAD68UmykPMZRN4PGOlRhiuWGeuD7VHcv5Z27eo7dajjuchsqM1nqUXklUDLdulVjdschQMZyM1XLs7Z7UucZ+tNsESPIzDBI/pQrKG5ySD6cCmDLDk7R2p4QgnGQeuaVwEJ3EkkA+3epIxwO2PbrTHGDkAH6Uq59h3PPWlcBSFDct+FPYDaOPzFNSIbhxn1qYA8KDg/zqkxDI0YjB4GeeKCiI7H734U8fKTnn9acFHOR6nntQAgX5emAPSmRglueFA5PNTMMrgDJ9qEjAcY5NAXFkIHUYyOTUkBDBlGOKbLFv6YIx0zUkAVcgd+Oaa3AjkkyxCjgdOalDAIGJxjjr/n3qFosPxgA9jSyxsqAdRSTsFiaJh5nrzgDNPkcAbRgZPWq8O4YOAecZH+falk3CU4z1p82lxFqM7l68DtQzLuAJ7nnNRYIQrk5NQwtht3t2p36BbQus2xdp6dqareX8zH14qC4Y+ZnPTt+NJOzCLAPtRcLEikSMW69s0SH5cYbJ4qO0YjPTkdxR5gaQcY/pTTVgsSD7pIIz3zTlI6k/lzUbPgcH8KAR5eeuBmi6ESOSW+bt2/GlBBABORTAwZhnPB7U3cQ5A/Gi4Ep4TOSQODx1poUqMgetIxLN8xGPbvTyMIMAbj3pgOQbiCO3B4xmlxufkc54OKapOOO1PjJY+v4UAPbgAdc+tPfGwD1pkqlQD09qQ5wSW6dKYiORfn3BgCBxmoEYeWd3GO1TyfN3xVORirYJJU0hjSC5J3jHuaXjdtYYI70ADGQT06cdaRfm4Y5PY0mMf5GQCjDJA4NGJFHzdvTpQNynK5xUiz7SAwI+tAiISuPujAqTzSSBgY9DUgKvyMA9KRogR0xxTAbvjbgj/wCtTlRT91z+dNEWScMOemRQsDgf0oAmVJFxkj86Q7hnIpE3r7D3p244wVxmmAzAHUGmEADjmpmIOOM9qY2MHIoALfOznntmpSOen4UyEfLyOTUgH0pAIMelLRjmlHSgCzY8s3rgVdqlYj5mPtV2gQUtFFABUFwcYqeo5l3YoArNUZqVxiojQc+J/gT9H+RAKcKaKcKDoHClFIKUUABXJFPHSkFOoASmyHCE06obttsDfSmBlEg5OPrSg8f/AFqTGc4x+IoA9BSGHyk4IFBA5yBS9u2KT2AoAdG+DjoPpU498EVXx7CnxsQaYiZoUcEbRiqh02MPuq2h79c1KDkc0AU3tU28IKrGJQcEfhWsUBFQNEAenWpaKRlbAZtuOPrVg26BMAEe+asiEK2QOfWhlJ4HakBnug3BV/nU9vFl8gn8DSmE78nNWI1CDjP51SEThAE5JOKhfjPJ9uakyAuM4/Co3UPxngUxFchSc57dKEj3MSxIPTFLsxkDnPY1NFGFXoOvFAEUsZxglsUQgB/mySD1xUrpl8ZqtNwxC9ScAms5MtEN6d07EenGKq7NwPOAKviDfjHUdaiNvhyM5Ht2pICoo+YDcc+lTJGfXb6nFNZCrc8eoqRFONwPNNghdg28HNOOSCAR7jNCqcnkkninbMZAPSpGGT0Y9OnekUNn5Tk+tSRxE856VMI8ZAGRQBGVypI9R2p4DcYxUvlk9exycU1R82M80xDMMCScdAaUK/cqO1SSxHIIJwPSjkoTgDjkUwGndgdC3pnp+lPweuOD371GMmTIzjp0p0hZcjB6Z4oTFYXk7uODzwOlOIZUBwPb2pse7aSFGAKZuYuc5wD+VO4WJsEsOMU5ySSDz6UgbC7sZ47UsJLtk9xRogFjBUdPegg/eAPXtSyHapA5Y06PDL1HtT02EBAIAxgGmhCHwFOMetKzb5F5wAalGOTzmiyYELgMTgZ4oZQyhSCP605Dubbzj3oc8gNjGcZ/z9aLIdyOFcD7n6daYyYfhe/X05qyo+XPY9aYAXx3osgGMvT2H5UuPkOOO3NSNwMLxn1PU0qDavTkeposIhVcHvkUmPmb0zxU6Z388+lLjPqc0WAY6jZnjHtUiEBMN3/xp+4DOc4xmkxtQY+nFMBkX8ZwBj0pwU789sde9PUArk8fhQWReOp7cUAIzbjgt09aaSzcADrS+aDxt/DFG72wKAK8uSyjcARVaRgQAOoPWrrBTzgZqrJEAx4H1pDIifl4HNG0c4bn3p4UDIAz6U7YhOTjNIBI2aNsE5GKkURyjOOR3pigqcEcEUoVG5BAoEKYGVcoRjr3pBI6fe5Hfmnb2QEHmnho3XD4H40wBTG3AbBHoaeBIM7W3D60w264yPTk0BHQDYcj60wJA2f4eaXccdaTeVHz5HbmkAUng474JoADnnFMYZHOaeUx6ge1NKEjPP4UxDoc7P8A61P7UyIALgkin8joaQxaAM//AFxSAe4+uKdjI6igCzY/6xgPTrV6qNiD5rHjpV6gQUUUUAFNan1FK21c+9AEEgqE1MxyPxqI0GGJ/gT9H+RXFOFNFOFBuOFKKQUooAazYYCpR0qMrlwak7UAFVb9sRAepq1VK9b94oHYUwKWOPakNP3etJmkMb06Hmjr3p24dgPyozz0HrQAh6e1KPzozk9BSjHXAoAVWCtzzVlCOvaqoxnkZp6OV+7gCgRcGcUEA8+lRxyKxqWmAmym+XwalFH4UgKhTB4pWGMECpHU9c8UjjigZFgnmmtkcdzUgG3OM0hXg0CIY0y2Sc/hU7dADRGuDig8NigY1wc5/KofKLANjoanx/kU5EIxk8elJq40yGMAODjhutKyBCeAcCrKxqox68iiVPlyKLBcx7hPm9O9ESFhj9asTR7yeQB61JDCcE7aT1GiJIu4BHP41J5A2EnuccVYiiwfb6VLGOXB6UrBcr28AzjB49R0p7xbZDgcVOFKqSRQyfxcZp2FcjWMPGQPy9KYsQVenOe1Wfu4XsRTAnzn0FOwhHQbR700KADjgdKeFL7s8+lDp8m2gCAIoY8DjA5pzqCMkdPXFTGMn5j6dKYUY/lRYZEgH8I4PHFM2ZJxjrirAGxQAOc+tMKfPyDigBXQFcc4x0plsvzZB4NOJJzwM+9OjBVc9M0rahcilHzZyfWnICITyfzqR0z68jtTkAxjniiwXKgyGIGc/TrU0rEr7+hFPEYDE4/GnbVYZweORQlYVyOM5Uk9vWowxbJIzj3/ADqbbuQgd6QR4YLj86BjZJSMLj347CnhsAN0x3xR5QJBOCcUbNq+wyen6UxBnJzwDjGM80pbcdvUik2Zwc/hUm36YoAbngcninpyv4YxS7QMZAwKRiM5HApgO647/wBaXJAwo6e9SQIACWGc013PIAOKQELZXO45ph5Y/wCeakbcP4aaVYdRzTAYCAeQPoKd1z9aQgbfcUxTg8H35piJNo24xzjjimNGMnrTwQyg469KVlBHQ1LQ0ysI8dM+9OZQRtXr161MVPYfWmAB+RjIpAM+7xnp/KgoCvyH9KcygDnqfahV2njB9MUwEDEZLDI9aQxxvypP4U/CsCD3PemeWQfl7UAKsbr0YkU5XDEBsg9wPWkV8/eGMU7g/X270wHlcjrkUmxck7dppvKgkH86FfI+YfiKAFMZJBzxSGMY5Iz6U7Ax8pBpjMc4pgMjBVirHjtU46ZHSoWx8p6Yqbg0gFGScUA9s0o60cge1AFixP70/Sr9ULIfvz9Kv0CCloooAKinGU6d6lpCODmgCmQdvPFRkVPKKgNBhiv4E/R/kQClFNU7gCOQacKDYcKUUgpRQA4U6oi5DgVLQAhrLujvnb0HFabHCmslzliT35pjQ3pSdeuaX/IxQRx06UhicHpigCl6DntRzigA9qB19qUD0yaMfpQAZB70DBHHNKOnAHNL1PWgBB161NHMQcE8VFSgZ/8ArUCLiuG6GnGqSlk5H8qsxTB+D1FMBWGTjNOKfJinACnYoArYwaQ5A61MyZPSmmLnnpSGQgY6HNOCfLnPP8qfhBjPJ7U0kt1/KgBgBLAHjvU64J6dKYAQST2qRV5yPxoEPCgjn8KbN93ipF4+lNbG4DGabGigYSx5GDn8qniix2p74LZAx2pwPI9OlSkO4wDZnAP4U6HBbpUmMH2aiMDJIPTrTEEpXoKWMKV6cCmSpuO4HinxjapJ6UARFwWII6dDUjgbCw796ayAMDUjH93t9fShXAigJJ9qJt27vilXIyfbpSykkgjtxQA/P7vJHaorfOSGp+8gEH0psXdugAotqA2RSj8ZwaWYYi3fzqSQ7mX/APXSTHMeARSY0V4QSzeopXfAA6inRKBnGMdMU2SMs5xgdqWtgJFBwDTVfc57AU4L+7xkHioo1Pm89vSmImO3bu7dOKapLY9M0ycdMDnqadCvyHAxQnqOw88HByOOtIM4JPSm5PmYOfxpZD6gY60xCrkj7pznvQRkYwAT1pUwRu/p3pqnqTQA4DA557ijbznPWg/j/nrTlG7HrxQAZGccUgXLDI60Mu0+nvUq4VNxyRQAruqqVquHOOCD+NMmkEx64zURjHZvwpDJt7A8kZ+tOZ3x93OffpVYbw2Np70vnMpIxnBpiJ3JyPl6e9INuRuBzTPM6gjIp4kU5HH5UxDsLyQCefWjIH/66OMelJ64IJzQBJwT39801Y1PPT0I4pFOOMjFO/rSGIwAB6kdsUz5SPlJHsKk5/yaa0ZbOODQAz5dp5OaEAzncfX600ny2+bjp070Ak+hB75pASFFPzZJ49KQJt5VsjtTRlSSOtPBH09KYAWHRjyKQAcgsMUdj0ppUgE9RQA/yuPlbGajdcHBK/WgMR0x0pWYFfmHNMBuzAHINSIflA4z/KmMQRlfypqk+YOMH3pAWQhPGRx1oCEf/rpAfQ0ueaAJ7METcjtV+qFp/rh+NaFAgooooAKbIcKTTqbL/qzQBWcg9KiNP7fhTGoMMV/An6P8jN09y0JRvvIdtWxVaBAk74/iGasig2HClFIKUUAN2/vM1NTQKdQBFctthY98VlMD+ArQvj+7C+prOYck5IFA0B9KXJ9vypmO+TTsZ7mgYH9aUHsTzTdp9TS7T0zQA7PPFGeelNAI75/CjDevFAD896M03B9R+VLg+oP4UAOHvjNNyDx2o+b2pRuA9/rQAufypVboeKT5scgUm5unTNAFtJSygZwfWpBuqirMDkdatQz7uG4PrmgRJ+8z6UhQn7zGnnpnrSE+xoAZtULwM+9NHBGeacQS1IeT3wKAFc04YVOaT7wyCfyp/DLgdqAEjbCkmlU7hmm8BNv6U2NTsOPyoGOddwIFMGV/E0+NsD5qfgN8xPWkAxm9M0/hU6/eprKGYEDinHbj6UwEXkbfSnuAItuaEx1okOUyvWgAUBxk9qR1APHNLBkqcmgqRweuc0ALsAQnikhPPIzjpT2X5cCiJAq0AROMuwHPHNSP8kPHWmBP3pOOnQ06UFiB2xigBY1U89OKj+V9wAzk1Kw2Re/SooVJGT0oARsDAHX370hTLZ/+tSud75A+lPIKpmgBmCAcdelIMqOn5mnRZJJ9v0pzkAAYFFwGOPmx60oXHAp2QBnGcU0ck5/KgBNoLk56UsikcdjT+CoC460bcnLUARqpwAOQBSAEMevpTjw+3tSADbnjPtQAvOAfWnAbT+HWjG4ArwRQF+b5uO9FwHKuRk1DcSkjaM9aJZSoOCcY7GoVw2TuPPqaVwEaNmHykenNR7HUc/pTtjg8dfanCZwuTkCkMQFgRx9c0vmg8uuB9Kd53H3frRlCMEY4piHJJHkg4HbHpT9ik5+X2NM8tWGMmgxYA+YgDqKYD/K/3SO1Lt+UfLzTAGQdaXcw56+1MA28/dIFKuCfanbhkAjn6U0Y9CcdKQCgD0pfX0pu7A689aXqeOCaAEZFYYYZNRNG0fKEkVYGPb8qQ9SM80gK6sHz2bOOtOPIySfrT3jV16AHsRxUTI6gdGXp06UwHDhevQ84oYg/dPUVEZBnpg570h5Y/N+tADmbOOeDSBt3ymm5bv1pFJDZApgSbeevOaFjBb72aN3QY6+9OiGWOR0FICYAilA55xSZz160o60AT2n+vH0rQrOtD+/Ga0aBBRRRQAUjDKmloPSgCtIuBUDVYlIIqBqDDFfwJ+j/ACM9D/pIH+yf5irAqqn/AB+Af7B/mKtCg2HClFIKWgA3/NipKrj/AFtWKYFC+f8AeKPQZql3qzcnM8mOwxVf6UhoCKMZ60oGKTv1oGKOD6fhRz60d6XB7UANwQcU7nGTR0oyOvWgAzjvQvJ569hSjOOlLzzjFABz2oH+cUH60oz7fSgA2knpRz7UZ60dBQAnbpmlBPNHPrzS0ASxzMpweRUwZWHBxVUcACgZHIOKBFrbgGhVUjkcntUaSkcHnFSIwbmmA7GFIoAIU96XbnrSHO/OeMUAJHk5LU5M7j6Uox0FPAA6UARtljgdKcwPQcZp4GKUDmkA0dDQgIBz3pwGM0pGeaYCMBtpFAC4PSn+1GMigBu3AxQmG5p2ARQowAMUAIMZxSstKqc5p2M0AMPAzQoB5p+MjFN24GKAGLhywPQUpOOBSxpsprodwNADVQbiT+HNEgJUEZ/CnyZA4zRGvyZNADY4wox+ORSSLlzjNSsQSBTflVuTzSGN2Dy9ueelNSLDcnipQQwzmkYjGFPINAEewhiQTyeeKUjPrmnMNoz69KaQDyxx+NAAiA9RyOhxTQhY8dPepY/uc9KjkmYH5RgHrQAb/KJzjP0qGYtJyCBQ67s5Oc9fajbn73WkMjAyDzgHqKRI3wenbpxT9ny44wccUICCc849qAEBkTGcfWjzMnlQc+hqVicj5cj6U3YpwTxQITapBAUU1oOflPapfKJOVx+FNMbpkgdfSnYCMRuD9Kem8HBX9acrtxnP5U4PgZ/CgBocnhlpQykHg0Z7HpSk5ANADuOe9BGe3PtTcZOR/wDrp3JFADSOnFJ5gBAxjtmnjI5qPHXODn0oAcJFXIBPvntQrA98/Q1GVOPX3NSqNuetACEj15pC3Xn/AOvTs4PT60uccEZIoAjdEbhgPqKha3Gcqw57GrQx+FNOD2+lAFNkZecc04ow5xVvjHApOOcj9KAK3lbjgHFSom0c4zUm1euMUhCnrQAnf1pw460mB04PtRhc9vxoAntj+/TnPWtGs22A85Mev+NaVAgooooAKRvumloPSgCnnI60xqlKFc5qJqDDFfwJ+j/IzU/4/B/uH+dWxVSP/j8P+5/WrYoNhRS0lLTAcqjrilY4FNVhnFJO22Jj6CgDNY7t7Z6tTNoz96g/6tR60mKRQ4LkcEYo2Y7im5z0pexoAXafWjYVHX8KRQcZpc8e1ABjA7Uu3jJI6dqaaUUAKAc4pSpBpD6inZ96AECnqB9KUKcYxSDJ4pQT09elABg56UmGJ4HFGPelB4+nrQAE/wCFLhu44pM5OccCnbiOaAEx7ZoK/pz0pwJx39qMnrnmgBMHvnB9O1Ku4cAkf0pcsPr15pQ3HoT1oAes2OG5I4qRZFPGagzz0GfekGAaALXynoefanK2W/rVNCQeuM81LETu59KYFsdPrS8DrUIzwBUmcigQ4kUBqSlxxSAM96UU2k6UwJOO1L1qNTTt2KAH4oBxTNxFN3nNAEmaSmebSiQGgB5OaO1Ipo4oAOopf9kUhx60hdQT8woAFUhjz9KJF3MKTzU7tSmVOeRQAKm1aBGM5NMM4z8pGKPNPU4xSGO2cnPPNIY92T29Kcrg02Qkn5elADC5xjHA7U0AY6HOecnpT9uTxTtoxwKQyLA9ce2aQpwD270/afToaACCefegRGBkEAjrTs9sY+lOA4wR/wDqpQuV4zTAZgYIz7U1kJ9cVI0WemQetIykfdBHHpQIYpYcZ/8ArU7cwyD/ACpc4OCD+VOABHJ59aBjQwI57etA2kZ/lQEOcjpSFSv40AJsx1H0pu1lHcipMcnJ6U1n2n5sY65oAMtjGMDsad0zQr7gaTDHjvQAhkA6GlAyc9aUAAYxzSgYFACEY4pM8/WlI9e9GDzSATr2/Cg98Clxz7npQCcY70wAdeaQEZPFGASKUCgBMUcA/Wgg88cUYoATqOaBx06UYwKD0/WgAx60dT7Ud+Pypew9KAJLfAmTHrWlWZAf36/WtOgQUUUUAFFFFAEMveqzVMzksR71E1Bhiv4E/R/kZsXN4/sg/nVoVUtubmb2wKt0zYUUtJSigBsf+sNNv2xAR68VMqYOaqag2SiepzQBUcHC84GKjIPTFPlOJD7cUzOecGkUL6UoHr0o4Jpcjgd6AF/zikJOeP5UowOaMdqADHc0dfpRnB6UDgdDQADOOOlL0J6UE4PelGOP1NACkk0c5JFHbjv60oGOv6UANGRzilAPb8KM4Of0pcgdSaAAcfjSnOKF9R1pe1ABznpzQPTpxQOvoKOOf0oAMjHTjtQOR0xg0uPnpcAY60ANxjtS9T6ccmg5JwOmaADjp3oAQd/T+VSRth8+1NHTjvQo444z6UwLY59qcvTOajU/KDn2p46kGkA7pSjkU1Txj0pVbPHSmIaXdeD270eepqQgH3FQvECcDg/SgB6yIRkGl4OdpGarGNlJpFcr0B5oGWd3OCKUOtQiQ9CBSMFKNg0ASmaP69qTz1zgCq+B39aODnI70gJ/PJ4A9qY0pYY7UxcH+VL1PPWgA3Mc+pHak6MM9utLyF96CCB+NACYPcd6XHHTkjn8KD1z2zTs9T+FACKCTwec/jS4waQDAznAxSkcjBxmgBykIQQcD+dPWb5QCOveo88k579qCeT/AHvWgCZWA56e1PBGcDtVcZxzxxilXIPagCbPUNSFfQ/rTDITjoc55pA53HP0pASZDZB4prMAMHHHXFN3nJwOe9Nb5gRzn370DJFfP3D/APWpfM6dOelV1jbIIb9elPCZznOaYh/mKQQefrQ0yqOOopgiUU/GOQOaAF83059qNzZ6c/SlwPTFIfce+aADLEcgZ96Or8jjpQG6ijqM5oAUcDjFAKgcDkdqaCKM9DQAoOe3WlYjrt603HoaOMnP/wCqgBeAeRn0prY7DA9qU9f50mPXp+tACjbjOD+NJtHPXNKenB5+tHU8AUAIACelKAOnOaAPU49KQ/yoAU7SOv60mBjOetGOM+9J3oAUAZ6nFIMdOaBwKQgj6dM0AKAD0b9KAMg80nOaXNAD4B+9XnnNadZkX+tXA/iFadAgooooAKKKKAKrAhz9ajarUg4NVmoMMV/An6P8jNs1yryf32yPpVmmxoEQKOgGKeKZsFKKSlFADwaoXR3XYA7VbQnceao5zcyN6ZoArswLkkHBNBIp24elICPSkUJkD2+tKCOtA96UEHp+VAACOcnmkPXrQccilXB6/lQApGPegd/aggY96Dhj6YoAMA8mnDoKQAHuMCl2jGM8/WgBRzyaOccnrRtU/wBeaAuenFAC/wCcUduevpS8c9aQDtzQAdv507Jz603bzySAKcASOTQAUHrwKMehNHIxyKAFB49/Wk4OaMEd/wCmKTacYzQAo9AO1KB0PvQFOOe1LyRnigAHXjpQDj6fWkyxOOuetHOenNAE8JypHfqKkGTg96rIWVge38qsqKAH9sjvTZFYjI4pVJ6GnD0xQBEk3ZuP6U9hnkHg96huIiPmAzimxTlT93jGaBE2SeOnPNRuQeWGPenlgckdfSmYIHQ4x0oGNACkkGkXLHHQZ5pxx3GM9qb046CgBB938OaXr+VIGx1/KlGB0/OgBQcHA6UuRnAPPSm8Dml4JANAC5yBnuaONv4ZxQv1FGDj+lACjpjg/wCFLnB/DNNwMHJpVAB9zQApGDSjnBHTpTeAc9ulKMA8Yx05oAU8DHIpxxzkcUgBBwecd6ATyMc46UAHbPelyOopMfLjP05pSvOc8mkAdD0wCOlLxnA//XSHvkZoBwM4/SmApB7AZp20Ywef6U0frS7uMeh9KAAY7Yx0oHPp9aReCeOKUHjtzQAAdfypc9/603pz60Hnn8aAHrwOvGKPTmm7valBAoAU8jOMj1zSZ7UmeopM4/woAXtj3ox1oyCDSk/p1oAQZ6/rR/npSd/06daUn3/OgA4x/Wjv/jSH73tS5yMdxQAe2KQjv/KjJOP50Z6c0AHTOBn2o7cfrScjNL0OOv8AWgA/yaQDj60E46UAjJoAAO/NGB26ijPY+lKDx6igBvGeKUHnmjrRk56UAOjHzg+461qDpWWD8wxxg1qDpTEwooooAKKKKQETt8xFV2qWX/WGomoMMV/An6P8isKUUlKKZsFKKKUUANK7QzVnR/6uRj3FX7tttu/0xVADFqfdqBoj7k0DnPNHIHBoXikMMDHApcHBzijtS49elADSBTgB2/Gil7etAB060mAR060pA59KQY6c+vNADuAOKXA/z3pvXg07A60CDpSgenail9hQMQcDjpQAaOpODS9s0AAH0pASW9qd24/OhR37UAGDjGaTk4707k9KOQTzQAmCcinAcj1pO3WlHscZ6UAKQfxppPJH+RRjHAPFL60AIpJJ49qd29Peg/kPWjOCO/FAAcj8anhfKc8EGq/QfWpFbawJPSgCyKaSVOacCM/hTWXOeaAHlgVz2NVpI8crzipYzg7DQy4bt1oArCRhg85qwj+ZweDUTxndkcU1CQfukEnOaYiZj26/yphxjI/GnqQyjPWkIwD3/pQMjHTJznIoHI3HmlPJxRjr6AYpAHX8RS4BbAPU0gGCaUgjjPTjmgAHrxSjAZqUdccgGkHXP40AJgcDgU4DNNXDADPbpS4z3yaAFCj24peOff0o/TNBGc+1ABj0/PNKEBJ5OaQDcD+eKdjBPHTmgBAPr1pSM/nRjOeQPejH060AIBzmlKnnmkA6+ucZpRkkDvigBdp6A8+9Ic46ilI/L+VKcnAz9KAEGfXpRggn5qFPY8+lGCe/XtQAEHpxnFKc+2QaMknng0cnmgAwetBznIFGeKM9zQAnOfu9B0oOfTpSj9KO/P8A+ugBB0PGCPSgZ9OntRnBFLkc0ANz1+X680o4HAPtS554HWkPPTkUAJnIzgijI7g4pQaMgUAJxj6UZ47/AI0oOMjpSA4HcHNAAT3H0pNwBGMU4kZ5NIcdTQAmRxjP0oBA4zSt1I60nvQAHnPrS4z0pD16fjS+uQKAE780o7UhI7flRgYyBQAZ2npgGtdfuisk4OeK1U+4KBC0UUUwCiiikBHIgOTVd6tSdKqv1NBhiv4E/R/kVaWkpaDYWlFJS9qYFG9kJTb6tTH4gjB75NF6CJFHuTRPwIwD0XNA0RgLjlaOP4VpOAB7Uo9aQwA6AH8aXAoGaOccc/SgQoA460pVee1NFHqT0oAXGeOgpQox97600Cl/WgBQBn60v1po7gUvfrQMcuW7j2pcH9aQdMHsaUDmgQhXnnBpwHzHpSE80Z5oGAGMZpxU4JI7cUnfFA9aAA5BxilKk9FoJOR/OlBPv70AGCTwOKAMjgfWjle9APqe9AB7c0Bc9c0tODnHXigBucnn8aQjHr60pbByB9KcshPp0oAbj5cnPvQPelznr0pQcKc9OtAEkL7lCn86nAB4NVA3/wBerKsGO4dRQIaw688ilwHGc9qey859aYvB470DG4Hc4PrTHXPXr2NTMu4cf/qpgUHjH40ARBWU9OCeMUu7j1p5UquPvDFJhecelAEfpzjtTu5z9c0Dr1JpVweTyKAEA/zjrQQc044x360mBu6//WoAF6ZFA4wOnrSgKP4jQVUDOfzHagBMDPuKeOpxnrTVXjluvrTlQ/36AExyB296OpGe/rTtg7sMetNIKnBoAXgFv50hOSKcU7gjGaTGRjrxQADG3vRuzk+lKQRigdM9utACY7/nSj/6wpcHGO1GDjkfWgBBSjk4HWkCnuPwpcfX0oAB74zikHY9+9LzjnvS4PXFACe/cUd89cUd8mjv79OlAC0meB9aCRjvRj3oAOnWkzxg0vrzx2pOCM/1oAX60nPajtyKB70AAOM0o4xikGe1A6eh6UAA7f0pOhFKen8zQRnPrQAh56UE9cijPXtRj3oAF5POMUEcc/nScgUu7gf4UAJ/kZFA78UcA0CgAJGPSk4xx2oJx/KkBz345oAXAP8AnpSjGfSk6Gl75xQAuO4rUj+4PpWWRkc4rTh/1S/QUAPooopiCiiikBDMSH49KhfrU8q5OeelQsKZhiv4E/R/kVaWkpaRsApwpop3amBn3pzcgegpl1/rcdgAKQN5l8f97FE7Ezt9aBoYOnFB9uRQMZpWPIFIYnrmnDmk6EZJozx/WgB2M+1IR29O9Ln1ozx9aAGgnnjpTgOM0DscA0u7KnOPSgAznkGgfWgdaX2HpQAo4PvS80meTSnPp16CgAzjvxS9ugpvXj9Kd7cUAH1peQM0mcHihec5pgHf+VO57UnVsUvXFIBBkgn8KXGPpScketL3/rQAZ49aXjGKByMjtRxnjpQAEZGB3pMAYx3oOcilA4BzmgA425P5UN029+lHcUdx+VABwo/HNOibawPr+tIR7d6RT0oAuRyLIODzQflb61VTgD19qtRuJVz370AAyDntSFe47/pTwOx6UfdOOxoAiwynp9KjZRu4wM1YYZBIxUJXk59OtMBvQnFIOntR60KDyKQC9eTigdOOopBzwOlOxzigBAMfhSnODSDBHWlGQORQAdj7Uo6+9J2xS5OfYd6AAe/ejPGT3peSOOtJ1GPagBR0PpRz26jmgHByKToAQOnNADiRzkcjp9KQHjntR7UH0PXHagBR2+lLnj6jtTP4f0pRyen1oAdkn2NBOc+lJk9+tKDnPv0oAUtk5oDHp7U3g4POfSjPtQA7PBA6UZIGfzppHBpenQk0ALvOBjvSZJ70cdKTjPWgB2cj2pd2MDHSmHByRQOOp69KAHqwxyo5pvocUhPOMcUcc5PXmgB2Rz8v0pDgA4FITmkHTrQA7IIOBg0h2+lJz+XvR6dxQAcDnHP1oG0A9frRnNNPOc9aAHKRyD36GkwDSZ70DIJFADlAz15owMHBNN9D0xRyCaAAYzjP507C9c0zvntTs9R3FABjnil2jGM03n6YpfwoAdtxznNaUP8Aql+lZjHANacHEK59BQA+iiimIKKKKAEbpVZ+tTyNtIHrUD8mkYYr+BP0f5H/2Q==</text:p>
          </table:table-cell>
        </table:table-row>
        <table:table-row table:style-name="ro1">
          <table:table-cell office:value-type="string" calcext:value-type="string">
            <text:p>1d9781b8081080</text:p>
          </table:table-cell>
          <table:table-cell office:value-type="string" calcext:value-type="string">
            <text:p>Yogurt</text:p>
          </table:table-cell>
          <table:table-cell/>
          <table:table-cell office:value-type="string" calcext:value-type="string">
            <text:p>Jan 13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C6Foxilo/CoKDHvRj2paB0pAGMUYo/WigAAoxS0UAGM9aMUCigApeMUUUAHUUUUUwCkpaKAEoxS0UAHSiiigQUCiigAo7UUUAHegUUUAFGM0UtABRRRQAfSiilxQAUlLRQAUUtGKAEopaMUAFFLijFACUUuKMUAFGKWigBMUUvFHFABRijI9aMj1oAMUtG4etG4UAFGKNwo3D0NABS4pu72NLuPpQAtGKTcfSjLe1ADqKbk+1HPrQA7FFN59aOfU0AOpaZg+pNGP8AOaAH0ZpuBSbaBj8ijcPWmgD0paAF3D1pdwpKKAF3fWjd7GiigBdx9KAcZOOtFFABuPpRlvQUUtABk+1GTQKWgCoY/wB6x96jPWrkg4qm/wB6gBRS01adQBWubRJRnGD6iqY860bnlfWtWmtGGGD0oAiguVlXIPPpU4OaqSWQB3QnYafHK6nbIuPegCxS00MDyDS0ALRRRQAUtJS0GGJ/gz9H+RHRRRQbhRRRQAtFJS0AFFFFIAooooAKWkopgLRRRQAUUUUAFFGKKBBRRxRuHrQAUYo3LijcO1ABS4pN3tSbj6UAOxS4poYmjJ9aAHYoxTcn1o/E0AOxRim9RRigB1GQO9NwKXA9KAFyPWjcKQUtABuHvRu9jRRQAbvajcfSiigAyfajLetLRQAnzetAye5oooAMe5oxx3oHNFAABSgAUDgUUALxRRRQAtFJRQAtFJRQAtFJSigBaKSigBaKKKACiiigBaO9JmjFAwpaO1HNAC0UmaWgBaKSloAWgUlLQAtFFFABS0CigBaKBS0AQ3L7QPeqrVZulJRcdc1WdSAM9aABadTVpwoAWiiigBKQqGHNOooAgdTECy8gdqW3nWcZQ/WnSMApFZlgSt2wXoetAzXNFFFAgooooMMT/Bn6P8hn4Uv4UtFBuN/CjNFHXvQAuaBzRRQAUUUUAFFFFABRRRQAc0ZopKADmj8aKM0AFFANFAC0UlFAgx6cUc0UhoAXNFJS0ALRRQKAFooooAKWkooAWikooAWikpaACiiigBaKKKACiikz6UAGeKOBmgUooAKUdaKSgBaWm80oNAC0UUUAFAoooAKKKKAClpKKAFopKWgAFLSUA0DFpM5NHX6UoGKAAUtJS0AFFFFABRRSigApRSUUAOopBS0AApaSloABS0lLQAtLSUtACMMiqc4q433TVFn380ANWnimLTxQAtFFFABRRUUz7V96AK13Kc7Ixlm6VNa24hTPVj1NJbwbSXflz+lWKAFooooABS0lLQYYn+DP0f5DDSUUUG4UUdaM0ALRSUUAFLSUUALRSUtACUtJRQAtJRRQAUlLSUCFopKUUDEpaQ0gyaAF5opaSgBaMUUUCDNLSdaMY6UAOopoPbFOoAKKKKACiiigApaSloAKKAaKACkP5UtFABg0nSgD0p1AAOlHeiloAQdKKMUUAKKKKKADFFFBoAWko9xR9aAFopKWgAooooAKWig8CgAoHNIOeadQMKKKKACloooAKM0UUAFLSCloAKKKWgAxR0oFFACilpuKUUALS0lKKAFFFFKKAAjII9aoGPBP1rQqCVfQd6AKi8GnimDrTxQAtFFFABUK4dyTyRUkhwhqK3yUJPc5oAmFLSCigApaKKAClpKWgwxP8Gfo/wAiOiiig3Cjr1oooASjNLSUALRSc0ZoAWijvRQAUUUUAFFJS0AFJRRQIKDR70D3oGGM0UUUALSUtBoATNLSUo6UCCgUUUALR0oApRQAmaAKMA0UAGOaOooFAoAWjtiiigBaPejOKTr34oAPXFLRSgUAFFFFABS0gooAWiiigAo7UClFABSd80uRSUAHNLSdKWgBAMUdfal9KKACgUmccClBzQAtIB3NHuaUUDClpBS0AFFFGKAFopKWgAooo7UAFFFLQAClpKXtQAUtJQKAFpaQUUALRRilFACjilFIKcKAFFVrh8HbVmqt2v7xTigCufvU8U09aUUAOooooAgu22xHHpToVCxKMY4qG85wucZIFWV4AoAKKKKAFooooAKWkpaDDE/wJ+j/ACIzSUtJQbhRRRQAUUUUALSUtFACfWilox6UAFHakpaACkpaKAEo+lFAoAMUtFFAhKWiigYUUtBoASgUUdqBC0UUUAFFH4UUAKKKKO9ACUcj3pelFAB2opAOKUDmgAHNLRSigBBS0UUAGKKWjrQAlFLRQAd6OlFFAAKWikoAKKKWgAFGKP6UUAFFFAFABjnNJjHNOo/CgBKUUbaOgoGFL0oooAWiijNABQKO9FABRS0UAFAFFFABSij60UAFLSUtABS9KKKAFoFFKKAFoFFKKAFFMlUMOR0qSmyHbGSe1AFGQYJoWlc5JpFoAWilooArSjNwgx05NTAVGo3Tk46CpelABRRRQAUUUUALRRRQYYn+BP0f5EVFBooNwooooAKKKKAFpKWigApPxpaKACk6UtJjIoAM+1B56UbfeloAKKPpRQAUUUUAFFFFABRQemaWgBKXNFFAgFB470o70lAAOKUCigDigAxkUd6PrRnHuaADpRjB5pQMHmjtzQAUde9AHNHbnigA6fU0fhS0Y9KAF5o70nTrS0AFHQUUfyoAKKOnNFABRS0UAJSijFHXpQAUdBRiloASjPaj1xSgUAHSjFHal7UAIKWiigAHvRRQKBhiilooASlox6UUALikpaKAAUUUYoAKUUlGaAFoo7e1A60AA5p1JRQAtAoooAUUopBSigBRSikFKKAHU2YZhYD0pwpTyKAMxM96cKmkQKxwKioAWg9KKKAK8LZldT2IqaqyHbdsPVc1ZoAKKKKACiiigBaKSloMMT/An6P8iKj2pKKDcWiiigApaSigBRQaM0UAAopKUD1oAAD3oopaADFJ1pfWigBMUUvWigBKXtSYx70A5oAKWikoAUCiij3oEHUUtHWgcj0oAOvWjHrS/wA6OOhoATvRQTSCgBaAMUv0pe/vQAn1pQKTn60uOaAD0Jo+tLSe9AC0Cij1oAKMUUUAIDjil/lR2ORS49DQAYoxRn14ooAPajrR9KPWgApaKOg5oAKTr3NAGeOgpRzxQAuKBz0opf5UAJRRSgdsUAJ25NLR3oxQAc0UUUDAUtHNLigBO9A96O9HtQAfSil6UUAApO2etLnFIaAFz7UnAPvRS80AAGaUelFFABS0lLQAUvvRQKACloFL16UAGM06kpce9ACilpAKcKAKs5G7GeagFPu+JuvvTe9AC0UUUAUpflvk9wRVrtVO9+W5ib/aq4ORQAtFFFABRRRQMKKKKDnxP8Cfo/yIqKSloNw/SiiigBaSiloAKOtIBnntTselACAClFFHegA+tFH1ooAKKKKACiiigAHPSiigUAJz36UuR2zR9KO9ABS9aTpzzS/rQAUtAFJQIX9KT8aM5FHNAwx2pQKXFFAg7UUopPpQAY9OtL9aOM0dsUAFAFFH6+9AB9aWjpRQAUUUe9ABjmlo/lRQAduaTHvxSj86MDkUAJS0f1ooAKAM9elHGOcUZHqAPrQAv6UUZHqPzoyPUY+tABilpMgA8j86XrQAe1L7UfhR0oAKPpR/nmigYUUAelGKADvRjjil+lHagAope9JQAcfnS0h46mjmgBKKXFAH50AAHtS0fWlxQAlKKOtLQAlLRR060ALRRR9KAClHWilFABS4oFKKAFFKKQU4UDK1zEHZTzxUGAMCr0g+WqbdaBDaWiigDP1IcBvQg1bQ5QGob9C8DfSn2p3QIfagCWiiigAooooGFFFFBhif4E/R/kRUUYIooNgo7UCj9aAClFIB69aUUALR9aKPpQAUCge1L/KgBKWjHFFACUvUUUe1ACClo70UAH6UYx7UfWigAPfNFHeigBRSEc9KX/OaQ8ZoAM8UUdxn8Pelwc0AA5pelFKKBCDpjqKXrRQKACjqKCR34pN6+v5UAL1paZv9FpMsemKBkgHoaOB9KZ8x7mgJ7Z+tADtwHGRSeYPelEf0FLs9zQA3f6LQGPp+dO2ClCj0oEMy2OMUfMf4j+AqTaPSlxQMiIOepo2k9SakzSigREEPf+dKE7YqTFFAEezHYYpdntUlGM0ARiMelGznoKk5/wDr0UAMCc9KPL9qkxRQBGI/ajZznFS4ooAiwfVqOfU1LRgUDI/mHfNG5vQGn4U9hRtHagBm8dx+VODil2+hpNpznFADs+nNH86j24PpRggf40AP70uM0wMQPmHFODKenX0oAdgUlL7UdAKADilA98UCigAxRj8aXFH1oAQEUooxmjkUAFLQOelLQAfSgCge1AoAUUoopQKAAU4UlLQMZP8A6omqStuyavyDMbD2qjGuFpAFFLRTERyLuUio7ddke3sKnqCRjG+f4aAJaKQHcMiloASilpKBhRSFgoyTVWa652pQYYn+BP0f5E1BoFH5UGwgHFOFJ/OjOOtAC0CgUtABS0nWloAKKKOgoAKKKKAAUvak5o/CgA/lRS0UAFJ/nil/Wj3oAMYoooA/H3oAOtFHANL3oAAKO9IXA75+lN3MenH1oAfgjofzpC4HXrTduSMmnBMj0H1oANzY4H50fMeC2KcEx70oxQIjCegPvmnCP8KeORxRigBAg9KXApaKACiiigAopaKADFFFFAAKO9H0pQMCgBAMUtFFABRS0UAFFFGKACjHpRiloATnvS0x5QvCgufQUwJK5yzbB6L1oAlJCjkgUwzpnAO7/dGaXyI+SRn6nNPCgcAYoAj8xz92Jj9eKaxuCCFVF9CeanpaBlQJdEHLqD/n2qeJXVMSMGb1xUlFACUtFGPX/wDXQAnXr0o2DsaXFLQAwrim7RjmpaQrmgCMbl6GlDjODxSkYppAoAkHelqIEp/hUqkEZFABRS4x0oHSgAA4o+lH+RSigBMUDIpfpSj2oAQUvejFGKBi0ooA9KAM/SgBRz0pRRSikAHoaryDnGKs1UmfEm2gCOkp1JTEJUcqB0INSUUAUo2aF9jE4PQ1a7U2WMOpqGGQqSj9uhoGT1HLKsY561BcXYXhD+NV0ikuGJfIX+dADmmedsLyKsQWwQZblqrW2Y71oz0xxWkBxQYYn+BP0f5EdFFFBsFFFLQAmPSgUoo60AFLSY9Pypc0AFHSlooAKSlH50D/ADmgBMUtFAoAX/OKSl60fhQAlKc0UlAB+ApccU1mC+5pvLnrQA4yADjk0nLfeOPagADtT1WgBmMdKeF6ZpwAFV7lrhFLRBWA+uaALAFLWTFqEzsVKE9gFHerQF3sLuyqAM4AyaALlGKzPtlwxCqqqT3JFWJGaOJme5+YjgADrQBco6ZrLtbi7llA+Vl78dqdeXcqylVOwdM7etAjSzgZNGelZkcw8jfJOzOf4Q23FMgkee4Cq020HOM8CgZrUoqjqHm+WhUPnvsJ4qG0TcSZxLx0yW5oEamRRkVnywvLP+5jIXHLNkVJcIwiKQQndn72BQMuAjtzRuA6kCs60huRIfNDAfmKje0uTLlk3LntjpQBqM6oMswA9Sab58X/AD0T/vqofs++BfMjyU+6u6q1xZ3Fw4bYqAdBuoEX/tMOM+Yn50+N1kXKEEe1QW1ttg8uVFI785yasIiooVAAPQUALS013VRlmA9zUD39uhx5gJ9BzQBZo71TOpQjJ+Y/hThqFvjliCfUUAWqgeRpJPLjOAPvH0pkt/EISY3DNjgU2xkjWMs7jcx7mkMtxxrGu1RinYqPz4+hkX86csqNwGXPsaYh/agCjPFLQAn1opaQUALSUv1oxQAg/SlopaACkpRQaBiUoooFACEZ60zBFSU16AGkcYpoJVs9qfgUxuvagCYc0vvTY/uA96d9KACjmj9aX60AFHWlo+vSgYUHpRSj9aQDcfWniijFAC0tJ3xThQAVSulxNn1FXhUUqKxyRz2oArHrTaewweKbTEJSUtFADahmgEg4qekoAow2W198h3HtVraAKfSUDM6YeXqKH+9WiKz9S+WSJ/Q1fQ5UGgwxP8Cfo/yI6KWig2CiiigA/lS0UCgApQKKKAD9aKWkPvQAUUY/GlHPegAxS0mKWgBKM0H060CgAxjrzTHk5wKJH4wKai0gFC55PWnYoxT1GOtMAVQPrTqO1FAgFMkiST7y5qSjtQBCtrCpyI1zUwUAYAoFLQBGbeJjkxoT7ilEMYGAij8Kf2pR1oAQAL0GKTarDkAj3FOxRQA0RoOAoH0FKAB2pc45NLQA3p2pcUdjSZxzmgB2KTr9KUUtACAUUtFABiijvRj0oARiACTwB3rOuL9mBEOFX+8e9Wb2KaaLZHjB61myWlyBt8okZ4waBoru5dsliSe9NCng98U828wB3RP9cU3a6/wN7jFAxp+XOCeO9Jk9vypxDcDaR+HWnLDKeQjH8KAEC57/AP16XHONw/Oni1nJP7p/++actlcHpE9IdyHJU8mpIypznIxUqabct1QKPcip10mXbyy/5/CgLkmmTSGQpklPftWmKhtbdYFxxk9TU1MkKXFGKKBCYpRS0lABS0lL2oGFJS0UAFFFGaADFNYc04sAMim9aAEphwT9KcTj60iISeaQyRBhBS0oo69KYgFLigUD8qADFHfig89OtAGKBigY+tLjAoHfmjpSAUClHWkFKKADtzS4/GiloABTZCAMmnVHcA+UcdqAIHwaZQhyvXNFMQlJS0lACUlLRQA2ilpKBlLU1zb59DVi1bfAh9RSXa7rdx7ZqPTmzbgenFBhif4E/R/kSUtJSig2CijFLQAUtJS0AA/yaWigUAFAo70UAFB9/wBKWk60AGfy96Pp+dGOO1HT60AHSmtJjgdaR5BnANR5/GkAucnmpBiogec9qlB980ALjt0qPyD/AHz+Zp7AlSKy3Lq5Uk5HvQXGHMaYhPB3nP4/40fZxz83P0rK3H1NTxiMxkySHd/dJxRcbp2L3kH/AJ6Gl8n/AGzVBPLGTKQfQKSaEdFZmJz6LuOaBcjNAQsP+WhpfKJxl8/hVI+ST5iuduPuc9aSEKcu7ADsityaLhyl7yW5CyEfhQIWHWUn8KzHJLDbgA9BmrEgjWJWDEMeoDZ/rRcOToW/Lk7SfpShJMfM+T7cVmmUk/JuH/AiamTaNommcFum1+B9aLg4WLeyX+91PrTsS+v51TIli3b5WJ/hCnJNCNOWAaYrk4AxzQLlLh80dCDRmXH3R9MVTmnkgl2CUt36CnpPNjc7qB/tLigORlpZWwSyEY9qUToe+PrxVaO7kY4VVc+gyKcLwltrQkn0Ug0C5WWgyt90g/Slqn50GeYip/3cVKs8THiXB+v+NArMsCiowc/dkUj6Uvz9mU/hQA/rSkVH+8x/D+FNImJ+8ooAlowPSoRHP3mH/fNHlSnrNj6CgLE20elAqLYR1mpAyLwZ8496AsT4o4quJYQP9aW+hpv2iAHA3MfTBoHyss70A6ikM0YONwqAzrkAQnJ6ZAFIty8jlERA3oWoHyssCTP3VY0oZj/Bj6npVXzpmcx70D+m001XkMvlyysD2KkYoDlLwz3xTdwU5aT8DiqGSJtszMyZ67qHEILYIIPQ46UD5C81zEvWRfzppuo8ZG4j1AqpHMojZXAb0O2mpOqk/uxgjGM4ouUqZcFySQFjbJ6ZwM1G9265+VAR2JqkG2sGB6HillmeU5YDI9BRcpUy350xUNvQZ7AVHLNPG2GY47EAc1AsjhQMnApyRSTnI59SaAUVHcGnkI5dvzqWGKSXBZiF+vNTQ2iIBuG4+vYVYBAHtQRKfYRQEXA4AoZvx96QtxnsKckZIyRgelBA1FLnJ6etTAADAoAxS4piCj2o96PagYUZ5o60oGKADApf85pOPrS4+mKQBR70UoFABS0g4pQKAF+lLSUUALSOu5CPUU4frR2oAp+Xs6nNNqxJ/WoDQA2kpaSmAlJS0lACUlLRQAxxuRh6iqWmnBkT0NX6z7f93fyJ60GGJ/gT9H+RbooopGwd+aWkpaADp9KXFJSimAtHaikNACig9PakpcetAAOfpS+3SjFIzbRQAucelRO+eOcGmli3U8elJSGFIDk8UvHqaMZoAOtPRscGmdO+fxpRjGBQIl6VXurfzRuT7wqZWIzTxyKCoyaMY5UkFSDR+Fak0EcvUc9j3qlLayR843j2pWN4zTIOT2pRnOKSnIF3fOTj2oKYnNKc96eBFkYY9RnjtSsIgRtBI+tAXIwPc/nRt5p8mzP7sHbnqTTx5BAyjdOcHvQFyLHrRgH1p4Me8Ep8v15NISM8DAoARQF7UZ/+vTyyArhMY9+tLvTdkRAcUB8iNThsjIPqDTmdm5Zix7Zp4ePGXj5GB6Um9cHEYHv6UB8hwuHEezAx7cUJMoG1hhe4Tg1H3HHajHpQLlRbS4i2MBle4A4/OmuySEF3X6KtVhxzzilHA9KYuRItSrEsIEYUyE8nPSgBUiUBi0h9HwBVU8n170Y496A5B5aQMcOev96rBAWHcXZn9A3SquOeOPajPHXmkNxuWj5axqWdyx64fpSN5Swsd4du3Xiq2evrQOv0oBQLA8jygFwH7lhmklMXljacv16YqGgmgOUtfaVMAXDFh3pks3n4BXDL3zUK5Az0FOP3gc49PQ0CUUiZrpmTAAO0e4qJpDvDLgEdwKZnjA4+lFBSikPMjsdxckmmfnmijvQOwuMnijg0D9cUqqW+6CR7CgLiYAoHt/8AqqeO0kbqNo96nSxUcuST+VBDmkUgCTgAn6d6mS1kYjI2j3q+qJGMKoX6ClL8cUzN1G9iGK0RPvfMfepvlH+FRNODkA5PoKaWdzgfL/OgjfclaQLyeKaMsflHHrSpBzk9R6mp1UKv0oEVYVZ5zu5CmrlMjTZn1PWn4zQD1D6UfpR2waXINMAwaTrmlPX2o6D2pAAwKX+dH16UUAHej17UdaKADvS/zox+VL65oAKBR/KlFACiigCigBRS9qQfrSigCo7YkZTTDT51InzjtTTQA00lKaSmAlJS0lACUlLSUAJWfMfL1FT61o1n6iu2WJ/egwxP8Cfo/wAizS0maUUGwClpKWgApRQKBQAtJmigZpAKBS0gFLTAaz7e3NREknmnyp3FR0hhz60dqPrz9KXtQAnFH1o7UuPyoAMCjHt+NLQPpmgAH0zQDjocUv0ox+B+lADg54708EN61Fg4zTh64oAJLeOT7yjPqOtVnsP+eb/99VZBI6E04Oe+DQUptGc9tMnVc+681FjrnINbG9e9Iyo45CsfcUFqr3MjHBzRj8q02tIW/gA+nFRtp6E/KzD9aClURSHXNIPWrbWDdFcfTFR/YpeMAH6GgpTiQfpzSjtUptZscxn8DTTDKAcow/CkO6GevqcUZyOKUqc8hgfp0oI7+tA7gcDvRxn2pSMd89qQgdM/pQAHPHvSjHU0uBjrQMY45oATuaX2559qFHPal2Mei/pQFxo4FLj8af5bnkI3T0pwgl7RtigLoix1pR9KmW2lP8B/E05bKU9cfTNAuZdyAAAjPNOKgDOTj0qyli4Byyg+tSLZ8AF849qCedFL5dg5zSdfwrQFlEOuT+NPW3hXooz+dMn2iMwDJ6Z+gzT1glPRG/EYrTGxRwPyoLgdePrQL2r6FFLOU9do/GpUsO7P+VSvcxqfvqMenNRm8B+6rt79KBc0mSrawrztz9akBVRgfyqoZ5WPyoF9yc0mJJOGcn2Xigm3dlppVUZYqtRm6ByFDHnsMVHHanGQmDjvUwtx/EeaBaEJkkIwu1Bj6mlETvw2fxq2qKvQdKXP4UBchjtgB0qYKAOOKOopwWmSAGelKP0pCcEKOCad2oGIKXt6CigfpQAmR60D0p1FIA9TRRjjij9DTAPpS0UUgCgUUfzoAXtxRRRQAtFJS/SgAxTqQUuKAAU4UlKKAI5FXOSOarvVqQ4GarOQScGgCM02nGkoAbSU6kpgJSUtJQAlU9SXNvn0NXKhu13W7j2oMMT/AAZ+j/IQUtJn86UGkbCilxTc0ZoAXIIpRSClAxQMXFFFGKBB9aWkpaYBSEA9RR2opAN2L/do2rSk0nIoATYtG0Z7/nS5zRQMTaOlLt+tKPrRQITbRtz3NLjAoHT2oAQg4NRlmB5AxU9IVDDpQMh83AHHNIJx6frQ8WD0FRleTnpQBJ547g8+9H2gHqv61Fgj6UEEHp+PpQBMblFPOQPUDrQL2LuzD2ZagIyeeoo28Z257GgehaW8jPHmLUgnX+8v51QMYycqD70nkRnHye9A7I0hJkdunrS7x6VmiBexYfQ0vknGVkcH03GgVl3NLcOuDQGHv+VZwjYf8tpOlLtk5zO/4GgdvM0Qy9s0nyHtVALL/wA93+vFKVlPBnfNAW8y/hPT9KMpjp+lZ3lyf8939aURuf8Alu/4GgLeZogr0xRuArO8ongyyE+m6j7OO7ufbdQFl3NHeuKb5yDqV+hNUfs0YHc/jThaxgZCUBZFo3cQH31596Q3cQ/jHPoKiW3VeigcelPEJHRBn6UBoIb6P/aP0FJ9rZukTn68VKIH204QN3YUBdFYzzZP7tV+po3XB6uqj2FWltlHc08RIOooC5S2P/FLIfocUq2ytzsJ9yc1fCqOgFLkUC5mU0tmwMKo+gqYW+PvEVNnHtUEt0EO1AXb0HagVx/lRxgknp3NUnvySVhUDHQ+tPMU1wMyNtB7elOisoohyN3uTU3b2HoOsp3lRvMHIOOlWc+tUjewxnZGCxHHHSoJLyfJBwn0HNUI0mkVBliAAe9QG8XIEalielQWcPnFmlJYA4GfWrUVvtlLnH+yB2oAlhDbcyY3elSgjFNzSsdqE0AiOM7pWbsKlz2qO3HyE1KOevSgGJ157Uvaj1ooAO9HSijtxQAtHbmigUAGPSgHtS4pOtABSj2pCPSgHHWgBaWk6c0oNABR7igUooAKdTRS0ALRRRQAy5GYW+lVVOausNyEGqvl7QOaAIzSGnHrTaAEpKWkpgJSUtJQAlNcbkYeop9IaDnxP8Cfo/yIKM0GgUjcPxpaBmlH4UAKMelLikpaYBR+lBpM0DFpDRRSAM+9H40ZpAetAAaQmijmgAFLzmkFOUetAB0HegdaO/FLTAAKMCgUYwaAFFHtR9OlKOBSAap3ZDDJHB5psiEjKAE0kp2SKw6NwafuI/rQBVMoHDgofQinIQxG1gfTFSyBJVwQD/SqMkTQvu/hHcUAWwB0z0pQoLetVsk7nilIIGSp7VCl5KcjAP4daANARjr604RD8uajjfMYcgrxyDUT38C9Wz9BQBZEIJ7Uvkg9arDUYOhYj8KlS8hk+7IM0ASiBSwJHIoEC8njn86cGGetKG696AE8hf8AGgwKev6U4Mc4pd1ACeQvOR1pRCgORQXHUkUCZM43D86AFEKelOEaZ+7TQ47HNIJkJ4YZ+ooAkCr6D8qABgDH6Um7getRPcxIdrOqn3NAFgcUZqo1/br/AMtVP05qNtVt1/iY/RaANDNGaoRakksqoivk9yKbcXsscjKkDMB/Ec4oA0c0hYdKw21Sdum0fQVaiju5GV5JgB1x60AaBkVc5IH41HJdwoMtIvHuDWPdxCNuZS7E+nSqpx3B59qAsac2prI2F3Bf9kcmoxfGIDy4CM/xP3p9rNb2tuNzAueTgVVvLz7Q3Awq9BRYZOL+5ZuoH0HSrsrTi2ChS0jDnHQVV0pYnLNgl19egrVAGKBFKOFbWEyyffx+ArOZnlkJ3ZZjWhq0m23CjqxrLt32SqcE4OQPWgDoIU8qNVHYVKPeoLaR5oQ7ptJ7elWOvWgAA9eaZcECPB7mpB09aguTyoBz1oHEmhXEY4p9Igwg+lOoEJ60U6kxQAdKKKUDvQAUUUUAHalpKMc0AHUUdaXFFACYHbFHTrS0UAA6UtJj0pQfWgBaKBzRxQAtAoA9aUUAL2qCUdvSp1qrK+JCpNAETUlKaSgBKbTjSUwEptKzBetVZLoEkIc0ATlgByahknA4FRBZZfapUtQOWOTSMMT/AAJ+j/IQe386cBRigUGwtAHpRS0AIP1pc0dqTpTAPzpaTNFIYUZ5pM0maAHZpCTSUUAHPtS0Z46UdaACl7dBSCndaACl/nSDNLQAD8aO9GKXFAAKXOD1oFH5UARzrmJsdRzTY3DRg9anAByCOoqvD8rslA+guaaRkYIyOmKkbGeab9M5oEZl5G1vhkJwc59qjtXL3CDHG7PNWtRLlAFTchHOB0rPjkMUgI6g96ANqVWeJl6Z6VjHO4qcccYrYhnimGEYE+nes/UbZkcyKDtbrx0oAbYRpLKVmAJI4q4+mxNypZCfTpWTG7xurqMEV0MLrNGGU5BoAxnWW0lKl2BHTB61Yg1FlIEuWHQEdan1SIG33jO5ehrHUncB1NAHRRyo0RdTlcZrMur95GIRtqdsdaXRmJeSMn5SM4qpcxmOVkPY9PagBu9icljn1NaMOmb0DO5GRnAFZfAP07V0dm3mWqNgcigChLp0kakxSE47Z5rP3FXIY8981o3F3eQlsoAoP3tvFU3vHdiWWMnrnYOaBm7bOXt4y3dRmo5rKKaTe4OfY4rPtrm8uCVgxhe2AMVsxhvLG/72OaBHNSjZKyqOhIpI+XA7Zp95gXUgUfxGo4T+8XjHIoGdLHEqIAoAFNuzstZCeymp16VV1RwllJyMnigRiW433CLxyRW4xaV/KjOAPvEfyrEs1b7Qjf3ea2onjtoA8rbS/PNIZm6oAs4jHAC1RT5iF/CrN/cLcXBdCQMYFRxQTMVaONiRgg4NMDZNjbpA37scL3zWEcEn0rfs1unV/tWACOBVc6KpcnzSB9KAKNvLtgeJM75CMYrbWN47TanLhcD6022sIbf5lGW9TVqgRlrps0p3XEvvwc1dt7KGDG1AT6nk1Pjnil4oAABS0evc0oHOaAAdc1BOcygdsVZFVZf+Pj8BQNdS2vApaQUtAg70e1FFABRiiigBccUlKKOgoATrSigUdaACijtxS0AJRS0UAFFB4FLzQAlKKAKWgA9zS0g/zmloAUdaqXSgTZq2KSRAwzQBRNJT5R8xplACGkpaSgCtdNtDH0FV9OiBj3svJOeadqDYif3OKmtV2QKPamBKB6UuKWigwxP8Cfo/yK9FFFI3FopKB1oAXNJRRQAUhpKMUALnmk470UfWgBc0Z9RRxS0AGKWkFLQAv4Uc9sUd+1AxjigBefrmgDPNKOKBQAfzpe9ApaYCf5xS4/KjFKKQB0NVpRsus561ZA+tQXYPyEdelA0KRj8aSndRn8aQdaBCEcVGYI3yGRTUuOnFAGKAII7OOOTegIPsanKhlIPI6Uo6UoGQAaAM250wsd0HX+6TUEUtzZMQ0Zx2ya2wP/r0Yzx60AYt3qDTxmPaF9cHNVVidj8qtz6LXR+Smc7F688U8KBjAoAo6ZZtbqXf7zDpjoKdqFgJxvQZcdvWrq9MCl7UAcs6MmQ67SODmrunah9nGyTlM8Y7VtvCkgO9VP1FVzplsSf3eB7GgCtfX0MtuyR5Yt7dKxwGxkDFdHHpttGciMH681MbaJk2tGuB0GKAMrRCBNIARyOgra7VHHbRRMWjRVJ9BUuKAMnUNNd5TLAA27qvT8qzvs06Z/dSD8K6jFGOaAMGKbURGEVJMDuVqQabdXR33D4z68mtqjFAGc1olvGsUYzub5ietW5raOdFWVdwWorwn7RAO27mrYpICGOzgj+5Eo/CpgtLR3pgJ60YpaXHagBMUYpQf0ooATGcigLxjvSgYpe9ACKMf0p3ej8aOlACgVXk/wCPjnvirA6cVA/Nzx7UDWzLIFFHFLQIQUtFFABRRS0AJS0UUAFGKKWgBBRiiloASig0AetABjPWlopRQAYpelJ1paACjHFFL2oAKCQF60tMmB8o460AVpeSTUI71LyVOe4zUQoAKQ0tI33TTAzLw7pY0HUtmr6DC1RKb74Hsq1fXpQAtFAooMMT/An6P8itRRRSNwozRiigAooooAacnpQOlOxRigBBil65oAoxQADNLRilxQAlL0pO/HFKDk0AHfFOApAKcOtAB3pe4oxRQAvaij8aWgBMflTscUlKB1oAPWmTruh6dKk70jLuiYe1A0V4zuj604g5xTYDlCPQ07vx2oEJ160AUuOOKQf/AKqAHAYz6Uo+nekHXGcU5fQ0AKvQClH+c0i07jHXigAHXmgdc80D1pR0oAPfP0p3egZxSgd8Yz70AFKPWkAP1pRjpmgAGffml/CgcUCgAHFKBR7UdOtABUUtzFD/AKxwPpVLU78x5ihPzY5PpWMXLNktkn8aBm6dViBwAxHrT01O3Pcj6iueB6j19KUMSvP4CgLGxPdRS3cBRsqDya0TNGBkuv51yyuxOc4xzT/MPr3pDsdILqHgeav51KrBxlSCPWuX3bsDuRyavWVy9vKEY/IadxWNsfSjFA5GaX6UCEzzigetKBij34oAMe1GfXrRS0AHenCkpQOOelAAAPyqtIcXP5VaqrN/x89fSgpbMt0tJj0o+tBItFAFFACUtFLQAlGKUUCgAoooyaACkz60YzS4oAAKKXFGPSgAxRRRQAtFFLQAlKKKWgApCMqQe9LS0AVCm1f0queGIrQlGVNUHHzUwEooFFICqkY84tjtip6aBiRqfTAQUUUtBhif4E/R/kVhRRS0jYSilxRigBMZoxTsUoHpQMbilApcUY/CgBMUEcU4ClxQAwfSlxzS4yaULmgBoX1FLt54p2Pf8qUCgBuKUCnbQe1GKAExRj3pw5oxQA2gH3p2KMcUAJS0lO6d6AEpw5z702nL1oBFSHh3Bprlkk4+6fanLxcNx608gE84oG9xiyBuOhpw/wAioniG7KjPHSmLIy843D0oEWvb+VOA9fWoUmU89M8c1KG9DQA7GKXB60gOaUUAO7Udv60n1pR/OgB2B70oxj+lNHt9KUdKAFowM/1oxSjjNACj3GaByKMUooABUF3N5EDP36Cp/wAKztYcKkanoWoAyptxJZ+WbrUW3J4PbrUl02Mck1AJB6GkUOPHsfemHjtTmbOSBgCo2LdcUASgbvr61J5YGOmcVACwA7U4M3tQMeDgjHGTzipg28p+lVgCe9WrKHdMu48Z60CZ0UeTGv0HanikUAAYp2OaZIdqKUDNGKAExRxjtSj6Uo570AIKCQoyTj60jusalnOB71nXFw0zY5CdhmguMbmhDMJi2zovGfWobjIn46cU3TjkOD7VNJGXuFPYDmgW1ywvSloHpQKCQx6UmfWnYoxQAneijGBxRQAtHeik70AKeKTmj6UtACAZ70uKUUUAIKO9LRQAUUtFABRRRQAo5ooFFABS0UUARyOAdpPNU5eDVmcfP9RUEo5NAEQopB1p1AER4l+op1Nl4ZTTh0pgFFFFBhif4E/R/kV6KKPrSNhaUc/SkpaAD9KcKSgUDFpcUn6UE0AKeKAM80Y/OlzQAooxiilFABRQKWgAxS0UCgAxRilpR6UAN7UmOKeaafegBvaj1pSOKb+dAC0qnBFJzjigZ4oAqy5W6+ppl1I0bKV71JdA+aGzgHGaiv1ygyf/AK1I0WrFjuVc/N8pqYqGBBAastVGeSaekrxAgMRzQDh2Lxh4wGwfQ1Hkwtgll9+1CXaceYpGO4FWEaNxlSCPY0yGmiNLkYIJB57GpVmQ8A9aGhjccqPqKja3IGY3IPoelAiwrAjinY9Kp5ljbDIT0+dTUqzNngbvY8GgCzj8KXnmohOpJBUripVIbkEH6UAKB05oA9/ype2KB170AFLR2ooADxWbqwLwj5eh6jtWlikKhuozQM5Z3yqj0pnYcZIPBrpZLCCXO6Nfyqq2ixH7jsPrzSAw2Ht+tHY8A/jWqdEbJxJ+YpV0NhIAZPk9QOaYGURnGe9KM59PwroYtLtkAym4jueasLawg5EagjvtoC5z9vZy3DKFQqv94jite30xIiDuJq9tA7Yp3FIBoXHrS0o6dKCQBkmmAmOelKBTVBY7u3anE4BJ4oAKhuLlYByMsegFRTXZY+Xbje3c9hVeEIsrF5RuxncOaRajbVkckryNmQn6elNHX61JMo84hTuzzzU1vamRhu4HpQatpIl04H5zg445q/7U2NVVTtAAHAp1M53qwHXpS4opaBCUcdaXtRQAlGcUtJ+NABzijqKKUCgAAoo+lKOKAEoFKaBQAY7UUUUAFFFFAAKX8aKBQAUUCloAKWkpaAGOm/HtVWcYPNXeg9qrXI/lQBT6GndqQ9aUdKAI5x+7z6UqnKg0sgyhqOE5QUAPopaSgwxP8Cfo/wAivSikpaDYKPaijvQAtKKSjrQMdn0pQKQUtABmjmjrQKAFBpRSUuKAFFKAaKUfrQACjtSij+X86AAUvtmkpaAFFFJSigBpGKaTnrxUmMimkUAR59aDxQRg0lAAwDDnpVe9T90O4zzVnOO9NIByDzntQUnZmSQc84xUe7DDJ4q9cWZxujPHpVBgynkVJstUXCDLK6n7hXIPpUQjKRJJGxUng1EJnCEBiFPapoZ1UorA7AMGmKzJUuJ4yVKiQL1NTw30T8NlT71XjO43DrzkcUy1TeWidPmK5XPFBLijVUqwypDD2pSqt95R+VY8mIWAR2DgfNg8CrCXNxFErth0PHNO4nBl4w+hI+vSmmJgDuXPoVqJdRAwJImU9zU8VzFIBtcD2JxQS00Ikm1sFgR0wetSq4YHFKVWRcMARUbW3eNyp9O1AiYYxS4qt5zxH9+uF9RyKsKwI46UgFH+eKUUCloABmiiigAxRRSgUAJj1pe1J9aTzFHfigB3b+lL0zk4qFpc5Cj6UCJ3ILnimArTc4jG4+tOSM8lzk/oKdhIkJ4UetU5dQJBEC5x/ERwKBqLZammjg++eT0Hc1QnmknwXVkhz25zQIc4kkbezA98U6O5aOAKfmOehHakaJW2ED+TKqIvyZBz6ikaMrOzRng+1NaQyMGIAGMAClD8Af1oKsSqADk8n1q5GNkBY9TVBWLMAcYPatJwPLC0Gctx0f3BmnCmoeP8aeKZmHSlpKPegBfeikzRn/8AVQAHmjHFFLQAACl6fSk/GjB3k54x92gBaTB/+tS0UAH6UUdetGPTmgBRSUZ9etFAAKKM0CgA/lThSUDmgBaKOKO9ABS0lKPSgAqtNyTVmoJhzQBTcc0gp8g5pgoAU8iq8HBYehqxVdfluGHrzQBNSUtFBhif4E/R/kVgaWkoBoNhaUU3NO69aADqKUUlLQMWiil/CgA7UCigdKAFpe1JS0AOFKKaKUdKAHUCkooAWlFIKKAHUUlFACjpRQKOlADHHpUfqBmpupxTWXOfWgZGTwfWk4pSpGaafQ96AEdsBT1HQ1XmRQ5UgkdanYZUjpmo5Rvgzk5X0pFxZTkt1PK/lUBiZScY5q0NzDIphJUc0GiZXG5eRkc/lU0VyySeYfmOMZNBwRzzTCvPSgejEb5pCQTgmtBAvkpAWBDDGR2NZ+OeP1pQTjg8+1ANXLl2rPKkK8kLSXNvGluHjGCDgk1ElzLGWIOcjknmpTeB7YxOCSf4s0BrcW388JmFxn+5mrS3xTAuIynuKrWjpDbSNuBkPQelFqzTsqyYMacnighpPc0o5Y5R8jBvagxDqh2+tZmxZJm8jMYUZyanivJ41zInmL/eFBLh2LpMi9gaFkycEDP1qOO+hfgtg+hqQzQkcup/EUyLCmUDtx7Go3uQvRCT6CnDyX5wCaNsQ5wv50ARfa5Gzsi57ZNIss7nkgA+lS+bAnG5AfrTGvokPBz9KB2Yqo7jvz61KIBxuY/Sq7XcpVisQGBnk01GmmVT5jANxhQBikPl7lt5IoRliAKge/3NthXOeAzcCq8Cqtw4ckhRwW61HLMu9CCWKnOAeKClAkdWmmZZ5WyBk46CkLIls0YbJJ4qu87SMSRjPXFMzjpj6UGvKWGuCwCk4CjtTAwqPJxxgUo4HXr6UDtYkH+TThjt1NNQFj6irEUI5LZoJckhYIzuBIwAc81dDZPP5VEu0Z71KuPamYN3ZIhxxUgqJRg1KOaCQpaSloAXt2xRSAYpR0oATHvS/lQKWgA6UlFL9KACigUYxQAUd6KKACj6UUUAH1paSj6UAL9KKSloAUfnRQPaigAFLRRQAUyVQVp4pH+6aAKUgqHpViQcmq7daYC1Xk+W5U+vFTiqt8SqB16rzSAsiiooJRLGGBzUlBhif4E/R/kVqWgCjvmg2CnUlFAC0tIPalFAxaWkFKKAD9aSlooAUUCkp1AAKdTaWgBaXtSAUtAC0d6OKM0AKKKTvR9aAFo7UnrSg/SgApaSigAIB4pjJT+hozQBVlUqDg1V3lchT1HSr8oyKqvEH6YHvQUinuK8qf8A61HmjIyOO9SPCVyCO3UVCV3HikaJoV/LIO3PTpTfLYj5TmhomHQnmmhmTjOMUFryAgpjIxRnn+VSxzguPMGR0zTJWjzhB06nGKBobn3HFIDjPb8KAfyoB9RQULk0+ORozlSwpgzQTnvQFiYSnBBHBPOOM1binibYhG1VHGfWs8E47mjntQS4pl7Z5jNJMVI6AL3pbiFfPhCjG7riqILE8cVIJpcgl2yOme1FxcrJrtVWYrGCMdTmn2sSPFI7LkoMiq7zyNlS3B68UJM6KURsDv70XG4suJHC8CFvkLfxD1p8hSGWIOcgL19/Ws8yuyhS2VHbNAPHXNFxcnct74F3lmDk8jAqL7SViEagAA53d6g/ClxSKUUOeV5DmRi3vTRkilCnnFOWJieg/Ggd0hvNLn361OlsxHcn6YqeK2UcnH40EOouhTSJm6Dj1NWo7QnljVlEABIApxGaLGbm2MjiCL059aftznil285xzS474pkCBeO1LxgdqfxjP6UBc9RQA6M561KDzUScMKkzTEPBz0pRUY96k6j2oEFFFFAB/nNKKToKWgAooBooAKPrS59qKACkxRmjNABRRSfjQAtGaMUUAL25oAo6dqKAF5opCSBwaQHvmgB3tSj86QdKWgBaa/3TjqKXvS0AVH6VXcVacfLzVZxTAjFMmXehp9L1FIDMt3NrcGNuEb7taPaqd7AWj+UfMOQadYzeZHtJ+ZeDQYYn+BP0f5DqWkHWlpmwCiigdaQxeKBRRQAoP/66WkFAPFADxQaSloASlzSUtACilpvalFADqWmij6UAOzRSZxR1NAC96PajrRQAo4pe9JS0AFFFGc0DDPOTRRTSaAGyYIqszdQOBU7EVEBkmkMaozkDp70hhXHGAfX3p+RkjuKAR04P1oAhaE4OD061E0R4ytWwefcfrS9fWgRQMIbtTTbjJxxWjt/2d3ak8lWPQDmgpTZneQQOvFN8l8/drS+zr1yQPel+zAn75xSK9ozM2MP4DRgjgqa0vsgPG8YNH2TPAb8qLFe1M3HU0AjvmtE2zN0IpwtTuzxj0oD2pm4HPX8qAD2Un3xWmtvjnIpRb8YyPwosHtTNCNj7p/Kl8qTH3P1rS8hcYJpwiXvzmiwvaszfJfqcCnLbktyw/AZrRESKeg/OnYHoAKdhe0ZQW0Y85b+VSrZ+y/jzVznHQUDjrwKLE8zZCtsgBBPXqMVIsEanKjmnZ5pMehoEKBgAAGjGB0pQKAOwoAAB6Ckz79KeBz9aQ4HWgBRyKOBSZPYUq4z0oGICTkc4qVPug03pnNOTPegQjZHA9aepJHXmg9MimrwaAHjPrUi9KjHI4NSKPlpiF9aKXqKTFAgHH0peBRjigE5oAMcUUUc0AAooHWigAoo5ooAKKO1JQAuMUUfWjtQAUtJQBxmgBRRRS0AFLmkpaACij8aKAI5Rxmqkgq7IPlNVJBTArnrSihutIKAEddwrPYG2uN4GEPUe9aRqKdFZDmgwxP8AAn6P8iKikpaRsLnNFJS0DDvSikpc8UALS00UooAUZpQc0lGBQA6ik6UvagAHWl7mm0tAC9R6UtJRmgBRzRR0paACnUgNKDQADrRR0pe9AxO9KOKO9AzmgBGqM8806TkYFMJ4PNACNz60ijANNPJI/SnHhaQyMjk9KUckZPftSAZpO/PGOaAHAg4px7Hn2qPI6Gl6/hQFh+cAZ9OaXJyOOtN3Y5Apd31yaAHKeBkc0ucj+tN70uM5Iz74oAUZzx+dOJ4NNHXrn+lKDnOfSgBSO5oAGe1JkGjvQAoHccfjS4BOCeKTjoMc0DrmgBeOlGeM4/SjJINGT0NACj270Hng0Cjr1oAOuaXocnBoyB1NBIx0oABz1pe9N3HPApRk8UDsO6Y4pNwNG0d6UD0oAMn1FKBmkxS+/pxQAp/yKQH0pc5+tAz60AKKUcUnXmjFAiTPApp9c0gPXPSn9/SgBBx/WrAHFVwOcVOv3aYhcmgGjk0EYxQIPxpKXtRQAZ4ooooGAo7UduKO1AgoopKAFopKM0ALRRQKAAe9OpKKADtS0lLQAA0opKBQAtFFFADXHFVnHWrZ6VWkFMCq4pgqRx1qPvQIdSMoYYNFLSMcT/An6P8AIq0UlKOlBuFLRRQAUtJS9KACgUUtABS0mKUUALR9KMUtACD0pR15pOe1FACinU3tSj6UALSjiko70AO7UCkpc0ALRRQKAF68UUCjrQAyQcVExOMdqsMMg1XYZOM0ikIoySegof0pwGOlM60ANJwMjpSnBFA6UY4oATB60Y45604cfSjHXFAxD+VLnOMjFOAz6YpduVxxxQAzoMAYpQffH0704D1GfWk2Dp3pAAyDwcjvSqcjqOKXbSFcdfx96ADPOaN2D1FL2z0oxyaYAGJNLzmnY5oxQAgJ4pDnFOx196XGD7UAJg/4Ubc0o4NOB4/woAQDP4UEA9acKAM/nQAhFKB9KXHpRgg0AA60AfhQODSr160AJS4o7+1L2oAQDmloFAHNAB0FL368Ug6c0vegQfSnp05/Om09PemANT0+6Ka/QU5CMetAhwpRSY60Y9O9ACjpRSA0tABRmiigBaQUdutJQAUUUUCCij3oHvQAtFFFAC96KSl60AFFFFABS0lLQAooFAooAKryjBqyKgmFAFVxUJ61YcVAwpiAUtNFOoMcT/An6P8AIq0UUUjcMUUtFAAKWkpaAD1paSlH1oAWgUmaUUAGaX60dKUUAJS9aMUCgAFKDSetFADulAozRQAtLSCloAUUdKM0dqAFo60UAUADdM1CMc+tSk8VFn5qBjW9DTQac/UU0+tIYo680expMdiaQkgUAO9cUDk8UnpntTgPxoAUYxS9PpSdKXPtmgAx7UZz2+lKueee9Kvv+VAB25pMbgPel4NOFACbcHHagJj8aXketGcc4oAB1NHQ/WlU5G79acoA7A0AJtBox+FAOVx3pSfU8YoAXYBxj9KABSgHIoOdwx0oAMYGTR0o7YA5FBHIoAXHejjGc0euT9KEAI5/CgAGCcc/WggD7oyKB1IPFKBxQAgX360bSD1FKegFKefrigBoHTNLg7qUADBNKRz1oAQL1zS7QBmkB+ajqeKADrT168Ckxz1pygCgAPIpYzR/DSJwaAJCcUUUUxB9aKM8UDFACD3pxpDRjB70AFFAPtS+tABSZoziigQYzzS0UUAFHWjFAFABS0lFAC0UCjvQAtFFFAC0ZpBTqACo5hxUlMlHy0AVGHWoXFTvULimIjFOFN704UGOJ/gT9H+R/9k=</text:p>
          </table:table-cell>
        </table:table-row>
        <table:table-row table:style-name="ro1">
          <table:table-cell office:value-type="string" calcext:value-type="string">
            <text:p>1d9881b8081080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Apr 30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RoopagoKKKKQBRRRQAUUUUAFFFFABRRSUALRSZpM0ALRmkzSZpgOpM0wuBTPOBOM80AS5pGOBQnI5p+ARQBBuY/dUmnRowOWP4CpQAKM+lAC9KKTk0bfXmkAZoGacOKKYCY9TSgY6UUUAFFFFABS0lFAhaKKKACiiigAooooAKKKM0AJS0maQsKAFozTC4phkoAlzSFqgaWmGWgdiwXppeq5lppc0BYnMlJvqDJFAJJoAn35oDZqJc1IBQA8GlFIBTwKACnCgClxQIAKXFFLQAlLRRQAUUUUAFFFLQAlFFLQAUUUUAFFFFAxaKKKAClpKUUAFLSUtABSikpaAFoFFAoAcKWmilFAC0hFOoxSAqzArz2pIzkVYdAwINQIhUkelADxS0YopgFLRRQYYn+DP0f5EFLSUtBuFFFFIAooooAKKTNGaAFpM0maTdQA7NJmmk0nNMB2aaWFNc4FQ/vHOAMUAWA3vS4zUcabfvHNS9egoAiMRbvxTkhVKkCn6UoUUAGfSgA06koAMetFFFAC0UlLQAlFFFAC0UlLQAUUUUAFFApaACiikzQAUtJmmlgKAH0maiMnXmo2m96AsTlwKaZMVWab3qJp6Q7Foy0xpqptNimGb3oCxbMvvUZlzVXzvxo3k8CgCx5mRTdxqNc9KkVKAFU0vUU5UqRYs9qYDACakVKkSOpQmKBESpUgWpAtKFoENC04ClxS4oAbilpaKAEpaKKACiiigAoopaAEopaSgAooooAKKWkoAKWiigYUUtFABRRS0AFFFFAC0UUUALS0lFACilpBS0AOFFIKdQAhFMYVJSEUgISQKAc0ycEHPaiM8UwJBRQKUUGGJ/gz9H+RXoopKDcWikzSFqQDs0maYWppegB5akLVHu96VcN70AKWprSbRyaeVFN8gE5x+dAEaysx+UVOMdzSrHjv+VPCgdqYDOvQZpQh7n8qfRQAgUDtS0UUAFFFFABRRRQAUUUUAFFFFABRRRQAUtJR0oAWikzTS3NAD80hNRtJiomlAoAnL4ppkGKrNNULTe9Idi2Zqieb3qqZ6hefjk80AWjN6mo2nHrVJp+oqMzE0hlx5/eoWuORVXcTSigdiZpS1KuSRk1CMmlJPqaLhYtRJ1yanSMZrPBb1NPEsgydxouFjTWP0qVYvWstbqVf4gamj1N1+8oP0ouLlZqLFUoSqMOpxNw2V+oq3DdQy/dcGmmiWmShcUu2lBB70tMQgFFLRQAUUUUAFJilooAKKKKACiiigAooooAKKKKACiiigAooooGFLSUtABRRRQAUtJS0AFFFKKACilooAKWkpaAClFFFAC0opBSigBaKWikAx13KQahSIg89KsmmMKAI8UopTxSCmYYn+DP0f5FXNNL1CZc9KZkmg3JjJTd+aaqFhwCaekB6s2PYUAN5NNIc/cGasiNR7/WnUAVUtpGOXbHtVhYVWn0UAAAHQUtJRSAKKKKYBRRRQAtFJRQAUtJRQAtFFJQAtFJR3pALRSUZoAWkzTS1MMmKAJCaaXqFpcc1E0p7UDsWGkxULTVA0lRGT8qAJ2mz3xUTS8dartL71GznJx0pDJ2l96hef3qFiQxyeKYTzQFh7TE0zLHrSAY/OnUDsJilAFKBzShaQxuOgpQtOwPzozRcdhoWl7+tLjJpMd6QC59BSHrilApcdKAG4oAxTutFADTSqSOQSMUYzSgUDJ4r6eLo5I9Gq9BqwI/eqR7jmsrHXNGeKCWkzpIrmOUfIwNTCuWRmQ5UkH2q5BqcsZw/zgfnVcxLgbtFVbe+inHBwfQ1aByKq5FgxRilpKACilpKACiiigAooxRQAUUUUDCiiigBKKWigAooooAWkpaKACiiigBaBRRQAtLSUUALRRS0AFFAooAWlFJS0AOFLTRTqACkI4paMUgKs4KnI6URtkVO6BlINQJGVJz+FBhif4M/R/kUlt/U/lUqoo6Clopm4tFFFABRRRQAtFJRSAWiiigAooooAKKKKYBRRRQAUUAUUAApaSkzSAXNITTSaYzUDJN1MZ6iZ6jZzQFiRpMVE0maYxpvJoGBc855xTGfBoIJ5HWmlCTQA0sc0wqTVgR5PNL5eBmgCt5fc1E8gXhQCe9OuJ8nan41AFOfrSGkNJLCgDIp4AGeaQdOOvrSKsAHFLgAkmjryaXHFIAHfikPanY/SjHQ0DExS4NLjNL0H1oAbxRwelKB6dKXHH0pAJ60gGTT9vqaQnigAANJwM80oBB5oC985oATjqOaDk44/KlAz+VLj9KAG8Udce1OwSOlAGOlAxvc0c9aUd807+lACAYPBq5bai8PD5Zf1qnSUCaudFBdRzDKsPpU9cwjMjAqcEdxWraaiGwkvB9apS7mbjY0qKRWBHBpasgKKKKACiiigApKWigYUUUUAJS0UUAFFFFABRRS0AFFFFABS0UUAFLRRQAUtFFABS0UUAFLSUtAC0opBSigB1FApaQCEUwipKawzQYYn+DP0f5GdRSUCmbi0UUUgClpKWgAooooAKWkooAWiiigAooopgFFJRQAtJmkzSE0gFJphNBNNNAwLVGxpxppFAEZNMO6p9lLs9qAK+CaNhxVkR08R0AVRGTThDnOeatCOnBAKAKwiAHI4rOvLobtkZwAeSKt6jdCJdiH5j+lZA/nSbKSFyBnb0NJkkcn8KUD0pcVJQmAaUDNKOtKAKBiYpcUAcCnAZBz26UgExz7UYwKftxijjHGTQMaAc4x9KcF45pSCcYo28GlcBuOSKACTxwKfjA9qPwouAzBz9KMZxxjIqTGRQF9zSGMwQR3pAM8VJjBp3HFMCIpxwKCMt6U/HHrSAfNzxmgBpGOaMc07joeaDzgimIZjAoIxTwOtIRyaAG9M0Y6U7AwaD8vIHSgBO9HQmkHNH1oAtWt88D4YlkrZgmSZAyHINc4OtTW1y9u/yEkdxTTsRKNzoqKgtrlJ0yp+o9KnrRO5mFFFGKBBRiiigYUUUUAFFFFABRRRQAUUUtACUtFFABRQKWgAoopaACiiloAKKKKACloFFACilpKWgBRTqbSigBaMUtFIwxP8Gfo/yMqiiimbi0UUUgClpKKAFooooAKWkooAWiijtQAlFFFAB0pKX60lMBKTFOxRikA3FJingUYoGR7aXbUmKULQIjCU4LxT8UuKAGBadtFOFFACYqveTi3hLd+wqwxAXJrBvpzPMRn5V4FDZUVcrSO0jl35JNN6U4UAHGKg0ExSjpTgKXAH0pAIAT2pQvH0oHPSlA45NAwGAeO1LjgEfjS7fl6c07BP4UrjEC896VVpwQ44pwQkUgGbeKAM4FSbSKXHJA6GgCMLxShcHJ9Kf39qTGenFADegNAx2/Sl2kDn0pcHsKYDO3HrSe3epMDOKaRjrQAg5zSBcmn/AIU3nbx1oAQDnnrSdDmlJ6GlxxjIpANHAxikNL+GaCOtADc45pD7jBxTxgdMcHrQcjBPSmAwjoKP607PPNIe5FADaDS456fnRx2oEPgmaB9yE5/nW5aXS3EYI4PcVz/PpT4JXhkDqec8j1FNOxMo3OmoqK2uFuIgympq1TuZCUUUUAFFFFABRRRQAUUUtACUUtJQAUCilAoAKKKKAClooFABS0UUAFLRRQAAUtFFABS0UUALSikpaAHCikFOpGGJ/gT9H+Rk0UUUzcWiiikAUUUUAFLSUtABS0lLQAlLSUtABRRRTASjFLRQAYxRilooAMUYpaKAEpaKMUALRRRQAtJSimyOEUljjFIEUNUuSieWp5asjbmpbiXzpmY888fSo6hs2SE6cigHrilxSgdTx+FK4wA9aAKdTlXv19qQxoGfWnKPlp4X/DNOVMCkAxVyfUdeakCcemDTsDvS9aBiBcduKUgD0p2PU0Y5oAaM+lG3OKfjgUYzx0oAYcUBTTyB360nfFADQvFGAKXFB9/WlcBg6/WjFOwcmlK/kaAI8UbeafjikPbPfimBHjjnA9qB04604gde2aTkcAUCEI5pCR17460/afWmkDnpjpQA0j8KXbxx+RoyTjHSg9aAGnAz6+1IOCQOeKdj19eKbj5T0NFwGn3pcdqUc0YoAbjFGPWnbffFHXOKYEtncNbyhh909R61vwyLLGGU5Brm+55q3p92YJNjH5D+lUnYzlHqblFIrBhkUtaGYUYpaKAExRS0lABRRRQAUUUtACUUtFABRRRQAUtFFABQKWigApaSloAKKKWgApaSloAKWkpaAFFOFMFOFBhif4M/R/kZVFFKKDcKKKKQBRQKWgBKWiigApaSloAKKKKAFooopgFGKKWgApKWigAxRS0UAFFFLQAlLRRQAVl6vPwIh361puwVST2rnrmUzTs/bPFTJlwRFSjOKPrTgKg0EHWnY4NLj1xTlHtmkMRVwBipAB3pADxT1HoOe9ACKOlPA9aMZpyqSaQxMYHHPvTgOKUDGcnml4yfagBAvsKXGDRgkUvY0gEJ9h6UlOPP9aNuaAG4zSDkd80/GM4pOmMcUAJt79qAPqaDz64pOT1oACKTIBpWz7ZpMYU5/nQAh6kg5oIGPUUuRuwM8UE8nNADcALmmknHA5xT8ZJJ70EfNzxRcBjEkZppABPFP2gDnn0pMc47+9FwGbcYpMDP41JtGOaMdcUARgcA9zQFx06dKf0pD7D86YDcDPFBwP8A69G3jk4z60E84xk0xDTikGAOadjmjaTzzQA0eg70vHFB4+tHrkGgDT0y7z+6c89j7VqVzAcqQR1zwa3rG5FxCD/EODVRfQynGxZopaK0MxKKWigYlFLRQAmKMUtFACUUtFABRRRQAYopRRQAUUtFACUtFLQAlLRRQAUtFFAC0UUtAAKBRS0GGJ/gT9H+RlUUtFBuFFFFABQKKWkAUtJRQAUtGKKAFooopgFLSUtABRRRQAUtJS0AFFFFABS0lLQAUtJS0AU9Sl8u3ODyeKxcc9Me1aGquWlVB/Dyaon6Vm2bJWQmOOlKMkZpe9AGen8qkoUAjHfNOB5PSk2+1OyFHTPpQA8LnHNPAwfSmKSSPenjrikMBwfWnYPucUi5xjqKf9KQwA4BzSjp70oGAAcUo9qBCYPagjHBp3bBNJnnkAUhi49BTW/yKUAgd6UAenXvQAgBHT0pCOp607p1pOSOKBDcevr3oGMcAHvSgDHQ+tGMfT3oGMyx+XFJjnPf+dP7Yx05/GgA56frQA3GB16c0hGCaeB2ox+vegBnt+VGOuelPx0wM0mRnH/6qdhDdoA9OaDjntRjv19xRgZyc5pgNIGPX8KTGaecY9CaQZ5+lADMD0pD6U8jjnFN4I5/SgBpBJJNJgEdsdaXJyRik49RgUAIen60hAJ46UuOTxg5pMHPOc0AN9uvrQf6UpFKaAG45qzZT/Z5txJ2k81Xxmk9qBNXR1CkMoI70VR0q48yLy2PzL+oq/Wyd0c9rCUtFFMApKWigBKKXFGKACkpaKACiiloASloooAKKKWgBKWiigAopRRQAUtJS0AFFFLQAUtFFBhif4M/R/kZdFFFI3CiiloAKKKWgBKWkpRQAtFFFABRRQKAClFFFMAopaKACiiloASloooAKKKWgBKCcKTS1DdPst3Y9hSGtzFuH8yd2zxmoyM+1GfQ/UUo5GD1rM2DoPelHX0zSD3pQKQxy9OSKkx2OKYBx0p68dORSGKBx6GpAAR6Ui0DH4+tIY8DnNO9eaQH6ClUc5oEA9sH60vfqaUAfnxQOMfzpDAKcEUpODkGkJzgHjvwaMdemT7UALuPYUmP/wBVHSjo3v70XAMcYH4UehpRzSgcdqAG4DdeD6UgUd6eB+NA49uKLAMwO/X+VLx35z1oHpj86MH6+nNMAPA4ycegpOTyBjml4IoPJ7igQ0jnnFJt44//AF04j8x7UDAx3xQAwjnn8KCDgdhTuOMCm4wcA0ANOByOvtSEnPA4pcZzjv60hHXj2oAQ8dsUmOPenbfzpDgUANPB96bg5z705jz7im8f/roAT+E96AcijqcjnNHt6dhTAb6nrQOee1OIHT+dIcdsH60AIAcUYA4zQSSeTR2zQBJazeROrDpnn6V0aMGUEdDXL9zWzpFx5kXlk8rwPpVRdmZTXU0KKWitTMSiloxQAlFLiigBKMUtFACUUtFABSUtFAAKXFFFACUtFFABS0UUAFFFLQAUUUtABQKKKDDE/wAGfo/yMuiilpG4lLRRQAUtFFABRRRTAUUUUtACUtFFABRS0UgCiiloAMUdqKKACilopgJRS0UAHaqmpvttWHrxVys3V2G1FJ6nOKT2KhuZdOA/KkzxxigVkbDgPxpyg54pAcGnKOaQxVH509RmkAGeafnHQkmkAqr1OacByR/Omhj2A/CnDFAxVwCcc0/k9eDTcd+1OApXAUAdaAOf5ZoxnkD8KXHA70gDg4PBpcdumaAvrjmnfw+3v3p2AaBkZ5waUDnJ/Kl5x60hHX1xjOKAAYPtQTx05pR6j+VGDgetMQmKO59fal25oI4+tAxvQ8d/SjHB4GelLgdP1owaAExik7il7f0FIMAfnSAQ5INNwcZpwB9yelH1oAb16fpSYy3A6U8Ywfz5puM9fyFACADHrTcHmnEgE9OOtAPrx70wGHgetIcHjrxT2Wm5AzjkdgKBDcZ7/p1pDycEde/oaU5b0HpTSM9cEUANDAnjPFBJ47UpH09OaQ9Tj8xRcBvHajsB+lOx6/zoXkUANxz/AIUU7GOvFGB9adgGheAamtJfJuFfnHeoyeMmjoT0waBNXR0qkMoIp1UtLm823CnqvFXa1i7o52JS0UVQBRS4pKAExS0tJQAUYooxQAUUUUAFKKMUUAFFFFABRS0UAFFFLQAlLRRQAUtJS0GGJ/gz9H+RlUooFFI3CilooAKKKKACloooABS0lLQAUtFFMAooopALRRS0AJRRRQAoooopgFLRRigBKytXb94g9BmtasjVeLlfpUy2LhuUec/1pduR3NA78Un+etZmo9QMdfwpwJ7cfWmKO4FPA96VxjueuaeB1pABzx+VPUcEgdKQxRwM08DIpACRgU9QM+opWAB+ftThQM44o7fpT0AUAKenNOJ7dPamqMe1OHPr60XATsacOxPc4pBxS7TyKQg7dPzpAOxFOwB7f0oyB059cUAIeM5pRR0HPalAFAxp6E0HrSntjHSgDP0oAb0zQevTpTiADRjjPegBmPwyaNozwMilx+gx9aQewzx0x1oABx19c/SkA9uaXBxz1oxgc4oAZg9McetGM9Pw9qduHbPv6U1snqcD6UAJwM8gd8etNzzwPxIp20ZOBz/OkPYHj2ouAwjPUmkC+lPxnpxmk2nqBmgBnGODxSH0p+3nOM0BMHrk/TpRYCMj8aTbgDHHrUh/Dn1oPTAA69xTsIYVINN6EYx1HFP5xk9aAMc9R1pgMPPQUE5460pGRngnNGOff60ANP5UY7U7aOOn4UnfigZa0+XyrgDoG4P1rdHIrmdxDZHBzXQ2solgVh3FVB6mM1qS4opaK1MxKKWigBKKWigBKKWigBMUtFLQAlFLSUAFFFFABRRS0AJS0UUAFFFLQAUYoooMMT/An6P8jLooopG4tFFFABS0lLQAUtJS0AFLSUtABRRRQAUtFFABS0lLQAlFLRQAUtJQKAFpaSlpgJWNqn/H0cjPFbVYuqj/AEoH2qZbGkCmMdaXv6/jQBnmnAccjGKyNQXqM81Kqk+v5UxR7ZqRTkEHmgB6KCc7qd+lMXOOMAGnADPr2FAD1P6U70600deBTh1P9aQxT0OOopy9KMc0vHPNACY9OcU7nv8AyoyckZoA59KQC8fl70ck8dKPfFOwcEfrQAg6H60HpwePSlOOuaOMkD6UgEwSTilxzj65pT/M9qQD/wCvQAo6Y6D3pDnHoaOMYz2/GndzjoO9ADOeecd6TB4/rTyOPr6U0E9hjFABg96aSMDkHPpS4zjPPsaVRn3P0ouA3kpjgDvSbfmzzTiR15waDnnH/wBai4xg4A549TR2J68U4jPWgrjr7UARYHQ0uMjIp4C5yc4z3oPXn17U7CG7fw/GkwAOnWlPJ4HHrRjPJP8A9amA3v60h5BAyMelOOO4xmk6nrQBH1ORnpSYznHepCNqjGMe9IeCO+KBERXgkgdeKXGMHFKeeoNNAAPtQMQ+n5Uduc4oI5459qOCM8ZzQAnGOtHXpSkdzwaTA9Mj1FABzWro8u6MxnqvNZXXirelvsugOgYU1oyJrQ3KKUUVuYCUUtFACUUtFACUUtFACUtFFABRRRQAUUUUAFFFFAC0lLRQAlLRRQAUtJS0jDE/wZ+j/IyhS0gpaDcKKKKAClFFFAC0UUUAFKKSigB1AoopgFFFFIAFLSUUALRRS0AJS0UooASloooAKyNWGJ1JHUVr1mauvKN+FJ7Fw3M4cevNKOehpMe2T78Uo64rM1Hjg+n409SMc9u9MCn/APXTx0+npSGPz0H8+9OX+Xc0zd1GD1pwyOvHpmkMeMZwMHtTwSeTwKYOevNOU8cdqQDs9ueaWhQeg/lS4655NAABnHH14p+OP8eaTPpxR3zigBcAHg59qXIyenFIBn8aCM89uvSkAZzR7+tLj14/GkyMcfWgBev0pc4xnFNySRg4z6U4Y69TQAnfgcn1pxz3zzS9Dx/+sUgOMZ/ClcBuBg4x9fWl7dc+1LyB15zR6/jQA3Hp2NJjg9wBUmMUg4I9KdgG4yfw4ox3zTgc9QaTnA56daegCfpTSc9Pxpwx3z+FJ1HH6c0AJ25z+dIDmndCetAHc46UARhTj0z1owPz7U88N1/Om/WgBrcU0nv/AEp3GeOccUnb0oAZnHWmsMnA65xUmO4poGD70ANI556U3B75/Hinnntj3NNI7fzoAb0zg/WgnKjoAfSlxgY/L1pME880wEPT178U0KR0FPxn1x1zScDv3oAQ5J9P1p8TeXKrDAwQab1zt5oI9aBNXR0yHcgPrTqr2D77VD14qxW62OYKSlxRimAlFLRQAUUUUAFFFGKACilpKACiiigAoxS0UAJRS0lABiloxRSAKKKKDDE/wZ+j/IyqWiig3CiiigBaKBRQAtFFFAC0UUtABQKKKAFooooAKKKKYBS0UUAFFLRSAKKWjFABVHVUDW+fQ1eqC9TfauPah7FR3MIDjrzS5HPHNNzx1/ClOT6VibjgaeBgAe/SoxUg9+KQDlPPH6U9cnoM0xevXJFPB4NAxyjnrx604dgOtIOP/r0oyT1/wpAP3cZJ59Kd14xj3pqg49aVcADoKAHDnPOTThx3pucnIyB70uO7Hn+dAClh0oDHn096AABwOoxQc575pXANvXdg+1KOcHHPrS8npQBzikAdeORijjHp17UoXpS4x9adgEPP9MUuDjpxnijOMjt/n/69HtinoAD2PNL29qMHBJo6HPrQAnVh+vrQQMUv+cdKMDkUAJx2/HNJjLUuMcUE9cc5/WgBuB14J60nA49qcepz+ppuB70gAnJ4HX3oIA4zSkdRyKQDPQUAN7mkI/GnDjvQSB14pgR4/AUhGD6mnHHftSHj6+ooAaSSetNHHUfnTsEkgH9aXbx/jQBEc4I/lSYPVsj6U8478mjPAPY+vWgBm3ByOKQkDnv60MMdcn2o5K5X86LgN5J5xRj14/Sl/LHvSYz9KAADjIzzTRjPTNO7YNKAB1xQBraO+63K+h6Vo1kaO+2Vk9ea162hsc8lqFFFJVki0YoooASloooAKKKKACilpKACiijFABRRiikAUUUUAFFFFABRRS0GGJ/gz9H+Rk0tFFBuFFFLQAClpKKAFpaSloAKWkpaACiiigBaKMUtACCilopgFLSClpAFFFLQAUUoooASmyLuRh6in0HpQNHNSKUdgexxQMHuanv49l0+M881X7dMGsmdCJB+VOHFMH0xT8VICjk44pyjPApoYDI6n0p3JIxxQMk42+n1p24Y4BOe9R7eOTn6808LlTjj8aQDhuyOwpygckHt+lIO2eacDx0/KkMdnC89qXpxSAYX696cBgkHj0osAgXIz2NOAO3PelwOT+FL3PqOuKdhABjIJA7Uv8PQUmST+vWnZ4BNHoAmcj19qMnpn9aMc56nrzR1HX25oAAMdfxxSgdvejHbGKAOh/SgAHtxQPoOaM49MfSjPXOcH1FIBR9OeuDSdf6Udzxye/WlNFwG4GMcCgj/ACO9GKdgfXnNAxuOM9hQBkcnFLzjFA469qBDeD06UA5/Gl7jrSbc59R0oAaMnHH5UhXjHSn49cfWk4wSOaAGY/l1PFNZdqmnke/XvTcYHA/KmAwk5PHp1pDkjk9PWn4wv9aTGOB1ouAzHHakxk8nOOD7U48EgHNIR6DtSAj79PxpcZPHYckU4gZ5PFJx1wQfWnYBu3kY5A55ozjpj8Kcc5z19aaRx6A0wEJ4H1ozx0penQUc/wD1qALOnNtvF568VuDpWBZnbcx8d63x0rSBhPcWkpaK0IEopaKAExRS0UAFJS0UAFHWiigBKWiikAUUUUAJRS0UDCiiigQUUYpaDDE/wZ+j/IyKWkpaZuFLRRSAKWkpRQAtFFFABS0UUAApaSlFABS0lLTAKKKWkAUUUUAFLSUooAKWiloASiiigDL1eL5kcA+nFZ/HJJrb1GMy2rY7c1hcZrOW5vF3Q7J7AYPrTgCeppo4749KcCB3qCxwA4wBmng+ucU3FPRcj2zSAeOnI/8ArU4cnmkA6Zpyrz0xn1osA4Ak5PSnKB68daQcD8c0q9ckflQA8Z9e9Ljnj8DTQB3xk9ad344oAXk85oAxx1o6CnAcnjFAAM5zRjjvRkE0vPGO3X/P50AH0GKBx0444penek7c0gAZ4zQODQRkH0pcZ/nnNACZ9+1HPPtS9eMUHO7k0DBeDyfypV5XgUnf685pQD9aBBjr1zR0AAoXr8vTp0pTx349qAG4OMZxSbcZyfzFO78daaeeCaQwGAef0pDu28cGlHU/40gOfvGi4DSMg5/nR3z1zzTselJ0/LmgBuPTmm45qTbk8fh6U3Hv+FNIQzuTjPejb82RzTzwCOlMLdfXHU09AEIGOmRTTwcfypxzgbuee9IMdeppgMz1wAPekxgnJp2D+tIB8vTikAmcjjII55pmD+PWpMcdcYNMHBFMAwMc4pOnP9ad0/8Ar03r1OaAJIuJkPX5hXQr0Fc2pGQT0BzzXRxEFAQeMVcNzGpuPoxQKK0MxKKWjFMBKKWigBKWiigAoxRSUgFpKWigBKWkpaAEopaKAEopaKACiiigwxP8Gfo/yMiloooNxaKKKAFpaSigBaKKKAFooooAKUUlLQAUopBS0AFLRRQAUCgUCgBaBRS0AFLSUtABRRRQA1l3KQe9c/NH5UzJzwa6OsrVYdsiyDjPBqZK6Nab6GcPU8fhUij0P4img5Azj86UfhWZqPGPT8acCR0x+FNGe9KOvvQBICeP/wBdOH4A9M0xRnv+VPXPFIB6nAxwfrThyP8ACmKRjNPBHp+NIB47Yz6UdMYOT9aBnvkjvS5z1oAXPB9KXOOppppw7daQCr2PP5UDp06djQR8vXkUvsBjmgBfXpj+dJgdc5oyfrjqKOnTpQAvOTwKPpzQBn/GlHOf696QCdeCaB7fpS8Y65zSZ7jkd6YxcccUAjtzQemOtL/F1pXAORn+lJjsKcc+vPTikySKADHNNwKdjkjqKcB17etCVwI84JHpQBxmn9OM8Uh6YHFOwDQOeTSYJOccU/26elNI9eOaYhM03rk8U7AycYppJ2ZPNADCMMOeaFyBzjmnnuKb256UANPr39aaQBzninu3Q5/KmHqcgfjQAgwDx9KZnPI59qd0HP501hnOfWi4CZ46Yx3pvf8AGnAU3g8UDAUmPXOT6d6dik6jOc/SgQDgZz+NdFbn9yuPSud79ea6O3/1K/SrhuY1CSiijFamYlLRiimAlFFFABRRS0AJRRRQAUUUUgCiiigAooooAKKKWgAooooMMT/Bn6P8jIoopaDcBRRS0AApaSloAKWkFLQAUUUtABRRRQACloFLQAgpaKKACiilAoAUUUUUALRRRQAUtHagUAFQXkPnQMvfqKsUYoGnZnNYAPI57mgcnnNWtQg8qc8fKeRxVYcZrJ6HQh+OacPeoweOlO6/nUjJRx9BSqwJx/Wo15znqaf098mkA9c9s+lOU4zgD8KYo3d+PWnrtB5/KkMep/zinA9CT+NRqTnGOMdfxpyk4x6UCJBjAx/+qgUinPHanYIyAfxoAX1/nR655oGMGnduP1oATB3DGc0uBn04pCTg4xxSjjnP40hi5A/HmkOf896Mnr+tGR9KADHJ28ZoxwR/KlXr9OMUoBpAIPrz9KX09aUL69jTgMDj0700gEHtRtI5FLnBxnNIOmOKeiEAwOmPSj8c0uDnoePU0nH1pgNxkDNB6U4jtQOe9IYmfSmnvnkU/rzmmnAPHNAhuMZpARjnmlAPfp0NJwBxQA0kt+NJjHt7Up6n0PWmkZ5x3oGNI9BwaZjPTn61KTt6/pTWHHA780xDRx3AHvTTgjAGaUkc+ueaaeOBz9KAAjJJ7U37ueOlKQRxn86McdOKAG89OaAMD+dKSOQCSaQk84BFABgCuit8+SnHYVzYHzDk10sP+rX6VcNzKpuPopaK1MhKKWkpgFFFLQA3FLRRQAUUUUAFJS0UgCk7cUtFABRRS0AJRRRTAKKWigwxP8Gfo/yMeloFFI3ClpBS0AFLRRQAoooooAKWkpaAFopKWgApaKKAClpKWgApRSUtABS0lLQAUUUtACiikpaAFooooAqahB5sBwPmXmsX9a6UjIwe9YV9b+TcHj5TyKia6m0HpYgXk45pQeKQY+p96UHPSszQevJp68dBUYb65pwOeBzSAkyc84pw9uBmmDIwP0py9c4/E0AOXJbA5p+fxpoIHI6jinAZOT19KAHggd80vHQU1fXvTuMdaVxijA7e/Wndsc0zr604H6c/rSAcffpSYOR78ClHIAPejGOtFgAc9qcAeg6djSngdR9aOe/b0p2EAGOMngUpIB6UmT05/Kl6E/zpgL2P9aAD9e1HRvQUnUcmkA4ds+tJ14H4cUuM/XrSDoTg8ehoATtnilPXPPFITx7YoxQMOgx0+tJ34pf880cHOaAA4zgflTSSfSncnH9abjue9IBD0pAMZyf/AK1POdvFM6diaYDeD0GKQg9+h9KVs9BSYJA7GgQzPPFIcnp0/Kn4546ik3Y9zTAj29Tnt+VAOAc8fSlOSOenQd6YeDj0oATO4dAee/FM64LH9aec+w+tN6Z70rgJjGM0fXGaD07n2oA9uvtQMVRuZQRyTXSIMIPpXP26EzoCAcsO9dEvArWCMKm4UUUtaGYmKKKKYBRRRQAlLRiigAooopAFJS0UAJRRiigBaKKKACiiimAUUUtBhif4M/R/kY9LSClpG4UCiigBaKBRQAtFFKKAEpaKKAFooooAWiiigBaKKWgAoopaAAUtFFAAKKKBQAtFFLQAClpKWgAqrqEHnQHH3l5FW+1JigqLszmumRnB6UYx2q3qNv5MpZRhG7+9Vc9PSsWrHRccAMZ708HGOajBP4+1KMZ56VIEmc8Y4/lTs56n2NMH157U5TzkUXGSDvz/APWp3pximAfLwcU4UgJARnFL0J/KkAz14NP6E4H40WEABxTgOlIDz7dKUZ6dxT0Af9eh/SjPXr9aauM55P0pVOelAC44yeKdxjnNJk//AKqUcAc0gEHTj64FLj3ozjp9fpS5yT2/lQAAY9R9KXv2poHp0pfegBT93n9aTrQD/wDqoAJ/LnikMCePagD8c8fWlxgEE80de+KAG9BycfWlznjqKOMkikPTP9KADPGeh9BTWAxgHBp3fn9KUjI549+tAEY54/Ghh604nnj5uaac/wD1qYhDwfbvTScHAHWjHrz/AFpOOwoARlPcmm9SOOPWlIxkcmjB9P8ACgYwnPU5puR3yMU/Az7+1IB8wz9KLAM7mkK8VIcZ4HSmZHPr7U7ANxzyeaTp1xj8qdyenakI/GmIntF3XUY981vAVjaYmbscDAFbVXAwnuFFLRitCBKKWigBKKWimAlFGKUUgEoxRRQAlLRRQAYpMUuaKAEpaKKAEpaKWgYlFFFBz4n+BP0f5GPS0UUzcKUUlLSAKWkpRQAUtJS0AFLSUtAwFLRQBQIWiiigApaKBQAtFFAoGLRRRQAUoopaAEpRRRQAtFFLQAUUUUARXMAniKN371gyxmORkb7y9a6TGaoala+am+NQXH61MldGkJdDIBBHJp4OT0zSAcng0oBB68+9Y2NRQMj6U8AbsZ+lIox+vWnZ+bPU07DHAc5qQkBe1Rg57jmne+aBEm4ZpcdcmmDnAAp4+9g8/hSAcD36mlyPXI9aTGQO31p3Ru3PegBw64pRxjJpobPPTPpSqfrSAf8ATqaQ80g6n3pRyT6/yoGA6cYNOPbGPWk5P86Ue9IAHt2/ClxzjP4EUD144ozjpk0xBnAO0cUe2c9qTBxmgjHT1pXGL9Rx1oGOoBNL2OOKaevTNAC4OaTgDk0ZJzRjHp6/WgAyOg/WkOSeemc0v6CkI4+lFwGk46DikpST2pByKAE6dBTe3en4/AUHGeKaQEe3I70HHTGePzpxx+NNP5e9MBpzknnim5zke9OPA55puPSgQjA55OfamcZPc07nNB69gfagBp6Y70vX6UYBznpRkc9aYF/SE+d2+latUdKjxAW/vGr2K1hsc73CiloqhCUUtFACUUuKKYCUUUtACUUUUgCkpaKAEopaKBCYopcUUAJiloooGFFFFBz4n+BP0f5GNS0UUG4UtFFABS0lKKAClooFAC0tJS0DCigUtAgoopaAClpKWgAFLRRQMKBRS0AFLSCloAKWgUUAApTSCjrQAopaQUooAKCM0tFAGRqFr5TGRc7T1HoapjOciugdFkQq4yD2NYtzbtBKVP3TyOKiS6m0JXRDjmngnnGfrmm9z6UtZlj8dqen+SKjHU07JzkjigZIvT/CnDjpgZ61GvXr1py9PbpSEPz+HvmnAge4xUY9QKcuR16Uhjx0FOB9/wA6aMY4GacCRkZoAdjjBP5Uqn0FN4AB6/XvSgkqPXPagBevGcjv7U7PXFNHA57UvNACgnnqB1pR07U0MASV5IpeR16DtSAU8dT/APrpM5zgAdqQccjg0vOM/r3oANuf4uKD+NH688UvJ60gAZ560nfFLj86Px6U7AIBQBk8/nTgAPekz15p2AawGOc03t2GPWl3HpkUEAnnGKYCZ9BTTn/6+acTgHPPpTSM8k0gE4B9qZgdulPK5pvRSD69qYhGHBx+lMPB5+lOJx06imE8ZzQAhwDjH50ZLZyKPTvSd8YH0NFxiAfp6Uv3vqaMGpLeMvcIvvQJuyNu1j8uBV9qmpAMCnV0LRHMJRS0UAJRRRQAUUtFACUUUUAFFFFABikpRRQAlGKWigBBRS0UAFAoooAKKKKDnxP8Gfo/yMaiilpm4UUUUALRRRSAWlpKUUAFLSUtAwpaKKBBS0UUAFLQKBQAtAopRQMSlFFKKAEpRRRQAtFFFABSiiigBaBRQKAFoopaAExUVzAs8ZU9ex9KmooBOxz8sbRMVcYx+tMH1rbvLUXEfow6GsaRGRipGPaspKx0RdxBz0NOGDTVBxmnA4HAqCh4BxgU4Y784qME46gc07OQT1oAeeRge3NOGc885pg5POacp9fw4pAPUkdMDH50ozk9cEdaaB0PFODgHFFgHhegx3707IXqeajBOMnj6UowOB+nNADxnkY6Uds5z/Sk9gKXoQfTvSAUnrgHFHOKQfXml9qQC5OB/WlpMGnAAjIHFOwB196XAxn05ozk59OKTnpj6U9EA7oaaSDj09aMdz0zR1GKdxCYJ5PSjjNA4GetITxwOtIYmD06UmMg4p2AM44oJxk0ANYev500/wAqU5PX9ajc46ZJoAUk+gpGHHFBPA70E/N0x7elADSo5xTGxj/GpOnPcUw9TimA0j9aOlLnvmkPXgc0AIOmT1+tX9KizKz4+7xzVLHHqK2tOj8u2XPU81UVdmdR6WLQoopa2MRKKWigBKKWkoAKKKKACgUYoFABSUtFACYopaKAEooooAKKKKACiloFACUtFLig58T/AAZ+j/IxaKKKZuFLSUtAAKWiikAClpKWgBaBRRQAtFAooAUUUCigBaKBRQAtKKQUooGFKKSigBaWkpaAAUUUCgBe1FFKKAClFJSigApaSlxzQAUtFFAAKq3loJ0yOHHT3q3RQNOzOcIIYhuCOtA6c1r31kJxuThx+tZLKUJVhjHtWLjY3TuA5FO7/WmkgEn86XJPepKHjg5z+FLnIOOPrUagbs5wc04HGcD8qVwH8nOT19afkdh+NRg8H/OKcMkEYpASDtzz6UA5HcZ9KapzT0zn+lFgHA846mlXpx2FGff9aOMdePanYB44X09aXpnFM6ClGcfN1+lAhf4cnnNKOvb6UgIwcDmlGTQMFHOD+nelHHA4pOntTsYPJ5oEJ29qD656nigkEcdKTJI96Bhn8qTdx+dBx3ppPy88Gi4C9PwpMD6ijnBAB9aCP0oAaTgE8mm9QP608njpzTT169KAEyB6g/zppOenGaU9OmD703B7AUAJnPX1pp9qcMFsdfoaCAKYDAM45pxHHHI9aD27fWkA568UCJbaLzpwuDjOTW8owMVT0yDy4i55LVeraC0MJO7CiilqiQpKWkxQAUUUUAFJS0lABRilxRigBKKKWgBKKKKAExRS0UAFFFGKAAUUUtACUtFFBz4n+DP0f5GLRilopm4UUUCgBaKKKAFooopAKKWkpaAAUtJS0AFFLRQMKWkooELRRRQMUUtJSigBaKKBQAUopKUUAFFFKKAClFIKWgApRQKKAF7UUUUAKKWiigBKq3lmJ1yvD+tW6KTVxptHOyRtC+xhg5700Vu3VolwvPDDoayJrdoWw4P17GspRsbxkmRgnFKB1FJgj6U7vjqfSpsUOFOX1PJpn8hSg/ke9GgEgPFLnK5HX3pgx349Kch6YP1oAeeTn+fanA8fjTBnPY9jTl6cUgHDpxjFO5NNBx+HWgNx0xj3oAcOntSlqYTkHPTrRkdT160APDcYPPFHfmmdOp6UqnIJxxSAf9aQnrgE9qTvz0Pf0oHHTmgA6j2pMj6048gjpzTeo7UAHOT/ACpu4E0pyQMjkdxTcDqT+VAAee/PpTSMtnt60/tzx6GmEgHvmmAYzz3pGIHU8jsaRiTgE5+lJhemaAELdhRgk5J/OlPHeigBOcCprOATXAUD5RyajVWdtqjk1tWdsII+nzHqaqKuzOcraE6qFAA7U6kpa3MRKWiigBKWikoAKKKKACilpKACiiloAQ0lLRQACiijFACUUtFMAooFFIAoopaAEpaMUUHPif4M/R/kYtFKKKZuJS0UUAFLSUtABS0gpaQBS0lLQAUtFFAC0UlLQAUopKWgYUUCloABS0CigBaBRRQAtAoFLQAlKKKBQAtFFKKAAUUUUALS0gpaAClpKWgApaQUtABTJYllQqwyDT6WkCdjFurJoSWGWT19KrHNdEQCMEcVn3Wn5JeL64qJR7G0Z33M4HFKM444NBQqxBHI7Gj1Gag0HAcc4pwPOe2OKZnAGBzSg8etICRcAjuPanBjt4NRZ49hQDx17elICXJOduPegDP1P60wEjlcU8Hjg0AKG/WlY5JwKaGAbpmlGe+DQAvGM55pQT04GKaOh9/Sl5HGc8dqQDs8gjmjgHBHH1ppByeffFLjJzjFABng+9IeTx0oyB6mmszHP8xQApwo96aWJ7YFJjOT1pevPPPSmAhznLYNJ16fjS8Y560maQB/I0nT+lKMZ6cUAH8KdgEA/wDrUbc04Yq5Y2fmYdxhew9apRuTKViXT7TGJX69hWgBQBilFbJWMG7hRRRimIKKWkoAKSloxQAUUUUAFFFFACUUUtABRSUtACUUUUAFFLiimAUUUUAJS0UtABRiiloOfE/wZ+j/ACMTHNFKeopDQbgKKKKAFFFFFAC0CigUgCloooABS0lLQAUtJS0AFLSUtAwpaSigBRSikApaAFoopaAAUUUUALRQKWgApRSUtABS0lLQAUtJS0AFLSUooAKWiigApaSlpAFFLRTAgnto5gdwwfUVlXFrJA5yMpn71blIVBGCOKlxTLjNo57ODQD6noa1bjTklyU+VutZ0sLQth1wfWsnFo2UkxnOcilxjkmk69TR79vekMkBzwB9aCeecmmBieD6UoJ4AP6UgHBvl6YpQe/XuM00e46fjSk475IoAcBzkdKXOO/Jpu5jkdhTRgZzk+9AEgfuPSkwT3NJ64pcnHTpSAB06UpNID29qQnPUdKAAtgenFAz+dGadjg07ANHv360Ae/Slzgf40nc07ALjPAHSk/PPpTkRnOFBJ9q0rSxEfzScn09KpJvYhySIbSx3fNJwPStJV2jAGAKUD0pa1SsYt3CiilpiCiiigAopKWgBO1FLSUAFFFFABRRRQAUUUUAFFLikoAKKWigBKWikpgLiikpaACilooAKKKWg58T/Bn6P8jFIpO1LSDoaRuFFFFMApaKKACloooAKKKKQBS0lLQAClpKWgYUtJS0AFLSUtAB0oHIyeKKWgBRSikFLQAUtJS0AAoFFFAC0tJS0AFLSUooAKUUlKKAFoFJS0AFLRQKAAUopKUUgFo70UUwCiigUAFNkjWQYdQR70+igZnz6YrcxHafTtVGW2eFsOvXv2repGUEfMBiocEWpvqc9jnJoz6c1svYwP8Aw4PtVaTTGU/u2z9ahxaLU0UOTR+BxUzWk6E5Q/Uc1GVcDlSD7ipsy7ifnSg4akBw2KXBzjvSsADG3j71ODcZpMAD+VOxnp9c07AKBjHegEL/AIUmR25pdrNnAP4CmIQnpR14qZLSWTGF/OrCacxOXbHsKdmxOSRQGOvvVu3snlO5vlX371eis44+2frVgADpVKHczc+xFDbpCAFH41NiilrRKxmIKMUtFABRRRQAUUUUAFFIKWgAoNFJQAClpKWgAooooASlFFFABRRS0AJRRS0wEFGKKWgBMUvaiigAopaWgBMUUtJ3pGGJ/gT9H+R//9k=</text:p>
          </table:table-cell>
        </table:table-row>
        <table:table-row table:style-name="ro1">
          <table:table-cell office:value-type="string" calcext:value-type="string">
            <text:p>1d9981b8081080</text:p>
          </table:table-cell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Feb 27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CAp1AWnhR6Vhc9BIZS4qTaPSjbSuPlIsUc1LtpCtFxWEU1IDmosUoOKBolxSjFMD07rU2KHA4p26o6AaLASZpM0zNG6iwxxNITTdwpjSYpqJDkkOZ8VXeSkeTNM61oo2OaUrh1pQKAKcBVCUQC08AUgFOAqTVIMUtAFLikVYbimshqXFFFxOFysVIpKnYComWrTMJQsNpwptOWmKI9RTwKatPFQzeI4CnqKaBTwKk2Q4AU4AUgFOAqS0GBRilxRikMSkxTgKdtoAjxRipNtJii4hmKQrTyKbTExAMGnqaZimkkU0ZyLG6mlqh3mmlzTtcwc7Exem+YRUBc+tM3se9NRM3MtrIxqQEmqsefWrUa570NFwkPC07bTlWnbayZ0IhK1GwFTsKhehAV5MVWkxViSq0grWJlIgc1E1SNUTVoYjaWilxQAlSR9aZipIxQBbiq0nSqsVWV6UEjqcKbSikNDxUgqNaeKChwpV602nJ1pCZOvSg0o6U00zNjWqKX7hxUhqC4OENUSZV3ncaq1PO7bqh3eopjE5o/Cl4+lJj3oAUHHalBXuDScijr6UAL8p6Gjae1GzIpMEUALnHUUZ9KMnuM0ZHpQIXcO4oG3scUZX3FG1T0YUwFwccHNA49RTdpFKCw9/rQY4n+DP0f5F8CnAUoFLiuS57QgpaULTgKAGbaQrUoWnCOlcVyqR7U3Bq4YqiaPHaqTAr0ozUhWkxTuFhATRmlxSGgTELAd6YZBSNUZqkjKUmOMmaaTmkoqzJu4UAUoXPSnhD6UAkNApwFLgjqKUVJqkJinCgClxSLSCloApcUhgKKMUuKB2G0xlBqTFGKEyZRuQFaQLUpFNNXcx5bAoqRaYDT1qWaRJFFSqKjSpkFQzZCgCl4pwWl21JSYzFGKdtpwSgLjQKeEzUkcWasLD7UWbIc0ir5dNMdXjEAOlROoFFgU7lJlphqaQYNRc00UNpjCnmmkU0ZzIWzUZJqVhTa0RyyI6VcU7Ao21RnyjlPNW4elVETmrkAqWXAsoKftFEYFS7eKho6Eyu4qvIKtutVpRU2LuU5KqyVbl71UkPWtImUis9RmpHPNR1ZkAFOxQBThQA3FPTrRTkFAFiOrKdKrR1YTpTIHU4U2nCkND1p4qNakFIoWnx9aZUkVAmTDpTGNP7UxhVGbGGq102EqwRVS7bC96aJMuVgW5BpmFPQ0snLHmmgEUxhjFIB9KdzQRxyKAE2n0o20dOhIpct65oATb70oJHejew7D8qXcD1XH0oEGc0fgKOOxpc+ozTAT5e4o2jsaUAH2oxjpQAgBopRS5H0pGOJ/gz9H+RphadipQnHSl2VyHr3IgKeFz2p4UVIqiiwnIakZqVYqeoFSAiqSM3JkJhqJ4quUjLmhocZmW6YqMir8sdVXXBqdjdO5XIpCKkIphFNARsKhYVO1QvWiMJoZigAUlOFWYksZC9ql8z/ZqFTTs1LLjqOd93amikApwFI2SClApcUUi7ABS4oFLSHYSloooAMUmKWigLDSKjIqbFMZaaZnKJHT1NNIpy0yYkqdatRiqqdatRDNSzUmC8UFaeqcU7y6VhXIAvNSotOEdSKlKwnIWNanUcUxRinZq0jJ6it0qvJUjNUDtSZcEQSCoTUzmojUGww0winmmmqREiMrzSbacSaTmrTOZrUQJTglKoNOwadxNaCqgqeNcGolOKkQjNPdGcdGWkqUHioENSBqg6VqDmqsp4NWHPFVZjxSKRTlPWqcpq1KaqSGqiZyIWpopWoFWZigUtKBQRQMTNPQ1EaelAmWo6sL0qtGasp0pkDqUU2nCkNDxTxUYqQUihaniHFQCrEfSglkh6VG1PNMJqiGMNUb3noRV81mXxyTTRJnuh3dKTaR60hyDwaAzCmMOR3pcml3mjOewoAPwpMUopcnuKBDRmj8KfwaTb6ZoAQUvNGKORTAMU4A9hmm59R+VL360AGR3GKOD3oOT3z9aMe1Bhif4M/R/kdEEo2VMRTcVz8p6VyPYKcFxTqaTSsMUcUoNRlqA4oFYnU0+oVapBTENcZqpJHVwimMmalo0jKxnstRlauvDUDx4qTZO5VYVA9WnFVnrSJlMhNOUUmOakRa0OZ6DgKXFOCml21LLgxoFPApQtOxUXOlDKMUuKKChAKcBSAilyKBhiijNJmgBaKOaMGgApCKXBpCDQSyMigUpB9aQCqMyRTVy3GaprVy2OKkp7F6NKl2U2I1LnirsZakW2ilY00mkNIXPvSFjTCaQmkUois1QsRSsaiY1LNEgOKaQKKKgoYwphqQ00iqQmRmgCnbeaeqVSOeS1EVaeEqREqVY6TuNLQr+XT1jOKsKlO21pEya1IACKUkipStRMKmSNYDS1V5mqVqrympRoytKRVOQ1ZmPWqjnmtYo55sjY0A0hpKoklBpc1GDS5pDFNKlNNKh5oE2Wo6sp0qpEatJ0pkD6cKbSikNDxTxUYqQUihy9asoOKrp1q0nSglgaYaeTTSRVGbI24FZd43J6VquRg1k3gyTg00IpEj0NJkdjSlSO1A+n50xiZoBpwZR1T8jTtye4piGUZp3ynuKNp7CgBBigY6gkUYI6ij6UALvOOeaAQeoIpOfrRjHtSAUg9cUn4UAkUoJNACcU4fWk5B6CjjuMfSgwxP8ABn6P8jp2NRs4FI5qu7VhJnqRjclaWmGU1CWoDDvWd2acqJN5PegE5pgdc9afvB6U0SyVGNWEORVMMamjemmS0WRTuKjB96CfeqJsK2MVVlxUjt71WkIqGaxRBLiqr1Ykxiq74qoimRE81IjCoz1py1ocsiwrDHSnAE9qjSpVoZNN6ihTSke9LnFNLVkzvi9BpHvTdvvSk0UyhNtOApVGTUoA9aAuiIClxUhAA61HmkNBRS0uKChtIadimkUCYwim4pzU3NUjFj1qzA2KqqalQkUilqacclTeZxWakh9alEh9afMLkLRem7hVfefWlD0rj5SbNISKZvpC4p3HYVqjNKWBppqWUhKUCm0oqQAimEU+nKmapEtkQXNTxofSnpFUyJjtVJGEtwRKkCU5RT6TQJkW3mmnipSKieqWhLGk1ExpxOKiY0pMuJG9VZjViRqqTNSSHJlWU1Vap5Dmq7Vqkczd2NopKUUyhaWkopALTkplPSgTLMYqynSq0dWU6UyR9KKSgGkNDxTx0qMVIvSkUSR/eq0vSq0PWrI6U0QwNMNONIT7UyGRSn5T0rIuSdxxkfQ1rTkbDnIrHuCN3DVQiDew68j3FKHHpj6Umc9waTA7jFAEgKnsKUKh9qYse77rA+2aUxMvXI/CgBxhU9GFJ5JA4I/Om4I70oaRf/r0AG1h3NJnHUUokx95D+Bp25W/iP40wGYB6HFG1h604qPr9KAdv3TQA0E9xml49xTt/qoNG5T7fWgAyMdc04EHpimgr3FGUP8A9egwxP8ABn6P8jaLZHWonWlRqd1Fce5660K5FNNSScVXYmmkNuwpanI9QmlRuetXYyc0Wlc09ZMGoVNKTxScSoSuXElz3p+/IqjG9WEcUimhzmoHNTMRioHNJloifpVd6neoHqomcyI9actNoFaHPImQ1KDVYEinbyKZhsyfdTSxqMMTUqc9cVOhqpyewmT6U5T7U8YpcelTdG0ISe4gJ9KXcTShaULUtnSoJDcE0ojNSqlSrHSuNuxXEZo21a8vio2TFAJkBFNNSMKjNNDGNTCac1RmrRg2PU09TUa1KppMuLHqakBqMU4VBoh4pRTRmlFIB+aM0gopgFFJmikAuPail5pD9aBADT0cVEaUU9iWrlxHGOtSBxVMU4MaakZuJdDil8wVUDGl3GhyBQLBkxUbSVFmkNLmZXIhWfIqJjSk1G7UbiehFK3FUpWqeZ+tUpGya1ijmnIic1Exp7VExrQzQUopopRSLQ6ikFLSGLTk600VIg5oBk0dWY+lV4xVhKZBJTelOFBFIaAGnK1Mpu7BpDL0FWR0qrbHK1Z7UyGIaQ5p2TSH6UyGVrk4Q1kTn5vu1r3X3DwayJgN3XB96oERcHtSYx0JFLg/X8aNpHcigBpJ7805XkX7rED0zSgN9fwpQCDxxQAeaT99VP6UoI9GFByOoU03cB/CR9DQA8Mv978xS7AegB+hpm4Hrn8aUAHoRTAdsx2IoKDvkUnI70cjpg0AJgfwuDRznGAaXGeuPxoMZ7D8qAE+UdQRRhT/ABUfMO5/GgN6gGgwxP8ABn6P8jTWlJNOVKUpxXGewVnYmhVz1p7pg0gwKuJnUYGEY61A67TwanZuOKrOGJ4FaI5bj0lIqQSZFV1DZ5FSqKGXBtEinmpVaoApqRQayaOuLuSls0w0opCaksieoGqVzUXU1pEwmM20oQ1YjtywyKlFqcdau5yybKew00g1aeLbwTUexR1P6UXJREuamQUKqetTKo7VDZ10oAi1IFp6JUoj9Kg6L2IQtPVKkCU9UosJyGrHUgSlVaeAKaRDYwrxULirBqFzQxxKrioiKsPULUkaMhamcelPfioia0Rzy3Hg1IpqFakU0mXFkgNPFMWnipNUOBpaQUopDF5ooxRikAopwFNA96eox3piYu3FNYU4n3qNiPWmSIcUopnfrTlI9aQXHinCminUgHClBpuaM0gH5ppamlsVGz+tNIlySHO9V5HpHcVC5zWsYnNOYyVs1WepWqJq0MSJqhapXqJqYxKcDTKUUDQ+lpoNLUljhUiVFUiGgGWY6sJVeM1YQ0yB4pRSClFIYjCoiDVjFAQE0DJrXhatVHCmFqbGKDNjcUHFKTSEimSyneAkcGsl2YNg/wA61L3J6YNZTls8g1QDcg9sfhSYx3pdw+lGR7GgAG7sQaXLjqDRwR0/MUAHtn8DQABh3/UUFe4/Sly3r+YoOepANMBvzDvShvUCgOPcUoIY9BQAuT2GRQHx2xSFCORkUZPfmgBwIPYH6GjKjoWU+9N4pQRn734GgBfMz3DUhXJ9KeQuMlc/Sk2qehx9aDDE/wAGfo/yNlUxTtnFOo5rlsepcrSJUXlk1bdSahZcULQJaojWDPejyCp60ob3pr89zWlzl5WL5XqRQI19RUZjz/EacsTetJspRaH4Ud6X5e1AjYUFTWbOqmxppjU85FQu1JGkmRuajyc0rGkHWtUY7lmKfaOasLdLjpVJKf8AjQZTiiSWQMelVmOT0pzH3popmUVqOjHNXYEzVWIZatG3WpZ1xdkSpHxUmynqvFBFCQXI8UuKKKdhhS5ptITQOwrGoXNOY1CxqGXFDGzUTmpTUT0kN7FdzUR61K4qOtEc0txVqRTTFFSLQy4skU08VGKcDUGqY+lBpmaUGkVceDS00UuTQFx4zRmm7jSFjQTcVmHrUZOT1prFjTCCapIzciQH3p4qFUPrUqp7mhiUh4pQaQL9aXHvSsHMG6kMmKa3FRk07CcmOM3tUTS5oJNNP0q0jJtjCc03mnkU0rVGdiNs1EwqZgaiYU7j5SBxURqVxURoCw2loopiFFKDTaUUhocDUiGogakSgdyzHVhKrR1ZSgkkFOFNFOFIaHCnoOaYKkjHzUhl2IcU40RDilNMzYw0004imHpVIlmde9+v4Vnc5+VjWheEEnJxVBl9CD9aYDSXPXB/CkBHQjbThvUcHj86UNn7wU/pTAaFP8OD9DS899w/WnbF6jcPwpQW9cigBAzeoP1pQ47pj3BoPvx9RR8o6jHuKAEwG6EH600qB1BFP2BvunNJ5ZH8RH1oAaox0fH6U/5x/CGFJsbsAfpSYZTzx+lAC4B7Yo2LilDnHOT+tG5e4IoARVHZ6Uqw60cEcc0gJXpmgwxP8Gfo/wAje3ZpwqFWqVa5j07D8ZFQyJxUtNakwRTK4NHFSsme1N8o+lLmLUURmpEagRnuKcsdK45bDs5HSmOKftxUUhIptigiJ+Kgc1JI9V3aqihTkIeTQBTRTlqyEyRaXIoXFLxSJeow4NKF9Kdj2qaGMMelAloMjQ5rQt84oS3BHSp1i29qRrdWJUPFDU0cUE1VwQhppNBNNJqblpCkimFqQsKaSKVykhC1MJp5ppqWUiMmoXb2qZjgVC5oQpEDZpmDUjUgFaIwsIAaeopQtPVaTY0hVX1pwUUoWnbTUmiEAFKBRtpwSkWhMUtKFoxSGN5pDTj9aYaYWGlaQIadT0qjOSBIyamSM980+MCp1wBTsZkXl0x1+lTMwAqCRx6UWJZA9QmpHYGo2piGE0maWgCqJEFIRUgHtSECi41EgaonqwwqBxRcqxWkqE1NJUVUjNiUUUUCCiiigQVJHUdSR0AW46sL0qtEasp0oJHinCminCkUhwqWH71RCpoB81Ay9GOKU0R9KU0zMjINNboc5p5pjn5TzTJZl3i7icEVQO9Dyv8ASrt2ck5ANVcccEgfmKYDBIP4kNLhCOOKNrdgrD24pNpJ+6RTAXaf4WoO8dRmgBh0b8xSgP2UH/dNACB+OVNG5O4YfrSliOqmjeD1A/GgBMZ+6aA5HBPHvS4U9OPoaQFh/dagAyp6Yz7Gl+bo2ce9IQp6pj6UDA+65X60AGwHkH8qXLDg4P1FJ83s1KCSOB+tAAAD2wfbmjJX3pMDPPFL9SDQY4n+DP0f5GqlWEqshNTxmuVHqSJgKNtCkU7inYi4gQU7aKTimlsUWHqKdoqNmWkZ6jPNSylEHYelVpW56VMR71Xk70i0tCvISe1QnNTPUdaoxkhozT15ptPUUxbEqqMd6UKKFqQCkOKuIqjNW4OKroOasR4FTcqUC9GeKeTxVVHxT/Mp3FGI9jTC1NL0wtSuapDyaYWpCaaTSLSAtTc0maAaRQ7NNNLmmk0CGOahanvUZpozkxtOX6UqrmpUjz2p3IQ1Vz2qVUqaO39qtJb0rDuioqH0FO2e1XPJA7fpUbRgUWKTuVio9KTHtUzCkC1DZoiLHtSEVNtpCtLmGQFabipytMKVSYEXFOU46GgrTelUiJInWTHU1J5nHaquaMiquZNE7vULNmk696aQaCGIee1Rmn4Pejb71RBGBT1WnBPpT1UUXLihoHFNYe1TYFRvU3NEis4qvJVl6ryU0JorSVDU0lR1aMWNopaKYrCUUUUCCnpTKkjFAmWI6sp0qvGKsKOKBEgpwpopwpDQ4VPb9agFWLfrQNl6PpSkUR9KDTMhjLUUg+U81KTio5CNp5piMi7UknjP0qoYz2yKuXagk4YVTyw4yT9DmmAAsD9/86d8x7g0gYngsv0YU7aQM+WD7qc0ANyo6gijBP3TSnBOMkH3ppjI5z/SmABpF/iz9ad5mfvIPqKQf7QJ96OP4X/A0gHBVPOKCFHUGjGff6UEH0zTATOOh49xTgQRyo/DmmHaO2KAoJz/AFoAVkHUD8uKaODzz9aeN69Dn6807fn7yA/SgBg2no+PY0NG2M4B+lOIib1H1poUj7jZ/GkY4n+DP0f5GkKcrYpinNPAPpXIeuSrIBUglWq3Sk3U7i5UWvNFMaQVAWpN1FxqJLncadsPrUSPg81J5o9aFYGmNkQgVSfqatSSZHWqrU0PoRGkxT9tJirJsMxT4xRinDii5DRKq0pBFRgmnA5pM0gh6596lVvrUQp65NQaNEgel303afSgjApXFFIfvo3VHSg+9Fy7D91JmkzRmlcLC0UlGaYAaY1KxqMtTRnJjW+tNAzS5zT0WmZiolWYVwelNSPNTKpWkBaixirKgVQWQini4NVzIlwZcYComTNQick9amU7qLpgk0QsnNN21Z8vNIY6zcTRSK+32o2e1T7Pal2j0qbD5iqUqNh7VdKCoXSqKTKZFMINTuMdqiamhsio3Yoaoz9atGEnYcXpm8joaYTTSatIwciXeaA3uajBp607BHUkGaeKatSCoZ0RQUxqkxTGWkaWIHFV5BVl1qCQYoTJkU5BUWKmk61HitEYMbijFOxRimIbikxTqKBDcVJHTKkSmSyxHVlelVo6sKeKCR4pwpopRSGh4qxb9arirFvQDL8fShhQn3aGpmYw49D+FRSY2nn86kNRS/cOc0xGZcpzw4FVSjjnarD1H/1qnuF+Y7XH0PH86g2Fefu+9MBu5TwyN/OlURdmZfzp/wA5HDbvbNNLkHlOaAF8ssPlfcPfmmbXXoPyNLvTPzKVPrTg+f4gRQAzfn76/jilyp6Yp+Ae+DTGU55TPuKYCiNG6EZ+tIYyvRmH60hC9wR+FOQY+4xoAT5vZh7UmMdAR9acQT1xSAOOhyPTNAABu6Hml+cDnP4jNJnHUEU4P6GgABB7A/SgovXBFO4YdBmm4K9yKRhif4M/R/kXFanhqhFOFch7ZJmimg0uaQwooooAMmkJpaQigLDSaZjNSYo21VwsR7KClSbaXFFwsQbaTFTke1RsKaZDiRinqaYRSrVBHQnU08E9qiU08ZqDUfvb1pd5PWmc0ZNILDqWm5pc0DFoFJmjNADqQ8UmaazYoSIk7DWb3qMsfWhmpo5rRIwbuPXmrESZqCPrVyGkBPGmBT8YoU0jtgUWEiKRsHrTA3vTHcZpoYZqGrml7FhW5qzC/vVRHTFWYSpPBoSsJu5dQ04jNRpx0qYdKsyIytJT2ptQy0IRxUTqKlNRtmkVEqyqPSqzrVqSoGAoRr0Kr8etQsR61ZdaryKfStonJUZHmm08KO4pQo9a0OcaoHpUyCkCAd6ehqWbwQ9RUoFNUipFHpWbOhAFpjKalANNZTUlFVxVeQVeYGqsy+1CIkyhIKjxU0owairVGDExRinUlMQ3FJin4oxTAjxUiUmKegoEyWOp16VCgqdRxTIHCnCminCkNDhVm3qsKs21AMvx/doaiPpStVGZGSailPynNSkD1xUUn3etAjKuiuTmqw3D7gz+OKuTruJxsPt0quYtpztK/Q0wIiGJ+ZCD60o3Ho5+h5p4iOMq5FKC44YKw9xmgCP5h2/Kj6xg+44qXeO8Y/A0wlM/NlaAG4X+EnPoaM7e+KdhT0cMPQ805dvQEfTpQAwMD1B/ClIjP8QB9xihkBPpR5YIwRn6UAOETEfKwI9OtRsGXqCPfpSCMA8ZB/KnDzE6Nx6NTAbucd8j6UDa3UflT2PHzR491pAA33XH0YUAIEwcqfyp29x1wfqMU3BXtilDsBSMMT/Bn6P8iZWqQc1WBNSKxrmaPYTJwKUA1GrNUgJqTRBilxSjNAFIBKMU8ClxSuMZj3pcU7ApQtK4DMUYqQIfSjYfSi4EW2mlamKGk200xlZlpmMVZKVGyVaZLRGpxUytUW3FKGxTBOxNSUwSCnb1PelYfMhaKTcKMigOZDqBmm7hSb6LEOZKAO4pGRT2NNEg9aVpAR2rRIybuROg7GmAc09mFNGM9aGSh6AZq1GdoqBMetPBNSDZbWTio5ZBiod5A6Uwtu7Gqtcz9pYazEmgMPWjax6UqwSNRYXtLj1PvU8TYbGagFvIKljiYHmpZrB3RpwnIHNWVPFVIBgVZWkmJoVsVGfrTmpuKlstBTGqTbSFaQ0VnHtVZx7Grsi1XkHFI16FJ81A4NW3FV3FaxZyVUQZIo+op9JgVqYoeoHrUiKKjQe9TIKhnTBEiqKlRKaiircMeajc2vYjEZ9KDH7VdWLihouOlPlIczOeOqk6YrUlQDtVC5GAafKS3cyJxg1VJqzcnk1UJq0ZsXdQGpmaM0ybkoalzUQNKDQMkzT0qLNSIaAZYSpl6VXQ1Op4pmY8UopopwpDQ4VZtqrCrFt1oBmjH0oIzRH0oYVRmRsp9BUUi/KetStketRycqeaCTJukBzuNV1Vh91iR6A1aut4yVP51Uy2fmRW+lMY8EE/M5U+4I/lTxDIRlW3j1XBqLep4O5T+dNC/NlH2n8qAJTuHGR+P/16DuHZce3FN82deGw49xQHU8lCh9uRQIayjrhl/lQAvc4+tG7acg0okjPDFlPqKBjhAWGY5AfbNBjccNuX3FOVEbkMrf8Ajpp+xwPkc/RuaAIhHL/C6v7HrQzSpw6D6GlcygfMn4ikEzdCPzoAFmj6MGT6dKUxhxlNr/Tg0jFG9qZ5JzlfzBpgIwZD0I9jSBz3GPcVMskqDBbcP9oUu5WHzIAfUUjDEfwZ+j/IYuakUGmIM1Oin0rnbPYihVFSAUBTTwp9KzbNBAKcBTgtPC1FwuNApcU8LTgmaQrkYQ1KkWaeqVMgxVKJnKYxbelNvU6mnZzV8iI52UmgxULR4q+9V5BUtWNYybKbLUZFTsOaYVpJmhDj2qNlFWSgpjKMVSZMlcpuMHio84qxIoqAitkzmkrAGPvTgxpvNKKYkyQFvWnZamA0uamxY7mmmkzSUCFAp6LzTBUqUMaRPGmamSL2qOOrMa571KFIaYeOlN+z5q1sOOtNKMO9VcycbkItT2Ip6xOnVc00sVNSRygD72Ke5FrCFgOvFOGD0pTh/f8AHNAQDtUNG8CxCOKsqKghxirK00gkxpFNxzUxxTSKHEExoFIacTio2aiyKRHJ9KrSYx0qaRqgdqh2NlsV3AqvIKnkNV3ariYVCIg03mlPNIAa1MCRKnSoEqwgqJHTAmj4q3C4FVFBqZTis72NXG5oI4xSswx2qkHIoMxqlMydMfMwrNum4NWZZsis65l60+a4rWM25bk1VJqWd8sagzWiOeTFopAacKom4ClFAFKBSLTAVKlR4qVBSGSpU69KhQVMo4pkDhTxTBThSGhwqe3PzVCozVq2j5oBl6LpStmnxx8UrR1RmQk+5H1prKCp6fhU3lsOnSo3UY5X8aCTKuY2ydpH4nFVfmX/AFkZx61fucEkcmqRKqSCXT6cUxiBVYcDPseaQgL/AAsPwyKBHk8PuH05o/ep0bcPegQ0c/dx+Bx/OkJ28kH+VPOGHzIM0mMdF/I0DEDqeoB/3hj9RSMsZHRkP5ijK+pU+4oxjoyN+OKAGeWeqsD9Dg04Ej+Ig+/+NITg8qRQHXuPxBoAeBMOVJx7HNNLN1dPxp6gdUPP5U4yMOH49zzQBDu44GaA+BytSEE8gK304qNmGfnGKAHb0P3iR9aMd1YMKRUjfo2D+dBhZeVwfpQYYn+DP0f5EiCp1psYqYCuSTPaihFqQUKKeq1m2MBT1FASpESkS2Ki1KsftSolSgVpGJk5DQvtTgKdSZq7EhSimZozQFgY1BLipSahfms5G0EVyDSVNsNNKGosa3IvwprVKVx2phFUgK0gqs4watyCqz1rEwmiOjNLTTWhi9B2aN1MzSg07ApDs0vNNBpc0rFXHLU0dRLUyYqWUidBVmMHsTVeOrkAzjvUXHJKxIgbuBSlSeoNWUHHSn7B6VojB3WxntDn1FR/Zm9a0WUDpTMY9KTaQkmymsDCnhCOtWPwpCCfWspSOmCsEbY71YR6rgYpQcd6lSsNxuWt1JmoA/vRvrTnJ5CVulRPRvpjNRzFxRG5qB6mc1XkNSaPYgkNVmPNTyMKrswzW0TkmA61MIgwqDcKcJSOhqjMsLCRTgpWmRzmpt+7tUs6KY9KlWo0qVRWTN0GKYxqXFRsKi4FaU8Vn3J4NaEorOuV61cDKexnS9aiqaQc1HiulHGxopwxSYoFMRIMUtNApwFIaQop6VHUqUFEyVOvSoEIqYGgkdSikFKKQ0PXg1oWuMis4VetDyKAZrRDinFabD0qTmqMxm32pjjips+opkmCKCTHvYzzgA/Ssp5pI2IPI9GFbV2Ou08+1ZTu4YghT7MMUxkHmxt96Eg+qGnCVSMDLD3ocIfvQ4PsajCqTw5H+8M0ASgI3Tg/Wm+QwOVYj6dKbtkzxtelExQ4eNkPqD/jQAvzgc4I9aaQD1UfhUgk3dGU/wC8MUh5/gH4GgCPYAPlZh/KjOfvAGn529RSBgxwCPxoAYEGcrkfQ08b/wCFwfZqcY8jPQ0hQ9zmgBMlfvRlfdTRuDdlb9DQAR0cfjQyMeWjz7rQAwqoPdT709Tj+IfjTQcdz9DzSgI/TH4UGGJ/gz9H+RcjAxUypmmwJmrscHtXHa57DmkRJHUyx1MsOKd5eKfIZuZEI6eqU7bS1SjYm9xRxSGQCms1V5HocrFRhcsGYetRtMPWqhem76jnZqqaLiyZNPBqvCwNWUANO7IegdaQJk9Kl20qjFKwuYaIhikaIelWAaCART5SVJlCRMdqgcYq9IoqrIKhqx0RdynJ9KqyYzVySqsgya0gRIhNIaftppWtUYtDDSZp5ApMLVGTEzS5pOBTgRQIVWNTRmoQ4qVHFSzWDLcVXYGxVGLnpVuLNYt2Nmro0omGKnABFU4Wq3G3FXF3MJKwjJUTIfSrQ5oKZocbjU7FLaQaXt0qw0dMKGsnBo0UrkOBTGFTFcVGyipaNIsj/GilxSVJYn40hpaaapDGvVeTvUzn3qvIatEyK8oqArVhhmmbDWyZzONyHbRUu31pdlO5PIMjbBq1GwNQhCKelDLhoW0qZarxmp1NYyOhD6awp3amtUDZDIuRVC4jHNaD1Un6VpEwkYsy4Y1Dirc4+Y1AVrdM52iPFKFp23FFMSQAUtGaM0i0gpyVGTT0NAmTpUymoEqdRxTIHCnimAU8UhoXvV20PSqNW7Q80Azah6VMBmq9uflqyOlUZsTFNdePSpOaaw46UEmTfISD8oNZDy7W+YNj863rxQQaxLiMlsj/ABpgRCSJv4iv8qQ57KHHsaChP8Ib6HP/ANeoynPXB9CMUDAheuGWnKT/AANn2/8ArUCM9z+tIY/9nHuBQAvBOGRc/wDfJo4Bwcj60K0qjCkOPQ0vmr0ljKfTpQAgZc4EgHs1DRFhnAPuKUiB+hpBCoP7uQigBuHTsceoNOVxnqAffilwynnmkxu5wGHpQIk2FxyBUZSSP7oYfSlVVzhcqfY08eYvRwR6EUDIvPOcSqG+oxS4iOdrFD709mDcOoqIqM9CPcUGGJ/gz9H+RqW5xWjERWVE2KuQy8VyxZ6k4mgOlJUSygjrSl605kZJMcTTGNNaSonkqXI0jEWRqqu49aJJCarvk9TUbml1EcWz0pQrNUQ4qaNxTUTGdfsOSJgcjNXIQwHJqFHFTo3vVWJVRy3LCnjmnVGpp+c0ixQaCaSmmgaQ2Q1Wk6VLIxqBzntWT3N4orSVWerMneqziriKRGaQinH6Uw1qjJjWFNxTjmmGrRhIKWm4pRTIuLUiGo8CnKMUrFRZcgNX4SMVmRNjvV6F/pWMkdUXcvx/WrCNiqkbVOpqL2Bq5aV6eHFVQ2KPMNVzkezLe4U0kVW8w0ol96PaD9myRqielL5phNQ5XNIqww9aaadmkrM0Gk0xjT2OKhdhVIYxzUD1IzVETmtUZsZg560oBp1AzTJsJijbTxShc0XCwzb7UoAp+yjZTuFhUOKmRhUISnqMUmUifcKaxpBSGs2iiORqpzv1qzJVSY8U0TJFCY81Bmpp+TVcmt0znaFzSUmaKomwZopM0hNAAaelR5p6GmiWyzHVhOlVozVlDxQQOp1NzS9qRSAVYtjhqripoeGoGbds2QKuDpWfaHgVfWmjJjsUhBxRRTEVLldykYBrBvIfmOcj610U+Sp6Gsa7O1ucr9elMRl4cfxAj35pxlYDDAkfn/OpWGTnCn3HFNLIBh1IB7gf4UDI94J+TaD6dKNzL1yP0p3lRN9yQH2NOMO37pI+hyPyoAjLFh2P1GP5UzMi9yB+YqTZnspP+ydppDuXoxz6MP60AMEgb74GfXFOGD0z/Ol5b7yg/TmgwxkcZX6UAPUkjoG+lBjB7YP5U1Y2zgPn2NPxIvBzj0PNADTG38XP1pvK/cbn0NPJYcbTSZU8Ov4kUAN3BjiQYzSGIj7jEfXpTimR8hDfjUYV1PHHtQYYn+DP0f5F1TUyPioVp61xM9uxaWWnebVYGnZpXJ5SVpDUTOaaW96iZ8U1qN2SJOvUUxhSJKKk3A1rFHFUkV2OKEY54p0pFQqefSqMLlyNz3qxG9VYmNWAwxRYakXI24qZeazhNjoaljuT6iho6ISTLpHFRtTVnyKXcGrNs2SInqMgmpGFMJxWXU1IXTPaq8keBVtnHoKhdlI6VoiWykwFMNSyEVEa0RlIYaYaeTTMZ7VojFiU4UBfanBadxKIAZpwWgLTgKm5SiCjFWoXxVYCnLx3qXqax0NWKQetWkcVkxSY71cik4rFqxtuXd4pCw9KhDg0u73qGxpDywpu6m7qN1SVYdu+tG4+tN3e9GaB2HZNITTd1IWHrTSARjUTH3p7GozWiRIw0AClxS4qgsJtHpS4oApwoHYaBThS4FLigdgFGKUfSlBoCwzbSjinGmnimQ9BQaaxpCfamkiiwJjJDVSY8GrL57GqkxNCQNlOaqxqeU1XJrRI55BSZpM0VRFwzSZopKZNwzUiVHUiUyWWEqwnSq8dWUHFAhwpw6U2nDpUlIUVJHw1RipE60DNazPStFOlZdmelakZ4pozY7FH4U6kpkkMoUg5FZN5CDna5FbMg4rKvhwcrn6UxGSytGegb3HBpN6t0APseDSPIu7AfB9DSFCwyBn3FAxskaEZKlfqP61GNy/dPH1qVWZBnBx9KPMhc4ZRn6f4UAM8w55OPrTwcjnB9xSmGJvuOQfrmjyyOuGx3/8A1UANIHY7TQHkT0YU7Gehz7ZzTGTB6kH2oAd5qNwyFfpRu/55yD6GoTvXqAw9RxSiVTwQPowoAlSXPyvwaHTJ4z9QajKoR0IHscik2sBlZM0APC7T8yn6ingMQfLbPseajVm6Hr7UuWzg8/zoMMT/AAZ+j/IsKaeDUaGpBXGz2x4NG7ikAJ7UFW9KmwXGs3tTCoanMCKaSw7VpFHPUn2EEJzTtpWmiRulIzt61pdHK0xSadFGHPSoQGJ5NXbVeaTY4wuTR2uRU32U44FWIRwKsADFO5Xs0ZrWjelR+Qynoa1aawHpRcapmeoPQ/yqUCpXQHtUZGOlRJo1ipDWqFyccGpSeKgk9qyNyB81E2fWpXqFia0RLI3B9aiOakYmm1ojNoZSgUu2nBaYlEAKeFoUU8GkUojNtJtqXijApXHykYFOAp2KUA0FKIg9qlSQjvTMe1LtpMtIspNUokz3qkFpckd6hxKuXd9G+qXmsKPtBHWjkJ50i5vFG8VS+0ZpRLmjkDnTLRk9DTS9Qq2aeFFO1ir3HbiaAT6UBfenBTRcdhKUClApwFK47DdtOC04D2pwApXGNC0oFOC0uDRcBuKMU/FGKLgMxSEVJimkU0S0QsMVCxxVhhVeQGtEc8nYhd8VVlcGppQaqS1SRHOyCU1WY81NJUJqkjNu4lJRS0xCUUtFACVIlMqRKBFiOrKdKrR1YQ8UCJKKAaWkMBT160wU8UijRsz0rWi6VjWh5Fa8J4pozkTij60CiqIGuOOKzrwcHIJrSIOKp3IyD8oP6UxHOXHls3JH/AhUITHMRI+hzVy7jXJzuX/fGRVXyR/dz7oc0DFWdx97a3v0NP3xP98Y+oqArzwwPswpQEx8ykfSgCQxIehB+hzTfJIPyyEULGh+5ID7HilKyAfe49+aBDHWUcn5vfFIJHxyOPanZlQZ2nH+ycimmbJ7fQjFAw8wHqcfhRgHqAR7UvmAjpTcRHrlTQA0qB0yPpQhOflcE+h4qQRHrFKD7GkIYf6yMEeooAQls/MtOWVTwSR7EUsaq3+rcqfSgqwPzKrfpQYYn+DP0f5E0YqxGuagjNWYmwa42ey9izHEMdKeYwBTUepASa0SRzSkyB48momiz2q6I80NFgUmgijOMWOagfr0q/KmO1VXTJ6UlcUyFcVdtRTI4RVyGICmENixEcVOG4qFeKUvimXa5IWpjNURlppkpOSLUR5aomNIXpjMKzbTNErCMars3NPkcVCSM00gbFJFRMAaeTTCcVojIgfrTKkY5NNFUOwgFPANAFPUUrlJAFpQtKBTwKVyrDQMU4U4L70u2lcpIaAPSjFPxShaVyrDNtKFp+2lxSuOwzFBp+2kK0XE0QsKjNTsvvTCtWmYzREBUiijAqRFFNsmKHItTKtMQVYjTNQ2boaF9qcFqdYMiniA1I+ZFcLQFqz5BoMJFTqPmRX20uKlMZFIAe4pXHcYBTsU7bS7aLgMxRipNtIVouAzFMIqQimmqQMhfNQSH2qw1QSCtYnNMqSH2qrJVuRaqyLWiMCnIDUDCrTiq7imKxHRRRTAKKKKACpEqOpEoEywlTp0qCOrCDigkcKcKSlHSgaHCnCmCnipKLVqfmrYtzxWLbnDVr2x4poiRdFLTV6UtUZgelVrhcirX1FQTAYpiMS8DKTgBv0NZ2Iy3IMbflWvdqecEEeh5rOf0II+nNAELFk++A6+p5/UUK6H+Ege3NOK/wBwqx9PummFlXiWMr7kf1oGBhjkOVYj8M03ypV+6QwH90/0p4QNzG+frzQwYLlkDY7g0ARBmB43KaeCXHzBW/Q0CVT/ABMp9+acAG+8quPVeDQA3y0zxlfY07yc+ho8pW/1cuP9l6YUkQ/MCPcdKAENvg5U7TTo/MHVwfrTWM2MghhTBLz84/EUASugfkrz6g0mJF4Dhh6MKFVX+ZG/WnkED5gfr1oMMT/Bn6P8hyNVhGqqhNWE6dK5Weu2WY2qzG1UlqZGIpc1jPkuXkIpxGRVeN6nByKtO5LVivMvFUpAQa0ZOlUJuvanYzkx0GauxjiqcAq2h4pMuJIajdqVmqFmrOTOiKAmm5ozSVnc0sLupjGnDnvTtgIqo6kylYqPmoiTmrrRZ9KryR4rVaGWrIcmkZqVqbTuUkNxSge1PCilC0XKSGge1PUUoWnham5SQ0CnhaUCnAUrjsIFpdtKBTqVykhoWnBRSgU4UhjQuKKfQRSuMjIFNIqTFNIpoRGQaiIOamYVE1WjOSG09KbUsY5qiEiaJc1bhWmQpkVYVcVNhtk8YGKlULVbftFNFzimnYzcWy7tFIUFQJcA96mV896rRi1Qxox6VGYxVgioyKiUUaRkRbBQEqUDNOC1nYfMQ7KQpVnbSMtOwKRTZcVEwq261WcUI0TIGHvUDirLCoXFaRMZlNxVaRT6VdcCoHWtLmSRRkFVXFXZR1qpIKaYmiCilNJVEhRRRQIKelMqRKALEdWU6VWjqynSghj8UYoFLQNAKcKaKcKRRLCfmrXtTwKyIvvCtS0PFJEyNFOlPzTE6U/FUZh9Kjl6c0+kfpwcUyTIvY0bPOD9cVkSrIrfKwYejVuXqkqcqGHtWLMsat1Kf7wpgQmZsfPF/WgTKRhWK+x5FKU7q4Ye1IELH7qufpg0DGsE6lRn1Q4P5Uinn5ZRn0cU8ImcZaNvQ0n3T8wB9xQAjIx5ePI/vKaZ5SE/IxH1qVWGcq2D7U/cW+/tb3IoArYmUdN6/nT47grwdyfqKkOEPQj6HNNZ89QrCgBuSxym3P8As8UGQdJU59cUhER6qyH2pRnHyOHH91hQAnlo4yn6Uqu6HGSfY0mVDcqUPtTj8w4wwoMMT/Bn6P8AIkTjtU6Ee9QjIqRW9q5WeslcmB96kVveoQacDWbNUiyr4qVZaqA0uT60k7EuNyd5lxzmq0hVjwaGJxUJyTyK1Tuc0oalmJgO9WVcYqih9qlBpNm0IFhmFRE+9N3UZrNu5ulYM0bqaTTSaEhOSRID708Gq4bFPD1olYxbuTE8VBIRQX4qF2JqikhppAKN1KOaBihacBQFpwWk2UgC08LQq1IFqLlCBaULTwlOCUrgR4pQKl20myi5QzFOVaeqZqZY/alcTlYg2GjYatiKl8rjpTFzopFDTCKv+T7VG8NMOdFFhUTVbkjIqs3BqkJu5HipohzUQxmrtsimqM27EsSsam2MKnijAHSpdgppGMpFCQtjGDUBRia0nQY7VVkGD3oaI57FcBgatQMw6kiowT9akRgO1LY0Tci4hzTtuahRs1MpppphZoNtOAoopDFOKYxpSaic0myoojkYVWc1LIahaoNraELmoWapmFRMK0RlIhY5qF1qwRUbCmJIpSqapyrWjKPaqUwppilEpkUmKew5puK0MrCUUuKMUBYTFSJTKelAmTx1YTpUEdWEHFMhjhTqTFKKQIBThSYpwFBSHp1rStDWYvWtC1PNITNaPpUlQxHipgaoyYuaawGPSl4oIOOKYjPu42wdpzWFds6sQy8e4rorjGDuXNZVyqtkJIR7MMigDIDRk8jYfWnN5i9iw/OpZIWByYlYesZ/oajEig4DYx/CRg0wEW4LcEg+zUrIuM7WT3HIpxMcn3wD9aTHlcxNx6GgBojBHOGHqvBo8twfkfPs1O8xTy6Ae4oPqpzQAgYjiRcfWnEA9FBFAkbGMfnTAy7um0+xxQAMhH3Tj2ak2jqyY9xUu6QdlkH60wyR91aM0AKrqRhj+Yo8lCcq3HsaeqRSD5WGfbio2hZDkf4UGOJ/gz9H+RMRSBsU5qiPFcp66J1ang1WV8VKr571LRaZNupQ2aiBPrShqmxRLSYpoNG40Csh2BS0zNGaB2sSZpKZThRYTYYpDT6CBVowlcizQTSkc0wnFMIikmmGkLD1pNwPegu4tPUUwVIgoY0PVKkVDTokJq0kBPaoHexWC08LVn7OaPJIpD5iELUirT/LxT1WkLmI9lAQ+lTBKcEosHMRontUyLSqlShatRM5SGhKXaKdSE1diLjSKjccU5mqGSTApM0iiGYDBqi68mrcj571WepRpYiUDPNX7RBVIDmrls2MVREkaUY4qTnFRRMMVNwRVowkiCUjFU3PPB/Orsy5FZ8wIY0jnmG4j/8AXTlaoQfU09M1LRvSkWY396sJJVNeKkVqz2OuyZcD5pc1XV6eHq0yOUezVExpxao2NDKiiN6jNPamGpRb2InFRkVK2aZitUYNkRFQuKssvtUbLQUinIKpzCtJ48+lVZo6EEjMdeaZirEqYNREVojEjxRT8UmKBCYp6CkAp6igGSxirKDioI6sJ0qjJjsUoFApaAQmKcKSlFIocKuWx5FVBVm2PzUgZrQnirANVoOgqwKpGTHZozSUZpiIJ8EGsW8Q5OMEVtzYKnIrIu0BJ2tigRnK5zwSPrTmCyD541f+dRurgnPNMy6EEZ/4FTAcYIj9xmT2PNKYdo5P4il37xyPy5pu5jkKdw9KAE8o9UkFGHH3lz7jg0wlA2HBU0uCR8sufY0AOAB6HB9D1oYqeHXFIN4HzCly+MDGPQ0ANEZX5om/CnfaBnbMn4kVESAfmUofUcUu4njcGH5UASGGKQZjOD7GmfvY+M7h7UI6KfmBU+tP+V+jA/WgwxP8Gfo/yLDLULjFTOxxUD1yo9hkZOKFkI7005puKuxF2WkmB61KHU96oUoJHek4DVRl/Io3D1qj5jDvR5hpcge0LpkpBJVLeaA5FPkF7Uvh804NVFZTTxMfWlyFc9y5uNNL4FVvMJ70hc+tHKS2Tl/emF896h3GjNVYm48mkBqOlWnYSZYjwatwrk1UiFXrYc1nI3Wxdgi46VdjjFQwDiraDiqijCTFEYpGiFO3YpplAqmkSrkLRYpm3FTmQGoXcVDii02KAKdVYzYoFwDS0RpystA4pwNU/PpwmFCaJcbFommk1Esme9KXrTQhCMahcZqXrTX6VErG8SnJVdvrVt1quwqUU2RgHNTxEiowKegxTYkXoZD3qysnFUI2xUok4qVJomUUWWkFU5nUnmlaTI61XkyT61onc5Kmg7CnpinKuD3FRxr9RVhAc9qpoimxecetKppce1Nxg1jJHoU3dEgpc0wUuag0sO3UE0maQ00Ahphpxo4PeqSIk9CI03mpitNK1oYkJphqVgahakaIY30qF1BqViRULv600TIoXC4NVSKuTkGqprRGQzFGKdSUCExTlFJT1oEyVKmWokqVapGbHg0opKUUCQpHFAzS9qAaRQ4GrFufmquCKmhI3Uhmvbnira9Kp2x4FXF6U0ZsWjFLRVEkMo4NZF6F5z1racZHWsy9iBByp+q0CMQ5Vjsb8DzTTIenQ06e3IbKsD9eDTBlRh8j60wAM3UqGHt1o3xsfvbW96UMV5BGKcXRh+8jBHrQAh3leAHHoajKRnqjRn/Z5FPEcXWKQqfTNIxYcHGfWgBmHH3JN1Al7SJn3HFCv2cbvfvSkI/c/jQA/arj5JM+zCojDg5Kn6rTvLxyrEGkEsqfeG4e1AAiZOA/4EU5oD7H6U0yLIOm00ZkQZBJH50GGJ/gz9H+RaY1A9StUTZrmSPXZGaSn4NGParJsR0Yp2KCKZLG4pMUuKSmSxKKKUCgVhRTgBSAU4CkWohiingUYpFWGUU7bSYoFYKVRRSrQCRPEDV2Hg1Ui6VbjrKTN0tDQgeriOMVmIxFTpLikp2M5Uy4zcVVlbFL5uRUUj03K44RsMMpHemmUnvUbNTC1KJE9CRmJqPcaTzPUU4MDVONyFXS0HK/1qRTUIxmpVA9xQkkHO5E6mnjFRL7EGlzScjWMCQsKidvegtUbNU3NbWEZjULEGnE03rVIliCnrTcClFBNyVTUg5qFalHFKxE5ClPek8o56GnAj1qRfbFaROWTuEaADkVIEWjPFGabZUIilKiPBpzNjoaZnNYyZ3U1ZDqKQUVJoGaM0hopoTCkxmlNIKtGMhMehoO4UtGaozRE5qFqsMR6VA4FI2RA9VpGx1qy4qrLTRMinM1VyammqqTzWiMbj80ZpmaM0wH5p6moc09DQSy0lToKrRmrKUzNj8UYpRS0xAKaymninCkUViWBqSGUhual2A9qVIBmgZqWcm5RWgh4rNtE2gVoJ0oRmySlpBS/WmSMc8cis+63YOxvwNaDYI9KoXYIB4zTEYs7kMfMTHuKi3Db8pz7VNPINxBqEhGHQH6cGmAzKgfdpCqn7j49jTgwHG4/iKRlyMhcj1FADAjA8qD+lPAjPcqfemLn+FvwoPXmgCQwFuV5/GmGJ+mPwNICw6HPtQLlgcMSPqMigBvKHB3KfzFPVjjnkeop4bzB0z/ALvP6Unlq33GGfTpQBGw3Dgg/wA6ZuKeop770PzAkDvQG3DNBhif4M/R/kWiM0CPNTGKlSOsEj1ea5GIvamtF7VcCcUjJxTsFygy4qMirUiVXYYoAiNNqQim7adybDcUoFO20oFK5SQgFOFKBS4pFpAKKUClxQOwlFOApcUgsMwPSgLT8UCi4uUfFmrUZqshxViNhUSKTsWAaXeRSKVIpdoqLDc0NMppDKacVFMKjsatRMpVbCeYO9IXU01gRUZq1E5Z1LkhIHehXANRUAGrsYllWzUqsPSqq5qdDms5I66RNmnZ4qKnZ4rGx2IViKiY+9KxqNjVJEtiE05RmmZqWPpVIykwC04JTl608YxVE3IwlPGRS4560vSkDVxRz1p2AOlIpBp1CZhKIoNGaQUjUNmlNDWzSA0GlBrM7ELmlpKaWxRYblYcTTGamM9QvJitIxMJ1LEpkI70ol9RVbeSaerA1fKZKdywHBpwb8aiXFSCpZqhTg1C4qfPFROBUlFWQVUm+tXZMetU5sYqkJmfLVZutWpaqtWqOVuzG5ozSUU7BzC5qRKiFSJTsLmLMdWY6rRVZSgkkBpwpopRQA4U4U0U8UikKKenWmCnr1pDNG2PAq8nSs61PFaEfSmjNklGcUlGaZINjFUrkDB5xVwkVUuehpiMO8Q5PIIqmVz2P1FaMyqScNiqbwt/CaYEBDj7pDD0NAYZ5DIf0pw82N/mAce9PHkyEjBRvSgBqqH+9g+/eniA4+RwfZqYbZhkocimB5IzhsigCRlZeHUqf0prK3YZ/Wpo5wwxkH26UrlcZA2n17UAVCBnpj3Wn5f2ce/Wn9fvKCPUUbcDhjQAzztpwcr7GnqUkB3DB9RSb+MEK4phWLOQTGaDDE/wZ+j/ACNek4FQJcBu9OaSsbnowuSeZimmWq7PTC5oua2JXk4qBmo3U00XCwlGKKWkVYQCnCgUoFIpIAKWgCnAUFWEApQKULTgtK47DcUuKeFpdlK4WIsUYp5Sk2mmJoQcVKhqLFPShiLKNUgqFKmUVm9B8qYpzTcGnbaBmhSM5QVhuxj3ppjJ7VLux2p8ZBNbRZxTjYreV7UeWR2q9sBppjHaruZWKoWngAVMV9s0oVfSpepvCXLuQk4FIXqcwhhwageAjvWXKdSqKwwv70xmpGUjqKaAadiXIcrc1MpB+tQD3p4YU7ENk4J7GpYz61XUg1ZiFAIkEW6kMLD1qxGKmVMiixdyjjHWgD0q48Ge1QNbkdKViWrkRJHWml809kYUzafSkyoqwZpCQKQjFNIqTa4pf3qNpKRuKibmtIoxlJitJURbNLt+tLtrRaGDuxFx61ItNAFPGRQxxJFFSgGolNTLWbOiIdqjapu1RvipKK0gyKpzKe1XXqrMOtNCZmzCqrdauT9TVJ+tbROWY0mkopKsyFBqVKhqWOgCzHVuPkVUiq5H0pDJAKMUoFLQMBS0UUhjhTl600U9etIovW1aEfSs+1rRj6U0ZsdRmnYpMUyRpI71VuVBU4PP5Vc2jHWq1wnB4zTEYF4HRj3+v+NVRcFeqsB7c1fu02seSPY1QaPnK8fSgB6skg4YH2NRumD1H0IpoLLwyBs9xTvlYYBZD6GmAoLp0P8AUU/eHHzimbSOo/EcVGd2flOfY0ASGCNiSrYpu2SI5U5FMJfqyEehoE7r7igCTIb7yD6jig7uitn2amrIrnJGD6jinjd2IP14oAjJHR0/EUhPocj0NSNz1GDUZIBwwH1xxQYYn+DP0f5CqTUgc1EKdmsD1R5bNMpCaTNAXHg0opop4FBS1ExS7acBTgKVzRIbtpQKcBTgKm4xoFPVaVVp6rSbKECUoSpFWnquam4XIgtKEqysWaXyaLi5kVSlMKVcMVRshFNMLlQigCpmHtTCBVXJYqEip0eqwBqVQaloEyfcDSgiogDS8ipsD1JMA0BCORUe41IrVcWc9SI4My1KspxyKjDDvSFx2NamCWo55OeKhacimySVXaTJqTSyJzdGmm6JqsWzSrVCikWBNk8ipAAwqutToeKktqwNEccVGVKmrANIwyKDLqQoSDVyA1WCc1YhGKlm8EX48VYXFVI2qdGpplOJNSGm5pN1O4rDXHtULqKmJqJqlotEDrUDip3NQswqUjR7ELZqM+4qVsUzFaIwkhoFO20oFOApi5Ru0UoUingUoFFw5RAPapFpBThikWh2eKY2DTwMimstSUVpBiqkp9RV1xVSUcU0S2Z83eqUg5q7OKpv1rSJzy1IiKTFPoxVmdhmKkQU3FSRigVieIc1cjqrFVpKAJQadTBS0AOoFA6UCkUh4py9aatPXrSGXbWtCPpWfa1oR9KaIZLxijHoaMUYpkiEGq07FQeKs8gVBM2ByKYjIup4zkMMVmSwqxzGwz7VoX6xsTwM1lFGQkocigBCZF4bkUxm3Hg49jT/ADOMNmgBW4VvwNMBod0GSDj1FPEiOOetJyh5BHuKA4Pp79qAHKdowGbFOGx+uCfUcGmjb2ODS7Eb7xwaAGtGM8Hn3GKZvKcEHFSeU4+5IGHoaQiVRkrx+lADlkQ452mhgRyMEe1R7x/Eo/ClDKD8poMMT/Bn6P8AIM0bqTbSFfesT0pOwFqBSYp6rTIi2xVFSrTUFTqtQ2dMUNApwFSBM1IsdRcsh2mnBamCe1OCVNxkSrUqpT1SpUSkJsYsdTJHT1SpFFOxDkIqU7YKdTS1OxKGMoqFwKkdqjNI1iQMtQsParLKaiYUIojQc1OgpqipUWqJHqgIoaMUo4pC1IdiIx05Vpc07OBTiZ1ENIqGTGKlYioZTxWqOVrUrSEjoaiJNPc5NMpjsAp6mmgU4UMqJKhqZagSp0rNm1tCQfWnU0UopXIcBQD6U5WxTRmnAGk2aQRMj1MslVlFPFTc2sWhJS+ZVcE0u6jmFyk+8UjFSKhzTS2Kdxco6RM9DVZ1IqQyGms+4U0TqQEUYp2KUCrJsIBTgPalApaB2EAp2KAKcBSHYQClxS7aNtILADikLDvSGmMaBA4B6GqVwNtWHNVZjnvTE0UJjVOTrVyY1Tk61aMZDKSiirMgqWOos1IlAFmOrUfSqsdW46ZLHgUtKKWgQnagUpoFIpDhT1pop69aBl22rQj6Vn29X4+lCIZLRQKKZImahm6cips1DL04piMa+QHJ6e9ZJUhjjB+lbN4wycj8uKy5AN3QE/lTAg4Y9/xFBiB6fpzUjLn149aZkn0PsaAGYYfcalDno6g+9PIVvVfrzQytjOAwoAQKjfdJH1o8t1GQwx+lACt6g+tOVG7EMKAGgkDlefVTTklwcqwPs3BpCpBzgg+oprc9VDfoaAJmdG5kTHvSGCNuUI/Colyv3CR7GhSM4Pyn1FBjiP4M/R/kLRiijmsUehJiYpVFKKcopigtR6CrkMWarRjmr9vgVna50N2RIkFSCCposVNgYquVGXOyn5PtR5VWiBUbCk4oamyJY8VIq4pC2KaXqbJFasmGBS7hVYy0wymldIagy2XFRs49ar+YaUNmlzItRsPJzRilRalCUDuQlajZasleKgk4oBMjFSIRUJNKrUXKsWCeKYTmm5pCRSuOwtBamn2phamjOSuOLVDI3FBY0xiTWiZnykZ5pMU4ijFO4OIgWnBTSYp60E2FQVMtMVc1IFIqWaIkFLimg04GpAcBT1FNFOFSzSI8ClpBS1JYZpc03NGaBgTTS1ITTSatIlsNwpDTetKBVEigUtAp2KAsAFKBQBSigLChaWgUUDsFFFFILCGonqVqhfNUjKWhC9VZc1PI2Kqyt1qrGfMVZj1zVOQ81ZlOc1TkPNWkZykJmlzTM0ZqiLj6kSoc1IhoAtRVbjqnEatpQSyYUopopc0CFoFA5pRQNDhUidaYKkSkUW4Kvx9KowVej6UIhklGaKOKokTNRSj5alIqKXpwaBGPfLnPP51kSIQTxn3BrYvjwdyn6iseTBb5WB9jxTAasjdAc+xpC4z8y4oz2zg+/NGSOoP4c0AOCq/KOQfTrRl0PZvpxUYXd93rQGZThuR+dAEhkDfeBHvS9OVNMDBv/rc0hJHO38RQA8O/saOD6imBw3WnbiKAELFfvcijKt3/ADpRJ6gGl2xkZB5oMcT/AAZ+j/I//9k=</text:p>
          </table:table-cell>
        </table:table-row>
        <table:table-row table:style-name="ro1">
          <table:table-cell office:value-type="string" calcext:value-type="string">
            <text:p>1d9a81b808108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Mar 1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ZPSmRKVLE0+jtUDCiiimAUlFFIAopM0wvg0ASZpM0zce1Jk0AP96M1Hk+tHNAD9wpN1MpKAH7qTdTeaKAFLUb6bRQAu4+lBY02jFADg1G6m0YoAduo3GkoxQAu40bjSYooAXcaNxoxRigA3GjcaMUhFACgn1oyfWjFGKAFz70mT60YpcUAJ+NH40YpQKACgGjFKBQAZozSgUYpgGTRmjFGKQBRmlxSYpiEop2KMUANpRRilApAJRS4pcc0ANpaXFGKBiClpcUuKAG0tLijFADRmlyfWlxRigBM0ZNLijFACZopdtGDQAlHPqaXFGKAEopcUYoASlHHeiigBwb1pwOajoBxzQBLS0xWzTqAFoFFAoAcvWnU1etOoAKWkpaAClpKWgYUjdKWmSttQmgCNqjanZ3DNNNAhppppTSGgBKrXVssykEfSrNNoAxkkks5NjfdrSilEi5BouYY3HzDNZsEphu/KByM4oMcT/Bn6P8jfkOFJpI2LJzzSuu5SKI12rig2HUUUlMApCcUE0xjSACc02iloASilApcYoAbijFOyKaWoAMUYpM0maAFxRikJo7UALik4pM0lADuPWjim0nNAx9JTRS0CHDFHFNpaAHDFHFMozQA/Io4pmaAeaAJOKTimZozQBJxRxTM0ZzQA/ilyKjooAfkUuRUdLQA/IzRuFMooAkDCjIqMUtAD9wpdwqOigCQNRuFR0UASbqM1HRQBJuFG4e1R0CgCXcKNwqKigCXcKN1RZ70UAS7xRvqOigCTfRvpmaM0ASbxRvqMUtAD9wo3UzNFADwwo3UyigB4ejdTDRmgCTINJmm0ZoAfxSUmaXNAC0lLRQAnI6U9WzTMUoOKAJaKBRQA4dadTBTqAFpaQUtABS0lLQMKjnGYiKkoPSgCqAQOeKQ1I/WozQIaaaacabQA2kNLVW7uPKjJA9qAIr26EYwPvVDZWxkfzpB16U22t2uZPNlztz+daQGBgUGOJ/gz9H+Rbpe9RSnGPrUi9BQbC0lFNY4pgIxptFFIAFKBSUhNACk4ppNJS0AFFFLQMSkxS0UCEooooATFFLSUAJRS0UDEopaSgApaTNIWFIBaMcU3eKTzBQA7OKaXAqN5cCq0kp5pNjSLRlUd6BMuetZxYnqeKB9aXMPlNQODTgazVkdehzVmKcEc9aFITRbFFRCUUecAKq4rE1FQ+eoo830ouFiagVXNwR/CaQTsf4aLhYtClqv5r/AN2k86QdVouFiwaXtVfzWOPlp3m+1FxWJqPaofNOOlN+0dypouFixRVc3GB900ouQT04ouFifpSE1Abpc00XanvRcdizQTVf7SvrR9oTHWi4WJ6XPFV/PB70nnZ70BYs7hSbqqmcdc03zwRRcLFzcPWjdVIz+9L53PWi4WLuc0oaqQn9DThN70XCxcBozmqompwnFFwsWM0tQLMD3pfNXuRSuFiVjgVEXOOtDHIqJiR1pNjSLCSA9aeDVRTT1kINCkDRZopFYEdc0uaokUU4VGKcDTAdSGloNADkPFPFQjg1MKAHDrS00U+gBKWiloAKWkooAWhuFJoFI4yhHtQMrbtxJpDQq4FIaBCGm0402gBpqjcIJbhIz06kVdc4Umqdvl7iRyeB8ooGWVUKuAMCloooMMT/AAZ+j/IndckU4DFAPNKO9BsJUZPNSHpUVMAoFFNJ4pAKTxTaTPtRQMWlpBSigApaBS0CExRS0lACYopaKAG0UtJQAlITims3oajOT1NK4yQyCmbyaSk5pXGGW9aYQ570/tzSEjPWkAzD/jTSH9aRpsEim+f3NK4wfcuc5xUJNSPOCOlQE56dKTGhSaMgU2kzkUhkmealjyTwKgU1PGwUYzTQmTjPcUuabvBo3CqJHDAPQUpNMzkdaN2P/rUASA0oYd6hLgd//r0u9T3oAlL0bs1DuAHJpplTB5oAn3Ubqg89M8NTTOnTNFwLXmDvS7x61UM6kfWmCfA4NAF7NHQcVUW6HQipEuoz1YUXAkdVcYzg+tVHTbkZxVoMj8hhioZhk57UmNMr8g49OaaGPrT2x1HegAH60rlCLIw6GjzTjHNKVHpS7R0xTuIQP0pN1P2gnp+lOEIIzRcCMHNLlicAHFTJAC3yjrVhbbu35UbiuVFQnual8kkcGrYjAxx+VDLkcccUWC5VWJgeTQYm9atjO3GKbsNArmfIWQ4zzSQu7N8x4qa6U56ZPemWxIY0iuhfjyFpJeFz3pUORTZm7YoEiNSRnI604ZJ4pjA8DHNNLEccUhlqF+cVY7VQiY7x0q4DxVxZDH0A8U0dc0AmrESilpgJpwoAMVKvIqPvUidKAHCnU0U6gBRS0lLQAUtJS0AAoPSil7UAQSDGeKiNPZ9xP1phoAaabTjTaAIbhwkZJ+tQ2a4hBIwTyaL85QIM5YgcVNGoVAB2FAxaKMUUGGJ/gz9H+RJuPm4qX1pgT5808UzYRjxUdPfpTOlIBKaxpxqPPNAwFLSUooAWlFIDS4oEGcCgGg00DmgB+aKSloAKKKSgAJqNzTz61EaTGhnPrSGlY4qCWbYOOtSVYlJ2jk1C0wHeq7yM/JP4U0etK47EjXDHhTxTHkY45OabjvRikFhMnPWkxxTtpzSYpDG9aTGKft7UEYFADD0pOfenEHOKNtACcnJ59aXJ6g04Ln2oC8UwEZnAyCffmkMrjrn0qQDjntS7QQM9qAITO/Pr1pPOc9+lSmJc8cUGEcgUwIdzdMn86XJ55p5hIP1FJ5ZzyKAG7u2aP5U7YQelAX5T+dAAP1FHQ8U7bxkHqKbgZpALmjrSYoIxnrQAtBxzwPQ0dyO4/wAKM/L1pgIpK4wTThcuuQcEUhx+tJtzQAgl3HpipFcZHeodnpSAsp46UrDLYIPSnAZqms2PrUi3QHUH1pWYWLYBFSInFVVuo+5P5VYS7RlwDiiwi7GBgGngiqizgA4OQKkSXI9qpEFnFJjBpgkGfU1IOnNUAzbSFeODT+/NFKwFeSEsDVQK0cnIPNaVRMquM96VhpjUbI4FOVCx3N1pinYfmH0qXzQBmiwETYBP5VAWBz2p8j5zxUWAfelYokRgpzVxG3LWeevarcDZQCmiZE45paaKWrJHA09ajp4+tMQ/3p8fSmdqfFyKAJBTqaKdQAUtJS0AFLSUtAC0UUUDKm0hmB9aQ1PIAM4FQN1oENptONMc4UmgCm58y8AzwozVjFQ2o3F5P7x4qxQMSkNLSGgwxP8ABn6P8i11oHSo4mzmn9qDYa9Mpz02mA00zr9aeaZSGL70UUCgBRThTacOlACGgUUtAgpKM0UAFFGaTNAAehqEmpSeKhbrSZSIbiTaMDvVQg+9XJULCqbqV9RUlIaQO9GMA9aSgtnFIYueKOg46U3PHrS9+tADuMfWj8+OaMccHj0pQDSAQ9BikGce9LjOO3pRjn6igBOcikA44pdpzRjP17igAAOOhowelKOtBFACZ49qUDAoxwPehRng8ZpgLjp6d6XHTjjrQMDrjNKBgH2pAHOOaTjPrSgdvyoC5pgNK03yyCcD8ql28UAcGgCDB/Lj6UEEfWpSnf8AOk29v1oAjxg9KAO/enmPBxSlRxz0pARkE9xnpSEe9S468dabsyAR0oAZxnHABo5wTn9KcFz060bcZHB7daYDD/nikKg5Jp+3nk0u0jHr3oAgKZppTGanKkD+dG0Y7fjQMrlaXBHQ4xUpUZ/qaAnHbn1oAYruv8RqVblwAMn603b1GaTbnuKALUN3gDOc+tW0vV7msxVwaAoxwaBWNiO4jb+KlEnzday4GRD8x5PerS89G4oJsXWdVTrUBYRrkDHtUGw7h8xqQAuMN/KgBzSiSPNN3ADnnFI4EX3TTVK7eaQwlOVGKVcbKYGBNDN2oGNz1q1anIqoDkmrVr92hbikWhSjpTe3SlrQgcOlOWminL1piJOop0XfNIOlOj70ASCnU0U+mAUUUUgCloooAWlpKWgCvI/zEVG1LIp85vTNI3WgYw1HL9w1Iajl+4aBFay/1P4mrFVrL/Vt/vGrNAxKQ0tJQYYn+DP0f5E6JtBp1KelFM2GPTKc3Wm0AMam+tOam44xSGKKXNJQKAFFKDSCndqAEzSUuKXbQA2ilIpMUCEpKdikIoGNzUMhKmpiKY65HvSGho5XNQyRhqVSVYrTuPWpGRGEFcY/Gqrxup6ZFaS80bRSGmZIJBOeCKeOeRV2e3VkJUfMKpoQpO6kMf7Eik75PWgnJHpQRg0AOA7UhB/OngcDFBUHPNAhgGOvekxx2zT9ueDxTOMnPIoGIen0peQvWjrRjAzjNACdAcmj35peB+FJ06j/AOtQAhznntzmngnvR1po69O9ADgeuD3oB7dKQ9waX2oAfkFevakweMdqaD1JFPDYHQ+tAhvU4PpSEADGTUuVLZxg03GDyKYDAM89/Sjtz1704KD6/hQBz0pDGDtmhuvH+eaeBjP0pMY6jpQAwZbpn60YB4HGKcPT+tKf5AUAR44HHAoHHJ9Kl4HGKTgHA6YoAiAHOKCOeOgqQqCMjAIpMYPIz6UARleelJk9eKkIOAOKNnXJ6e1AEeMduab3+tSjpnpSNkd//r0DGge1GPalU80Zx3oENxxUqysvU5pnpS8GgC3HKG4qdTgcfnWacjkdetWbeY9HPSgTRbWPd8zDJNVLlGjYAcg1bW4VOvf0p0+2WI479KATKkK8CmT8MR0p8RwfQ1Hcfe+tA0MX3q/a/crPXnrWjbjEYoiKRNmlpoNL+FaEDhT1plPWmIlHSnR9TTV6U5OtMCWnU0U4UAFFFLSAKWkpaACloFFAEbgcmoHqaVwGxULUARmo5fuGpDUcv3DQBVsvut/vGrNVrP8A5aD/AGjVmgYlIaWkoMMT/Bn6P8iwhylONIBhQKWmbEbdaaetK3WkNADG600HtSsSDSc4pDFFA4NICenFB96QCg06kFL2piFFLTcmg5oAXNJSHikzQApNJzRnikzxQAU1uRRuIppekMglBByOtIG3U98kdajXgDHrUsZYSlPGTimjkU4Enj9aQBkAVmSDE7AHIzxWnKu6MgHFZhUq5yaGNBgjuKcB/wDWpF5Xr+VLkg5zSGOU8mpPfPFR87OMcetOXJHXAoAXB3fSo2HzYzxUp4NNwT/FQBGOCM4zQAcY74xQRngnIx3oIOevagA6c560mDxnH49aMHPU0Z4OW/8ArUgEHfFKASKMdTk0fNz81AxVHPHakbn+npRjnG40mOuCfWgBcfKTmlBIHPam7T0yaAvqaBDxnjB9qcGwtMA5AyeOOtKOnUmgB7L/AIU0g/maaT7npTgex5yf0pgITnr2/nQeeo79KUoD0zTSuO5FAC4/nzijGAe9NA9c5+tGPf2FADlHykH86QD+XBo4/TpRtHTB69v0oAcB3NG3jNG3jnr34owOmBzQAYGOMmm7R+lKQMkUbVx0GKADA9KaR/nNOwCMd6XZnJwOOaAI9o6k/maTtgmnkYPTGKQLweOlAxhA56CgYHpx709gMnA60mOwoABg4NNJHrzTu/uKQ9fc0gEQ/Pya0bdQF5/lWeBjJqeOciMg9emaBNEiyIZnye/HFRXRxtwP0pgBjYZ796ml/wBXx19aY0iBCCRWpHgIOP0rNiXc4FaaDCjtTiTIXd6ilVsnvSAU4d6skUGpFNRipF96BEq/d4pU+9zTV6U5PvVQEopwpopwoAKWiikAUooooAUUtJS0AVbniUfSmHpVmRAxyQOKhkHNAyE0yT7hqQ0yT7jfSgRTteHk/wB6rNV7b/Wy/WrFAxKSlpKDDE/wZ+j/ACLTdqKPSimbEbdaYelOPWkNAEbdqTp0pW+lIOlIYds0dqUdKKQBSg/lTc9c4oB/CmA4nmjJpu7BpGegB2abmmFj603PvQBJvpNwpmaYTz9aQx5OTSGo8kUb8DqM/WkFhSfWkXB6UjSDucU1JFLcHNJjJ+1SIoqPPy560sb8ZpAOk+UZOMVnvy7d+avySBozg8+lZ4PJBPShjQAdj9aUKc80oyRz39qdnAyfzpWGIF44oUke9GcAg9OuaUcnI7daLAPByM4pcA00nA680obofx6UANZMHIGaQJgAfkalDbl5/OjHb+lFgIChFAU7setS9utNHXI5x+lFgI9uOlAGcU9urfrQOc5osAzkD+VGDz7dfendBSc570WAQjn/ABoAJ49KUcjv6UZzn060WAbg/TilC5POPejPp1zTugPX/GiwDSDzmjbgcClzzg5PrSgkDA9KAADBpcAkBqQHPelHft60ABjIHr3pNueg/Cnq35U4AP7HHWgRCV5J9KUAjAH8qm8g/WmtGy8nt607BcjPA+nWjr16jvTipHbFJzQMaV54zQFPp+FO7HHIpw9SBQA3aRyO1GMcAc/WnYxnvSDOfwoEJ35/WjA9PrSlT6ZoCt065osMTbxk80hQ59PTNPJIHTnvQBRYCPb6DpSbP5dKkYdcHmkxk5zRYCMrigrjv+NPPqce1Jt4x1PFAFmJFeIbh2ppChStJA+1scmnsQXOM8+lAIjgQFx+fSr4HGKrW6YOe1Ws00Sw9KUUfj+FAqiRRinimj3py4pgTL0xSr96mKcCnoctTESilFIKcKACloopAFKKKKAFoFFLQAxziq71JckgDFRfw80DIzTWHyn6U8000CM9ZBHclT/FjFW6oX8LBg69V/lUtncecnvQMtU2nU00GGJ/gz9H+RaPag0p+9SHpTNiM9aaacaaaAI24NJSnryKTOKQxKWjPWmsc0ABOKTIFNLU3NIB5YY7U3dTc8ciigYu7NGeOlRPIF+tRNMSOKVxpE7uF7VA8pJ4AFMLk8kUm7IqblWAscdcfWmZPrQWx269qTI/+vSuMa271NNUlDkfrT80ccnn6UASx3ZPHQ1YST5eoz9az2xj5abkr60BY0zKqIxYjGKoedubI6GoJJWYbSTTFYAZGRTBI0UbIqT3H41RilA7HB61aSXPGeD0NArDzyfT2oAwfT6UoYYz/WgHvjigBQoH1+lPUHOf6Uzdk/hTgx6UCBeHP8qcOcntTed2MdKchYcH19KAGt168UgU5/HmpGBIxjrTdv8AKgCPHvRjn+lOwQcUhBGeP/rUhjcZz0PH9aBjkdB/IU/jOTj3poOAcEUAIRnFJjgjp6c0vOBn1/KkyQ39T9KAD1PPWjoevXpRnrz3/IUEnH4Hj3oAMc96XORznrikye/AFGSGHTn9KAEHfJ5xTz97PP1pm7P4dcUoPvQA4cdaUZX8+aTew9/rQGyQe9AEisR756A1NlH6jn6VWDEd849BR5hxwfSi4rFkxDBIH51E8OaFlIPJJI9amWVTxxn3p3EVxEc+360oTC56Y9qthVYk9jTdhHAphcqlOeOTQF5GBzU7JgHH40zYQc9CaBkZXgdfxpxyQABg0pBAwM03vnPsKAEK8ZxmkK84AP50MCxwN3SlYn3+vagBAn1pzRgZPfpTc89elKDxnmgBpQccjikK/N0yM80/bng59TTQvJPA+tIBVGMhev50+Jd4OefpSRDPQcdqmjjCknH5UASIoUACnim0oIqkSP68UoP1ptOyKYhc05aaPyp69sUwHjr0p6fepFpy/eoESilFIKUUwFpaKKQBS0UUAFLRSigCOVN4HTiq7jAq21VpOtAEJppp5ptAEUqb196ypEazn3qPlPX2rYqGeFZVII60DGRzK8YbIxVW5vQgwp/Gq0iywfuwCwJ+WprbTyT5lxyf7tBhif4M/R/kbfc0h6UDOTkUN0pmxEfekPSnd6Q0ARnrTDT+9MNIYhJphOBSse1RMf0pXGL3zSD6UgPJHWjIxSuA4nioZZSp+XrTJZ+CFqDJbrmpbKSHMzE5po5pB1pcelSULj1FBz6UnalLce1ABj5eRTdp7/pTgaRsUANxj3FNwc0/vQSOeOaAGkZ600p+NO/KgD260wIHj44qI5B5q5wCQajZOvTFFwK46ipo5MHk80wp7U3kGmMvxybk5qRDle1UUbjKdTU0bEdsikItgYx/KlHX6d6jR93QU7nOcc0CJerc4zTx1zUIJ+v9KkBOORke4oEPPXJGaNvWk3YPQ/lSgfLlRTAa6/nmkKjPP/66dk9wKQ/dOB+lIBmM9R+vSm4Hc8+tPbKnODgcU0qRkY+nFAxjdD35pvBzk8Y5p5BIwep6Cm4z0BHvjpQAdRyfxzTR83P9aUn1xSc7u5/DrSAXBGMnPvRjvmgZJPHANLjnp1/SgBhXaOT+dKM7cZ/GgElsYHSlAyAPX26UDDjnrmlGemelJknJ47Dk0cjn+tACEbuD1IxT+n500ZGcjPFB5Pb8aBD8jkY9xQuBgc8GmjPQnqfpQDt5B6UATxyMvTpVmOUHj0qkDk/1zTwdqnBx3607isXgQRxSMqntVIOwwc/qalSRh3z+GKdxWJin+c1G8WRx/OnCfAIPFSB89PSncRW8r6+mTSFD6VZ696NmV60BcqeV37UrIcY7HirXle+O9BhGc0BcrCMnp35oKEVZ2du49qbImR/jQO5HGuBUg5PuKiAytCn5iB0FAE3b60A+36VF0xgmnqePSmIkB7ilBpuB64pcY60xDxUimowKkT68UATJ0py9aanT2pw4NUIlpRSClFAC0tFFIApaKKAClFFKKAI58iPI9arDpVuVS0ZA61WKFeDQMiNNNPPWmmgQ00008000DGFRnOBkUGnGmmgwxP8ABn6P8ix60jdKWkbpTNiMn3pG6UtNakBG2OajY9f8KkPSo2pMojd1/HvxUJYHPcfSnOefTmomYA84qbjSHNIoH/1qgkl3DAzimu5Jx29qbgY5qLlJBke5oBBHfNBwKF5oHYAQR3z9KCw98/SlIPbNN59/rQAu8A96XepFG04znP4Um31oCwblPQEmgt7GgKT9KdsIGRzQFhpIPUGlDY6ZpdvHWk2kHPSgBuR6fjSk9euacfU0Y455FAWGk57HNBOOgNOx6YoC8Z6UBYYcdwTTDFuGVBqYjrSEc5I/GgCoVKE4BGKfFIVbkHnv61I6bvrUTRndgUwsWkYMOAetSqrYB2k/Q9KpwuwOCOavoSR7dCKBWELNnJBxjqKcpODx79aQJg8jtkelPVAAAO1AhwY9CATn1oBOOMfn0oKgHJP0pQTnAJA7UBYToOnNKMnIwB25pyj04oxwc9+eaAI/fA78ZpDnkEfrUhUg9DzSEfLnHFAEbk85Ufgf/re1M5DDCjHTr1FSsMjPFBH6c89qQEQJ9F/pTfmGcKDUmDyPSjAxwPxFAyIZycgCg7mIyF9+Kk24PNJjjPNAWI8N0BUDGKUk+wz+dPK+oz70gU5I70BYYSxzgjBpeeM4Ge1LggHr9aMHGD3oCw35jj5lGfaj5sn5gMe1PCg9807HQDGRQFiPn+8Me1KMkkZ+tGMn0HTinKAeeg96AsABz97p1FB4z83HpSlcDAGMU0DABwePegLCjP8Ae69qfyBwevcYpDkd+RS4+Y+npQFg565708yf7R96YME8ZwO9I2f/AK1AWJVk2nG44qRJQepIPpVbpnOc+vSlUEDPP1xTFYtrLjOST+Jp6sDnnA+tUyS2KA5HGT9KLhyl0YxgZP0NNYAjnmoUl6g4/Onq4bgjn0ouKwx0AWoYgMd+vrmrYXdwRmopEEOMD8hTQDNq5HBI/lTl2joMfWkBwccAH0pyjHp7mmFiRVXOfSnAc9ueelNToR/k1IMH/CmIAB6fpUyAVGB61KgxTETIOKcODTUp/eqESUopBThQAUtFFIApaKKAFFFFLQAjdKgl6mp34Q1V3b85oAiNNNPbrTaAG02nU2gYhpDSmkNBhif4M/R/kT0jU4U1qZsMNNanU1u9AyJvrUT/AF4zUrVXlb3qWUiFiCOtQOd3AP40529DUYzjrUNlpBtHrScD/wDVQTgdaQnpUjDinAr0zScnqKcFx3pgOXFHljPTFISfXNKCf73FAAFAHWjbz1/OjOOuMUvGf8DQADAGMg0DGevT2pcZ70hHXn60AJjB+tH5UvQdDSZ69aBBxQyjHTFLx1Hag/d60AMHvxTguR6mk4ANAPA5/wDrUAH/AOrFGzjn+dIeOPWlGP4sUANYY9eetIyBgR+tOxwQc5FIMcdsdc0DImTD8A545qVZSuNxPPpQvLHPTpTSoY/d6D6UCLyMCB3z60rLjlRiqaOUP/16tQSiRQPTqMdKYmIG+bHPrTxx147Dmmuvzlh0HNIpGcYJz1zQImAx27fhSk88Ln2xTR1x/k08jn3NADDyBx/n6UpAOPX1pcZB4zzSDORkd6AGsAM84NIR6fqetKyjrjH8qTvkDtQAnJYDIowBnpyexpccNxn2oABwMY5FAxjLk9sUg5GAQeelSMpORimgErjvSAaBn6n3pRjHJ/OlYbuowe/FLyecnFADMcEAAn06GkA4PT1FP5Ofbpx1oxgkfy7UDGY9cntSFeecH6elSYwFGOM55puOTgDIoAZwWI4JHt0p4xzt/GkHy464pV6gjp06UAISOcH36Ug6ZyPbFPHHQnmkzjkjB+lAB0yc4J9aF4IHTntSc5x1+lKBtHAxmgAzzzyPSjBz1/SkH0H5UHPOQOme1ABuIHyihWPc8+lJk568jkU4LgcEGgBc46D/ADmlOMHmkXI4x3pcEHGOvNAAOOuePfpS7uOSCRSfSlIHI5/lQA9ZNo5zintNgDbz9TUIyTnnAFKemOTTEAIJ4ApcjAphzuGentTtw3Yz+PpTEToO3p71IvtUMZ55NTLwB/nimIcOmBmpkqEe9TJTETIKeBzTUp1UIlFAoHSlFAgpaKKQBS0UUALRRS0ANkGUP0qqEZeoq4elQSgZzQMrN1ppp7Uw0CGmkNOppoAbSGnGmmgwxP8ABn6P8ixTWp1MY0zcSmNT+1MagZDIetVJTwasStxVGViTxUNmkSM9SP1pOlKBnryKQp7VmUB+o/Gm9Dz3oI9aQ0DHZAPFPU1D1py89qAJhimnrxikx7cU5OODmmIcuCMdM04qB2pMYHakxikIXp3pPfpQx/HNIAM8UDF9SKMcDkD1pdvHUc0hA9qAAd/Q+lIRyQOvvSlRnr+GKTHOAOKAE2jnnHvSbfQ896XaM8jjtQRjmgBNoPtSgDHzEA+tIM5owB1AzTAUjIK9j3ApCMYORjPNJj1PNA46D8aQCjAByw4HrSnaByRn3pM9sCkByQWHT8KYDmUEZz06UiP5TjnINB5BOMge1KAzds0ATq6t0IPGfpQQASGPHXiqy7o3z2AxU0UqSLgjnHSi5Nifr05zTw3r/wDrqEkK/wBffinKe/HTg07iJQRnB5+tKemaYCSSM570Fu/A565oAUkYznBpNwKA84xR37YNLz34z2oAQhQevXk0jH+hHGcUrDA/maAP5UhjSQWPUjNKMZwOeKOcdj6cUDJHQ/40ANOD16j06UHBbkHA6A0uMfz6UnOT15oAUYYj9TSE7+BkY79qCSeueenFIRyM5GKBiArjsAP1pMgZ7596X5ieSeKXadpyKAE468+vpQT068UNuUjBxxSd+TQAg7Y+tBcZO38CTSkY9hScscnNABuGAB6daUsPSkxznvSAEj2H60AA56jr0peAc49yKaM5zj8KcAeOeetIBozjocinKxAA4NIRjA28DpS4OOmfrQAdMcd+lPBJJ4qMA4ycZpy/X8aYClvbI/rRuw2O9JjvkACnBQpGTz/OkAKeTnHPFO3EqOnPrTMcdh9KUAEgAnIGaAG7sE8DOelG/B7YoK9OevbNIx6Y6+tMCdH4FToxYDjHtVSPr81Wozjp0qkQyRepqZKhX9amSqQiwlOxTI6eaoRIOlKKF6UooELRRS0gEpaKWgBBS0UtAB2qqzZNWu1UsHdzn8aBjWplPfrTKYhtNNPNNNIBpptOpKDDE/wZ+j/InqNupqSmHr70zcQ1Gx60/wDGopM4pDRVnfAOOKp9+1TXPoDUCrk59KybNUOXg9B+FDUpGO/4U0nIPFIYzjHGKAD/AJNKQT2oKnigLiY5zxTlA96APXinBfxoAAOfrTsY6j86b2oHPPNAh46cc0hJIwaUcDikCkmgAAI5FGMn0o780oHNAASccnrTckj6UvU9DxSAYJxz9TQAvOeMUmcemadgHGTSEYPfNABn0xg0dR2xQAAOnFKBkcUANxwemPSg8en5UuOODRjsc8elAXGYJOCcn1xQRgds+wp5X17mm7e+M+lAXG9RjjP0o55xjPanHbvH5DFIcduKAuCDnnnP604kZwx6HGPShQvQkcd6XDZPyjPqTQA0nKHkYXgmmEHdkZBzipDhRgHPc800ADoRn9KAuNWXAG44xU0cwJAz/wDXqHC8DI46c00qFOV4P1xigC/uGcg5qTcCc564qpFKCuM4/Hr/AJ/rVhGU/wAX60yR2Od3OcYwKdkYGOtNyMduffrSjbxyKLgNJxn5uD3pSe470pIXHzdPc0mVx1GaAEHGMdu1J3x1GeM047cHkde/ekO0cZzSC4jDPr7cUYHUZ/wpSQV69fajI/yKB3G4APHFIuMnPan/AC5wck9PrTcjvjA9uKAG4+vrS4GCcGgkAfQemaVTxyMnvxQAwqB9RxzS985P5UpC5wBz9DSZx6gc9v1oC40jJ+nXvSEbuo+nNOPPQEDpyKaTz+lAXDjI46Unfp0pw24zg9fSlJHbIoHcaeucD8TS8ADPXtmgHuBn+tIWBPegVxWH6989aTPUnGfTNKWXOcHnn8KQtkYwfQ0BcQDgAj2xTwRnGBxTQ4yRhs0obIOAfrQO4vJz69eKOnpx+tJvyTx1x1pd2TgqfWgQYyOMDvignjkflQOB909euaDz2NAxf4Se4HTFM5/xp2446cfnSDJH3fegAVsNnofpVmJjjn+VU3ORwMEVJbyc4IGaaZLL6Hn61MmfQ1AmfT9OKmj+lWiSzH1p5pkY6VIaskev3RThTU+7TqAFoopaACiiloAKKKWkAVXkUDnqasVDIR0oAqv1plSPTKYDTTTTjTTSAaaQ0ppDQYYn+DP0f5E9Rn3qQ1H60zcQ96rznCkg1YPTrVe4Py+tSyombK25sgmiJcdec06RR/nrQMevSsjSw18ZOM0zGR3p79z29aYFyc/0pDsKFweufxoC59aeM46UmCOBQAmB65pfpSZ59TSkelMLCFeOc0oAPr9aUYx0NLt4/nmgLCADHcUp29xzSBeM04AHrQFhmBnj8uaXaO+aXb6CnbSBkUgsMwAeAaQKrdcn604+nelC5GTQFhMe1IFBP1p2O+fyoA546UAM2rj6ninbRxxSheelKExwOR6UBYbgDGM/nSbQCcqKfg5IPT6UmM9CB7UBYaAvYfjSFV9OO/rT8E//AF6UgkjJ/wDr0wsR456Ad8UoUYPy8npnvUirkZzSbeB2oCxEy8g4GQOBQqANn1/WpCBj8aUDkd+OKAIgODxwe1AHHTOPTipNucd/T/P0oKYOPb6UAR4HPA5oAHQe2KfjA75A6YpQpznrxzSAg24IIFWIJRn5h35yeaQoMDr0/lUezYe54zj1zQFi6doGf4frS445zUMD9vWpwAVJByM+tMmwh6cUp6f1zTsZOD19DQB+dFgGsMZ9vak5JP8AWpMDr+uKQKcAd+5osAwgYyR+dJjB7dOak2kA47UbTjGMe9FmAzaOenvikC+1SEHrntSYBosMiPWgfnmn7cZI9etKq85NFgGY9PzFJjoT1HoKk2+uD9aMAnn86LARYxjigL82eaeUzwOM0uMjNFgIz6H9aADtPqacwOc/zoIByMnn0osAzaw5xSDPHrmnsBkgnqetJjnPXn0osAgGRn2703BOMjrUhxknP0zTQozn1NFhiZx3HTFKPlGPyp2DyKOgGeTRYRGM5Pr70oBxx1pV4zg5I9aDxweM/pRYYZ7AijPp0+tH1yaXGT7jiiwDRyeuBmgDPfNPwMdOPajAIOO1FgImGfpTc7XyOanEQY1A4wT1osG5oQHcoNWI6pWcnGKvR9cY/StImbLMdSEVElSirIHp0p1NT7tOoAWilooAKKKWgAoopaACqUn+uarvaq8iZLHNIZXemGpJKjNMQ00hpTSGkAw0hpxptBhif4M/R/kTmmHrTj0plM6ANQTKSpx3qc00jNJjRlsCrHNMP3s5q3PDgk9ar7SDWTNERnPagZHbFPZSfek2deuaRQn0OBQCOnf1NBBBpO/+FMQFs96OffFKPXPWl5/CgBoODyadnjpxTSe4FKCSf8aAA+2cfSncZ6UZwOpoBNAABz6fWgfLSnPI5pevTOfXNIBhz1IOBSgnH9c0pxjPJNIAegzmgBCeOn60Z9BQffP+NJjnjg0AO3ZGBnP86Xr+HXNM74JI4+tKBjgE4pgLnPHTp3xQDkc4/OkY4HLdaX25oAOQDwcjtmlHHzAH6Uh5xil70gDPf8xQOfx7inAZIOfakGO3I9DQAYyTgdqAN4yRjH6UbflOeaUcHAIGegoAQ53ZHOcHmk5/KnDGevrjnOaQJgAYwB6mgBMcfL0wKXpkkDPvSEcf1pxHTg/T1oAbj270jL+H4UpyBjJyOnvS7fbigBgQqcgD3xUkMxUhXwQOM0AfLnv6gU0pnpQBax0AweOaXB+n9agWQrgNnAP4VYXDcZyRzTJDnnpnFIBz0xx+tOwcYox2/SgA3E/nn6UnrjGfanYP4+tIFOB+nrQAn9P0ox2/lSgDGR2oAzj0zQAzG4Y4pSPQmlK9D2pcdzQMbtyOOeKTHIp2Ooznp0oIx6f4UANC80nIHJzTtoyfpijbxk0AMx096OcU/AIP8qFHGSBSAj28/hSHOalxyTzkUjAcnIAHqaAGY5+9jHYUgXAA5zT9vAOenejGckYNADMDJJPOKTGc08A8Z+tAGc9PTimAxhg4B/Whs54OPxpxBPXml2gfL1oGMC9SDn3pAOOp4p7JgAcUhGe36UgGqPmPPHtTkAJ/XigJnPYVJGvIGaBMcE9M1WnQhulXiMc/rTJArp1BIpgmVLc4cVpx9OOKzwgBPY1ftzlR/hTiTItx9al7VEnapa1Mx6DinCmp0p1ACiilHSigAoopaACiiloAKik6GpaqzybZCOelIZFIKiqV+lRmmIaaaacaaaQDT3qpcXBiQt+lWn4Ums+RfNnVM9OTQY4n+DP0f5Gq3SmU9qZTNxDSZpxqMnGaQxXXcDVRk6jvVsHA5FQznjj8aiRSKxBXjioyx9KkOT16+1N2jPSoKG5PU5qPJJ+6fwqRvWm4z0IzQMT6UZOOM/lSAehpBj1/OgBeaXP50AdqMcY4/PFACg+/FKDk9KQAdOKcfagBScjOKa0h54z+VB9M03nbycUAITxxihWIBpDknGfwp2OOufrQMTf2x+VG78MmkzijjkGgBxPOB3oLADpSEgD5j+ApOOc/WgBxfp2pwJ9c8cg0zHII6Uq8cnnvigBxYnnIH40oJGf8abkE9ePalGCQQc++aQh4JAwcUflx0pg4Lc854pwGAAOfpTADuIHTjt60pY5GD16fWkXAHX8R6U8dvmwQe1IBpBBDd+lBznsfr3pwPHHB9PU0YBAwc5NADMcZ5Pp9KUHnrn2pxXJGT170nA9+OtADe4/rQDgFh2pxwGIzgntTT7ZI/lQAHP04z6Ypcn16Y7UAbc46f570uADz6mgBp+8cnp7U6NzGRkk0rYJPbrmhkzxjJ60ATo+8ZGc/TrUmRnPv+lU0fZwR6cVaiYEdTTROwpPHP6Cl7dvbinYznHNN24PSmA0jgAdTSYHHPA/lT9vHTr0oG0/KTg9M0gGZzg9qXOc9qds9M496aRz9aBhnI5Hue9Bxt4/nS4wcZPpSDHPX8KAEHHY80Y46frSkfmPzpSBtOQfoTQA3/J5pDweCfSl6544z0FJwc9TQAgweACPXJoAyf5079eKQ9Oee9ADeAcHPakHUAU884oI9jQAzH0FHOSM5x604j2zkcCkPA4GP60ANHqQTn17UH05FKe3HHrQAc4IApDGnqc5P49KFHIyOKf8AdHIy1NOev86AEA7D0qROBximc5z/AFpe1AEhclcH6UwtgnI60Zzxj8aQ9+B+FACqOf8AGrluMDjvVaNckcfjV2FccVcURJlhOKkpi8elSVqZjo+lPpidKeKYCjpRQKWkAUUUtABRRS0AJVW4UmQEDtVuopBxSGVX6VEanl71BTENNIacaaaQFaZuvoKrWOXLyHueKkvpMIcdTwKktk2QqPagxxP8Cfo/yLRPFJStSfU0zca1RsRUjY//AFVE3Oc5qWCE9KbwRil6mgEUiiN4gckcH+dV3Gw8jmruMjn8hTXQMD1/CpaGmZ7c546+tA6j/OafKAGOMgVGCADyTUFi5Wm7gBjA/GlzxmgkduooEGR7UHAHajdyOT70bgT3+lMYKV780q8ZwBRvHo1Lu/3vzpCAk9KacDtil3AY6mkL5PQ/nQMaMk8fnTgeuAM+1IegP9aTPegA5C8Y60bieopAcnofzpVPHQ/nQAoOCfl4zRnbk+npRux6/jTS5GeMc59KAHA4PI/rQTkAD+VNJz0U+2aUccYPPpQAoPOR/wDqpyk5II6U0ZABIP404HH8OaAuOXI5P5Yp/wAwPrjtUe44GB17elPU4J/lQIUlh06D2pwz0Iz+FNBHYA8f5FKD1JAB9aAF5HOOntRu4yByaCWyOB7EnpTcnqAD2wO/vQA4ZGM5PekXsODxmnDPyjt7UK2TwP1pANORkAnrQxPHse31pSc4wMmkOdnQc0AKBhfTJIoBzyM57jFCkkEgCgliegOOvrTAADkj2oGRg89eKRCSMEAk4p4J69+5pAI67lOcjrimqWQ55xnJ5pxyBjjI4waXvnt9KAJklDdDz6fzqTnr/WqsYKk4IAxwKtAOMdT+NUiRpzg88UMCOpA9KXcQckZx1qaEZBY5BNAXCJCBzUcmQ5GRj61Pzzz+GKhkzvJ9PyFNoERge/5UKOO2PUGnMTk9qTr1NSMTGB1z6HNG3J4NGCOOKAGx1oANpAxSHj0z25pxzx0pOefmoATGMjr7UmCOnanLknrSMCcHI6dqADkEYzjvTQueMYpTnI579KTnrQAbc9f1pGXnJPWncnqcGlGcAA4oAjx83XB9aXacU7aR3wfcUmG7k+9ADSCO+QaTaOnr9aU5AwM+nNJ6g8UDDGD/APXpcetIM9zRj3NIBcEUADdx0o/Gnxrk5zQInhT5c9qtRrgVBGpIGSfzqyn51rEhkijtT6Yv1p/atCR6U+mJ0p9MBR0ooFLSAKKKWgAooooAKhmcJgHHNTVXuhkp9aQyFzkVDUp+7UZpiGmmmnGopX2qR60AUpR5lyienzGra8CqtpmSV5O2cCrdIxxP8Gfo/wAiVqZ+dOakpm40moW7/wA6lcZqNh+VSxoZ/SnDgZNA5b0oAA96Qxf8/SnAZpAOKeAM9B+NFgKd1HzkCqbAjgc1rzRh4z0rMcYOOPrUSRaI+mDmlGeuc0AcdOKCMelTYYgPUY5oz+FAAPb9aXGFxgUWAbluaA3b+VO6+49qUIM0WGNHTgUdMc4p5wAcjr7UmBx/hRYBp9AOnvSde5z3p+Bzz+lJjOduB9aLARrnPYj370uc9SP8KdjAySB9KXtnI9qLARc7R1zSnqc5xmn45pAOvOSe+KLAM6Dnj3p6qc4wTSgZz6+tPAHGB09PWiwDCAox0z2o6oeT9RTiMfWgADj8KLAR5w2AMU9TjPPB70EHnJ9hxS8DqDkHv/8AWosA9emOhpQCF47e9KDjuTnHOad0OegzRYQ3JO3Jx+NKQW780uBnIB44HFOX8TRYBgBDZABGeoNA5P0p/GaACGwM4xxRYBmOOOp6fWgDpnkdKeBwByfXNKRwRznPX3pWAZnAHc0EcnjtTxzk459KNp2Ef0p2AZ1OcGheNvUfj/OnH5RnjjrxS47YPv6UrANAxkZJxz0pGxjI7U8HOfcUDt1osAEjd9PzqeGbYcP0qDAzwM8/nThyCemPanYLF4KrLwBSqm0VUjk2dOnbmrsUgkUEYq1qQ1YQLxioZE+bjn6Cp5DtUletQdeM0NAhm3qMfQUmDmplAIOcfhRjjjk0rDIQMHoT/Skxk84qcL9fbmk2Yxxn8aLAQlSCaXaePXpxUgHSnBcdx/jSsBDtP4ehpdo5JqUJ7Yp+0+ox6Zp8oFcJk8UbOegzU2B2/WjHTkGjlAh29D/OgA85/pUxB7AUgH6+9HKBFtPUjJ69KTbjtn3qYjH/AOugjk8cUcoXK4TGSOR2pu3JGBj8aslTxTVUA9hzSsFyAp7cfWgKalYYHQH2pOOhNFhkYXmrUMXc0yNMnGfxq2q8Y4pqJLYxUqVRzQBTgMVokSOAp+MdqYvXtUlUSKg61JTEp9ACiigUtABRRRQAUtFFIAqOVQcexqWmOQBQMqSDGRUBqeTkmoTTENNRTKClSmo5PuGgZUsgBGQOzGrNV7P/AJaf7xqxSMMT/Bn6P8h560nalakoNyNqYfbpT36VG3GT2oGJ9KUDB5oA6mlUc/WkAqnJp4FNUdTTl70AOxkVn3CYY4ORmtA9Kr3Kkpxjik0VFmeRg5zikxx6U8rkHFN4zz1rMsbk+uaXJHU8U7jFIPxoGIpPrTskA4pOhzSjOOelAC5wPrSAEHk8etLzkCnkYHBH40hDCMk5JpCDg0pG3J9etBGe5oGMAGeTx/Kj1NOb09O9IBlc5oAQggHkn1ozngkUuPmIP40EDdgfpTAT/dO3605TleDj3pAOcDqKccYGOKAGkADOSTSMQFOSTnrntSrkgg807bhT1JoGN6kKOlKoOcj+tLt5IB570oA9MkdOaQhVGAM5JHOfan5GMd+1N2HqacuRycGgAYDnB70pGAOcfWl25/z1obvg8dM0CG8EEjPtSjkY7dTS8bvQ49acV7+/SgBuM59PQCjb14I9sU8jvgZpFGHBoATA2jr1pCoIHtTscAHrRjnjk57cUANx8o/yKNo6D+WaeeePbFB4GTxnrQA1eenfrQD84649KUD+VKOSSR3oAQjJHGPWgjpx2/KlPI/CgYxwfxoAaAORjAHHFOR2jPyE0uF5OfxphXoMj6UDJ0vC64bg1IvIBGfw71RI28DBOakimCvtPftTuTYtk9fahW7GmqwPXOfenDHQGmInBUc7c0FkIORUQIyO9ThARx19KpCIyUAPB96VSMcLz9ad5eD92nbMHpQAwAnHP1oKgckZ9OaeR3AoCcZPNMQwgEYxzSBO5HTpTwu3OTnPrS4zgA0ARkdqUDA5FS4HTFIR+lADQoPamlQB0FSY4OMj8aTAA5zQA3GeuPzphUCntIoB/wAarl8jGc+1JjQPz07mkAyQAKTpwf8A9dWII88kc1O42Pij2jPepAtKBSgcjFWkQLjmjHPal6UUwAZBp9N708UxCp1qSo161JTEKKKBS0AJS0UgGM8mkAtFLRQMKguSRFxU9RXC7o8D1oAqZynXPFRmpdpVSDURpgNNMk+4akNMk+4aBFKz+9KP9qrVVbT/AFsv+9VqgxxP8Gfo/wAhzc009Kc3Wm/ypG4xuaiP8qkbk80w8HPp60hiDrSg4IPWjvQOTSAeOnFOXpTB1p69aAHHpio3G4Yp5OKYTgUDRSljK89DmocY9xV2TBXniq2wHOOazaLTIxn1xSdutPKjHGeKbsOO/P4Uhjeopc/Lj9aCOxB4pPvDrQMUc8H8807djuaj/PFKMnqDigBxPvik6jmkJ9utL26GgBO2TxSDG44pfXr9KAOuBQAZ+uTQe+M0Y+bGDxS8ZB5470ANxzwTx707tkk8+tJwByDg9qUDvjOfagBBx36/pT85PT6GkOOMelAHQ4z60DE6Njj608ex60g69PwxSjrzzntQIUdc8gjuadzkkdQDjtSOeDjuKceeoxigBQOOBn0pSCR6n8qRuT0IODxSrjGAOnegQAYx6E8EHpTj930PWkXkAEd6M/LkjpQAEhc8fUdaFyMZ59CKB8pPGKAuD096ABgPQcUEde2e9G7gFsc8/Sl6dufSkAigEdOue1J8uB3/AK07+Ef40Dkc+lAAuMdAMe1Lxkc54oJCrjpn0NN3ZH+eKAA8Yz0HpTunbODxxSZB6jg9qAeCeOtACcEZBI4o5OacSR2/MUgOV4ANADMdQfWmkEdBjB61N1HOOtIAT0HXvQO4yKUoRkcDpVtXUjlv0qkyc9BRG5jP0NMTRo5xkU5GZDxzUEc29e2am6DimSWo5A5xnmnlM9aqAkc5qxHLwAxwferTJFwRnOaXtT8jHqPamn7vFMBn9Kb0yP1p56Cm7SWyMUAA5owD1HSjDelKqMFOeKAExt+h60xnGcCpCwXrUEmN2R36UgI2Yk5496jwSeB/9epdpzx0p0aZPXOfUVI7kMKNI+49B2xV9RgUiIFFSDp0ppWE2KDkdaAKB0p3aqEFFFA6UxCd6fzjmm4p+KYAvWpBTFHNSCmIUUUCloGJS0UUgCiiigApG6U6mSnCMR2oArSjP5VXNSl9w7VEaYDTTH+4aeaZJ9w0AUrUYuJvrVuqdr/x8y/WrlIwxP8ABn6P8hSaaaG79qOg460GxG3WmYOD605sgE8cetMbJGR1pMYnU07uKaCQD60Z6Uhj89R6U8H1qIMcetODcUAPzxn0qJmPNLu45qGaUqCe1JsaQyeTAK55quA6gkdKTzCz54q3EoK+uai9ytiJJkKfvcinAxN0f86juYmxkd+2KrfMhx3oA0PIUjqMUogjAwBVNJWXoamErlfvZoDUsKq9MAUu1fQVV3lhnJwPalDv2PNAFoRIewpfs6dhUCyFeCc09bg0C1JDbJjGBTGtAe9PSctT/NAGM5o0DUqNaMDwciojCwz/AJxWj5gPU0hGeuKB3ZmbTn27Uv3smr5iBznAz7VH9kB6cZpDuVPvN/Fx1p4GeOv61O9uRzn60wqykjv1oC5Hs6/0pyxkfe447+lALADpUnzKm4kc9qQCMAX5HXjmmlCBnIx605QSeSATSNuOcYIxg0AA6HGSO3vQN2ecAn3oOcHkDJ70IDwM9+c0ADZJ2k4/CnD7vIyc0hBJ6/iKUKc9cevvQAEHGePbNKqHjAPHBxRg54PtS4OclvwFACFSMZ4+npRjuKesbFc56d2puMgjOaAExxj8cY70BemM89KTDdM/SlCt2Y8UAKAevfrzTSDnnJ/CgZxwT9aApGDnJz2NACg88fnS856kYPBpAD3Y596coIJJb8qAEA98ik2sTjkjrk0Y4xn2607G4g+mKAE65pQoPrn6Ue4bGKcQSf0oAjePB68delRshYYOMVPyeOhpuzjk80DIQGTpn6VYhlyaiZeTzTcFfw96Atc0FIPTg05QDj2qisjDoxqxG+cHPNNMlosAle9OWRz15/Gow3+1Ts/nVJkj97CjzTgDNMBoye/ancBxkbPFLvYjqB7U3BJwM05YucnNACAbqURnvUyxgHjpTtopiIVj9gaeI/wp2MUo9+aQxMZp2MUnAppNUIeME5pw7VGtPzTAcelJSUuPTNAgFP7UwDmn4pgKnWpKjUfNUlMBR1paQUtABRRRSAWiiigAqOcfum+lSU1hlTQBnp92mmrEiBR071A3WgBhpkhAQ5p5qKVC2CKAKdqR9qlxVyqUKmK8fd/H0q7QYYn+DP0f5AR83NIeBTjTcUGxEw5/pUZ6+/tUrj8BUZ9s0mMb26UdRz/+ukPXgGjnt+JpFC5OM03Pt0pfXjmmlgATgcUhocxPeqt03ycHP0pkkhY9cD0qBiWqGWkOjzyalMrR/dOKYMKo45ppyzYxSsMtQzFl+bkUydFPzD8qlSLCYH8qGizniixKKq4xUynpkZpGgbPCnFJgrwRinYY7ouAKXJzikz6dqM8dM+9AC5OcnjFLnsOKaSMfrRuB5x2pWAeGwM+po3Hkjjik3DuOO1GeemcUBYernbThI3fqaiVuw/Gn5+U0BYk88hcYH5UqzYxnP1qIEAc0EnPSmFi2JM0fKc5A5qtuwM9/rTix28d6YrEhjUn5cCmtAT1I/Kk3EHH6VLGSetKwEXksoPrj0pgRuuTj1q9gY570eWoByBRyhco46j8qcoIGRyamZELfLg+9Js4x+fNKw7kYBzngAUKnPr6mplUbM4FBOQAP507CI9hzyePSl3hRtAyT3x0p2Me9ABzk4ApWAZkkDcc+xpAvsT6c1LjryemMZpwU9hyaLAQeWSMdRS7asCPGcnt0pVVe3QU+ULlbaeecelBQ9xirYGDkL1pCmRzx7Zo5QuVQv+c0hXjJ7dqnIznAOBxxTNhxn0pWGR7eM5P50dsZznuTT8YHSjHPIGPzpWAZjjPOfWlAOT/nFO7jODjvTh6cE07ANA/AelNYds/kKkIPfn0OKAAf8aLAQspx9e1NwR2qfb3ppAx0FKw7kHI4NOAKnPNOIBz0NIAcHGKLASRTE8c1YBJ7Y/GqagB88Y9av2xVvT6U0Sxypkd6lWH8aeiADjFSYB/CtLEDBH+FOVKdjil4piGkUYpSaTr6UAMPyjmo9+OgpJmLNtHSpNgK4/KiwxN2Tx1pOlIODS59KAFBNPBJ9qYKcMY7UxDqXntTaX3zQA4Cndqap55p1MQ4ZzzT6YvWn0AKKWkpaACiiigBaKSloAKRuhpaRuh+lAFaQgnFVmp4Y7zu9aY3WgBtNNOpDQBRvQVIcfwnP4VOh3IDRcLuXnuMVXsZDsZGzlDigwxP8Gfo/wAi01JStTaDca2CKjb2qVqjYc8UARHj1pBx9Kc2B9KToKkoafb1pko+Q46+1PA5FLtz9aQ0UGB5BpgHzcVfeJSjZFVjGUbmosXcY3pmgDnApTyfWkHy0DL6kBQPSnqAaoxEs3GcCrqoetBBKqgjJprxqRjFOHHFOC5piKLwYPFMKkZyD+VaWwU0xqwwRRYq5m7eKYRxyDWi1uO1QPb0h3Kq9f8AClzgEelOMRBpAOeRwKRQqkZzyPapF+bioxwTU8QyCSfc0CG44/wpegOR+FKUAU+5pQuDx/KmIQjmnKDu4PWn7eMZyaReWOeBQAqjPGCT61IBtHI596QHfwDinonXvTEMHBwM/WjPpmnFABnGSaApx0oENxxwKTqDkdPSpRGQSe9NCggckexosMaqhjgA8CnKgJJxz15p44zgZFAGD9aLAIF69aVQMdOadnrxj2pOvt7UCDA6mlTqT27UigenNPUACmABcDgGnIAB92k3dM1IMBaBCEtjkYHtSLGOSRg08e1KCPwpgQ4OcA4phQds5qwcZ460oAGcgUrDuV9g6U3BAxjipyCB70w8daVgIlWmmPb2x+NTAg8AE00YJ7D05osO5GEIPHOKcqE8461KHXPajdnO3FKwXIghP8PT1qNlAq2DxkioJG3MSoOO5FDQIgamjn3zUoG4471ZS2VRk9aSVx3KPU4A/Cp7fKcjtUqxqpp4UAHHTvRYTZPFKGHGKmX0qiODwf1qYO3arTJaLWcige9QeYe9HmHNO4rE3emSNt7UwO2eaTk85pgCDJ3GnFsHtRnHT9KT8KADr1oxS9KQmmIAM0DPvRnHajvQMeDR1po9aeKBDlFOpBS0xDl60+mqOadQAtLSCnUANpaKKAClpKWgApD0paKAKLJtOfeo34NWpuaqv1NADKSlpKAI5RlDVDPlXgPZ60X+6azr1f3e4dVOaDDE/wAGfo/yNA81GeM1JTWHeg3GGmkcfWn0goAiK5bGKjYHHFWGHpTCM0hkP6UelPK4HA/OmkHt1pDDufeq8q1OQQMAfWm7ec1LGmVTgdqRF3yAHpU7JkE4qMgxnIFS0Xe5bSMKOABUgHYYqj5znvUv77bx9aLisWwvOc5p+QOlUklljxvUmrEU6uOeDTTESBiTwOPelAOaeOBS07CG4ppTNPxS4z2osBXaEN2qCS1I5ArRC0hjzSsO5kldnUVLFjHFWLiEMMEVQctG2P0zU7Fblvqv40YHGR0qGG4AG1sU7zFz1/SmBLuGSRjGKXb8oxgZHSmB19smnBsJnOBQIZypyD1qVJcj361GZExgU1nUg4zz2oAshyR2zQJCCf8ACqgkI6U8S8ZouFiwJDTQ3rUXmZAA49aN5B6cUXAn307cCc1X38cChZCBxRcCxn5uaA2TUJkJzR5hAouBOGHNOD56VVMhI/woEhxnP4Gi4WLQOTk84pd2fpVYPjOO9AlKmi4WLm7HHpShhjk1SMrEf4UvmMc8896OYVi6pzzxS7qqrKcU5ZNw96dwsTg88UmAaYHyacD+VMAIxnB/CmkDPanUjNx+HSkAKi46A0pIXvgU0K7D0HbNKbc465FAEMjhyduQKaiMxwAefbirSWy+nSp0hVO2KXK2FyGC32YLYJqYrkYFPoyKqxJD5eO2aRx8vFSOQB/Ko8560WGRhD/kVIq04ClAx70JCuIq4oxTx+VGPzp2AaBmlHTFLRjntTAMdaAOKO1JQISkz604UUwEWl70YxzTgKAAe1OTGec0gAp49qAFNA5pQKUCmIcvApaBRQAop3akpe1ACUUUUAFLRRQAUUUGgCpI+WYe9QOOakkGJmOD1pjdTQAw0lLSUANYcGqk0ZZGU9xVykIzQYYn+DP0f5CUmKWig3GEYpuO3epMU0gg0AM7Yoxk04ig9fagBjAUwpk1LjrSYzz2pDIipHSmlTn1qbaSf6UEcUrAVyhx9TTZI8jFWiufajb+ApOI7lD7OwPTp3qyu7Awual2Zp2znilyhciQZODTxGAeBTwmKcoxRYLjVBFPo5oANOwB3pQaTBHFKBRYBRmlptOoAYxz1FUprXzSSvWtDrQQAOKloadjOt7Tb97mpXtQe1Wgh3Z7U5hxS5R3Mx7dkGRzRtJxkHFX5ELAYqIQmnyhzFTy8jrigxmrgioMGSeTS5Q5ikEOaXYe1Wxb8mjyKOUOYrbD2ApfLJHNWhBzxS+TRyhcqBCTjIpfKPbB4q15PvR5GOh/GjlC5W2HHXn8aURtj3q0IqQRD3o5QuVvKIGcigR884qyYR9KVYgPWjlC5W8vHOaPLx3/AEqz5Io8kZyc0coXK4UY7c/pTlRamEFL5Az1Jo5QuQ4APA60mBuGOtWBCM96cqYo5RXIgHA4H6U8Z6kc+1S44p23qafKFyHY7AAcE96ekAGC3JFSBTxzSgetOwrgB2IpRj0pcelHOaoBd2Bmk3ZFHajnNACMCf8ACkC+lOxzS9qLAMxzRj1pcE96UKSeTRYQ3HtS4PJpcelHPXNABQKUCjmmAdqKOaMH/wDVQAnrRg07HFJj9aAEA96MZHWlC+9KAcUAIFpwHpRilA4oEKBxSikoAJOKAHingYFIFxS0wCilooAUUvakFL2oASloooAKKKKAClPSijtQBXlQZJ71WfqatyVUfrQAw02nUlADaSnU2gwxP8Gfo/yEooooNwpMUtHagBpFJjFPo+tAEY/nS4p+KAKBjAMCkA6mpMUmKAG4/Kgj16U7aKNtIBoFLinbaXbQA3FAFP20BfSgBuKMU7bRtoAbijFPC0u2gBmM0uKdtpQvFADcUoUUoWlwaLDG4xQRmnbSfpRs5osIZtFGynhTj0pQDQBHt56UbcipNuKApzQAzbRsqTaaNpoAZso21JtOaNpzRYCPYKULT9pxS7TiiwEe2jbUm3vRtNFgI9lG0A1Lt9qTaTRYCPbS7ak2mjbRYCPbS7aeFPNG0+lFgI9uaXaM4qTaaNposBHs9KULin7fajaeKAGhaUD2p200uPagBpH5UAU7bRg0ANwaKcFoxQA2lNLt/KlwaAGUYpxBoxQAlJinY9qMe1ACduKMe1OA9jQB7UwGgGjbT8e1LjtQAzFIBT9ppQvfFADMUop22l296AGAUop4XApdtAhoWnKMUoooAKKKWgAooooAUU7tTaUdKACiiigApaSloAKKKD0oAqXORL9aharFwpLqRVc0AMNIadSGgBtJS0hoMMT/AAZ+j/IbRRRQbhRRRQAUtJS0AFFJS0AFLSUtABRRQKAFooooAWikpaBi9qWkpaAClxSUtABRRS0AFKKBRQAYpaKKAClxzRRQAUYopRQAmKXpRRQAfSlAopaAExS4oooAMUuKKKAExSgUUUAFL3oooAMccUUtFABijrS0lABjmjFFKBQAYoxRS0AJijFLRQAmKXFHaloATp9KXFFFACUYoNFAgxS9BRS0AJikpaKACjFFLQAmKWiigAoFFFABRRRQAUUYooAWikpaAClpBS0AFKKSlFABRRRQAUtJS0AFFFLQBHIKpv1NWp329qqt1oAjpDTjTTTASo5W2KTUlZ+oykJtXqxwKRhif4M/R/kXaKKKDcKSijB9aAFooxRigBMUtGDRg0AFLRzRigAoo5pcUAFFFAoAUUtJS0DAUtFFAC0UUtACUtFFACiiloxQAUtIKWgAoopaAEpRRS0AFFGKAKADFLRRQAUUUtABRQPxo/OgBaKKKACloooAKWkyKXNABRRxRkUAFFHHrS0AFFFLQAUUUUAFFFFABRS0UAJRig0CgAxRS0UAFJS0UCCiiigAoFLRQAUUUUAFFLSUAFFFGKACiiloASilooAKUUgpwoASilooAKKKKACloooArXgPy4quegq5Ou5R7VVYYOKAIzSGnU00wGO21SazI1+1XZfqq8Cp9Rm2psTlm4FPtIfKiA/OkYYn+BP0f5H/2Q==</text:p>
          </table:table-cell>
        </table:table-row>
        <table:table-row table:style-name="ro1">
          <table:table-cell office:value-type="string" calcext:value-type="string">
            <text:p>1d9b81b8081080</text:p>
          </table:table-cell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Jan 30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C0I6URVIWAFQmV92FQkVBRKIx6UoQCmIZO60/BPpQAblHXilV1J4NRm3UnLEmnLEi9BQA8sBUTSSZ+VSal4HaikAxDKeoAp/zH0paKAIzCrfeJNKsSL0FPopgGAOgooooAKM0lFAC0UZozQAClpuaXNAC0UmaTNAC0uabmjNAC5ozTc0m6gB+aM0zdSbqQD80ZqPdRuoAkzRuqLdSbqAJc0ZqPdRupgSZo3VHupd1AD91Lmo91G6gCTNGaj3UuaAH5ozTM0A0ASZozTM0ZoAdmlzTM0oNAh2aM03NGaBjs0ZpuaM0AOzS5pmaXNADs0ZpmaXNAD80ZpmaXNADs0ZpuaM0APzRmm5pc0AOozTQaM0AOzS5puaM0AOzSimUoNADqWm5pc0AOFLTacKAFFLSClpART/cNVozmrbjKkVXCbSaACkpTSUAJUcp4qWoZzhT9KAK8PLVZqtb/AHqs0DFFI3SlpD0oAjooooAKUUlLQAh6VGoOMipD0NEAzmgB8q+ZDj2rkL2IxXDqfWuwztJFc7rsW2feOhqkc+J/gz9H+R0uB6ClpKWkbhRRRQAtFJRQAtFJRSAWikooAWikopgLRSUZoAXNFNooAWikzSZoAdmjNNzSZpAPzSZpmaTNAx+aM1GWppagCQtSbqj300vSAk30hf3qEv70wyUXHYsb6QvVbzB60nmj1pXCxY30u+q3mZpQ9O4WLHmUoeq2+nbvegRPvpd9QbqXcKYE2+lDVCHpd5oAm3Uu6oNxFKHNAE2aXNQhqcGoESbqXdUWaUNQBJuo3UzNG6gB+6lzUe6jdQBJmjNR7qTdQBLupQah3Uu+gZLuoBqLfS76AJc0ZqPfRuoESA0uajDUu6gCTNGajzSg0ASZozTM0uaYDwaM03NGaAH5oBpuaUGgB2aUU2lBoAeDSimA08UAOFOFNFOFIBDVdyM1YNVZhiSgBaSgdKDQAlV7k/KanPFVLlxnFABAOCanFRwj5KkoGKKQ9KWg9KAI6KD1ooASloooAQ9DT7ZOM009KltDxQAko2yj3rL1yDdb7h2rUuzhgar3yCW1cDnimjnxP8Gfo/yLVLSUUG4UUUUALRSUUALRSUUgFopKKYC0lJS0AFFJRmgAzRmkzTc0gHZpM0maaTQMcTSbqaTTSfegB5amlqYXFMLnsKVx2JC1ML0mCaXy81PMOwwvUbSHPAqbyxnpQYhS5gKxYn2ppz3NWDFiozGKVxkB6+tFSFcU3FFwG0mT607FJRcA3N60CRhS4pdtMBRKDUqvnpVcrigAjpTTYrFoGnBs1WWUjrT0kBNNCJ804Gog1ODUxD6XNR7qN1MCUEUZqPNAagCUNRmoS1LvoAk3Ubqi3Um+lcCbdSbqi3UbjRcZLuo3VDn3oDe9AEwanBqg3jNO3jFAEu6lzUQbNKGoAlDU4NUQNLmgRLupQaiBpwNMCQGnZqMGnZoEOzSg00GlpgOFKDTM0ooAeKUGmg0ooAeKcKYDThQA8GnioxTwaAHVDKmTmpqjk4HNICHGKQ04nNNoAawyKzrlSsma0qq3iZTPpQAsJzGKkqC1OUx6VPQMWg9KBQaAIz1opT1pKACloooARvumpbTGOahb7tLbtigCS8HFQ43w8elSznJqCLOCBTOfE/wZ+j/ItUUUUG4UUUlAC0UlFAC0lFFIAopM0UALSZpM0maBjqSkpCaAFzTSaDTSaAFJppNITTGek2OwrNim5J+lABPNOAqGxiBacBS4pQKkYmMUuKdijFFhCYowMU6iiwDQuajeL0qYcUEZp2ApuuOtRECrrxBxgiqMisjkGkNCEUnakzS0DE4NOGTTeO1OGaaEBB7U0ZH0p4oPNMBpANJjFOxijA60ACvjrUm7iosA0mdpppisTbsUoaod4NHmcU7iJt1Gcdag3570bzRcZOWFIHFVy/PFG+i4E5kHam+ZUJb3pu6kBP5hzQZM96gzSb6AJt+e9OVqgDE0ozQFixupQ3rUAzTuaVx2Jw1PBqqM0oJ7E07isXAc04GqQkcd6cLgjqKLhYu5pQarLcp34qZZUb7pFVcRMDThUamng0xDhS00UtMQ4UtNFOFACg0opBSigBwpwpopwoAeDThTBThQBIKZKPkNPWhhkUgKSHk0+nsoBplACVFOu6Mipaa4ypoAoWpwxFW6pr8lwR71cFAxaDRQaAGGilNJQAUUUjsFFAEcr4FLbDd1quTvercI2LmgBZVw1JBjzCD3oZtxpgO2QGgwxP8AAn6P8izRRRTNhKKKKACkoopAFJRRQAZozSUZoGFJRmigApuaXNNNAAaTNFNY4oARjTQM8mkGSakFZtlAKUUUtIBRmgUCloABS0lKKACkpaU0AJmiilxQAlRTw7xkdamApcUguZDgqxBHNKK0JIlbqOarPAVOQKRRDtz04ppJU81NtxTGWmA1WBpaaEx0pwpgApRSCnCgQhX0pCvrTs+tLQBAykU3dU5GRiq7jaapCAtSFqbmkzQA7dTd1ITTc0AP3UmTSdaUUDFGTTlXJ5oUVIBSuMRVp4UCjtSgVNwDgUbqdigClcBuaQ5FSbaaRmi4EefelFKyY6Ug460wA0Akcjg04gUmKYE0V06deRVyGdZOh59Kzc8UK2ORwapOwrGwKdVCC7xxJ+dXlYMMg5q07kNDhSikFLTEKKcKQUooAUU4UgpwoAUU4U0U4UAPWnGmrT+1ICvIQDio6dcDDA00dKAEoNLSUAZ90NswNWYzlRUV8vANOtzmMUAS0UUUDGmilNJ0oAQnAqrLJubAp08vYdabDGWPNMCWKIbcmnmlzjgUUhCU1uxp1Iw4NBjif4E/R/kWKSiimbBSUUUAFFFJSAKSiigYU2lpKACikooAKSikNACE0xjmlJ4poFRJlIcKcKQClFQMWjNAoxQIBTqaODTqYBSgUCloAQ0tBpM0ALQKTNKM0CFpaSigAIprLmn0UDKkiYPSoGWr7rkVXkX2pDRUpdpp7DFNpDDbxSgYoFLTAMCikpfrQAwmopQTUxqM5z0p3CxWPWmk0+UbW4pmKoQ3GacFxRj0pyigYBacKcoFOC81IAopwWlA4p64xyKQxAvtTtuKBkcUUgAUoApBRmgB9N4pC3FReaeQaAHkg8Umw4pgOalT60wGlTTSKlJppAoAZSbfSpBtowKdwGVPbXJibB+7UB9qYx96ExNG5G4dcg5FSCsa0uzG2CeK2I2DqCK0TuZtWHCloFKBVCFFOFIKcKAFFOFNFOFADhTxTBTx0oAjlXIqEjFWH6VXJzSAbRS01mCigCG4i8xCKqwOYW2ScehqxJI7cKKry2s7rkc/WgC2CDS1nQ3DQPsmyBV9XDLkHigYGq88uwYFLPOFGB1qsEaQkmgBYkZ2ye9XB8owKrwvtO3vVkCmIQCinUlIYlIaWig58T/Bn6P8iWiikpm4UUUUDCkoNJSADSUUUAJSE0tJQAUUlFACUhpaaTSAYx5p46VHjJqQVmyxRS5pKMCkAd6Xmj260tMQClpAaXNACinUzNKDTAWko60UALS5pOlApCFooooAMUClxS4osAhAqKVOM1NQRkUWGUHWoypqzKQhIIqDIPSpsUNAobgZFLSGqAEO4UuMUiinUAIcYpnen0fhQBWuFyM4qsauy5KmqfemgDFOHTmkAJpyqRQMcKkWmgU5cdKkB4p46UinigkYpAKRSUgNLSAUYpDSUYzQA0k1E1T7cioXXFNAJuK09WzUWBUiLTYDs+lL25opeoqQGEHORQM0tN570wDpTGHOakxTcU0Awr3FX9Puip2N0qnigfKciquS1c6Ec04VTsLgSpg9RV0VonczFFOFIBSimIUCnCkFLQAop600CnLQMR/umqg+8ausOKrumCTSAjNIygjmnUlADVXb707JAxSUUAU7y2WVTxWcHltW2HJU9K3CKha3VjyMimBRhhaVstV1Ywi4FSIiouFFBpDKGNk/41cHSq1yNsmasocoDTAMUhp1NNIBKSlpKDDE/wACfo/yJaSiimbBSUUUDCkpaSkAlJS0hoASkozSGgBTSZpCaQmgBSaY7ccUZpjUmNDk6U8U1BxTwKyKEpRQVoxSAKd2oApR0qhCUCncUlOwCYpwoFLRYAAoxRRQIOKUcUgpaAFpaQCl+tAAKMUUtABiloooAqXaE8iqyqQ1aTjcMVSkBR8dqllpjGFNNOam9KQAKXvTDRnFO4DiaQnikzk0hOP8KAAnINUpPvmrlU5eHOKEMB9acM55pgx3p4PFMB4qQAVCDUq9KkY8UuaaKUDNIBeKX6UgBpwXFACZ4pQaXik4oAG6VC3NSk+1NxQBFsINKvBp/amkDqaYDwR3oJFRlwOlKdpXcrc0CFzSE0KMilK0DEzSUu2jFAhKBS49aUcUwJbVzFIG7VtxtvUEVhKa1NPm3LtPUVcWZyRdFOAoFKK0IACnCkpRQAopwpopwoAU9KglIBqx2qtcjvQMjooHSigBKSlooASkp1JSAbSU6koGVrtflBpbc5jFPuFzGahtT1FAE5pDTqaaYDaKWkpGGJ/gT9H+Q+iikpmwUlLmkpDCkpaSgBDSZpTSGgBDSUE00mgANNzQTUbGgYpOKbu5ppPvQCCaljRYXpUgqNOlPx6VADqQ0UCgAxSgUUUAFLjiilFMBMUopKWgQYooooAWlBpKUUAL3oopRQAY4oooFAC0CgUtIBMVFLGHHoamxTGpMaKMikHBqM1YnGc+tVjmpLE/Cg+9BFBAx1pgJSHmlyPxo/CgBvSqkvL1bZsA8VTbJc00AAU4Dim49acBmmA5cVKuO2ajVOanQVLYxBzShSDkE08CnAVNwEHrR1pwWnhOKAIxgHmgj0qTZ7UoXFFhEJFJipiPao2NOwyMkVE+COtLIOcg1HyetUkA4Qlh1GaaqBeD1pctjHWkHJ5piJVIApfNAODURBxRkkdKQyUsO1GciotpNSKCBQIDRilAp2BigBBVm1cpKD2NQCnoeelNCaN5DlQaeBUNo26IVOK1RiApaKKYCilFIKUUAOHSo5FBHNSrTXHFAyqVxSU9iCTTKAEopaQ0gEpKWigBKQ0tFAEcgypqpAdspFXT0qkfln/GgZbppp3akNADDSU40lBhif4E/R/kPpKWmmmbBSUUGgYlJS0hpAJmkpaSgBDTDTiaa3TrQMjNRO4HekmlxwDVViSealsaRI8pPSiFjv61EadEfnFSM006VIDUcf3RT6kAJzSik+tOFCEFGKKWmAUUUUALR0oFBoAM0A02gUXAfS0gNKKYhaKPwooAUUtIDRQAvSlFJSikAtNOaXNIaLjK0ynqBVVhWhIuRVOVcVDKRBijApyrTilOwyE0VIVpMCiwETH5aq4+arcxAXtVYU0gF25FIvXFPxkU4IAM5oAcgqZQMVEMdjUqVIx6inhc0KtSBaBDCKT8alx2phj560wEApcUuMUuM0ARmmMCalI96jNAELJmmeXU7VHgk89aLjGhKUIKcAaMUrgN2Cl2j05pRQRigBoGDxS4zR17U4DigBNtIfapFFIwpgMAqRBSAU5eKaEzVsf9XVwVT0/7lXK2WxiwpaKWmIBS0lKKAFFKwyKBTscUDKDcSGlqWVBnNRUAJSUtFIBKSlooASkpaKBjap3IxJmrtVrteAaAJEOUFKaZbnMdPNADDSU4000GGJ/gT9H+Q+mmnU00zcSkNLSUgEpKWm0AFJS0lACHgVVmm7CnXExXgVWGScmpbKSGsM03bUhppqShhGBQpwetOpuBnikBpQt8gqQc1XtW+TFWRzSELilFIKWgQtJiloxTAKM+1LijFACZoOaXFLQAzFGMU/FJtpWABTgKQCnAUwDmloFLxTEIKXFFFACgUYoooAXFFFL2oAa3SqkgznirbVWkHNIpFYr7UU5hz1pje9IY0+35UnbmlwPWkYgCgZXnOe1MQetTcGmY5yP0ouMCvHFIoLdeop1OWlcAUD6VMtMAzxU0ceakCWPmpduRTUGBUgHvVEjCKaRxzUjCmgUARnJpMNUuOKbg0hkbA0w59akY4qF2oGBpVGaZnNSRjd92gBdppCtSqOxoZRQBX2+hpQOxp5A7U3IzjpQAm2l2GhlJ6Ug3Ac0wFxilphNKPSgQ4GlBzTcU5Qc07gatiPkq3VezXEdWK2WxiLRRS0xBSikpRQMWnDpTactAEMxxUB61YuR8lVVPFAC0lLRQAlJS0UAJSUtFIBKhuRmM1MaZKMoRQMrWz8EVKWFVI22yEVMTTAeWqN5AKY8gUVXZi5wKDDE/wJ+j/I0zTDTzTDQbjaSlzRSASkpaQigBOKhlmCDA606WQIKpEknNS2UkBO45NIaWkNRcoT8aaQM04A0YpDG4pMCnlaTFAE1s2Diro6cVnRna45rQj5FKwhw96UA0opc07Ehj0pcUdaUUwExS9qKBTAKKKXpQISinYyKTFACCnUmPeloABS0CigBaMUUUAFANAopAKKU0CigBpzVeU4+lWGqpMeTSZSIHaoyc05uDmkx7UihoprE5xmnMfQ0gGetAxAMU0qM+hqTpxik257cUgGhacq81J5RxkdKkWPIpANSPNWEjxzQkYHtU3lhlxVJCbEUH04pxT0ojRk4NPJqrEkDDmlAx3p7AHrTcVIxDjFNNPxxxTCPSkMjkXjIGapu5zgir/PcVBNCGOenvQNFdGUjB/OpIjtbg037MwPBpywkHmjUehOpzT8HHSkij/OpcECmkySArnmmmMZqwMZpjKOoosFyErSbaeTSZosMYY+cil2Gn0dKYDQPWnoMsB/Km1Naruk+lNEs07ZcR1NimoMKKeK2RkGKKBS0AFFFLQAU4UgpRQASLuXFU2TbV49Kqy4zQBDRS0UAJRS0lIBKSlooASmP90088VXmlAHJpjKLnbNTnlwOKr3DEtlaWNGfFAC/M5qxFDjrUkUIUVLjFBhif4E/R/kSEUwipSKjNBuMIopxpKQDcU1+FzT6r3DkDAoGirK5djSKuaMUoA71mWLtA7UmBSmgHFIBpHFJT+tJigBlIRTzSUhjMc1ct3yuKqGpIZNrUCNAUtMVsinCgkcBS0gpQaYC0UUUAFGc0tAFMQUUYpaAExzRilooABS4pKUUALRigc0YNAC0lKKMUgEGaWjNFAxjnAqjI2SRVmZ+DiqMrY571JSGk84oJwOTUW/uaYSWNMZKDnnNPUjvUSgVKp/GpGPGD2qXbxTVI9KkHIouAItSqgpqjFTIKaJY3ZUq0YoAp2EL3pGFLTWPFMBp60baQHNOBpDDbSbfXmn9aTFADNgo2ipOKQrnpQBBsIan+WKeKXFMBgUClxRR06UAMIGaaeKeTUTNSGMamgU7JoFACgUHAFBOO9Ruc9KYAGBNaFjH3NUII98gxW1bxbEqo6kSZKKWilrQgBRS0UAFKKQUtAC0opMUooAd2qlPw9XRUM8eeaAKtFKwxSCgAopaSkAlITinVFNwpoGQT3AUcGqEjtI3FSMhkerENsF6imBWiti3LVbSIKOlTBQBxRikAzFFOpMUHPif4E/R/kSGoz1qQ0w0zoG0mKdSYoAaapXB3PV2Q4U1mucsamRURMUvQU0U8dKzKI2bHSnIcigjNOUYpDDNN5p2KDQBH1PUijFOIFNHFACEZpBkHinEikHB5oAtQOTwRVkdKz0k2txV2Nw65xSJZMOlFIKUg4piClzSCloAUGigUZqhBS0A0UAKBRikpaADIoFApcUhhk0ufWiii4BR1oxS0AFMbgcU89KilOBQCK0zcnNU5SD3qWeULnmqLuWNKxaFJPSnquRUa1KmfSkxjlU9qeoxSA0vXvUjJAeamUiq68fSpFoETg09Xx3qIZpwHFNMViYPnvSg1GuPxp4Ip3EOopN1GaLgJ0pwxTc+tJnHSi4EnFFRlqUGi4WH5FGaZmjNFwHbs0hakNNNFwEzz1oJpCM00nFAwZqYee9Ix5puc0XGOXrT+MU1RmkdsDFMQ2RvSowMnilCljVq1t9zZIprUG7E9hbkfMa0hxTYkCLT61SsZMKKKKYgpaBRQAUopKUUAOFLSCloAUUjjilFJL9ykBUkHNRinkkimUwFooooGJVe6OENWap3Z6CgCK3XL1bAqC2XgmrOKQDcUhFPpMUCGEUlONNpmGJ/gT9H+Q80yntTaDoEpKXFGKAIp+ENZrck1o3H+rNZ2KiRcRoBqRRkU0KakXjrUDExikB5p/HrSY5pDDtSYp1GKAGFaQpxTyvvSAY70gGFKZipyOKiYYPSgBpx2qSCUq2DUfWkAI6UBY1EbI608GqFvNg4NXVORRcmw/rSDrSgU4CmIQUAU6gDmmAAUYpcUUwE6UYoGacKQCAUuKMUopgJinUlLQIKDRSZoACcDmqF1OFBGade3IjQ4rGlmaVsk0rFJCyS73OaAeKjBFPUgUMskWpAajBpQSPepGTKPyp3H196iVu1PXrUsCVT2NSKcVGDThSAlVqcDUa04HmkA/IFKGphANCgr7imBKDTs0xaeBQISk4HWncUYz70ANHtTgaQLjpS4pgFIadSfypiEFFB/KkzQAhppA60p9qQ0DG4B+lIAB2p+B2oIpoQ0nA4qLBJqXFPiiLnjpTC9hsMJdvatWCEItJBAFHIqwK1irGbdwpaSiqJDFLRRQAUtGKKADFKKKBQAtLRiigBRSkZXFIKcKQyo0e0moSMGrkgqpJwaYhBS0gpaBiHpWfcEmTFX34WqBy0n40AWIBhBUopqjApwpAFJTqaaAGmmmnmmmg58T/An6P8AIU0mKKKZuJRS0uKAILj/AFZrNrUnHyGszHJqJGkRAfU0oFN6GnisyhRTqQcnGacBiiwhBSgUoApwFFgGY7UBfWpKKdgGFeOlRslTEcUwikBCUGaMAVLj1pCAaBkQwDVqCcH5W/OoCvFNwaAtc0wacDWfFOU4bkVaSZW6Gi5NieimhuKcDTEL0opaKAE5pwpM0tAC0UgNLQIKWkqOWZYxkmmMezBRk1Qu71VBVTzVa8vyxKp0qjuJPPNIpIWWVpCSxzVdgRU2OaQrTTHYiDYp4amlcH2pVNMCZTxT1INRqakWoYx2PSno2Ov50i08AdqkZIDmnLTU4qQUrAHSlw2eKUDNPAwKLAORSRTtvpTASKcDkUCHgUdKQE/Wl60ALmk5oxS4pAAzRkGikKc5pgLnFH0pdvFGKLMQ2kIp23mjFVYLkfNAFO6UfhTsFxu2lx6U5VJOBViG2JOWqkhN2IYoC55HFX4YQgp6RhR0p9Wo2M27hiiilqhCUtGKKAClopaAEFLiiloASlopRQAClpKdQAClFJSikMgnJVqryetXJk3CqrrgUwIxS00U6gCOY4Q1Uhw0lXJBlDVGD5ZiPekBdApwpBS0AIaaacaQ0ANNJTqaaDnxP8Gfo/yEoooFM3FooooAZIPlNZjcMa1W5FZkwxKamRcSIpmnKMClpccVBQ0L82RUo5FRg4p6tSAeAKWkHNLQAE4pu/0qOV+MZqGNjuwTRcdi0TkUgFNz8tN37RSAcxAqOMMXz2ozv6VNDHigAIxUZHNWClMKAUmCICtNBKHIODUxUetRPkHpkUhkq3bDqPyqZLxD1qjikI9KLhZGukqsOCDTwR61iglehIpxuJBwGNPmFymzkUZHrWJ9rlH8VH22b1p3Fym2WGOtRtcxp1YVjPcysPvVDvZvvMTQFjWm1JB9zms6ad5j1IqNcfhQ3FA7DSKTmnc0hBpjAClxRinYzSuBGRTDwfapiM/WjHNO4rDBUiZ/GkVPSpQnHNJjEFSqM0ixjPpUqR/nSsAiqfrUi5H+FKFxTwOKVguIR6cGms7LT8elGAwwaLBcj8xqXzWHSnhMUhjPpRYY5JgeoqZWU9DVXZ3xRgimKxeHT1ozioIpDjmpM96Yh/0pR0poPpRmgQ/FJ0o3YFN3CmAuaTNITSDmgANOSJn6cVJFAWPIq7HGEFUo3JbI4bcKKsAAdKKWtLECUUuKKAEpaWkoAWiiigYUtFLQAlLRRQAUtJilFAC0opBSigBaKKWgAPIqtMvFWT0qs7ZyDQBVPWnCkbg0CgAI4rPkG24rRqhdjEgNAFxeQKdUcB3RipKQCGmmnGkNADaQ06mmg58T/An6P8htFJSimbhS0lKKADtWfeDa+cda0aq3ke5M+lJ7FRKAbmnA03bTsYrIsRqWOkJoUmkMmXpTJnKrT1ORSSKCpzQCKDyFjxToznr1pki5fjipY1IHrQMmz8tIyBhSck1KkZOKBCRpj6VYUUBABTlxQICOKjYHPSpqcF4p2C5UINMZauNH3qFkqbDTK23FIQO9TFfWmFakohOPSmHFTMKYwoAgbNMXOfapmFNCiquFhuMUm0GpAvGKAuKAGUdaftFNxTEIB+dO20YpfrQAgU/WnhARQhp2cHB6UhjClMINTA89aRlBoQiNDzU4JxnqKiEfpU0JwcHoaq4mOGe3NPU59qXZ/kUoU/jQAoJ7/pTwQRTQMdaXHcUAAxTgRTdoHNKB+NIB3BFKDxTM0Z5oAkABo2j0poNOB4oAXatKMCm5pcUCHZx0o3UgAo4pgGaCaUDPHepY4GbqKErhchVSxwKuQW3c1PFAqjkVMBjpVqJDY1FCjApaXFFWSFFFLQAUUUYoASlopcUDCigUtAABRSiikAUUUUAApaKKAFFFApRTAKWiikAdqrOpDmrVNdQRQBQkHNNFSTDBqMUxDqp3q/LmrlQ3K7ozQMjs2ymKsVTszhiKu0gENNNPppoAbSGlpKDnxP8AAn6P8iOlpKWmbi0UUCgBabIu5SKdRQNGRIpSQg0hzirV7Hg7xVXJNZNGiGjmngVHTlNSMmT60rn5aYpxUnWgRS8s7iaXOKsSLjmq5PNIomhGeasKKrw5x7VYXNMQ8cdaUUlLkCgQq08U1acKaEKRxTCoNSU1jQwRAUpjJRIzh8Y4pwBxUtFkRQUxlFTMOKiNIZAwzzTcD8akIyaAtAyMUfWpChpApoERkU2pitRlcGmA0UvWjgUoIoAAPSl2mjPNKDQAbcU7AJ96QE9KBSAcQMe9IGwQy9RSjkYNG3FAGvBDFdQhwNrd8U17KRfu4aodKm2yGMng9K162jZoxbaZjvG6/eUj8KZtrb2g9Rmo2tom6qPwo5B8xkik+laTWCn7pxUZ089jU8rHzIocigAmrv2F/rR9jkHQUrMd0VQKeBU32WT0pRbOe1FmFyDFByKtrZuetSJZDvT5WLmRQCkngGp47dn61eS3Ve1ShQOgqlElyK0VqFHNWFQDpTqMVSViQxRRQKYBiiloxQACjFFLQAmKKWigYlLRijFABRS4oxSAKKKWgAoopaAEpaKKAClpKWmAopaQUtIApsjbRzT6ZMMpQBVl5GRUHep2HFQHrTAUUjjKmlFKRxSEZ8R2T496vCs+6Jhl344q7DIsiBlOaBklNNLSGmAhpKWkoMMT/An6P8iOiigUGwtFFLQAUUUooGRTx70IrMIKkg9a2MZqjdxYO4fjUSVyospEUCnnFN5FRYseBUi1GvNPU80CGynjFQhasOBikQA9qBjUyOlTpnFIqDNSgUhMbzTHJqbFIUDUwI0Y+tTg0xYgKeBigBwNGOKAcUoNAiNo80hXAqQ0mOKQyFgMVEUFWSoxUZWpZSKxWkxj8anZfamFcVNxkX8qTnPBqTFJgUARNTDyKmZajxg80wI8YpB7VLjvTCBnPSmAg9KU0DIpDkH2piFDU4GoSSp4qWIginYEyQc9KXGfY0oWnY4pAELlHDdwa34WDxhh3rn8ZOR1rY02TfDg9RVwepnNFyjFLilrUgSjFLRQAUUUtABRRiigAoopaAEopaKADFFApcUAJRS0UAJS0UUAFFFLQMSiiloAKKKXFIBKWiigAooxS0AJRSilxQAlLRilFACUoFFLQAAUtApaAEpcZFFFAEEqYBqm45q9IeCKpyjmmIYKWkFOpAQ3EAlQgjNZkUjWM2x+Yz0PpWzVW8txKh4pjJkcOoIPFLWXaTtbyeTL07GtMHIoASkpxpKDDE/wJ+j/ACIqKKKDYWgUUtABS0lLQMKbIgdSCKcKWkBkyxlGIqPHFaV1FvTI6is48HFZtWNExF4NSVH3p4pAOzmnJTOlPBFAEmacDTRyKKQC7qctMAOakFADxRQKM0AJ0oz60m8dKM0rgO7UmaBSgUAIaQjinbTQVoGQsKZipytMK1LGiEjuKYVJqfFMYGkMhIOKYVFSsD1pgwaEMZjHSgoDT8flQBTuIjKkU0qanK9xSFc9qdwKxQ96fHHipTH6UIAD6U7isPQetP2g0qih8AcUWEN281d05tspUnrVRPmHNWLb5Zlz+dUlqTLY2KKByBS4rYzCiijFABSikooAKKWigAFFFLQAlGKdikoAMUCiigYtGKBRQIKKKMUDCijFLQAlFLRSASlopRQAUUUooASlxRRQAYpaKKACiigUALS0lLQAUtAooAKWiigCvMMNVeUVekTcKqTLigCuKcKQdaUUxBQRS0lAyhe2u9cjr2NQ2l4U/dTdRWoRkYNZ93Y+YcrwexoAle7Qd6rvfBe9V2s5O5NDW6ldrcH1oMMT/An6P8jSoopaDYBS0lLQAtFJSigYtFFLSATGRWfeQbTvUcHrWjSMoZSDSauNOxiinipLmAxPx909KiFZvQseelMDEGn0uBSGKpqTIqPpTh0oAeDTwDUWcVIrcUCH0HpTc5pc0XAjAycU9QRTsUoFIYmM0ozSilxSAQHPWnYoC04CmBGRTStS0mKVgIStMYVZKjFMMYNKw7kIXg1G0XOcVZxjimmiw7lbysUBQPpUrcU3FOwCFeKQKKXBPFKBxzTEN203HzYIqUcCmsQaYCYI6U2Tn2p/UcUbNwwaaENjBFWbbmQCoUQr1qxajMvSmS9jWT7op1IvQUtaGYUCigUwCiloFACUtFAoAKBQKWgAoxQKKBhRiiloASlooxQAYopaKAEFLRRSAKMUtLigBoFLS0lACUtLijFACUtGKKACloooAMUUtFAAKWkpaAClpKWgApaSloAD0qtOOKsP92qzHIIoAqHrThQw5oFMQUUtJSGJSEUtIaYDHHFZ9xy/FX5DhTWe/wA0n9aDDE/wJ+j/ACLdLRRQbBSikpRQAtFFFAx1FIKWkAtFFFADJIxIpBHWsyeFoW9R2Na9RyxLIhBFJq40zJBp6ntSzQNE2D07GmDrWLTNCQCnDgUgp1ADW4pVORQyhhxTUyp5osBJTl5NNJ4oU5osBMBTsU1ad1piFApwFNFOBoAUCg0o6UEZpgNJpAM0w7w+McVItIYYpMU7FJSAYRmmEVN2puOaAIGTcPSmbCOKsMKYVzQMixjtRxmnn0pMetADeO1NPXOAaUgg0Yx1pgM4B/xpwNKV4pAKBD84qzZL+8z2qqOlaGnpxmqRMi8OlFLRWpmIKKWigAooooAKMUoooAKKKdjFAxtFLRSABS0lLmgBMUooooAWiigCgBKcBSYpRQAYooooAKMUUooASloooAKKKWgBKKXFFABRRRQAUooFFMBaKKKQC0UUUAL1FV5I9pNWKbIMigDPkHNNFSSjBqMUALSUtFACUhpaQ0AVrhto5qrGmXyKlumycCi2WgwxP8Cfo/yJaBRRTNhaKKWgAooooAWloFApDFoopaAAUUUtADJIxIpBFZs0LRNz07GtWmyRiRcMKTVxpmUGwKUHNPuLcxHI5Wol4rJo0H80ZooHNIBRThSBaeBmgBy1IKiHFLuxTAlxThUYang0CJBSUA0tAARTaXNBoATNIRmgjNKq8UhiYwKSnH0qKQMORQA7qaTAoXOKfjigCIpmmkYqQ0xgTQBGRimk05h70zpQMM0UUoOOlMQuM1q2a7Y6zbdS8g9K2Il2oBWkSJD6UUlLVkCGiigUAHelpKWgApaO1FAxKdnIxSUYpAFApRQKACjFLQKAEopcYooAKUUlAoAWijFAoAWjFFGaACiigUALSUtFABRS0lAC0UUUAFFFFABS0UUAFLRRQAUUUtABUcjbakpkqkrQBUl5qKp3FQ96ACkpaSgBKZIcKaeaguGwpoApudz1bhXCVWjXc9XAMCgwxP8AAn6P8iKloopmwUUUUALQKKKAHUCkpaQxaBQKKAFpRSCloAKWkoFAAyhhgiqFzamMlkGV9PStAUpGaTVxp2MYHHWn8HkVZubTq0Y+oqopxWTVjRO49alWoQwqVT6UgHEVGWAODUhNQSxluR1oBE68inA1DFuA5qZeaQxQ9PVqj20o4ouIk60lG4YpCaAFHWnDNR7qAxoAf1owMU0GjNO4C8LRuFIT61GRg8Hii4WFc4ppORSNTc4HFIYx+vNMIqTORTcelAxByKUUgWpoIi71SRLZasYucmtGo4IwiCpa1SsjISlpKUVQAKKUGjvQAlLRRQAUUUUgClpBS0AFFFLQACigUtACUtFFABigUUtABQKMUUAFFLSYoAKWkpaACiiloAKKSloAKKKKAClFFFABS0lLQAUUUUAFLSUtABS9RSUucCgCvOuBVQ9auykEGqbjmgBKSlooAaelUblstirkhwpqgx3PQBLbr3qxTIhtWpKDDE/wJ+j/ACIaKWkpmwUCilFABSikpRQAUtJS0DAUtJS0gFoopaAAUtJS0AApaKKADrVS5tA2XThv51copNXGnYxTkEg8EU9GxWhcWqzDI4b1rOeN4mw4/GsmrGidyYOMUbhUIORSgkVNx2JgaeKgDVKpyKVwH9aMUgNFABnFGaKDRYBc0nSkoyKAHZozSbqTPNMBWPFMzQ5xUJbBosBKT60ygHNGKYB3owKXFKFJ4FUhAqliAK0LSDaMmmWtuepFX1UAcVcUQ2GKUUUVRIEUUtFABRRRQAUUuKKACgUClxQAUUYooAKKWjFACCloooAKKWigAFGKKKAFFFGKKACloFFACUtFFABRS0UAJSgUUUAGKKKWgBKWgUUAFFFFABRRS0AFFFFABS0lLQBWkBDH0qGQc1ddM81VlXBoAhpKWkPSgCtctgYqvEuXp87bmqSBcLmgCTtRS0UGGJ/gT9H+RFSUtFM2CiigUAFLRRQAtFFFAxRRRS0gClpKBTAWlFJS0gFooooAUUtJRQAtMkiWRcMM0+jFAzPls2TlORUOOxrXqKS2STqMH1FQ4IpSM3bTlJFTvaunTkVFjHUVHKXcXdS7qTg0uKVgELUmc0jITSIpzg0WAXNJnmpAvrQVFFguNBozS4FNYelFgEJzxTCKbvINPVt3amAoFOxTkjZjjFWYrU96aRLZWSMvwBV23tccmp4oFTtUwHFWkS2NUBRgCnUUtUSIKUUUCgAopaSgBaKKKACilFFABRRRQAUooooAKWgUUAFFFLQACiiigAxRS0lAC0UUUAFLRRQAUYopaAEAopaKACiiigAoopaAEpaSlyKACikLAd6aZFHegB9FRGdRTDcgUAWKM1UN16Uw3DH2oAu7hQHGetUfNY9TQHO4c0DsaB6VWmFSgnYCKjc7hQIrGopW2qambiqdy3OKAIQNzVZUYFQwDnNWKACkoopmGJ/gT9H+RFRR2FFBsFFFFAC0UUUALRQKKBi0UUUALRQKWgAFLSUUgFpaSloAUUUCigBRS0gpaAAUoooFACgUx4lfqKfS0DKr2g/hOKiNtIvTmr4paXKh3M0xuOq0mw+hrTwPSk2L6VPKHMZhVh2NADHsa09i+lHlr6Uco+YzvLY9qUW7NWiFHpTsCnyi5jPWw5yanSzRe1WqKdkK5GsSr2qQDFGKWmIKWkooAWiigc0AApaKKACiiloASloooAMUUtFABRRRQAoopBS0AFFLRQAmKWlooASlopaAEopaBQAlKKKMgd6ACikLqO9NMyjvQBJRUJuVFMN0KBlmjiqZuSaYZ2oAvFh600yqO9UTIx700knqaALxuFFRm6A6VVwT2NKI2PagCc3R7Uw3DHpTRA57VItox60ARmVuoNN3k96tLZ+tSraqO1ICgMntThG57VoCBR2pwRR2oC5ni3c1ILQnrV7AopiKq2gFSC2UVPRQBH5eFwKhZcZqzUcgoAoynaCaz5DuY1cvHxkVTjG5qYEyLtWnUUUAFIaWkoOfE/wZ+j/IjH3R9KKF+6PpS0G4UUUUAFFFFAxaKKKAFpaKKAClpKUUAFFFApAKKUUlLQAopaQUtAC0UUUALRSUtACilpKWgApaSloAUUUCjFABSiiigApaKKACiilFABRRS0AJS0CigAo6UtFABRQKWgBKWiloASilooAKKKWgAoxR0o3Ad6AClphlUd6aZ1FAyXvS1XNyO1MN1+VAFukJHrVI3DU0ys3egLF7zF9aQzKKobye9GGPQGgLFw3IFMN16VAqMe1PFsze1ACm5J6U0zN609bRu9SLZ+tAFbex70nJ9avLaKKeIEHagDO2MegNOELntWkI1HalCgdqAM9bZz1p62h71e4ozQBVWzHepVtlHapc0ZoAYIUHanCNR2o3UhcetAhwAFLxURkFNMooAnzRmqpuF9aT7QDQBazRuFVTNUbTN2oAvbhSFhVDz3pwmJ60AXN4ppmA71VMhNMJz3oAu+aD3qreXRhXOMimZx3psmHUq3INAFB7nz2qWJcCkNsFbK05femA+kpu7nFLmgBaKTrS0HPif4M/R/kRpzGKWmxf6sU6g3CiiigApaKKACgUUtAwooooAUUtJS0AFLSUtACiikpaQCilFJSigBaKKKAFFLSCloABS0gFLQAtFFLQAClpBSigAooFLQAUtJiloAKBRS0AFFFFABRRkU0uo6mgB9FRmZR3phuVFAFiiqpueOKYblj0oHYu0bgO9Z/nse+KTzGPegLF8yqO9MNwoqllj60oVj2NAWLRuhTDcntUQhc9BT1tnNIBDcMRTfNY96nWzPepFs1HWgZT3E+tG0nsTWgtsgp4iUdqBXM5Y3Pani3c1oBVHalpgUltG71ItmO9Ws0ZoAhW2UVIIUHalzRuoAUIo7UvFN3imlxQBJmjdUPmik80etAifdSbqrmaonuCOlAFzePWjeKzjcNSiYnvQBeMoFMNwo71TMmajOTQBe+0A9DSGeqQp2TQBO1waiM7UzrRQBIJiRzQXzUdFACnnvQBjvRRQA7NFNpaAFozSZozQA7NJmkzRmmAuaTNJmjNAgNNxS0lACMobrTdnGKfRQBGFIpDuBqWkoMcT/An6P8AI//Z</text:p>
          </table:table-cell>
        </table:table-row>
        <table:table-row table:style-name="ro1">
          <table:table-cell office:value-type="string" calcext:value-type="string">
            <text:p>1dd9d7c0081080</text:p>
          </table:table-cell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Feb 24 2025</text:p>
          </table:table-cell>
          <table:table-cell office:value-type="string" calcext:value-type="string">
            <text:p>/9j/4AAQSkZJRgABAQAAAQABAAD/2wBDABIMDRANCxIQDhAUExIVGywdGxgYGzYnKSAsQDlEQz85Pj1HUGZXR0thTT0+WXlaYWltcnNyRVV9hnxvhWZwcm7/2wBDARMUFBsXGzQdHTRuST5Jbm5ubm5ubm5ubm5ubm5ubm5ubm5ubm5ubm5ubm5ubm5ubm5ubm5ubm5ubm5ubm5ubm7/wAARCAHgAtA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IBozTN1G6sLHbcfmkzTc0Zp2FcXNLmmZoBoC5IgJqZU55psPBz2q2xVwNvWobNFoRgccUuKlROKdsqLF3IaaTUxjqN1IoC5Gx4qLPNOc800Ak1aRjOVhOppGFPxikpgndFdwajNTuKiK1aMpaCA08UzFOFOwKRIgyauRxDZk1DbR7jmrr4ValrQFK87ECjFPApoqVFrE6wC5FK0fyVIqU2VtqEU7E3K6HDVcifis4N81WoH7UWG9SzJNxgVAPmNKw5p8SZNLcNEhUjp/k5qwkfFOwBT5TLnK6w4qTYAKfkAVGzjFPRBqxUwDUqMM1UMmDSrLQnYHA0FYU2UjaaqefjvUclzx1quYUabuQXHMhxVYjmpmbOSagkYVCNZbDduMmmEE80jucYBNA6Vt0OKGshRxT1FN4xSqcVmdIHrUsLYNQGlVsGgRoiUAU6KbMmM1RD8dqkgbEq89aSFP4SxefdJJqjbyIHxzWjdJmNvTFZaLtfNabHMouZedgUpjS5TbTNxIxSEc1m2dcKdlqGKUUAU4UjZICMnpR900p603GTSBosW9zt4NWWmyox3rN2lanjYFMGtIs5asbbF5AGWhoARUUMm0cmrCTKe9LcpSsUJosZqjKuDxWtcENnFUjFk5PSmkEqiKm3jvS7eKtbFPSopAFoFGd3YhHvTsCgAU8LxSNkRjrSEmpsAUxx6UJg0R5pRzTehpy0yUSqKmQYqFScc09XNQy0TAA04Dmo1JqRWGcGhGc7o6KxOYF+lWiMiqWmtm3Wrp6V0LY4SJxVZ6sO2TUEnWmNELVDN9w1M1QT/cpFoz2+a6HsKuDpVSEbrlzjpxVvtSGFFFFABRRRQAtBopKBC0UlGaDDE/wJ+j/ACOWNITihqiNJI7JSsSijPvUWaUGnYXMP3DuacuCahqWPrSaLg7stRirEfWq6cCpkesmby2LkYGKfsqrHNtbnpVpJVPeqMr6DggqOaIbamLDtTJuVotoOL1MqQYYimb9lSTcMagcEinEyqksUjP2FEqlTzUUbGM8VK8vmDmmxQuiF+lQnrU3WlS2L9KaCbK+CTU0URY1YWzIPOKeiBTiiTCNrEsMQRcilkU4OKepIwKJgyYJ6GjoZRlaVyqM1LG5WhSGOKUDBxWLO2Mrk6yjHNQTvk0Faa65FFyrFc9amifBxULZU0ivzVWBF9WzVmEjPWs5JMipo5SO9TsNxujVDgLUbSiqf2g4pvmZpNkqBZaX3qBpCajL0mc0i0rEhbimhqjLU3dxTsMlL80xnqMmm7qdgHs3FQsac2fWm445qkZz2GEgmkJ54pAh3U8JV3OeNPUVB8tKelAGKUgVBtYbnim7uaXoaNhY8CqJFVqkjzuB96VIse9TKmFqHJDcbovsN8QB7is8p8xGKvo+YgaYYgTkVUtVcwoyteJUVDigg9KtmLAqNo+Ky5jsTIgOKXHNPAxT0Td0ovcq5DjigKRzVryKU2/FOzFzIpsMmkGQetTvEV7VDt5ouTJJoc7ALyajWch+DSMN1RsCrCtYnE731NNTmLJqnPOEOBTlnG3rVG4YvISKolWuTRzc84xRKdz+1QL9alUetS2bU1rceBinCkzik3jNZnShxpuM0u4UbsUFXG7eaNuDShqXORQQxKkQZqLJHanqxHamJMnVMilK88VGjn0qUEntUag9UbOjNmDHoa0+1ZOin5GHvWv2rphqjgloyuR8xqOQVYZaglFUCK5qCcfJU7VFKMoaRaM6A4mcVaqovy3ZHqKt9qQwopKKAClFIKWgAope1NoAWkoNGeKDnxP8Cfo/yOYYVCw5qdhUTClFnZNEdAp200+OIsapuxEYtsEQtU8ce2pY4woxTiPasnK51xp8o0U4DmjFLUXHLYRjgipIyQM0zuKe2QuKpHIpdByzlW56VYMoZKpEZoGQKEzZuw2XlqTYdv1pzAEZFLz5fHamiJrUrsuDTT0p5PPNMPNO5VhFGaswbl9abCmasYAFS5FqC6jhOe4pjMA4prDHNMfLJkdqcHcwrLl1RaDjIxUk86uoU1nrL2psj4YGtDmTLewZyDSkdDVczZAqQMSgqZR0N6M9dSZelB4pinPSn9R71hys61URBMmRxVf7pq4xGMGqkowc1cRNroKhqRWquGxTt9U0UpFkPQG561XD8UeYcVPKHOizu96aWxUAc0bjRyhzkpak3VFkmjkU7BzktNzzUZY560EmnYlzJCwzRmouadGMnrRYnmH4pwFPWHNSJBk85pWC4zyjjOKYykdRV9EzgHpT3hQqQRTSM3Us7MyQNx4qzGoAAqYWew54qQRgVEmaxdxiIM81KEBBpQtSIuTxWY2xsPAK1IvIOO1OEeGzTDL5SEnr2rohrGxxP3aguM5pCntUsP7xN3TNKyGsXGzOtSuUZVINMhlMbcjirMyVUcHNCLtc1IiGANTqgI6VnWcpxtJrQSStYtGEk0Nlt9y1l3MTRvxW2GBFUNQUAZokluXTbejMpSQcU6UBl61G3XmmGTjrREzqKzEIwetGwEZpp5ORS8iqbIhC7FCCnomaReamUVm2dkYpCeX6UCPmplWneWTU6l2REEFBSrAhJpxgNGotCkV9qUCp2iIqMrigLIiIpoPNSP8AdNRDrVIhosIDjipQGotlB5NW/LBFHKK5Y0U4ZhW0OlZGmrslNa46VtDY4qnxDWNV5OlSy8NUb8rVEFZqikHBqZqiYUi0Zcny3Sn1q2OlVbsYlU+9WV+7SKFNJSmkoAKWkpe1AB2pKU000ABqrd3ARdoPNPuJxEnXmoLG0e7l82Qfux+tBhiv4E/R/kZQGaUID1pF60veoZ2p3ECAVNGoFMUZqYKAKhs2irC0GlAzShRUF6kZ4pueeKlYCljjy1UjKpKyBV4ye1IzDFSyPtGBVZn+bNa20OKPcUHJpGJP0pofdnHen4O2pdkb005asiyc07f8uKa2QaQc9aDRx1EwSetKEOetL160+NeaVylG5JEmBUu2hEqQKcVDLsiBkHakCgZBqUjFMI3fSqgnuc1WSeiKzoM5GKQDPBqfYg75o2AjArXmRz8kkiJUAqUEAYpoBzg8VMiCplKxvSpJq41XIOAKcCc5xU0ceTU/2fI4FZ3bOhRjEqZzTZFBUjFTvHsPSo2GRU3dyuVGa4KsRQDT5xh6hBrZbGWxLnFJSDkUooGKOKUc02lFAxelBJNBpDxQAh60pNNNJmmRccDUsWN1QA1IhoGjSgAIqyEAFZ8MoFWRPxSuFibA60iyqzbW61C02B1qANubOec0m7CdPnRosCvTkUwJu5FCSEphqcEOMqaaakc3v0mKqHOMVYSLAqr5pQ/MKkF4AOaTgi1WvuTPxVK7Pyn2qRrgEjPFV5ZA6MacNDOo03oWtOl3xgGruAax7eXy+nFWhcO33apq7CNSyLUkYxms24X5jitGCTcNrHJpl3AAMis5xtqddKdzNiJUgir8cmVzmqLLtNOSXacVmmauNzQSXnrUF7IHXFRCWopX3U7hGFncqy8Z5qqetWJetQY5rSJlNXY5akC4FNU4p4NDLhGwqjBq3FHkZNV4lLMK0oo/lFKxbdhscVTLGKeq08CixDkNVKkWIHrQMCnqwFNWM22RyW4IqjcQbOa1QwNRzxhlNNpFQm9mYb8VC1WbhdrEVWYmoRoyzbSdAa0UbIrERyDV6G5wKbIsa9mwE2K1V6VgWU+Z1561vIcrWkNjkqq0hHXJqKQcGpz0qJ+9aGZUbrUTVK9RmkWjMvhgZ9DUsRBQGm34+Q0lqcxLUlExpKD1ooAKWkpaAEJqKaQRoWNPdwiknpWXLK91cCJO5xxQAsMb6hc7R90Hk1uMVgjEcfAHFMtoI7G32L949TUZYs2TTOfE/wAGfo/yOZBp4qGpoxms2ehSVyaMVLjimoMVIBWTOgQUnepNtIRSAiY8UschBpzLmox8rc1UWYV1oJK525qtv3ZqxcEbDxVeJM1tfQ4UT26Eg8VOybRU1tEAoqWSLPSspanfTslYzXFRDg1anTFVScGiJTQo61ZgUE1VXk1ai4FDKitC0B6U/AC802HrUjqWO0dKcVcynLoisVLnApGiPTGBWhFAFFEkWacvImmktzNEXtQUI6Cr6w1ILdcdKzSZo5R2M9IvNH+0KesTA9KsiIRycVYjVTV2ujOMuRtFSNSD0rQhQFKPJU9KkjXbThCxM532Kl1BxkVmtxkVtzY2msWf75AqJqzN6builcjNVhVuY8GqmcHpWkNjKbsxwNKKZmnBqoSY8AetHSm5NHNIq44GmnmjDCk+YGhEybEJJ4oxRzmjPvVE3FUetOHWmg806pLTJUOKeHPrUApQaVi7kpfPFSwctVcc1Zg9qllRLgHy1IpKjikGdopcgDms1oDSejHGRHGCOajeAEfLTCu7NIpkj6cirUzmqUOqI3UDiq/m7GK4Jq86iRMjrTIrdd25q1WpybEVujSPuYYWrqAJj0oVQfYCoZJcn5apIRZ8wRHdxSyXHmCs2SUgjefwqwjDbnNY1Lo9Cgly3QrjNQOvOalLUyQjb1rNHQML8daazc4JqMtTC3OSatILiueuagHWns2e9NFWjF6scoqQD0pgqRDzSZrEswVpR4wKyw2KtQz8daSFJXLbHBpDJiq7zDtTBISam4KJa3+9Hme9QBsil3YFA+UsLLinNPlaqM4A96iMp5ouLk6jLk5YmqkhqaRixqu2aaHIQHFSIeetRgU5ashMu2sm2dDnvXVwHKCuMRsMD712Fk26FT7VUDlr7kz8KagzmrDDK1BtNaGJWfrUZqWQc1EaRSKd6uUP0qtZn93+NXbhdyVlJIYJip6UijQoFNRwwp4pDCkPqelFUb66CqVU0ARX1yWbYnfgAVf060Syh82XmVh+VVtM08/8fU/HdQatyNuPNMW4vm+a9KVwabEQvbmnE5pGOK/gT9H+RywHNWIhVZclqtRVEj06S0J1qaNc1EnNWohWSKkw2UGLNTbaUCqsRzFRoyM1A61osmRVOVCpPpUtWK0kiBwrrUaDDcCpMc04IVNaRPPmuVlm2k5wavhQy1nW/wB+tKPhaZtFuxQvYwvSsuTqa2L8ErkVjP1NStzpb0BAc1biFVY+vWrkBG4USK2RbiU44qyiYGT1piAKAakZ+OKNkY2ux60rdKjR6HfAouJR1Fzik8z0qu8uehpokrPmNOQmdsmhZMd6geTjg00khc07j5dS8tzg9amFypHWsrfTfNOeppqTQnSRfuLgY4PNZcjbmJp7vnvULUblJWRG/INVwmSanY8GmL1q1oZyV2NCcdKVUyal2H0pQuOTRcXLYQxAAEVJDCM809OUFTIM80EqSuQNGAxxTHjBGAKsMDupuPmqLnRy3Kv2Yk08Wgz14qyAcU4LmjnYvZoq/ZBnrS/ZcjrVrbQFxxS52HIii0Dp0GaiwwODWpnjBqJ4lc9KpT7icCmo7mrVvjio2hKn1qRDtwKG7lJWRoKu5BQVB6VFG524zUoz17VDJFRR0NOcDA45NIo5pj5MvsKcI33MKk2nZCuyxrgYyaiEoY4UZqrIWeUkd6sR5CfLxW6krHO6bvYkbO3GeO5qtNKqnanJHWpJC7DAyBUawE54qXVNoUF1IQpkOW6VaCgD2pVgwM05lxWTnc6YxUVZERPpSZ+Ug04p+dRng4pjRXkABqI/WprgY6VXJq1qRKVgNKmM0zdk4p69KoziyQVIgFRA4FODDHWoZsmS9elORsdKiB460of3pFXRYD0u6qwk5p3m4PelYfMiyH9aUvVYTd8UGX0FKzHzInL8UxjxUQkPpTSxNNIXMhzNxULGnHNRvn1q0jKcgBp44qICngetVYzUiRTXX6W2+1Q+1ceo9zXVaG2bNPpTjuZVdTTPSo3qWoHPNaGBXlHNQmp5etQmkWiFhnPpVC7tgw4HPY1okVG6gikUjHt5TFJsf860EYMOKr3dsG5HX1qotw0KFD1pDLN5dCJSoP1NV7O33sLm6GIwflU96WwtHvZvNl4iU9+9XNUbMICcBTTFuTyTbwAvA9KiNRwHMa/SpcUhgop1JRQYYr+BP0f5HLx9asp1qvH1qymM1Ej1KexaiGTV2JapwmriNxWasKdyRhim5pryelR7s0cyEok4INQ3KgDjrRkjpUiDePmFUnclqxmE7TkjmjzA2e1X7i1DKSKqJbEk8UXsS6aeoQSbHHpV/wC0jHyjNUvs5U5q0oVYie9NMFEq3UzHIziqDCrNw2WNVXakjWWgJirCNtIINVozUykU2XHVF4XBKgU8TZqopFPVhWeo+VFtZqa8pbioAeaCeaWoJJEmabu5ppcD0pu8UrDuSFs0pbtUO8Ub6dibkrVGxpPMFNL80JBcC1MLUFgTTCfarSIchT0pq9aTJznFOXqOKom5OORTjGcU6GMsOlWWj/d8CpSE5FNDt/CpI3JJIGKQxnPOAakEZHSk5WJpw6sTk04KKUIaeE9DWbZ0XG7aU/KKesbc8024jIgb6daaVzOdTlVxqkHoacBmqUYKKxB5xVyzUvFknJpuFiYVebQGSkC81M0eBSACoNbkbAYwarONpzVwqCKi2A9elOImxLc7++BVh5AQAO1VDiIYHenl84FWzNXepfhGQSKjIJ3n1qWzO5CDRIvyn2NaJWRjZuZVWJEU/wB405EJAAGBUkMBkbnpV5LcAdKVmytIlDym7CpY7ZutXREKkVcChU+4Oo+hT+y8c1BPb4+7WgzYJxUfll8k96fKug4yfUyyhANV3Q5zWrNbnniqEqFeKh6GsdSpMmUJzVIrz1q+4xnPNUHBDkVpAxqqzGhealRcmkVM1PGgXBPWnJijHQeLVguWHFIsQHpV4ndAKrEhXGeKh3K5klcaIT2oMYU81OZlUYHJqEkM3NDVioS5hNgxxSFMVMpGKDyKm5sivjjmlCjHNK6kU3NMYpx6U3NLnNJTEDcDioT1pznFM61cUc83qOXFO61GOKePamQmPFdL4ebNtj0NcyM1veG3/wBYp9aFuTU2Ohqs4+c1ZHSo3XnNaGBXlHFQGrMg4quaRSIjTGqQ0w0iiF1DCqslikhBc8e1XSKYaBhkLGEQbVHYVVvRmBqsGo5hujYe1AyCzGYQanNVrI/IR6GrRpAJRQKKDDFfwJ+j/I5dDzVlDVVBzVhAaiR6VN6FqI4qYScdaqjpT1z3rFo03Jy9KrgVDmilYCwJB3qVJVGKpBqcHwapOxLjc0g4YUIFBqiJzjikNw1UpEezZdl244qjNNgEAUjTkjFQsSaNy1FogkY5qFie9TNUD8VcTOYq/WpVBqupOasIabHDUlUH3p4FMVqeDWbNkh/QUlJupN1Kw7IDQKQ00mixLSJRTc9qQNmmsadhD+OtJu7U3dlaaTTSEwJ5oNITTSaZDFBycYqVQB9ajj5bjvVl02Jk9aGib20HwylTVl5crx1rOBcnirVurY+ak3ZBGLb1JkXIpduKeAMUAc1izcTHFKo5p4UU5Fz2pJCb0JIo80y9AEGCcc1ajUBagvlDxbcZrdKxyVHdGQ8ZXPv0rR0pD5JDVTbABAH3e5q7pzgZHc1TM4XuWnh71WaPaea0PvCopI8jpUSguh0wn3KDDg00JxzVh4sCoSxOeMCoirasJS55cqK7oCDUAODzVthxxVaRdr5pp3NbWLunSfvNp71pNGAaxLeTy3V/Q9K04bsSHJq1JJWMJRadydF2mp1PFVjIOtKslCmkJwbLOaM4FV/NpDLR7QXIyxxTgRVYPQZMU1MORlsgMOay75QGwKseeR3qlcvvaplK5rSi1uUZRluOlUZEwx5rQkPaqzp81ODCpG7GwR5ODV5LdWj46+tVVDD2qe3VyxOcKPWq3MpaDlmEZKDrTJlDgECo5k/eli49eDU0eDHgH8RV2OZvUaIwq7jTANxzipm2tF97OKSJM1lI7qVrCqnHSlK4qZYxgc0jpxwKzN0QEbhg1Ay4qdlIPAqNxkdKpCZET0xQTR0PIppfvxVpGbdhj9aZjinFz603exOM1okcknqAyexpygj603cR3oViT1p2BSJBmtnw6xFw49QKxQD61q6C228x6ikEtUdaOlMfinr92op6sxIn5FV261Y/hqB6CkRGmGpCKYaRREaaaeaaaQxlNYZU0+mmkMoWpxK6+9W6qL8t4w9audqBiUUUUHPiv4E/R/kcslWIzUA4qZDUSPSpky9KeDUQOKXNRY2JC1GajzTgaVhjqCcU3NJmiwD91G8UwHFIadhDt1IWptBpibGMfWoW5q0Iy1L9nB6impJGMoNlEAg1Mman+zLSiDFDkmOEHEYGp4NKYfSmlSKV7mlwLUA000DNMVx2aSm5pcjHWgVxRQaaDz1oyM9aLE3FBzxR3puRmjcOuadhXFNJjmgEZ5oGM0ySa3UeaAanuuXAHaoYDhwcdKmlbc+ccVLY0tRqLxxVyFOAOtQxrkjir8S4GayeppeyGlQBSrHmncFuasogA6U4xuRKdiARd6lSPHNSgDpT1UVagZymyNvlXNVJ5QIWfrjtV2ZcxnFYly21HHOaJaMma9y4kbjbkrkseafE3lzsBwCeKqRZdwuTU8j7bjHYCiRnR+I2oWyKkJA5NVIZQIgxNRtctL8qURY6kraIe7F5go5p0sG1KdZxhWy3Wp7lgEpzScSqKaZllRyDUFwn7rPcelWmwajflCAKwizsZSRuasI/pxVT7rVLG+TWjQi+kpIxmpAw7HNU1PQ09XNZsdizv5pd4/CoA/tRvPbpSDlLO/GKC/HBqANxS7jii4co5nz1qGTrSk4NRMcgnNNARtyarld0mBU7sAOaZBgzGtYmNR2EIVDjk4qR3DQ4WoZQA5HXJ60zdjpVpmM43QrAlalgJwwHpUPm5GOlXLVcpu9au5hyu9iupKkgmrMJNRkDeeKlQ8VjJnfTjZFhTmpdu6oYzmrMQqUrlt2Kk0JBqEpxWs8IZaz7iJkJ4p2sCdyhKADULjirEiZJqButWjCe5FignbTmFNK1qjnkJml6GgAUq80xIcnJ5rS0khLxPyrPQc1es/kuIyPWob1NuX3WdjHyopsq7hxSwHMY+lOatDmK5XAqu45q2wqtIOaBohNMYU8000iiIimmpCKjakMZTTT6aaQyhMNt6D61bFVb0YlRverKHKigYd6KO9FBhiv4E/R/kc2VoXipGWoyDUHo2syQHil3VGDzT6VjRMXNGaaaByaLDuPzx1ozTOlGaAuPpKQGlHJoFccoJ4qZIu9JGmBU6rgVDZSQ0JjpShcU8CnBazuMjKDFKF4p+MUoAouIiCUNDkc1MFy3SpNlNMTZlywkHioTxWrJFx04qlPGO1aRkZyXYrE0gpG4NANa2Mbjs0maTPegmiwnIXPvSE0hNJnmnYnmuOWnKeaaOKeoyaTNIk8OD9amxmool+arawEjI7VmzQWIDNXkwqVUgGO1Wm+5WfUclcXYxbdnipVmC8ORUcQJU4NRzA554PqK2i0cslJF5WU8g8VIGHrWPvkj+7lhUqSyFcmrsZOoaUhBQ1gXv8R96v8AnERnOfzrOeYPncBiplHUHVvHlI7XiTcewp21nlLHjd0NMthmYHsTV+4QgKw6CjQiMnF6DSjeQxLY20yCfYmTj2xTGu8xlcA54xTIYyzVMrLY6qNO75pF23uGU8c1I0jSHn8qhRCBwalVcDmsHI67JbDTTSQGOelPb/OaYeCfSkhlG4G1yR0NRqcVau1+TdiqozjPFbRd0RsydJc9alV8iqgNSq3HpSaHctA5XjrSioVJxS7qmxRMDxSFvzqPcQKN2etIB7HiomNK59KhZqaE2JJz3ptsCZiO2KRyO3WnWbKJst0rWKOSq7odMgGDUQUE1avMEgqeO1QKfpQ9CoO6GiIswCjk1pfLEgj7gc1DYsizF37DjNKj+a8r+pppszes0iMjc2cVNEvrRFHzVyKICs7HVzJDI4zU0cZzUgAFPTGaaiQ5aD1X5aq3aZU4q6BgVSvHwhxVS2FTeplSDqKrMnNWHJJ6U3qO1QnYqSuVmGO1RtxVp4iRnIqu0fvW0Wc04sjwcUqZzS7T6mlRapsUVqTpVqDh1PvVWMfWrMK81kzo6HX2pzEv0qV/u1XsDmBfpVlx8prZbHEVt2ahlqYDmo5BTGiuaaaeRTTSKI2phqQ1GaQxhHNMNPNNNIZTvx8gPoakhOYx9KS9GYDSWrZhFAyQ0UtJSMMV/An6P8jFK1Cw5qyV4qJxWSZ6rRWPBpwbihxUWcVpuZXsS7qMimA0ZosPmJC1JmkzR0pBcdk1LGp70yMZNW0XAqZOxpFdRyfSpRSIKdWLZY4LxTkXmmjpUsQBNJasiTsgMftR5fpVkKKkWMEVfLcz9pYpqmO1Px7VaMNNMWBT5Whc6ZWbp0qrNGG+tXnXbULqCMmlqUmY1xBt6VBjFakyDB9KzpV2tW0JXOeorMYOlHGKD7Gk/GtUYsMjvQPak69KFoHEkHNSJ16VEpqQHHeoZvFk6Nt5FXraYFSCazRIBxzUscozgZrNo2TRfi9RVhugqvA2UHFWcblGBWHUptE9vjHSnuoPUU23HHSnNknpWy2Oe+pE8CleB+FV8AEjkYq8v0qG4iK8gDBq02YVI31RSkkyCsgwD3FUWj+939M1qGJiNvykGobiBkj4x9admYu3QzkJUr7GtiPaUw/II6VmLbsTktVxpRHGAWBIovYuEG2VTEvnMB90HirUSYGaht4mZyx7mr6QDHU1zy1PRvyqwxRnpT2UirEcIA4p/kDPIpezI9oUWB79KjZhjrV+SAbeFqk8e1sYpONjSMrkE2GiOazifc1qOMjHWs2QbXPNa0yJ3uG7AHWlVs9QaaOO340oOeasSbJDIT2o3nPSm59qM+1KxV2TLJkc9aDIc54FRZIPagE+1Kw9R7SMRgYqNix4zTlUk8U5YST60aIlpsgZT6nNSwQDG6RiAe1TCEL1pZkKqAMYNXF3OWquVAsSsuCScdKQQKT0JojBjAOetWAwGNnf26U5K70JjUUYjfISNDkYPXmlgVBFn1PeoZpXklKg/L06VOiBQABxSm+VFUY80rlmPaFqVZAB0qrtPY0fMAT1rLmudXIWvOGOtOSb3rOMh3YqRJMd6d2VyI0xOMdao3cm44FRmU+tQNISe9NybBQsMZeaQcUpbcaAKQxaikUN3qTFNwfSmmTKN0VSMHmgDBqSRKYqn1rRO6MFGzJUPtVmHGaqrx3qzD1qGbdDqNKP+jr9KvEcVnaQcwAVpVvHY4JbkDCq8o4qw55NQydKYIrGmmnmmGkUMNMNSGo2pDIzTTTzTDSGQ3AzC30qvZn93j0NW3GUP0qnaHBcehoGWTSUppKDDFfwJ+j/ACMw1DIKlIOKhkziuZHqtkDDrUDCp2BzUTLmt4nPUGA04GmFSKKqxkpMk3DpQDUdPQZNJouLbZbt8HkmrSgAVBCoAqypHSsJHXqAI7U8EUqpmlKmoaC4oJ9KejYPSmCnY96nYTV0Wd3y5xUkcnpUEb8YNG4A8VfNYy5Ll1XB608c1QEpzViOStI1LmcoWJJI8iqcyFc+lXlbdUNxHwTTkr6jg+jMmUZJqnPGOtXZhgmq0i5HSpiy5Ruii2Bxim4z2qR05pK3TOVoQDilAooFMBwpwHpUeSD6U8c1LNYjhzUiAbh1qMVJERuFSzWJpxcAcVaibIwKqI2AMGrEDYbmufqaTWhdhWlYYY0RGnsAea2WxzdSNac4Drg00/L3pqyZbrSUug7dSlLI0DFXH0OKhkut6+vtitG8VGi+YDPas8QgdqHK2g40IvUgZHmbL8egFSJb8jOciplQgjAqQDnpms3Jm9kh1vFznAxVxY6bbpxzVg/KOKuMdLnPKTbEVKkC0xWp6tWqsZO47YCKz7yHYc1oeYM1WvHUpgHk1NRKxrRbvYyiD6Vm3J/fGtVvunmsq6OZf8azp7m1QZk456ULz3pv1PFOXvWpncd170ZpBz3oJ5osPmF3AU5BuPSox96rluuOc1L0LjqLFH6KKspFjsKVFAIqUdKwlI1K8ke3vTdnmxkYywqywBHIzVdC6ynAq6cjlrwuiMDy2AKgtSzy7Ewcbj0x2qwBI8nEZ9zVOZGa5AwDz0zXTfqcNh8FucBj068ip16k0yeVh8gIx7U+GM7ee9YVJXO+hGyHgjoKXvinqmPr9KGFYXOmxXkjHUVGGIqzj0BNV5VG4nBrSLFYaWJpjZ70F8DpikLZFWkK4gNO4FMXrxUh+lNiDFIODyKkCkjimlSKQEbLlTUGMHirJGBUUgwetUmZyXURRmrEdVl69TU8ZoY1qdFozZTFa/auf0WT96VroR0raD0OKatIqy/fqNh8tTyrls1E4wKokrMKYakYUw0iiM0w1IRUZFIZGaYakNMNIYw1RhO24cVfNZ0nyXZoGWi2KjLmkJzTTSMcV/An6P8AIptUbHirTx7R0qs/HGKwSsercrtTMYNSNUT/AFrVGNTYfJsMJx1FVqUnnrSVocooFSwr81Rhc9KsQKQeamT0OiirstRipkHNRx4xU8Y+bGK592dMnZE8acVJ5YPalVSFp6+9XZGF2R+TTWiIFWRSsgK0nFWGp6lBeCaePmPFMlG1iBUas3TPNZJXKm+VXLQTHenLIq+pqnN5iAEuajVied351ukkjku5Pc14XB5zxRK4INUUnONoOKl2ttyAT+NF7qyLXuvUrS8k1VcH1/CrcoIJOKrOMmoRuVJV5yDUYWrEikjpUexvStU9DJx1Iipox6VLtOOcUmw1VyXAiHNOB4p5jIGcimgY70XElYcDz0pyZ3U0AZ+9Th8vIPPvUs2iaEecCp0OOpqvCwKjNS5/Kudo3LUMvYmp/tA6AiqKH24pwOD0pXZDgid5N2afANzCoAeMgVet48Jk04JtmdRpKwy4G8YqBbfPSrbLlqcFC1ry3dyeeysiBbcdxUiwDNS8U4GnyohyYiqB0prsKcWAFQPJjilJpDjG47eKdu4qvv5pd/vWXOacg55MVXkctQx3GmHBqb3NVFIY/Tmsu6IMh5xWjIcKf61mTn94SMVtTM6pHgHPWgEAd6AT6ikJyeua2MG7Dg49KA47imDp3pw6U7E3bZMi7ugFXYVCgdqqwetXUOBwKwmdkVZEq0/O38ajU+uKUN9KxsaDzz1xVeUMh3LkYqdevNKQCDmhOzJlFNWKgu2J2sMdutHlqcmMECpfJXdk81IqEewrRzMVQSdyGKBUOTkmrSAelIBT19qybbNkrC9KTFL3o+lSURlKY6g5yelS4NMcYGauIGdMNrdDTO1Wpl4Jqpu5rdambJEI7g1YSPc1QxLuxitCCHC5P8qpIhsFgyPaoJ4ivStBcAc1WuyMU2tAiygVx14pjgHpTmBamsOOtSgkRAc1MpAqDuakjAPeqZMWaelybbxccZrqk5UVyNkoW4Rs9662E5jFVBnNWVpCOKgcVPKcCq5ORWhmV3qM1K/WmGkUiM0wipDTGFIZERTDUhqM0hjG6VmXRxcqa0JXwKzbsncpFBRPniq1zcBBtU5b2qOa742J1pkNu0jZag58V/An6P8AI15EBU1mXICnAq9LMAKzp33kkVkz04ppFd+ajYHFPJ5qMk1SInsMK5PSgIaCT605cnrWhy3sPWNhzViKoOMY61LCMVlI6qDuXI1q3EozVWE81bRsVmaTuWSPlpg4oLZFNzQ2QkSJ1qb+GqynmrCnK1SdyGrMz7nhjUUB/eZC5qW6++aghkCvULcur8JYZzJKAyAD3qR4yF4K/lUMsydCRmq8k2MhW4+ta2OS5Kg2vyc/SrMrsIgErNjbkNVhpj5fWnaxSlfcklx5YJ5NVG46cU8SErxTHO7g5rM6FsQydOtQ5Oamk4FRgbulWhCkDbSAelOx2pyqKBkZHamFTUrD2/GmMvFNMloYODTgabg9QKMnvVErQu28nHoasKxJ5rPhfbV1ZARmsZROqLuibdTwcjNVxJyBUgPbms2iieMZI9q1IyNlZMbDcMitCN+MZqoaHPUWpMo5zRIcGiN19aHKnJzWt9DJbgpFNeQLTGkVR1qBny3U1lKZpGBO0mRxUTE00N75FIWBHpWbdzRRsLzjnGaa340bh/8AXph575qS0gbHemZFKenFMY55q0hkU7hc5qiwBbmp7h+wNQ4zzzW0dDCWrIyBjimsOeKewwOKD93JrRMykiPGO1OUZNAH605AM02wgtSeIcVbj/GqkZzVtDx7VjI60PBoGc8U005flGc1AyUYx1zTvaoh1z0zT/fNQMMDPNGMcmkJ/SlzmgB4PPPSnjnpwKYq89M1Iqc8CkJtC+1J7VOkJ71KtvTUJMj2iRSwajbp0q89tjoarSKUzRytFRkmU5KpyLycVflIx1qlIykda0gTMktRV7zABxms6F9vQGp/OHpWqMizv75IqvM+7ucUnnjsPyqGSQsewpDTEODwCaYaNx9qQ5PekkDYzFTRLTAh9c1LGDim2EVYtRYVlIPQ11dqcwr9K5KNeOK6jTW3Wy/SnS3Ma+5NMPkquOhq2wyKhZcA1uc5UcUw1K4qI0ikMIpjVIajakMiaoZH2A0+aTYOBmqFxcKilnP4UikJNKACWOBWbNO0zbY+nrTmL3Lc5C9hVu3swoBbigZBbWZ6n8zV5IwgwBUgAAwKMUjnxX8Cfo/yMh3JqEmh2NRnNZpHqNik0xqUkio2zVpGFR6BjNGCDQhA60M2TxVnOSKCeRU0R5NQI/FSRZ61nI6aBdjb3qwhJPWqcTVZTrxWTOpotjkUoFIg+Wncik7GQqirCDioVPNTpVwaMpGferh81nsfm4yK171SVJFVIrcEF2PSktGay1iVTF8u9jn0quQcmrLkyOcdKb5VVzmKpWHW/TmpGiaXhRx601ExWhAmEBNClcHTSdyjJGY0x6VD1HWrV3yTiqhGKRoRsfWn2qBmNQscGlhl2NmrRBda3XFQuoXhTUnmllwuaFT1FTJmsY9yIKc89KdsHcU/GKac5qbmiihmxemKXylPVR+VPTn2peB3Aoux2RGsKg55pSShxipVI6bhTXC4680rk2S2EDYPJqVWGM5xVUt2pVfHc07ApF5W7ZNSJIQcCqiSAgdalWTnoazcR3RbWUr1zTvPJ71U3n0P4mnKSOQM0rMmyJ2fPem596j3N6YpNxHoD70rFaE27kelIzDHWot5J6gAUhcnGMUuUVybIpN3scUgVvXA+lIFGPvtTsO4HiombjPOKlaIHq5qGSLA4Jb8apIltleTJPbNR7cd6nMYA6fmaiZfpWiMtRpXjqPzqMgY9aft96TBHerRDIsgdc0+Pv1/KhvrT05GTVPYUNx6HHrU8UnYg1EAO4NSx4ArNo6Fcsr82AAac0TdlpLc5YetXwoK1KVxNtMoDcvanDdjnFW2jHpTPJx0xScSuYgwSOmKAjZ61ZER9KljhApcpLlYhhgYnJJq0kOKegCilzxVqKRk22OCipUAqEH0pwfFaJozcWTEA1Uu4xtzipfN96huZAVPNKbTRdKLTMq4HWqb8dauzVVcHB6VlE6JIiHXPNOLZppoBA61oZDxTCOaXcfekLZ9aBjc46UZJpPzp2PamIen5VKmDwKhBxUiEk1LLSLKgV0GkNm3A9K51OelbmiN8hX0NFN+8Y4haGqelQtjmpqrMTvNdJxkMlRGpnqI0i0MNRtUpqN6QynddKy5Y/OmxjOK0rs81VtVJLGkWOht1jHI5qXHFOxRikIaBSU+m0GGK/gT9H+RztNzQWppJ9KhHouQHpUZPNOJNMIJq0c83cOtKB6igA4pcGnchRFFTRD8qjVKlUEdDUM6qehYTA7VZi61RUH1qzGSB3rKSN27o0YzxTvpVeF8jmpdwqTPUkU1Kje9V92BxQr8007EuLZYlTctZ9wu3jJFX1kAHIqvON7cVTCLfUpLgCg/SrX2fAo8luwqbMq5DCpZhxV4kJFVdf3Z5602efK461SdiGm2VZnJY4qF84Of51IzYHSo3I4oQMgcehGakt4S3J6UIm9s9qtL8uBVSl0KhDqIFK9/0pxBx1petKfu1mbKJCVJHek2Z6k1Ln1PFGMmi4+UjEXXr+dIsWelTgUmMc4wKdxNIYE28U4L6VM8S7FdGJHcU0AGgSsyFoxjA/lUJ4bFW3GBxiq7IMkjFUmTJdRVPuTUikHr+RquOvT8KlyV5bt2FDRN+hawBEDkZPvQrcEnmq4kP505ZOcHmpsWifII7UhIyMYqJmApFJY4FKxRMpB759qepx0pAu1fu/rS9DUsNwcl+M8/WnA/LwaaoHoM0/qdo49qQDPekPORUhXPGaNvYfpRcCMKCSD0qJ4wen6VYK7euefamEbV45NUmS4plJlweQfxphyB7VeeMSLx1qpKhU/NWkXcxkrEBpVGD1zQQM+1CABuK0exnDcmXpkmnqeeaavHSnfjUHQmXbUqWArTVARWJExU9sVfguyBgjFTewpRb2LxjpRHUS3APFTLIMVSkjJpjSoHWmmQDvTJpKrs2W5NZymaxhfcs+aD0OaXzKqgg9OacCB0qOZlciLQYYpfMFVhJx/hQXo5hchM0mKgllz/APqpC3pUbHI7UXLUbEEhzmoGBHB6VM+cmom644FXEmZEV46U0n2qZgB3qFlHXNWjIB+FNO7nml4PTNHHoTV2E2InuaeDTP8AgNPU57CiwIVeTipUAFRrnNSpkkCoZomTIOa1tHJWQj1rKU471qaY4Eo9aUdJEVleJt1A6neanprjjNdRwFWQYqE1YlqA0ikMNRtUhpj9DSKMy8blqZbLhOlJeHLYz1NSxKAo+lIodRS4ooAQ00040hFBz4r+BP0f5HM8d6Q0hamlqlI7pMMUbaaCfWnqDnrTISE6U9FyaTbUqL2FJsuCHBRijFSLETTXQrUGyBTUiGoQeakWkzVFpHGPepBJ+NVVzUgPqazaHYsBjSqTmolNLuFSKxNvx0NSwYY8mqgIzU8LBRnpVxM5rQukA0u0AVV+0elRSXmAQDzWnMjLlYy7kw5AOKqtJnjNEj7jlieajJxzUFg7AcVHjccdaGYE0+FSTk1WyBK7JY0wOKeFHcUoFSBRjmpN0NwMcYpDkmlyM4pwGKQxhXmlAI7U9R81PAHQigVyIAijHuamCU9Yc44xQJyRCMhSuDzTVX+9xVzyiRjiq7oyk5xT6GcJe9ykLqOe1R7QxxUknTrTUBd1A7mnEqbsrgITCnmFQc9MjpUIbkt3q7eOwj27sKKzx1Oaowg9LkmST70oOCM1GCuOTg04EZ4zQa3HE4qaEcbqgX52xg1biAxwDmokUnoW0gBti5557GoSMGrrMFslUVWA38HNTJdCYP3bsZShcdPzq0kPHP8AOniAccUcjHzoplSee9PjUDk5NWvIyeQKjKAEYxRyi5rkTgMDtOKh2+hzVllHc/pRwo+alYpMrY9Bz61BPGHU5PNW5AecZINQ49aE7DaujM2fMecUAc/e/Grs8ClSyjmqJGDXRF3RyNcsiZSAMbqUcjkkUxelOBPapsbJjgwAxyanjfNVi2TjHFSq3HXik0aIsCUg1OsxI5qlu54qQMcdPyqGiiyZDj+tNBwPWmBsdjj3pCfSpsNEoYg9qepzUHT0FOU8UrAS5x0OKByOtRhiTRnnBNFhkuQBUMjfWkYgd81HI2BwcU0hDXbI6VFn5uaHbvTF5b/GtEjKWo9vY0BCepFOCdzinqNtFwUO5GIRnmpPKQDgHNOUbmGakZMHj9aLuwrK9iv5O7kDFI0DAcCrOCOaUYbtS5mPkRU2svUY/GlBIq0VBqNovTNVe4cthqvjqRV6wk2zpz1NZxUqantiVkVh1BosKesWjsFOVBpshwOaSBt0Kn2pJhwK6UeaQycioCKsH7tQkUikRmopOFNTGoLhgqGkUjIk+a5Aq0o4qtGN1wxxVrFIoKKWk70AIaSlPWkxQc+K/gT9H+RyZPFNpePWgYoOrcVRUqjNRripl28cVLNLaCquatQwnvTYtv8AdqyMBaljjsKqAVHMABTjIAOarSyZbg0i0R/xU8cdajLc04fWg2iyQEmnjJPFMFPBOKkq5IOByaCwHAFQkmlzjvSsIlyKcH4qvuGKA2O9OxLJWkNRFuetBPcc1GzAGhIhsVjk801sAZJJppak6jrVJEtjuCRgVaRcDpVaEHdVsHOBSkawWhLEAe1Kw5xihcgUgGW5NSWKqjPSngelOCY70uzmnYVxEGeKlVB6UItSrinYhsQJU0a560iLk0rt5ZB7VSRk3fYkKAc1mzjbK3qa0mlATOKyrxgZMjuKH2MruMkyvIOc4FOtcecWPRR2qMsNh9afAdkROAS1KKNK8tLBcnf25zVV/lNWZeML6VA+CeO3pTW4WtFDFNL0zzikwcdKRQSwHrTEnqWrde/WradeuBUMCgHGatKuWXGQKxlqzd6RZPLxCgwfypIFYtz0qaVR8nt1qSMLkYp294y5vdALg08DihmFBYeoq7kajj93603ygq0ZBYcjinEgjrRe4LQrOoFQNweOfwq44qGQcc1nJG8WV2Yn0qNh6ipcc8daRhkYPPvUmiISPUGqd1CFO5RitAH+8KZIokUg9/aqjKzM6sOZGWpwf8KeCAaHTypCpyfSjjsK2ZlBihsnOM/jTt2BSD/OaUN/+qpNExwbjIGPxpQ3OaQHBpwNItMkVyetKGOcAfjio9xFKGNTYq5IWJOOKAxHFNBwOTSbvSkO5JlgaByc9KjLUgeiwXJT8veoZMHkHNBfJphOKpEtiFc96dHGC2D370ijI6VPGvHNDdhWHtA0fDKQOxpcDH9KsCfdB5ch6dDUIHpgiokxxd9xYkw44yKkmQ7uQRSwD94PSrNyh4IFNfCYqX7xlRBtYFhkA9KtSToybVjA96iSPccYx705yg+XkmpV7Dco8xAUpjKR0FTbR70m324pXNbpkO3dximbWQ9DUrKc8LTgpcYIwapMmWx0GmvvtFJ9KssMiqGjbhbbWHIrQrrjqjzHoyB1wKgarUg4NVmHNUCIzVe5UGM1YNRTrmM1JaMq3Ay31qziq8HErirNIobSGndqQ0ANpKWig58V/An6P8jjacM0gqRIy1NnVFNgtSj2pUiA61LtA7Vk2bqDGqSDUhfjqaaOKCfaluWoWBicVGGPNOppBPSmhNAOWp4FNRWz0qwkZPNDNIoEB708mlAxxSEZqS0Nx6mkwB3pQD9aQqR1pDG8ZpDj1p+z1pCopiaGg4FMOT2qQqBUZPp0poxkiM0A0rUgqzLqWIBkZqyvWoIRj8KspismdSWg4tjjrmpIVz1qMk9+lWIRxxSQSdh232p4GKXb60oHtVmbYCpBTce1Oppkskj+9Ud+P3JI6ipYqLhgYyD3FDehEfiMf7TJtCk5qOZ8qCetNlyrn+VRyONox61JNa2g6Nd/y569faph9/C9B0461CGKx7QAGPc1NFGQDk9vSqRlfnmMckktioWAPNTPwcDP0qJs55BpI6pDQualgjBfJFMTIPTJq1GMDJxSbsKmr6lmJABzU0Q/ejHTNQKOMnj3qaJxu5P61ktWOq7QZLcS9sdKgEpB71YBDKVYjkcE1UfCnaSBTmtR0mnEl8xj0Oc9KckrZx3HXNQwSAyHknHtRO+HXAPJoUHa5LqJtouxtuJJNT7cVTD+WwyOvpV5GDID2qoohsY2DmomTd/9epXBz04pVGe1O1xqVir5ajtk+9MK/gParhizUMkRxUuLNIzTKhxkAdKQ43YBqQxOEPNRMjepqbGl7la8jyuQD+FUxx3rTkQNGQSay2j2uQM/ia2g7qxzS92RISRigHPPFIoAHI/WjbjuKdhpkgYA8mhnHbFMA54xQc+1KxabH7x6mgSAHvTR/nilXPXkUrFXY7zB2Bo3/wCyaQMKUkUBdgXYjgU3LZ4xTwwFJn2osK4mSO9Ay3U/pRmlXOaYLUeiEHrVhUJ6k0xB05/WrCc8DANZyZpYaI/7ualihBPJzUsUXHPJqbysYIFKJlN21QJAoAqRdo+UkZFBOEzmq6t8xJP5VvGy0OWpdPmQ+eXyxhVHPcU2OMsuTTlkhkykuQ3Yip40AGB0qZq+hrSaUSuIyOtDL6VaZOKTyxjpWXIzZSRQdfTApoQg571bkjPpUJXnkVOqNNGaOkvkMO9aNZWmHbMR61q110neJ5tRWkyItnNQOOamI5NROOa0IIyKikHympTTHGQaRSMdfluiKtDpVaYbboVZHSpKEpKdSUDGGkpxFJQc+K/gT9H+RyscXGSKsIg9KVF29ql4xwKxcj1YxSGBM0FalA45pGHFRcq9iILzSnigD5uTSkDNMaYwikApScGkzk8UxEkabjVgDaMCo4ztXoc0pYe5ouO4MKb0ozntSHPpSKuhw96KYCfQUpY+1Idxc+1IcUhJpu45pktgRzTGHXinMGA60wg+pq0ZyInz0pE+ZgKey5605ItpBNV0MY/ETopAGKsJwOTiq6jHeplA74rJnVdk0a5PWrkK4qCBVHJq4MAURRlNtiEDtSYxT9w9Kaz+1U2SrgCM0oIz0qJpKb5nON3WlcrlZaV+cCq91OApxQZNveqs0nPWlccYW1KcxZmJ7fWoucYGMVM2GYA/pTJNpYAcYrSJx13rYcimVgMZxV6O0cr8vBNVYpGQjHT2qzBdFJ1ZulVpsZRly6orXVu8E2xznPORUBTLYGfxrQ1SZZXQoc4FUARg7fxNTax13uhYYwScgmrcSAL0xUUQHc/hVpFO35azkzeMdA6jninKABxg/wBKCPx9hSFsKe3sKhbk1UuUc+xlC4AwOtMZWMeGfp0NJKVO09/QUo/dA5YkHtW68zjkmvhEty4kGCHHergjUOHYEnHAPaqgaELvRipHY0Gd5QRGMn2q0Z3Zau22heMD0p9rN0Umq84Z7ZCcZA5xSW78/TpWM9Hc7oLmgap+YUg4NMifK/8A16HPtS5iVG+hLkZpyoGHNVlk9amjlB71cZJkyi0Oe3yOP5VQni8vgj9a1kcEdagvY90RI7U5xVroqlN3szHJGOtUbqPEuc1ePJxiq94oO0n+WKyhozapG6KinHoaOucUpUmkww6GtjABnoaXIpuTnk0oUetIpMcCc9OKTcc8CjgdKRiCeKLFXHZyeoFKxx3pg6cUbuaLCuPLDtmkLfWkBAozRYlyAkenNSx9eRTM5ORUi479aTNKZZjx0xU0Yy2KhiGT9KuRICw5rF7mr0RahT3qVgApPWhBhaimY4NW3ZGCXMRElgeRVcZAxnFPibEpU5OabdKy9F/WtIu6uclRNPlYi7idxGSOhqaK5YyBWGKrKGMZ2jHvVi2UvByvI74qXrsXTml7poDOM0vamwfNGKfjFM0GsmRVZ1YGruOKjdD6VMo3NISIbNityvatishRtlU+9a6/dFaUdrHNX+IQqDVeUc1ZqGYc1sYFc0xqkNMakUjIvRtmB96nXlaj1Ac596fDzGPpUljjSGlNIaAGGkpxFNoMMV/An6P8jBVSfWnrET1p8QAWrAwSuBWPKelzEIhpTASKtBOKdihRE5aFAw4PSmFGq6R83Jpr4703EcXoUGWiNeaklxu4pUUAZqdjVCkgU0DNBpQaRVg24NLgE44pD1oxz1zQVYXFA/ClAobikMb70wjJ6VIORSFCB0piImyKZipGXJpCpA6VSIkRnjkURsWfnnFBBIpIeGNV0MYx98sD8qlTnpUWD2qSPIHvUM6bFuI4qyp71SRivPGKmWUAZJ/CkiGiYtUbyU2SQY4/Sq5fmkxxiSsxxwaaHI71Gzg03eAOnNFi3ZImL55yKgmcnoeaeoLZMh2j0o3RjlePc1SiclSuloiEExgs5wSOM1ASN27n/GrEoLuRjj1pqxnGB+taROKTu7sVGA5IzStO2MAEj0NJtK8dPrUTAhueaY4R5iZpRsAK/N61Go5xn603GRkCnR5LYxSbOqEbaFqFR1JqymAOuagiwFwRUynA6VgzpQ8DJ4zzTJoyeO3tVqJQRnqaScfLwOaLC3ZnlTkAHkd6eqPIrE9exodcgkjmrOntw0RHuK1gzlr02tUZzZTIPTvV2yiPlkp9/HFMvosTnaAAe9ECSxEfOgz71VzHkfUv9ICXAzjms2KQiQ46ZqeSVtuCwP0qKJAX9zUSdzsoRtHUuwPgmpSxpsEHr1p00RA61k07FppsiY/NjHFSI/ccioSoPenR8A5qUU0i4kpx1qUyBoyCc1UQgDvTt+BitVLQx5NblWWMBjiq95t2gADgVZlI3ev1qtMoIyalbm0loUwKY+TkipW46HIqPGD1x9a2TMLEYH+zzSjcRQVOeDmkwe4Jpk7Dtp9RQUJ5OKTYfSg7qBcwY/2qTHvmkzznFJgnvTsLmHjb75pflPrTM+1PAOOtOwrguMjA/Wp0OfaoY+tTKQKzkdMNi1EKu26rnJ61SiKnrxVu3xngYNZdSpbGgCNtRSRlhxS5wtHmY61TszON1sUJFMcoOeRUkqmWAspzii5IZsinWxzleOR2pwfQxxC1uZ6OcnrmrNnIUBHUe4qvKpjlZfm9qntU+Q7utPVXOeGsjQspAQR2zVljVKzBBq92oTujqasxVOacFzTAakVqtEO6GvD3Aq3H9wUxeakXgVcVYym7iOcVFJyKlcZFRsPlqzMgNMYVIaYaQ0Zuor8pplqcxCrF8Mxmqtmfkx70iyc0lONNNIBrU2nmmGgwxX8Cfo/yMqNRg06H7xpAwDYpA21z71L0R2x1ZaDAUjPVcy0wy+tZJ6mklZBLNtbg59hUbTEimTMSw4IplXJ6jprQXq2TUy42VApyelTduDUM3SDHelH0pKcvHtSKFx7U8LmhBk8VKqU7EtjNgFMdM1Y2U4R5p2DmsVRHTvLJHtVtYRUohHpS5SXURlSR7ahIz1rRvIgoqgc5PFCKeqIm4GBRFx6Ure9Irc8CqIW5Op705euRTFHHWnYP0qTZEu4/jSZNNBx1pu7tSsFh5Jyec0g4+tBAx1p8RVG3EZI6UxO6WgphYAFzsz60qiNOQ53fSmySvK2ZD9B6U3tTMnT5viA7ScuxpjBM4GT6U7GDnvTgB6fWi5HsIpiLGSuTmpAgkUHnK8GnqPUfgKE+SQ9QDTi9THEQ0uiIICpO0kj3qKQcDCVYY7m3AcZ6VBM3XHGDVs56LtIhzntxTojg9Kj+lSQjJ7/hSex2w3Lcec1aA4GB+tVlBIAINWkjIUd6wZuWYhxT2TcDkUkC4/H3qfAHUVoldHO3ZlOS3yp4xVZAYZd3P+Na7KGFU54gOcVLVi01NWZBexmWISKM+vNVc/KB+laUJDI0ZAxVd7Q8hePam2RBJqz6FTG5gv8ADVqKNYwMknFKluYjubHFAXPOPpUNm6SsTRynecdPpVofvFyM1SQHIzViLhgOgoT6MiStqhkkZBORTADmtDyw681A8O3pnFDg0EZplfOO+KaxyOT+Jp78eoqEnkgmpNENY54xmo5akOfrUbn0qkU9iBoyMnPBqB/zqWaZnO3BwtR8kYrWxgkIik08L0zmmgkdqkXI54pNlqIKoz/WnGFe9KuT0qbaAKm5XKio0IxxUZjI9Ku+WCMdKa0XHNUpkSpRZnkEZGKcDViSEYz3FQlSOcYrRSTOaUHHcRfvdanVvWol5x61IOD0FTI2p7FiJh2Iq7bnJ6cVRg571ciO1qxe5q9UXwOOgppX1/nTo+VpxFU9TJMo3DHoKaknksCeh96luEGcmq5jJbGM0k7EzinuWJClz04PrQIsDHGfWmiHykyePxpgudoOP51rzaanMqbvoWLVtsxQ81oZG2sm0YtPuNamflqUzpkveGbxmnLJioGPNAbms+dlOBbSWrMTBhxWeG4qezcmQitYT1sc9SFlcuUjj5aWg9K6DnKrUw1I4qM0gRVu0LLxWfb5jkKH8K1nHFZd5GVbcOopM0RPmg0yF96A0+kA000inmmmgwxP8Cfo/wAjCeTgHFMkkORmhuVAxUMmSQRxSaujojK0iXzM0jPiolJHBpWOV4rNLU6JvQQuWk607PrUQ4bipAcjNNlU9h6nmpVGaiFSL9ahnQiQLigDPakGMdakQfNUjY+NeasKp9KRFqYJkVojFsjAJ7VKq4pNvNLyKCXqOqaMcVW381LHJimmTJMg1EfJzWUc1qXpLqazG4NT1N18JEwxTVBBp7ZJ6UwkjrnNURsyZSTTgc0xGytOBI4xUm6HH2oHXpSc0oznmgY4ZxigegNBzTcEc0AP5+tJwRnrRgmgjvmgQcAYp6gAUzHHJpwHFIlk6NxUczA4I7U3IxxTGIINC3MqiurE+7coOWx7Uy4VfKzggn1pkbkREdAOlOuSojUZycVrfQ4IK0imTjpT4Tgk9aQjIp8P3vak9jrhuW4jkDrWhCoZaoRE1ZicqcGsWbNXNKFQOlSsOKpRzYH+FWI5AwxVRmYOLTuSCmSoGU04GnYyuKq90JOzKGBHIMfjT58IQwB5qZowcmo3i3KOOhqLNItNc1yL749qcsWAfap1RdnTFORBU8rHzldYyTwKnRCB6VKFGaXGKuMbESncWMEd6eybhQqng9KfWttDG9mZ9xGRmqbdSK2JkBQmsuXG7kgVhNWZ2U5XRCvHvTHwCR0qQkA9sVXlkUjOealGj2Kx4Y5pOtG8ZNKMdRWpkhwWnqvemBj1AoVyTwtSy00TKPbAqRAG68GolZh2A+tSpn2zUsdx2CDj+lGARjpSlsjaMcd6bg/3qVh3Gun92ozGCOn5VNg9yaQp65ppikroosux/anjBNSyRAjgZqLbsrRO5gk4uxKjBT1AqzFIA3J/Kqi9RxxViMgHpUSRsm7GpbkMKs7ewqralSBV5QMVUdjnk2mVZo8qcVSYOh4zWuQKiaJW9KTj2GpJ7mS3msOckUCAk9K0xbD0FKLcCptJlqSWxShjKsOKvqDspVh29KlwMVcY6GbldlKQMDkdKYCc9asSgVWYgelZS0NlqSKeOtSWzYuV5qsGOKInKzKeetOL1JqQ9xm7Tc805TkA0mOtdp5xC45qI1NIKiNAET9Kp3Sblq6/Sq0oyppFoy4WMUxXsaujmqN2uPmHUVZtpBJGCD+VIomprCnUjUHPif4E/R/kc8x2sfSoCw9amuGC1ReQk1MTeS94llYZGKFbnkVDvzTweKexo5XQrdeKkXpUSkZ6k1IrEmpZpTeqRIM08ZNMBxT15NQ2dZKlWYVGaqg8jmrlvUNky2LKDtUxGBTY8CnO4xV82hhuyJmxUTy49KV3z0qvIecVm5M2jEdvJNSq2BVZck1Mpwvai5TQspLKaovnOKts3y9aqyNzjNUmHQj6VEwJ9qkbHrUZYdM1SMpMdHn1qTHc1AHCnrUgkyKGi4y0JaXHFRh/l6U7cPSkXzDsUtNGfSjJx0oDmH5pM570wk44FIpbPagXMSfhSkkikBPqM00liMZFOxLkLSH2NJ9CTTcH1osQ5D4gWOFB9abNIXfBBwOxqxHGIoGckhmHFVGw2SRzVI5lq2wLe4FLEwDdajx2p8YwecU7aFwepdiYAcmplYDvzVaIAjHFTgH24rJo6lcmV8dSfoKsRSgY5NVFPP19qlU9vX2qLWBq5pxsDUwHFUbeXacE1eSQEda1g0ck00xhA9P0phXOe2KnwDQqjJqxXIlxjkU5aQ8Eimse+RUt2KSuSCl5x1qtuOOtOEnHFJTHyMsBiO9L5nvVfzKYZe46U+cPZ3LUjjZ1rKuCGY1NJOSpwaqOctWcpXOinCyEJHtVaUYFWCRt6HNVpDjPJoiVJaEOO1KF+tA6YpVGTVkpD1Unr+dKFwaOQODSrjvikaJEienFTJ8rZPaoU69akHpUMLDsAnK4yevFOz1BoVRikxzkVIBg45PWjGOCcUp9CopCBgUDGsAc9KqSD5qt4PPTFMeLcp55FVF2Imiqpz61PGxB71DginoffNW0TE0LaTHtWlFJlaxI5CtXILjA5qNhSjc09wIpCcVV+0AU4zgiq50ZqDLG8UZFU/O5xTvOPYilzj9mWy2KaX4qr5579aRpM80vaDVMlZs1DIeOKTfjvmmswzzUN3NErDc46U3eQ2e4NB5PHNNc474/ChDkrpnQwNvhU+1Pqrpr7rRatV3xeh5T3I5BUJqd6hYUCIX6VXk6GrL1Um3YIFIpFGUZyKrWkohlZXYAVacHPSoLixafBQfNSLLDXsCfxZ+lV5NSiH3QTVZ7CZPvJj8aia1YAnig58T/AAJ+j/IqXLFxx3qu6hMAntVmQjFVpDubmlHY6Jp3IqM07HFKo9s0yVcVOnSnKfm4FOwaVU2nkdahnRTvckUkjGKeCR0FMWpAO9QzqQ5CSe1W4ZCKpqQKmQ+lS0O1y6JiB1qN5yc4qBmPQmkDHpmkJQsPZ2qMknqaNxzTSeaEi0h6n1p+csBUa08kYoFYV/m6dBVcjJ7U9nHSmE8U0hNDGAxzTM8+1PPNRnAPvVoxkhrdaerchRTCOaaCQ1Va5nGVmWwPloUZ5NRq/bvUqEVFjoQ7oKTHHNGcnijJ6A0DDjOKQ/Sl79aQ4LdTQAqZ5zQc/hSBgCQaTOfpTJDp9KmtyplUyD5RVfjrilDAHpTsZy2LF7Ksr4jJC+lVccUuTSNke9NIy2EHJxinIPekXnrTwCBQxokQ4qyvKdaqLkd6sw9dx6VDR0xehIpwRmnbsknPSozhj6c0vCDFRY0J43PX+dXIpskA1loxHOTUyS4bjilaxMo3NlZBigyYOe9Z0c+BgmpDN6Hiq5zH2RO8mWNRGTPAqEuTmkycA45qG7mijYmOVGf50qt05qFpCRjIFKpIOaQ7EhftnkVHJISPahmDD0NQnI60XKURx+7n+dMPTilBHfmkY+hplEUjYquxJPJqaRs5zUB55rSJEhOAeaeBxnimAZPFPAp3Gh4AIpwUCmqDzUiDd2qWWg281IOmD1pQuBSqMnmpbAcoIX60oyD7U5RgcU4jHPQ+lQSRvjGQc0LnuKUgUD0NMY0jGaTbnrUpApuDngUAVJo8HNRirzDcuOhqm4IYg/yrSLuZNWBcD1qaNgKrHIOaerHpTaKTLYb3pwkbHJqsr9s1Ip96hxGS+Yc8UqM2eozUW7GQaAR15qbAWN2RzRu45PFQh88GlyOlKwEh9uRSFvWm54pN3uKLDFJ9KYzZHNDMO1RFverihM2tEkzEy+hrTNYWhy4uGT1FbtdUNjy6itJjWHFQtVg9KgarIIXFQNVhxUDUikQlR6U3pUhphpFEcpyhzWbOcKcVpTHCGsyfkhfU0jHE/wACfo/yMk/NwBmkMHHvUmO9GD61mnY9B0ru7IFgJPPFTbFUcYp1Jgd6TdxqmkIqknpUpUbOaYrYPtTncMOODTC1mQKcHFTKRjrVcn5jTx0pNGqZJnJ4qRWwKiUCng4FI0Q4nnk0A03ryaVaVhjqVRzSbqA2OlAx3OaQk4oDc0mc0EidRSHJpcflQcYpksZjg88VGTxTzzTWXHOKaMpEeaBxzRg56UbG6BetaI5ZbgrVYVgRxUKowIzT1Rs9qTRrCpbcsKPloxUaMw4JqXIqDe43G3nrmmqTngUpbn2pB65xQFwxk4zQeOKARtyTzSEAdzTIbG55pM0fKTgmjC5ppGTkKOme1CjcTT40DEADirCIqt90UnKxUYN6kccOOpxTwnoPrUuBn/61OUY6VDkbqCI/LGc4qSMbcgjr3p6qTyaRweuam5dhgix05FNKuOtSqCOtOLc//WouBWLcU5WFSMiEcZBNRMmw9DTDYlSTHJxipFfJzniqueMCng/KMCk0MtFh2pSxHbNQb8ClEg/CpsFiQcnNOqMNk88UMdposOxNlcbs9qjYjOaiLkdaQvlfSmohsPJweKQHOetMznrRk+tVYGNkJBOKhz29aexzzTcZ4FUjLdigEkdR708Kc/zpACOtSIpJ60maIcFAIxTlXBpVXmnhe3epHcAO/NOUDPSnomaeEwamwmxFHYjmpmAK8jmnLHxTgmO3FPlM+YrlB1GfpimEbeRVll9KYUPXFKxSZEOetIe+TUh4XHNRtRYaGnBqGVMjOc1ZYAjjimPGduRQgavoUGBFAzTpVINIGB61tuZLRjvqaASBjIpuaOTSsaJjwSRzTgO+7GaZzjGKcvHpU2GPGcdaXO08n8ajoyw70rDJ92R1FRlqaG7Gmn60JBcfuBHNMJzSKATzQQO1WkZtlnTnKXkZHc4rqK5K1bZOjDsa6xDuQH1FbQOCr8Qp6VEw5qWo2FWZEL1XerD1A9IaITTT1p5phpFFe4PFUkG+fr0qxct1qO0QnLMBSMcV/An6P8jIC8dM0YHTHNOGelLtrnPZsMx2pQo9KcBzQRkd6AI9oPamsvapgo7ZAo2jvTuFrlQqc0qkAdandAM1BtwapO5Gw4N70/PHNRgfSng+tBcWKuPWnAgU0cdaM80ih+R26UvGeKaDjilBFAC5pc8dKaTzSkjrQAck/wBKaxb0pxOR0ppPpQQxpJ9cU0scYPJpSSKjJNUjGTDOO9Izn1/KkB9RmnpGW5ArTY57OT0EHI681NFHxkmljiweeanK9KhyOiFHuRCIDpmlIwKl2mmkY+tRc15LECg9qcW28Yp5BA4pu3P1qrkOLGZ49MUwtnnNPdMCo9uBVqxzTUkKGJqRF3nFMUbuhq7DCQuR1pSdjSjDm1YsUe3gVIEJPFKqmpB6isGzssNC9c0KnOD0qXGR1oAP1qbgAQnjml2EinA/lTkHy0hEBT1NI3SrGwEYxTGXPXincZB3pfrinbDn2pCpzgjimMieLuKZz2qwAcYwKikQ54qkyXoMboMUoIP1ph+tC9+aqwJkh7YpxfIyajByM0ZyODSsO4oIApC2e1N2jP1pcUxNjlfn2prsM8Upxt+lMNCIlLoJnPelzQuSeacOKYRAHJA71YXgdKjUc5qdBUtl3HxqT1NTrFTYwc8irKLmkiW7DY1A+tSiPPOOacqe1PAxVGbYIoA6UrL7Uo607b3pkXIdue1L5XFTKmT0qRU9qLCc7FGSEmoihB5GRWq0WR0qGSAelS4MuNVMzSvPemsDirbx+1VnTaeBWb0Nk7lKZcn3queOMVekUY54qnINrc1cGZVdNRo9KUHHak+tAYA9atkqQ48ikGR3o3D1p24YpWLUxQxpf5U0nPQUm4gYxSsPnHdaKQA9hSgOecUC5hMUCnhCacsZxxinexNmxi8EYrqrRt9sh9q5xYmIzxW9prZtFB7VUJXdjmrRtqWqY1PprVuYED1A1WHqBhQNEJqNzgGpTUE5wtSUjPuWycDnNWIE2oBjFVwPMn+lXVHFIxxX8Cfo/wAjA2+lOxipDGVNGyuax7FyLB9cUYqTYaNuBSHcYaULxS7cmlK4FAyNsCoHHNWCvFQsueauINXIDgUqnPNDqaaoIPXirMtmS4ozxxTCcng0uMcZpF3HBqeDUYAxTscUDuOBz3oJ7UcY4FHqaAuIWA4FIWPakPGDRuxnighsaW9aaaf97pUkcDNyATVXsZONxI7bKGRiB6CplXtinKvJyakC8DFQ5GsEooainNSbT0FAPOKeBjkVDZtcYVwKj2EnJqcimlR2oUgINhOaQqfpU2MGkYYBp8xLRAV9zUbJjvU+2k2ZYDtVpmTjcbbxDqavJHkcZxTYY8DA7VZh+Xr+VQ5NstLlVkAjwOKaFz6Cps8fWgR7sYOKgdxgUjjtTtmD1qZY8cYpxj7YosxcxBjPA604DAxUwh9OtPEJpcrFzorgc0hx6c1aEP8AnFMMWPSp5WNTRUEeDn1phTB9R6VaZKhYAd6Ckxm3jI4ppGRg0/cMcZpjEe9UmO5XlTnioRwasy9M4qu2QenFaRdzOWgvTmkFApOaqxPMKD60ucGmMTjtTGcnvVKNzOVSw9iaCaYoz3pcHHXNFrCTuPHNOBpioDk07aM9OKRqiVTk4JFWIzxg/jVYKasw4I5AqGXcsRYx1zVqIetQwoM8KKuxqMdKaRlJgMd6AQTQ2FpARmquTYkGBTwQR0piuD1pwIB4qkQ0SL6inrnFRhsGnh6aaIaZIDkUjjIpm/NBfjFO6Ek7leVKpSoR1P5Vdlaqkp5rCVjrgVJFzVOaLuRmr7c9qqzgjtSg9R1I3iVCuPak/KlI570mT2roscSY9R+dKfypoOR6VIq7u9SzSLbFUEipAgx0zSomKnVBjpkVlKRvGJGqYHSnY9KlCDOKDH6CouVYiVeeB+dSKoPOKWNST93NSeURyAadmLninYRfatHTD8jCs8A/3fyq9pzfvGHtVU7qRjX1iX6RqWg9K6zjIJOtQNU7ioWFAELcVRuZODV2U4U1l3LbnCjuaktC2qdW9atgcUyJNqAVJ2pGGK/gT9H+Rn7A1Biz2p4NLuFYno3ZD5GaRrc1PnBp6lT1xRypj52iiUIphFaDw7hxiqkkRU1m4tGsZplcjHFRMualJ5wRTWz6UI0uVmU9O1QsMVZYkfSq8mTnitYmNR21EBp45qDcaerYHaqaIUyYcClyKhBY07Jx1pWK5yUkAUm4n8Kj5IzmlUGlYalcdyT0qfyMRAnueaYqHHc1Oqsy4YnFAarVkaxgVLlguAcCljQNwe1P8sdxxU31HU+G5Coweak3AYAo2fNwMf1qdId3QUSVmCd0RZyPepU5HHepPs4Dg1Pbop3Uct0JVLOxUc7expueOhqzdKAeah/hqGrGybIgM9qax9qeeDxzmmZ5NCEyMlu2KcgboAKWMA5OM1YhiyRgVTYttR0SMOtSEYbrUgQqcU1l68moBCJkse1W404qsOvHSrULcYqokTHiPvTxGKcKXOKsxvccqAc04KDURc08PjFNNEtMlCCmtGD2pQ+afxiq0ZN2irJAPSq8kI9K0SM00xA1Dhc1jUtuZJjwKjdeOhzWlLbiqc0O3vWbi0dEZJlSRcr04qtIOeQassDkrz1pZoU8rcCQwpxBtfCUccUHoDmlIINGOK1MXcY4wPrTGbPGKe3NIBiqTMZR6iLT1HemAin5wKTNIDqcByaYPyqRTjrUs2Qq8VPGcdO1QBuc1KisRkVLRaNC1bdV4HK5zWXExj5BqcXB5GKSlYzcbssyNzTFbJ61AXJH0pNzZ4qXIrlLYbHenBqrJL2apUkFUmQ4lgNxS76g8zGTnikMlPmFyE+/mmmX1quZD2pm480uYagTO+fpUTtx600vTCfSpbNErDWFQTDjJqbJ9KjkJwRQglqig3DfLmkyCehqSRRnNNC5710p6HBbUFGTwKnjGOlMVe4qZAB1rOTOmEbEqqMc1MoyOOTTAPlpyHByKxuW9tB+0n1qSOFmPzClSbJ7Ur3WFPy8irhFHPUqS2JdqRqe1VJLoq3yZP1qFp5JCQVOPcUBGAJ21re2hjbUQOHfKttPpV6wlYTgGsxFbfuUCr1oxE6k+tQ9JGtk4XNug9KKD0rpOYheoWFTtUMnANAFK4fAPtWfCplmLenarV6+Ex60y1jKpz19aTKRMBinUYpcUjHE/wACfo/yMvcKUEd6rtJio1kO8g5rkT6nqcvQ0FcGnlM8iqSyYqdbjAq1JNakODLcWSMGmzRhgaZHMDUwIYc1ompIzV4szZI8VXcYrTkQEHFZ0y4Y1k1Y64O6IGAwcVXfvVhiRULdDzVRJqLQqN96lzjpQw70gFb2OJSsPDHilLUzOBQDzU2L5yQHPFWIUIHNQRAswBq6oGBxUSOqmtLjlHFTRrk89KYo56VZhjB5NRHcdX4bEbId2QMdqApzznGae+VnCkEZ71ZSINz2qpRs7mSmpRsQLCX46d6txRhVoAVT700yBWwTirlbczptvQkIAqKJiJGyaBKGY1VeQ+cQKhPQuKvNofcvvkx1xUXNCkk5NWFj+XPc1nudV7FQ9aY3JNWWgJOQKUW4UcnmqSJbIkXYAMcmrVspU5NRYwwI5qwnC/WpYS1Viwm1m+btSyRRlvl/Sq4am73B6HFO6ZlyNbMl8sISR0qSAgnPGKqtI+OlKlwyZAFNcpMozNPtSde9UheDHzLip454scHFae6znlzonCj3oKZHBpA2e49uacOBRyoj2kkNwVFKsvbPNO7EVT3lJiDUS906IPnRoK2RTxVJJuanWTNUpXFKDRKwBFULoYBxVx5ABVfb5jEt0oeug4y5FdlVIMKWI5qncMXPHatSYYVscVmuPlPHNTLTQ2oq65mVduacEyOKUr6CpApC4xz60rjktSs6jtUZHFWWXJxwKjK8VSZLRXIx2p45/ClKe9KqjueaoiKsAGKkCkiiNMmrSQ4NZt2NkiNITnkVZROOKXbjHenAADmsm2aAF44pQOO1PVcClKg1IXGL1560oGTTsccjmgDmgLiEe1JzipcDuOaTgf40hXGRscEGnFuOKCopBkHiqTAaSaMnGQaVh+lND8VQAfrSEUBu2aQjNFgEPAzUUhz3/CnMcGmNVJEshKr1amYTOBn609s80ir6Ctuhyx+IkUDoRUiJmkQcdKmHFZSZuhYxinGkCjucGnps7nmotcTnYjBOeKRfMaQg9PcVZLKEyBn3FV2Zmzya3hFLc5Kk23oSLbtu3F8fSp1thtJ3Gs8s5GMn86C88A+Ynaa00Mdiw9mUJeNgwogOGGfWks2dyWB/MU+TG/IHXtWU+500neLRtocoD7Up6VHbnMCn2qSt1sc7I2qtOcCrT1QvJNqE0wM6T99cbR2q2i4UCobWLOXPOehq1ikUMxRTiKQ0jDE/wJ+j/I//2Q=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4:22:48.152899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1-22T14:23:53.485275564</dc:date>
    <meta:editing-duration>PT1M5S</meta:editing-duration>
    <meta:editing-cycles>1</meta:editing-cycles>
    <meta:document-statistic meta:table-count="1" meta:cell-count="68" meta:object-count="0"/>
  </office:meta>
</office:document-meta>
</file>